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6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8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15.999cm" svg:height="8.999cm" svg:x="11.316cm" svg:y="2.555cm">
            <draw:object draw:notify-on-update-of-ranges="Arkusz1.D2:Arkusz1.D2 Arkusz1.D3:Arkusz1.D602 Arkusz1.E3:Arkusz1.E602 Arkusz1.D3:Arkusz1.D602 Arkusz1.F3:Arkusz1.F60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H1</text:p>
          </table:table-cell>
          <table:table-cell office:value-type="string" calcext:value-type="string">
            <text:p>CH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cond</text:p>
          </table:table-cell>
          <table:table-cell table:number-columns-repeated="2" office:value-type="string" calcext:value-type="string">
            <text:p>Volt</text:p>
          </table:table-cell>
          <table:table-cell office:value-type="string" calcext:value-type="string">
            <text:p>Second</text:p>
          </table:table-cell>
          <table:table-cell table:number-columns-repeated="2" office:value-type="string" calcext:value-type="string">
            <text:p>Volt</text:p>
          </table:table-cell>
        </table:table-row>
        <table:table-row table:style-name="ro1">
          <table:table-cell office:value-type="string" calcext:value-type="string">
            <text:p>-6.00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6.00e-01</text:p>
          </table:table-cell>
          <table:table-cell table:formula="of:=NUMBERVALUE(LEFT([.A3];5);&quot;.&quot;)*10^NUMBERVALUE(RIGHT([.A3];3))" office:value-type="float" office:value="-0.006" calcext:value-type="float">
            <text:p>-0,006</text:p>
          </table:table-cell>
          <table:table-cell table:formula="of:=NUMBERVALUE(LEFT([.B3];4);&quot;.&quot;)*10^NUMBERVALUE(RIGHT([.B3];3))" office:value-type="float" office:value="1" calcext:value-type="float">
            <text:p>1</text:p>
          </table:table-cell>
          <table:table-cell table:formula="of:=NUMBERVALUE(LEFT([.C3];5);&quot;.&quot;)*10^NUMBERVALUE(RIGHT([.C3];3))" office:value-type="float" office:value="-0.6" calcext:value-type="float">
            <text:p>-0,6</text:p>
          </table:table-cell>
        </table:table-row>
        <table:table-row table:style-name="ro1">
          <table:table-cell office:value-type="string" calcext:value-type="string">
            <text:p>-5.98e-03</text:p>
          </table:table-cell>
          <table:table-cell office:value-type="string" calcext:value-type="string">
            <text:p>1.04e+00</text:p>
          </table:table-cell>
          <table:table-cell office:value-type="string" calcext:value-type="string">
            <text:p>-6.00e-01</text:p>
          </table:table-cell>
          <table:table-cell table:formula="of:=NUMBERVALUE(LEFT([.A4];5);&quot;.&quot;)*10^NUMBERVALUE(RIGHT([.A4];3))" office:value-type="float" office:value="-0.00598" calcext:value-type="float">
            <text:p>-0,00598</text:p>
          </table:table-cell>
          <table:table-cell table:formula="of:=NUMBERVALUE(LEFT([.B4];4);&quot;.&quot;)*10^NUMBERVALUE(RIGHT([.B4];3))" office:value-type="float" office:value="1.04" calcext:value-type="float">
            <text:p>1,04</text:p>
          </table:table-cell>
          <table:table-cell table:formula="of:=NUMBERVALUE(LEFT([.C4];5);&quot;.&quot;)*10^NUMBERVALUE(RIGHT([.C4];3))" office:value-type="float" office:value="-0.6" calcext:value-type="float">
            <text:p>-0,6</text:p>
          </table:table-cell>
        </table:table-row>
        <table:table-row table:style-name="ro1">
          <table:table-cell office:value-type="string" calcext:value-type="string">
            <text:p>-5.96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5.80e-01</text:p>
          </table:table-cell>
          <table:table-cell table:formula="of:=NUMBERVALUE(LEFT([.A5];5);&quot;.&quot;)*10^NUMBERVALUE(RIGHT([.A5];3))" office:value-type="float" office:value="-0.00596" calcext:value-type="float">
            <text:p>-0,00596</text:p>
          </table:table-cell>
          <table:table-cell table:formula="of:=NUMBERVALUE(LEFT([.B5];4);&quot;.&quot;)*10^NUMBERVALUE(RIGHT([.B5];3))" office:value-type="float" office:value="1" calcext:value-type="float">
            <text:p>1</text:p>
          </table:table-cell>
          <table:table-cell table:formula="of:=NUMBERVALUE(LEFT([.C5];5);&quot;.&quot;)*10^NUMBERVALUE(RIGHT([.C5];3))" office:value-type="float" office:value="-0.58" calcext:value-type="float">
            <text:p>-0,58</text:p>
          </table:table-cell>
        </table:table-row>
        <table:table-row table:style-name="ro1">
          <table:table-cell office:value-type="string" calcext:value-type="string">
            <text:p>-5.94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6.00e-01</text:p>
          </table:table-cell>
          <table:table-cell table:formula="of:=NUMBERVALUE(LEFT([.A6];5);&quot;.&quot;)*10^NUMBERVALUE(RIGHT([.A6];3))" office:value-type="float" office:value="-0.00594" calcext:value-type="float">
            <text:p>-0,00594</text:p>
          </table:table-cell>
          <table:table-cell table:formula="of:=NUMBERVALUE(LEFT([.B6];4);&quot;.&quot;)*10^NUMBERVALUE(RIGHT([.B6];3))" office:value-type="float" office:value="1" calcext:value-type="float">
            <text:p>1</text:p>
          </table:table-cell>
          <table:table-cell table:formula="of:=NUMBERVALUE(LEFT([.C6];5);&quot;.&quot;)*10^NUMBERVALUE(RIGHT([.C6];3))" office:value-type="float" office:value="-0.6" calcext:value-type="float">
            <text:p>-0,6</text:p>
          </table:table-cell>
        </table:table-row>
        <table:table-row table:style-name="ro1">
          <table:table-cell office:value-type="string" calcext:value-type="string">
            <text:p>-5.92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5.80e-01</text:p>
          </table:table-cell>
          <table:table-cell table:formula="of:=NUMBERVALUE(LEFT([.A7];5);&quot;.&quot;)*10^NUMBERVALUE(RIGHT([.A7];3))" office:value-type="float" office:value="-0.00592" calcext:value-type="float">
            <text:p>-0,00592</text:p>
          </table:table-cell>
          <table:table-cell table:formula="of:=NUMBERVALUE(LEFT([.B7];4);&quot;.&quot;)*10^NUMBERVALUE(RIGHT([.B7];3))" office:value-type="float" office:value="1" calcext:value-type="float">
            <text:p>1</text:p>
          </table:table-cell>
          <table:table-cell table:formula="of:=NUMBERVALUE(LEFT([.C7];5);&quot;.&quot;)*10^NUMBERVALUE(RIGHT([.C7];3))" office:value-type="float" office:value="-0.58" calcext:value-type="float">
            <text:p>-0,58</text:p>
          </table:table-cell>
        </table:table-row>
        <table:table-row table:style-name="ro1">
          <table:table-cell office:value-type="string" calcext:value-type="string">
            <text:p>-5.90e-03</text:p>
          </table:table-cell>
          <table:table-cell office:value-type="string" calcext:value-type="string">
            <text:p>1.04e+00</text:p>
          </table:table-cell>
          <table:table-cell office:value-type="string" calcext:value-type="string">
            <text:p>-5.80e-01</text:p>
          </table:table-cell>
          <table:table-cell table:formula="of:=NUMBERVALUE(LEFT([.A8];5);&quot;.&quot;)*10^NUMBERVALUE(RIGHT([.A8];3))" office:value-type="float" office:value="-0.0059" calcext:value-type="float">
            <text:p>-0,0059</text:p>
          </table:table-cell>
          <table:table-cell table:formula="of:=NUMBERVALUE(LEFT([.B8];4);&quot;.&quot;)*10^NUMBERVALUE(RIGHT([.B8];3))" office:value-type="float" office:value="1.04" calcext:value-type="float">
            <text:p>1,04</text:p>
          </table:table-cell>
          <table:table-cell table:formula="of:=NUMBERVALUE(LEFT([.C8];5);&quot;.&quot;)*10^NUMBERVALUE(RIGHT([.C8];3))" office:value-type="float" office:value="-0.58" calcext:value-type="float">
            <text:p>-0,58</text:p>
          </table:table-cell>
        </table:table-row>
        <table:table-row table:style-name="ro1">
          <table:table-cell office:value-type="string" calcext:value-type="string">
            <text:p>-5.88e-03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-5.80e-01</text:p>
          </table:table-cell>
          <table:table-cell table:formula="of:=NUMBERVALUE(LEFT([.A9];5);&quot;.&quot;)*10^NUMBERVALUE(RIGHT([.A9];3))" office:value-type="float" office:value="-0.00588" calcext:value-type="float">
            <text:p>-0,00588</text:p>
          </table:table-cell>
          <table:table-cell table:formula="of:=NUMBERVALUE(LEFT([.B9];4);&quot;.&quot;)*10^NUMBERVALUE(RIGHT([.B9];3))" office:value-type="float" office:value="0.96" calcext:value-type="float">
            <text:p>0,96</text:p>
          </table:table-cell>
          <table:table-cell table:formula="of:=NUMBERVALUE(LEFT([.C9];5);&quot;.&quot;)*10^NUMBERVALUE(RIGHT([.C9];3))" office:value-type="float" office:value="-0.58" calcext:value-type="float">
            <text:p>-0,58</text:p>
          </table:table-cell>
        </table:table-row>
        <table:table-row table:style-name="ro1">
          <table:table-cell office:value-type="string" calcext:value-type="string">
            <text:p>-5.86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5.80e-01</text:p>
          </table:table-cell>
          <table:table-cell table:formula="of:=NUMBERVALUE(LEFT([.A10];5);&quot;.&quot;)*10^NUMBERVALUE(RIGHT([.A10];3))" office:value-type="float" office:value="-0.00586" calcext:value-type="float">
            <text:p>-0,00586</text:p>
          </table:table-cell>
          <table:table-cell table:formula="of:=NUMBERVALUE(LEFT([.B10];4);&quot;.&quot;)*10^NUMBERVALUE(RIGHT([.B10];3))" office:value-type="float" office:value="1" calcext:value-type="float">
            <text:p>1</text:p>
          </table:table-cell>
          <table:table-cell table:formula="of:=NUMBERVALUE(LEFT([.C10];5);&quot;.&quot;)*10^NUMBERVALUE(RIGHT([.C10];3))" office:value-type="float" office:value="-0.58" calcext:value-type="float">
            <text:p>-0,58</text:p>
          </table:table-cell>
        </table:table-row>
        <table:table-row table:style-name="ro1">
          <table:table-cell office:value-type="string" calcext:value-type="string">
            <text:p>-5.84e-03</text:p>
          </table:table-cell>
          <table:table-cell office:value-type="string" calcext:value-type="string">
            <text:p>1.04e+00</text:p>
          </table:table-cell>
          <table:table-cell office:value-type="string" calcext:value-type="string">
            <text:p>-5.80e-01</text:p>
          </table:table-cell>
          <table:table-cell table:formula="of:=NUMBERVALUE(LEFT([.A11];5);&quot;.&quot;)*10^NUMBERVALUE(RIGHT([.A11];3))" office:value-type="float" office:value="-0.00584" calcext:value-type="float">
            <text:p>-0,00584</text:p>
          </table:table-cell>
          <table:table-cell table:formula="of:=NUMBERVALUE(LEFT([.B11];4);&quot;.&quot;)*10^NUMBERVALUE(RIGHT([.B11];3))" office:value-type="float" office:value="1.04" calcext:value-type="float">
            <text:p>1,04</text:p>
          </table:table-cell>
          <table:table-cell table:formula="of:=NUMBERVALUE(LEFT([.C11];5);&quot;.&quot;)*10^NUMBERVALUE(RIGHT([.C11];3))" office:value-type="float" office:value="-0.58" calcext:value-type="float">
            <text:p>-0,58</text:p>
          </table:table-cell>
        </table:table-row>
        <table:table-row table:style-name="ro1">
          <table:table-cell office:value-type="string" calcext:value-type="string">
            <text:p>-5.82e-03</text:p>
          </table:table-cell>
          <table:table-cell office:value-type="string" calcext:value-type="string">
            <text:p>1.04e+00</text:p>
          </table:table-cell>
          <table:table-cell office:value-type="string" calcext:value-type="string">
            <text:p>-5.80e-01</text:p>
          </table:table-cell>
          <table:table-cell table:formula="of:=NUMBERVALUE(LEFT([.A12];5);&quot;.&quot;)*10^NUMBERVALUE(RIGHT([.A12];3))" office:value-type="float" office:value="-0.00582" calcext:value-type="float">
            <text:p>-0,00582</text:p>
          </table:table-cell>
          <table:table-cell table:formula="of:=NUMBERVALUE(LEFT([.B12];4);&quot;.&quot;)*10^NUMBERVALUE(RIGHT([.B12];3))" office:value-type="float" office:value="1.04" calcext:value-type="float">
            <text:p>1,04</text:p>
          </table:table-cell>
          <table:table-cell table:formula="of:=NUMBERVALUE(LEFT([.C12];5);&quot;.&quot;)*10^NUMBERVALUE(RIGHT([.C12];3))" office:value-type="float" office:value="-0.58" calcext:value-type="float">
            <text:p>-0,58</text:p>
          </table:table-cell>
        </table:table-row>
        <table:table-row table:style-name="ro1">
          <table:table-cell office:value-type="string" calcext:value-type="string">
            <text:p>-5.80e-03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-5.60e-01</text:p>
          </table:table-cell>
          <table:table-cell table:formula="of:=NUMBERVALUE(LEFT([.A13];5);&quot;.&quot;)*10^NUMBERVALUE(RIGHT([.A13];3))" office:value-type="float" office:value="-0.0058" calcext:value-type="float">
            <text:p>-0,0058</text:p>
          </table:table-cell>
          <table:table-cell table:formula="of:=NUMBERVALUE(LEFT([.B13];4);&quot;.&quot;)*10^NUMBERVALUE(RIGHT([.B13];3))" office:value-type="float" office:value="0.96" calcext:value-type="float">
            <text:p>0,96</text:p>
          </table:table-cell>
          <table:table-cell table:formula="of:=NUMBERVALUE(LEFT([.C13];5);&quot;.&quot;)*10^NUMBERVALUE(RIGHT([.C13];3))" office:value-type="float" office:value="-0.56" calcext:value-type="float">
            <text:p>-0,56</text:p>
          </table:table-cell>
        </table:table-row>
        <table:table-row table:style-name="ro1">
          <table:table-cell office:value-type="string" calcext:value-type="string">
            <text:p>-5.78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5.40e-01</text:p>
          </table:table-cell>
          <table:table-cell table:formula="of:=NUMBERVALUE(LEFT([.A14];5);&quot;.&quot;)*10^NUMBERVALUE(RIGHT([.A14];3))" office:value-type="float" office:value="-0.00578" calcext:value-type="float">
            <text:p>-0,00578</text:p>
          </table:table-cell>
          <table:table-cell table:formula="of:=NUMBERVALUE(LEFT([.B14];4);&quot;.&quot;)*10^NUMBERVALUE(RIGHT([.B14];3))" office:value-type="float" office:value="1" calcext:value-type="float">
            <text:p>1</text:p>
          </table:table-cell>
          <table:table-cell table:formula="of:=NUMBERVALUE(LEFT([.C14];5);&quot;.&quot;)*10^NUMBERVALUE(RIGHT([.C14];3))" office:value-type="float" office:value="-0.54" calcext:value-type="float">
            <text:p>-0,54</text:p>
          </table:table-cell>
        </table:table-row>
        <table:table-row table:style-name="ro1">
          <table:table-cell office:value-type="string" calcext:value-type="string">
            <text:p>-5.76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5.40e-01</text:p>
          </table:table-cell>
          <table:table-cell table:formula="of:=NUMBERVALUE(LEFT([.A15];5);&quot;.&quot;)*10^NUMBERVALUE(RIGHT([.A15];3))" office:value-type="float" office:value="-0.00576" calcext:value-type="float">
            <text:p>-0,00576</text:p>
          </table:table-cell>
          <table:table-cell table:formula="of:=NUMBERVALUE(LEFT([.B15];4);&quot;.&quot;)*10^NUMBERVALUE(RIGHT([.B15];3))" office:value-type="float" office:value="1" calcext:value-type="float">
            <text:p>1</text:p>
          </table:table-cell>
          <table:table-cell table:formula="of:=NUMBERVALUE(LEFT([.C15];5);&quot;.&quot;)*10^NUMBERVALUE(RIGHT([.C15];3))" office:value-type="float" office:value="-0.54" calcext:value-type="float">
            <text:p>-0,54</text:p>
          </table:table-cell>
        </table:table-row>
        <table:table-row table:style-name="ro1">
          <table:table-cell office:value-type="string" calcext:value-type="string">
            <text:p>-5.74e-03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-5.20e-01</text:p>
          </table:table-cell>
          <table:table-cell table:formula="of:=NUMBERVALUE(LEFT([.A16];5);&quot;.&quot;)*10^NUMBERVALUE(RIGHT([.A16];3))" office:value-type="float" office:value="-0.00574" calcext:value-type="float">
            <text:p>-0,00574</text:p>
          </table:table-cell>
          <table:table-cell table:formula="of:=NUMBERVALUE(LEFT([.B16];4);&quot;.&quot;)*10^NUMBERVALUE(RIGHT([.B16];3))" office:value-type="float" office:value="0.96" calcext:value-type="float">
            <text:p>0,96</text:p>
          </table:table-cell>
          <table:table-cell table:formula="of:=NUMBERVALUE(LEFT([.C16];5);&quot;.&quot;)*10^NUMBERVALUE(RIGHT([.C16];3))" office:value-type="float" office:value="-0.52" calcext:value-type="float">
            <text:p>-0,52</text:p>
          </table:table-cell>
        </table:table-row>
        <table:table-row table:style-name="ro1">
          <table:table-cell office:value-type="string" calcext:value-type="string">
            <text:p>-5.72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5.20e-01</text:p>
          </table:table-cell>
          <table:table-cell table:formula="of:=NUMBERVALUE(LEFT([.A17];5);&quot;.&quot;)*10^NUMBERVALUE(RIGHT([.A17];3))" office:value-type="float" office:value="-0.00572" calcext:value-type="float">
            <text:p>-0,00572</text:p>
          </table:table-cell>
          <table:table-cell table:formula="of:=NUMBERVALUE(LEFT([.B17];4);&quot;.&quot;)*10^NUMBERVALUE(RIGHT([.B17];3))" office:value-type="float" office:value="1" calcext:value-type="float">
            <text:p>1</text:p>
          </table:table-cell>
          <table:table-cell table:formula="of:=NUMBERVALUE(LEFT([.C17];5);&quot;.&quot;)*10^NUMBERVALUE(RIGHT([.C17];3))" office:value-type="float" office:value="-0.52" calcext:value-type="float">
            <text:p>-0,52</text:p>
          </table:table-cell>
        </table:table-row>
        <table:table-row table:style-name="ro1">
          <table:table-cell office:value-type="string" calcext:value-type="string">
            <text:p>-5.70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5.20e-01</text:p>
          </table:table-cell>
          <table:table-cell table:formula="of:=NUMBERVALUE(LEFT([.A18];5);&quot;.&quot;)*10^NUMBERVALUE(RIGHT([.A18];3))" office:value-type="float" office:value="-0.0057" calcext:value-type="float">
            <text:p>-0,0057</text:p>
          </table:table-cell>
          <table:table-cell table:formula="of:=NUMBERVALUE(LEFT([.B18];4);&quot;.&quot;)*10^NUMBERVALUE(RIGHT([.B18];3))" office:value-type="float" office:value="1" calcext:value-type="float">
            <text:p>1</text:p>
          </table:table-cell>
          <table:table-cell table:formula="of:=NUMBERVALUE(LEFT([.C18];5);&quot;.&quot;)*10^NUMBERVALUE(RIGHT([.C18];3))" office:value-type="float" office:value="-0.52" calcext:value-type="float">
            <text:p>-0,52</text:p>
          </table:table-cell>
        </table:table-row>
        <table:table-row table:style-name="ro1">
          <table:table-cell office:value-type="string" calcext:value-type="string">
            <text:p>-5.68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5.20e-01</text:p>
          </table:table-cell>
          <table:table-cell table:formula="of:=NUMBERVALUE(LEFT([.A19];5);&quot;.&quot;)*10^NUMBERVALUE(RIGHT([.A19];3))" office:value-type="float" office:value="-0.00568" calcext:value-type="float">
            <text:p>-0,00568</text:p>
          </table:table-cell>
          <table:table-cell table:formula="of:=NUMBERVALUE(LEFT([.B19];4);&quot;.&quot;)*10^NUMBERVALUE(RIGHT([.B19];3))" office:value-type="float" office:value="1" calcext:value-type="float">
            <text:p>1</text:p>
          </table:table-cell>
          <table:table-cell table:formula="of:=NUMBERVALUE(LEFT([.C19];5);&quot;.&quot;)*10^NUMBERVALUE(RIGHT([.C19];3))" office:value-type="float" office:value="-0.52" calcext:value-type="float">
            <text:p>-0,52</text:p>
          </table:table-cell>
        </table:table-row>
        <table:table-row table:style-name="ro1">
          <table:table-cell office:value-type="string" calcext:value-type="string">
            <text:p>-5.66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5.20e-01</text:p>
          </table:table-cell>
          <table:table-cell table:formula="of:=NUMBERVALUE(LEFT([.A20];5);&quot;.&quot;)*10^NUMBERVALUE(RIGHT([.A20];3))" office:value-type="float" office:value="-0.00566" calcext:value-type="float">
            <text:p>-0,00566</text:p>
          </table:table-cell>
          <table:table-cell table:formula="of:=NUMBERVALUE(LEFT([.B20];4);&quot;.&quot;)*10^NUMBERVALUE(RIGHT([.B20];3))" office:value-type="float" office:value="1" calcext:value-type="float">
            <text:p>1</text:p>
          </table:table-cell>
          <table:table-cell table:formula="of:=NUMBERVALUE(LEFT([.C20];5);&quot;.&quot;)*10^NUMBERVALUE(RIGHT([.C20];3))" office:value-type="float" office:value="-0.52" calcext:value-type="float">
            <text:p>-0,52</text:p>
          </table:table-cell>
        </table:table-row>
        <table:table-row table:style-name="ro1">
          <table:table-cell office:value-type="string" calcext:value-type="string">
            <text:p>-5.64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5.20e-01</text:p>
          </table:table-cell>
          <table:table-cell table:formula="of:=NUMBERVALUE(LEFT([.A21];5);&quot;.&quot;)*10^NUMBERVALUE(RIGHT([.A21];3))" office:value-type="float" office:value="-0.00564" calcext:value-type="float">
            <text:p>-0,00564</text:p>
          </table:table-cell>
          <table:table-cell table:formula="of:=NUMBERVALUE(LEFT([.B21];4);&quot;.&quot;)*10^NUMBERVALUE(RIGHT([.B21];3))" office:value-type="float" office:value="1" calcext:value-type="float">
            <text:p>1</text:p>
          </table:table-cell>
          <table:table-cell table:formula="of:=NUMBERVALUE(LEFT([.C21];5);&quot;.&quot;)*10^NUMBERVALUE(RIGHT([.C21];3))" office:value-type="float" office:value="-0.52" calcext:value-type="float">
            <text:p>-0,52</text:p>
          </table:table-cell>
        </table:table-row>
        <table:table-row table:style-name="ro1">
          <table:table-cell office:value-type="string" calcext:value-type="string">
            <text:p>-5.62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5.00e-01</text:p>
          </table:table-cell>
          <table:table-cell table:formula="of:=NUMBERVALUE(LEFT([.A22];5);&quot;.&quot;)*10^NUMBERVALUE(RIGHT([.A22];3))" office:value-type="float" office:value="-0.00562" calcext:value-type="float">
            <text:p>-0,00562</text:p>
          </table:table-cell>
          <table:table-cell table:formula="of:=NUMBERVALUE(LEFT([.B22];4);&quot;.&quot;)*10^NUMBERVALUE(RIGHT([.B22];3))" office:value-type="float" office:value="1" calcext:value-type="float">
            <text:p>1</text:p>
          </table:table-cell>
          <table:table-cell table:formula="of:=NUMBERVALUE(LEFT([.C22];5);&quot;.&quot;)*10^NUMBERVALUE(RIGHT([.C22];3))" office:value-type="float" office:value="-0.5" calcext:value-type="float">
            <text:p>-0,5</text:p>
          </table:table-cell>
        </table:table-row>
        <table:table-row table:style-name="ro1">
          <table:table-cell office:value-type="string" calcext:value-type="string">
            <text:p>-5.60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5.00e-01</text:p>
          </table:table-cell>
          <table:table-cell table:formula="of:=NUMBERVALUE(LEFT([.A23];5);&quot;.&quot;)*10^NUMBERVALUE(RIGHT([.A23];3))" office:value-type="float" office:value="-0.0056" calcext:value-type="float">
            <text:p>-0,0056</text:p>
          </table:table-cell>
          <table:table-cell table:formula="of:=NUMBERVALUE(LEFT([.B23];4);&quot;.&quot;)*10^NUMBERVALUE(RIGHT([.B23];3))" office:value-type="float" office:value="1" calcext:value-type="float">
            <text:p>1</text:p>
          </table:table-cell>
          <table:table-cell table:formula="of:=NUMBERVALUE(LEFT([.C23];5);&quot;.&quot;)*10^NUMBERVALUE(RIGHT([.C23];3))" office:value-type="float" office:value="-0.5" calcext:value-type="float">
            <text:p>-0,5</text:p>
          </table:table-cell>
        </table:table-row>
        <table:table-row table:style-name="ro1">
          <table:table-cell office:value-type="string" calcext:value-type="string">
            <text:p>-5.58e-03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-4.80e-01</text:p>
          </table:table-cell>
          <table:table-cell table:formula="of:=NUMBERVALUE(LEFT([.A24];5);&quot;.&quot;)*10^NUMBERVALUE(RIGHT([.A24];3))" office:value-type="float" office:value="-0.00558" calcext:value-type="float">
            <text:p>-0,00558</text:p>
          </table:table-cell>
          <table:table-cell table:formula="of:=NUMBERVALUE(LEFT([.B24];4);&quot;.&quot;)*10^NUMBERVALUE(RIGHT([.B24];3))" office:value-type="float" office:value="0.96" calcext:value-type="float">
            <text:p>0,96</text:p>
          </table:table-cell>
          <table:table-cell table:formula="of:=NUMBERVALUE(LEFT([.C24];5);&quot;.&quot;)*10^NUMBERVALUE(RIGHT([.C24];3))" office:value-type="float" office:value="-0.48" calcext:value-type="float">
            <text:p>-0,48</text:p>
          </table:table-cell>
        </table:table-row>
        <table:table-row table:style-name="ro1">
          <table:table-cell office:value-type="string" calcext:value-type="string">
            <text:p>-5.56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4.80e-01</text:p>
          </table:table-cell>
          <table:table-cell table:formula="of:=NUMBERVALUE(LEFT([.A25];5);&quot;.&quot;)*10^NUMBERVALUE(RIGHT([.A25];3))" office:value-type="float" office:value="-0.00556" calcext:value-type="float">
            <text:p>-0,00556</text:p>
          </table:table-cell>
          <table:table-cell table:formula="of:=NUMBERVALUE(LEFT([.B25];4);&quot;.&quot;)*10^NUMBERVALUE(RIGHT([.B25];3))" office:value-type="float" office:value="1" calcext:value-type="float">
            <text:p>1</text:p>
          </table:table-cell>
          <table:table-cell table:formula="of:=NUMBERVALUE(LEFT([.C25];5);&quot;.&quot;)*10^NUMBERVALUE(RIGHT([.C25];3))" office:value-type="float" office:value="-0.48" calcext:value-type="float">
            <text:p>-0,48</text:p>
          </table:table-cell>
        </table:table-row>
        <table:table-row table:style-name="ro1">
          <table:table-cell office:value-type="string" calcext:value-type="string">
            <text:p>-5.54e-03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-4.80e-01</text:p>
          </table:table-cell>
          <table:table-cell table:formula="of:=NUMBERVALUE(LEFT([.A26];5);&quot;.&quot;)*10^NUMBERVALUE(RIGHT([.A26];3))" office:value-type="float" office:value="-0.00554" calcext:value-type="float">
            <text:p>-0,00554</text:p>
          </table:table-cell>
          <table:table-cell table:formula="of:=NUMBERVALUE(LEFT([.B26];4);&quot;.&quot;)*10^NUMBERVALUE(RIGHT([.B26];3))" office:value-type="float" office:value="0.96" calcext:value-type="float">
            <text:p>0,96</text:p>
          </table:table-cell>
          <table:table-cell table:formula="of:=NUMBERVALUE(LEFT([.C26];5);&quot;.&quot;)*10^NUMBERVALUE(RIGHT([.C26];3))" office:value-type="float" office:value="-0.48" calcext:value-type="float">
            <text:p>-0,48</text:p>
          </table:table-cell>
        </table:table-row>
        <table:table-row table:style-name="ro1">
          <table:table-cell office:value-type="string" calcext:value-type="string">
            <text:p>-5.52e-03</text:p>
          </table:table-cell>
          <table:table-cell office:value-type="string" calcext:value-type="string">
            <text:p>1.04e+00</text:p>
          </table:table-cell>
          <table:table-cell office:value-type="string" calcext:value-type="string">
            <text:p>-4.80e-01</text:p>
          </table:table-cell>
          <table:table-cell table:formula="of:=NUMBERVALUE(LEFT([.A27];5);&quot;.&quot;)*10^NUMBERVALUE(RIGHT([.A27];3))" office:value-type="float" office:value="-0.00552" calcext:value-type="float">
            <text:p>-0,00552</text:p>
          </table:table-cell>
          <table:table-cell table:formula="of:=NUMBERVALUE(LEFT([.B27];4);&quot;.&quot;)*10^NUMBERVALUE(RIGHT([.B27];3))" office:value-type="float" office:value="1.04" calcext:value-type="float">
            <text:p>1,04</text:p>
          </table:table-cell>
          <table:table-cell table:formula="of:=NUMBERVALUE(LEFT([.C27];5);&quot;.&quot;)*10^NUMBERVALUE(RIGHT([.C27];3))" office:value-type="float" office:value="-0.48" calcext:value-type="float">
            <text:p>-0,48</text:p>
          </table:table-cell>
        </table:table-row>
        <table:table-row table:style-name="ro1">
          <table:table-cell office:value-type="string" calcext:value-type="string">
            <text:p>-5.50e-03</text:p>
          </table:table-cell>
          <table:table-cell office:value-type="string" calcext:value-type="string">
            <text:p>1.04e+00</text:p>
          </table:table-cell>
          <table:table-cell office:value-type="string" calcext:value-type="string">
            <text:p>-4.40e-01</text:p>
          </table:table-cell>
          <table:table-cell table:formula="of:=NUMBERVALUE(LEFT([.A28];5);&quot;.&quot;)*10^NUMBERVALUE(RIGHT([.A28];3))" office:value-type="float" office:value="-0.0055" calcext:value-type="float">
            <text:p>-0,0055</text:p>
          </table:table-cell>
          <table:table-cell table:formula="of:=NUMBERVALUE(LEFT([.B28];4);&quot;.&quot;)*10^NUMBERVALUE(RIGHT([.B28];3))" office:value-type="float" office:value="1.04" calcext:value-type="float">
            <text:p>1,04</text:p>
          </table:table-cell>
          <table:table-cell table:formula="of:=NUMBERVALUE(LEFT([.C28];5);&quot;.&quot;)*10^NUMBERVALUE(RIGHT([.C28];3))" office:value-type="float" office:value="-0.44" calcext:value-type="float">
            <text:p>-0,44</text:p>
          </table:table-cell>
        </table:table-row>
        <table:table-row table:style-name="ro1">
          <table:table-cell office:value-type="string" calcext:value-type="string">
            <text:p>-5.48e-03</text:p>
          </table:table-cell>
          <table:table-cell office:value-type="string" calcext:value-type="string">
            <text:p>1.04e+00</text:p>
          </table:table-cell>
          <table:table-cell office:value-type="string" calcext:value-type="string">
            <text:p>-4.40e-01</text:p>
          </table:table-cell>
          <table:table-cell table:formula="of:=NUMBERVALUE(LEFT([.A29];5);&quot;.&quot;)*10^NUMBERVALUE(RIGHT([.A29];3))" office:value-type="float" office:value="-0.00548" calcext:value-type="float">
            <text:p>-0,00548</text:p>
          </table:table-cell>
          <table:table-cell table:formula="of:=NUMBERVALUE(LEFT([.B29];4);&quot;.&quot;)*10^NUMBERVALUE(RIGHT([.B29];3))" office:value-type="float" office:value="1.04" calcext:value-type="float">
            <text:p>1,04</text:p>
          </table:table-cell>
          <table:table-cell table:formula="of:=NUMBERVALUE(LEFT([.C29];5);&quot;.&quot;)*10^NUMBERVALUE(RIGHT([.C29];3))" office:value-type="float" office:value="-0.44" calcext:value-type="float">
            <text:p>-0,44</text:p>
          </table:table-cell>
        </table:table-row>
        <table:table-row table:style-name="ro1">
          <table:table-cell office:value-type="string" calcext:value-type="string">
            <text:p>-5.46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4.40e-01</text:p>
          </table:table-cell>
          <table:table-cell table:formula="of:=NUMBERVALUE(LEFT([.A30];5);&quot;.&quot;)*10^NUMBERVALUE(RIGHT([.A30];3))" office:value-type="float" office:value="-0.00546" calcext:value-type="float">
            <text:p>-0,00546</text:p>
          </table:table-cell>
          <table:table-cell table:formula="of:=NUMBERVALUE(LEFT([.B30];4);&quot;.&quot;)*10^NUMBERVALUE(RIGHT([.B30];3))" office:value-type="float" office:value="1" calcext:value-type="float">
            <text:p>1</text:p>
          </table:table-cell>
          <table:table-cell table:formula="of:=NUMBERVALUE(LEFT([.C30];5);&quot;.&quot;)*10^NUMBERVALUE(RIGHT([.C30];3))" office:value-type="float" office:value="-0.44" calcext:value-type="float">
            <text:p>-0,44</text:p>
          </table:table-cell>
        </table:table-row>
        <table:table-row table:style-name="ro1">
          <table:table-cell office:value-type="string" calcext:value-type="string">
            <text:p>-5.44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4.20e-01</text:p>
          </table:table-cell>
          <table:table-cell table:formula="of:=NUMBERVALUE(LEFT([.A31];5);&quot;.&quot;)*10^NUMBERVALUE(RIGHT([.A31];3))" office:value-type="float" office:value="-0.00544" calcext:value-type="float">
            <text:p>-0,00544</text:p>
          </table:table-cell>
          <table:table-cell table:formula="of:=NUMBERVALUE(LEFT([.B31];4);&quot;.&quot;)*10^NUMBERVALUE(RIGHT([.B31];3))" office:value-type="float" office:value="1" calcext:value-type="float">
            <text:p>1</text:p>
          </table:table-cell>
          <table:table-cell table:formula="of:=NUMBERVALUE(LEFT([.C31];5);&quot;.&quot;)*10^NUMBERVALUE(RIGHT([.C31];3))" office:value-type="float" office:value="-0.42" calcext:value-type="float">
            <text:p>-0,42</text:p>
          </table:table-cell>
        </table:table-row>
        <table:table-row table:style-name="ro1">
          <table:table-cell office:value-type="string" calcext:value-type="string">
            <text:p>-5.42e-03</text:p>
          </table:table-cell>
          <table:table-cell office:value-type="string" calcext:value-type="string">
            <text:p>1.04e+00</text:p>
          </table:table-cell>
          <table:table-cell office:value-type="string" calcext:value-type="string">
            <text:p>-4.00e-01</text:p>
          </table:table-cell>
          <table:table-cell table:formula="of:=NUMBERVALUE(LEFT([.A32];5);&quot;.&quot;)*10^NUMBERVALUE(RIGHT([.A32];3))" office:value-type="float" office:value="-0.00542" calcext:value-type="float">
            <text:p>-0,00542</text:p>
          </table:table-cell>
          <table:table-cell table:formula="of:=NUMBERVALUE(LEFT([.B32];4);&quot;.&quot;)*10^NUMBERVALUE(RIGHT([.B32];3))" office:value-type="float" office:value="1.04" calcext:value-type="float">
            <text:p>1,04</text:p>
          </table:table-cell>
          <table:table-cell table:formula="of:=NUMBERVALUE(LEFT([.C32];5);&quot;.&quot;)*10^NUMBERVALUE(RIGHT([.C32];3))" office:value-type="float" office:value="-0.4" calcext:value-type="float">
            <text:p>-0,4</text:p>
          </table:table-cell>
        </table:table-row>
        <table:table-row table:style-name="ro1">
          <table:table-cell office:value-type="string" calcext:value-type="string">
            <text:p>-5.40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4.00e-01</text:p>
          </table:table-cell>
          <table:table-cell table:formula="of:=NUMBERVALUE(LEFT([.A33];5);&quot;.&quot;)*10^NUMBERVALUE(RIGHT([.A33];3))" office:value-type="float" office:value="-0.0054" calcext:value-type="float">
            <text:p>-0,0054</text:p>
          </table:table-cell>
          <table:table-cell table:formula="of:=NUMBERVALUE(LEFT([.B33];4);&quot;.&quot;)*10^NUMBERVALUE(RIGHT([.B33];3))" office:value-type="float" office:value="1" calcext:value-type="float">
            <text:p>1</text:p>
          </table:table-cell>
          <table:table-cell table:formula="of:=NUMBERVALUE(LEFT([.C33];5);&quot;.&quot;)*10^NUMBERVALUE(RIGHT([.C33];3))" office:value-type="float" office:value="-0.4" calcext:value-type="float">
            <text:p>-0,4</text:p>
          </table:table-cell>
        </table:table-row>
        <table:table-row table:style-name="ro1">
          <table:table-cell office:value-type="string" calcext:value-type="string">
            <text:p>-5.38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4.00e-01</text:p>
          </table:table-cell>
          <table:table-cell table:formula="of:=NUMBERVALUE(LEFT([.A34];5);&quot;.&quot;)*10^NUMBERVALUE(RIGHT([.A34];3))" office:value-type="float" office:value="-0.00538" calcext:value-type="float">
            <text:p>-0,00538</text:p>
          </table:table-cell>
          <table:table-cell table:formula="of:=NUMBERVALUE(LEFT([.B34];4);&quot;.&quot;)*10^NUMBERVALUE(RIGHT([.B34];3))" office:value-type="float" office:value="1" calcext:value-type="float">
            <text:p>1</text:p>
          </table:table-cell>
          <table:table-cell table:formula="of:=NUMBERVALUE(LEFT([.C34];5);&quot;.&quot;)*10^NUMBERVALUE(RIGHT([.C34];3))" office:value-type="float" office:value="-0.4" calcext:value-type="float">
            <text:p>-0,4</text:p>
          </table:table-cell>
        </table:table-row>
        <table:table-row table:style-name="ro1">
          <table:table-cell office:value-type="string" calcext:value-type="string">
            <text:p>-5.36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3.60e-01</text:p>
          </table:table-cell>
          <table:table-cell table:formula="of:=NUMBERVALUE(LEFT([.A35];5);&quot;.&quot;)*10^NUMBERVALUE(RIGHT([.A35];3))" office:value-type="float" office:value="-0.00536" calcext:value-type="float">
            <text:p>-0,00536</text:p>
          </table:table-cell>
          <table:table-cell table:formula="of:=NUMBERVALUE(LEFT([.B35];4);&quot;.&quot;)*10^NUMBERVALUE(RIGHT([.B35];3))" office:value-type="float" office:value="1" calcext:value-type="float">
            <text:p>1</text:p>
          </table:table-cell>
          <table:table-cell table:formula="of:=NUMBERVALUE(LEFT([.C35];5);&quot;.&quot;)*10^NUMBERVALUE(RIGHT([.C35];3))" office:value-type="float" office:value="-0.36" calcext:value-type="float">
            <text:p>-0,36</text:p>
          </table:table-cell>
        </table:table-row>
        <table:table-row table:style-name="ro1">
          <table:table-cell office:value-type="string" calcext:value-type="string">
            <text:p>-5.34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3.60e-01</text:p>
          </table:table-cell>
          <table:table-cell table:formula="of:=NUMBERVALUE(LEFT([.A36];5);&quot;.&quot;)*10^NUMBERVALUE(RIGHT([.A36];3))" office:value-type="float" office:value="-0.00534" calcext:value-type="float">
            <text:p>-0,00534</text:p>
          </table:table-cell>
          <table:table-cell table:formula="of:=NUMBERVALUE(LEFT([.B36];4);&quot;.&quot;)*10^NUMBERVALUE(RIGHT([.B36];3))" office:value-type="float" office:value="1" calcext:value-type="float">
            <text:p>1</text:p>
          </table:table-cell>
          <table:table-cell table:formula="of:=NUMBERVALUE(LEFT([.C36];5);&quot;.&quot;)*10^NUMBERVALUE(RIGHT([.C36];3))" office:value-type="float" office:value="-0.36" calcext:value-type="float">
            <text:p>-0,36</text:p>
          </table:table-cell>
        </table:table-row>
        <table:table-row table:style-name="ro1">
          <table:table-cell office:value-type="string" calcext:value-type="string">
            <text:p>-5.32e-03</text:p>
          </table:table-cell>
          <table:table-cell office:value-type="string" calcext:value-type="string">
            <text:p>1.04e+00</text:p>
          </table:table-cell>
          <table:table-cell office:value-type="string" calcext:value-type="string">
            <text:p>-3.60e-01</text:p>
          </table:table-cell>
          <table:table-cell table:formula="of:=NUMBERVALUE(LEFT([.A37];5);&quot;.&quot;)*10^NUMBERVALUE(RIGHT([.A37];3))" office:value-type="float" office:value="-0.00532" calcext:value-type="float">
            <text:p>-0,00532</text:p>
          </table:table-cell>
          <table:table-cell table:formula="of:=NUMBERVALUE(LEFT([.B37];4);&quot;.&quot;)*10^NUMBERVALUE(RIGHT([.B37];3))" office:value-type="float" office:value="1.04" calcext:value-type="float">
            <text:p>1,04</text:p>
          </table:table-cell>
          <table:table-cell table:formula="of:=NUMBERVALUE(LEFT([.C37];5);&quot;.&quot;)*10^NUMBERVALUE(RIGHT([.C37];3))" office:value-type="float" office:value="-0.36" calcext:value-type="float">
            <text:p>-0,36</text:p>
          </table:table-cell>
        </table:table-row>
        <table:table-row table:style-name="ro1">
          <table:table-cell office:value-type="string" calcext:value-type="string">
            <text:p>-5.30e-03</text:p>
          </table:table-cell>
          <table:table-cell office:value-type="string" calcext:value-type="string">
            <text:p>1.04e+00</text:p>
          </table:table-cell>
          <table:table-cell office:value-type="string" calcext:value-type="string">
            <text:p>-3.60e-01</text:p>
          </table:table-cell>
          <table:table-cell table:formula="of:=NUMBERVALUE(LEFT([.A38];5);&quot;.&quot;)*10^NUMBERVALUE(RIGHT([.A38];3))" office:value-type="float" office:value="-0.0053" calcext:value-type="float">
            <text:p>-0,0053</text:p>
          </table:table-cell>
          <table:table-cell table:formula="of:=NUMBERVALUE(LEFT([.B38];4);&quot;.&quot;)*10^NUMBERVALUE(RIGHT([.B38];3))" office:value-type="float" office:value="1.04" calcext:value-type="float">
            <text:p>1,04</text:p>
          </table:table-cell>
          <table:table-cell table:formula="of:=NUMBERVALUE(LEFT([.C38];5);&quot;.&quot;)*10^NUMBERVALUE(RIGHT([.C38];3))" office:value-type="float" office:value="-0.36" calcext:value-type="float">
            <text:p>-0,36</text:p>
          </table:table-cell>
        </table:table-row>
        <table:table-row table:style-name="ro1">
          <table:table-cell office:value-type="string" calcext:value-type="string">
            <text:p>-5.28e-03</text:p>
          </table:table-cell>
          <table:table-cell office:value-type="string" calcext:value-type="string">
            <text:p>1.04e+00</text:p>
          </table:table-cell>
          <table:table-cell office:value-type="string" calcext:value-type="string">
            <text:p>-3.40e-01</text:p>
          </table:table-cell>
          <table:table-cell table:formula="of:=NUMBERVALUE(LEFT([.A39];5);&quot;.&quot;)*10^NUMBERVALUE(RIGHT([.A39];3))" office:value-type="float" office:value="-0.00528" calcext:value-type="float">
            <text:p>-0,00528</text:p>
          </table:table-cell>
          <table:table-cell table:formula="of:=NUMBERVALUE(LEFT([.B39];4);&quot;.&quot;)*10^NUMBERVALUE(RIGHT([.B39];3))" office:value-type="float" office:value="1.04" calcext:value-type="float">
            <text:p>1,04</text:p>
          </table:table-cell>
          <table:table-cell table:formula="of:=NUMBERVALUE(LEFT([.C39];5);&quot;.&quot;)*10^NUMBERVALUE(RIGHT([.C39];3))" office:value-type="float" office:value="-0.34" calcext:value-type="float">
            <text:p>-0,34</text:p>
          </table:table-cell>
        </table:table-row>
        <table:table-row table:style-name="ro1">
          <table:table-cell office:value-type="string" calcext:value-type="string">
            <text:p>-5.26e-03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-3.40e-01</text:p>
          </table:table-cell>
          <table:table-cell table:formula="of:=NUMBERVALUE(LEFT([.A40];5);&quot;.&quot;)*10^NUMBERVALUE(RIGHT([.A40];3))" office:value-type="float" office:value="-0.00526" calcext:value-type="float">
            <text:p>-0,00526</text:p>
          </table:table-cell>
          <table:table-cell table:formula="of:=NUMBERVALUE(LEFT([.B40];4);&quot;.&quot;)*10^NUMBERVALUE(RIGHT([.B40];3))" office:value-type="float" office:value="0.96" calcext:value-type="float">
            <text:p>0,96</text:p>
          </table:table-cell>
          <table:table-cell table:formula="of:=NUMBERVALUE(LEFT([.C40];5);&quot;.&quot;)*10^NUMBERVALUE(RIGHT([.C40];3))" office:value-type="float" office:value="-0.34" calcext:value-type="float">
            <text:p>-0,34</text:p>
          </table:table-cell>
        </table:table-row>
        <table:table-row table:style-name="ro1">
          <table:table-cell office:value-type="string" calcext:value-type="string">
            <text:p>-5.24e-03</text:p>
          </table:table-cell>
          <table:table-cell office:value-type="string" calcext:value-type="string">
            <text:p>1.04e+00</text:p>
          </table:table-cell>
          <table:table-cell office:value-type="string" calcext:value-type="string">
            <text:p>-3.40e-01</text:p>
          </table:table-cell>
          <table:table-cell table:formula="of:=NUMBERVALUE(LEFT([.A41];5);&quot;.&quot;)*10^NUMBERVALUE(RIGHT([.A41];3))" office:value-type="float" office:value="-0.00524" calcext:value-type="float">
            <text:p>-0,00524</text:p>
          </table:table-cell>
          <table:table-cell table:formula="of:=NUMBERVALUE(LEFT([.B41];4);&quot;.&quot;)*10^NUMBERVALUE(RIGHT([.B41];3))" office:value-type="float" office:value="1.04" calcext:value-type="float">
            <text:p>1,04</text:p>
          </table:table-cell>
          <table:table-cell table:formula="of:=NUMBERVALUE(LEFT([.C41];5);&quot;.&quot;)*10^NUMBERVALUE(RIGHT([.C41];3))" office:value-type="float" office:value="-0.34" calcext:value-type="float">
            <text:p>-0,34</text:p>
          </table:table-cell>
        </table:table-row>
        <table:table-row table:style-name="ro1">
          <table:table-cell office:value-type="string" calcext:value-type="string">
            <text:p>-5.22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3.20e-01</text:p>
          </table:table-cell>
          <table:table-cell table:formula="of:=NUMBERVALUE(LEFT([.A42];5);&quot;.&quot;)*10^NUMBERVALUE(RIGHT([.A42];3))" office:value-type="float" office:value="-0.00522" calcext:value-type="float">
            <text:p>-0,00522</text:p>
          </table:table-cell>
          <table:table-cell table:formula="of:=NUMBERVALUE(LEFT([.B42];4);&quot;.&quot;)*10^NUMBERVALUE(RIGHT([.B42];3))" office:value-type="float" office:value="1" calcext:value-type="float">
            <text:p>1</text:p>
          </table:table-cell>
          <table:table-cell table:formula="of:=NUMBERVALUE(LEFT([.C42];5);&quot;.&quot;)*10^NUMBERVALUE(RIGHT([.C42];3))" office:value-type="float" office:value="-0.32" calcext:value-type="float">
            <text:p>-0,32</text:p>
          </table:table-cell>
        </table:table-row>
        <table:table-row table:style-name="ro1">
          <table:table-cell office:value-type="string" calcext:value-type="string">
            <text:p>-5.20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3.00e-01</text:p>
          </table:table-cell>
          <table:table-cell table:formula="of:=NUMBERVALUE(LEFT([.A43];5);&quot;.&quot;)*10^NUMBERVALUE(RIGHT([.A43];3))" office:value-type="float" office:value="-0.0052" calcext:value-type="float">
            <text:p>-0,0052</text:p>
          </table:table-cell>
          <table:table-cell table:formula="of:=NUMBERVALUE(LEFT([.B43];4);&quot;.&quot;)*10^NUMBERVALUE(RIGHT([.B43];3))" office:value-type="float" office:value="1" calcext:value-type="float">
            <text:p>1</text:p>
          </table:table-cell>
          <table:table-cell table:formula="of:=NUMBERVALUE(LEFT([.C43];5);&quot;.&quot;)*10^NUMBERVALUE(RIGHT([.C43];3))" office:value-type="float" office:value="-0.3" calcext:value-type="float">
            <text:p>-0,3</text:p>
          </table:table-cell>
        </table:table-row>
        <table:table-row table:style-name="ro1">
          <table:table-cell office:value-type="string" calcext:value-type="string">
            <text:p>-5.18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2.80e-01</text:p>
          </table:table-cell>
          <table:table-cell table:formula="of:=NUMBERVALUE(LEFT([.A44];5);&quot;.&quot;)*10^NUMBERVALUE(RIGHT([.A44];3))" office:value-type="float" office:value="-0.00518" calcext:value-type="float">
            <text:p>-0,00518</text:p>
          </table:table-cell>
          <table:table-cell table:formula="of:=NUMBERVALUE(LEFT([.B44];4);&quot;.&quot;)*10^NUMBERVALUE(RIGHT([.B44];3))" office:value-type="float" office:value="1" calcext:value-type="float">
            <text:p>1</text:p>
          </table:table-cell>
          <table:table-cell table:formula="of:=NUMBERVALUE(LEFT([.C44];5);&quot;.&quot;)*10^NUMBERVALUE(RIGHT([.C44];3))" office:value-type="float" office:value="-0.28" calcext:value-type="float">
            <text:p>-0,28</text:p>
          </table:table-cell>
        </table:table-row>
        <table:table-row table:style-name="ro1">
          <table:table-cell office:value-type="string" calcext:value-type="string">
            <text:p>-5.16e-03</text:p>
          </table:table-cell>
          <table:table-cell office:value-type="string" calcext:value-type="string">
            <text:p>1.04e+00</text:p>
          </table:table-cell>
          <table:table-cell office:value-type="string" calcext:value-type="string">
            <text:p>-2.60e-01</text:p>
          </table:table-cell>
          <table:table-cell table:formula="of:=NUMBERVALUE(LEFT([.A45];5);&quot;.&quot;)*10^NUMBERVALUE(RIGHT([.A45];3))" office:value-type="float" office:value="-0.00516" calcext:value-type="float">
            <text:p>-0,00516</text:p>
          </table:table-cell>
          <table:table-cell table:formula="of:=NUMBERVALUE(LEFT([.B45];4);&quot;.&quot;)*10^NUMBERVALUE(RIGHT([.B45];3))" office:value-type="float" office:value="1.04" calcext:value-type="float">
            <text:p>1,04</text:p>
          </table:table-cell>
          <table:table-cell table:formula="of:=NUMBERVALUE(LEFT([.C45];5);&quot;.&quot;)*10^NUMBERVALUE(RIGHT([.C45];3))" office:value-type="float" office:value="-0.26" calcext:value-type="float">
            <text:p>-0,26</text:p>
          </table:table-cell>
        </table:table-row>
        <table:table-row table:style-name="ro1">
          <table:table-cell office:value-type="string" calcext:value-type="string">
            <text:p>-5.14e-03</text:p>
          </table:table-cell>
          <table:table-cell office:value-type="string" calcext:value-type="string">
            <text:p>1.04e+00</text:p>
          </table:table-cell>
          <table:table-cell office:value-type="string" calcext:value-type="string">
            <text:p>-2.80e-01</text:p>
          </table:table-cell>
          <table:table-cell table:formula="of:=NUMBERVALUE(LEFT([.A46];5);&quot;.&quot;)*10^NUMBERVALUE(RIGHT([.A46];3))" office:value-type="float" office:value="-0.00514" calcext:value-type="float">
            <text:p>-0,00514</text:p>
          </table:table-cell>
          <table:table-cell table:formula="of:=NUMBERVALUE(LEFT([.B46];4);&quot;.&quot;)*10^NUMBERVALUE(RIGHT([.B46];3))" office:value-type="float" office:value="1.04" calcext:value-type="float">
            <text:p>1,04</text:p>
          </table:table-cell>
          <table:table-cell table:formula="of:=NUMBERVALUE(LEFT([.C46];5);&quot;.&quot;)*10^NUMBERVALUE(RIGHT([.C46];3))" office:value-type="float" office:value="-0.28" calcext:value-type="float">
            <text:p>-0,28</text:p>
          </table:table-cell>
        </table:table-row>
        <table:table-row table:style-name="ro1">
          <table:table-cell office:value-type="string" calcext:value-type="string">
            <text:p>-5.12e-03</text:p>
          </table:table-cell>
          <table:table-cell office:value-type="string" calcext:value-type="string">
            <text:p>1.04e+00</text:p>
          </table:table-cell>
          <table:table-cell office:value-type="string" calcext:value-type="string">
            <text:p>-2.60e-01</text:p>
          </table:table-cell>
          <table:table-cell table:formula="of:=NUMBERVALUE(LEFT([.A47];5);&quot;.&quot;)*10^NUMBERVALUE(RIGHT([.A47];3))" office:value-type="float" office:value="-0.00512" calcext:value-type="float">
            <text:p>-0,00512</text:p>
          </table:table-cell>
          <table:table-cell table:formula="of:=NUMBERVALUE(LEFT([.B47];4);&quot;.&quot;)*10^NUMBERVALUE(RIGHT([.B47];3))" office:value-type="float" office:value="1.04" calcext:value-type="float">
            <text:p>1,04</text:p>
          </table:table-cell>
          <table:table-cell table:formula="of:=NUMBERVALUE(LEFT([.C47];5);&quot;.&quot;)*10^NUMBERVALUE(RIGHT([.C47];3))" office:value-type="float" office:value="-0.26" calcext:value-type="float">
            <text:p>-0,26</text:p>
          </table:table-cell>
        </table:table-row>
        <table:table-row table:style-name="ro1">
          <table:table-cell office:value-type="string" calcext:value-type="string">
            <text:p>-5.10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2.60e-01</text:p>
          </table:table-cell>
          <table:table-cell table:formula="of:=NUMBERVALUE(LEFT([.A48];5);&quot;.&quot;)*10^NUMBERVALUE(RIGHT([.A48];3))" office:value-type="float" office:value="-0.0051" calcext:value-type="float">
            <text:p>-0,0051</text:p>
          </table:table-cell>
          <table:table-cell table:formula="of:=NUMBERVALUE(LEFT([.B48];4);&quot;.&quot;)*10^NUMBERVALUE(RIGHT([.B48];3))" office:value-type="float" office:value="1" calcext:value-type="float">
            <text:p>1</text:p>
          </table:table-cell>
          <table:table-cell table:formula="of:=NUMBERVALUE(LEFT([.C48];5);&quot;.&quot;)*10^NUMBERVALUE(RIGHT([.C48];3))" office:value-type="float" office:value="-0.26" calcext:value-type="float">
            <text:p>-0,26</text:p>
          </table:table-cell>
        </table:table-row>
        <table:table-row table:style-name="ro1">
          <table:table-cell office:value-type="string" calcext:value-type="string">
            <text:p>-5.08e-03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-2.40e-01</text:p>
          </table:table-cell>
          <table:table-cell table:formula="of:=NUMBERVALUE(LEFT([.A49];5);&quot;.&quot;)*10^NUMBERVALUE(RIGHT([.A49];3))" office:value-type="float" office:value="-0.00508" calcext:value-type="float">
            <text:p>-0,00508</text:p>
          </table:table-cell>
          <table:table-cell table:formula="of:=NUMBERVALUE(LEFT([.B49];4);&quot;.&quot;)*10^NUMBERVALUE(RIGHT([.B49];3))" office:value-type="float" office:value="0.96" calcext:value-type="float">
            <text:p>0,96</text:p>
          </table:table-cell>
          <table:table-cell table:formula="of:=NUMBERVALUE(LEFT([.C49];5);&quot;.&quot;)*10^NUMBERVALUE(RIGHT([.C49];3))" office:value-type="float" office:value="-0.24" calcext:value-type="float">
            <text:p>-0,24</text:p>
          </table:table-cell>
        </table:table-row>
        <table:table-row table:style-name="ro1">
          <table:table-cell office:value-type="string" calcext:value-type="string">
            <text:p>-5.06e-03</text:p>
          </table:table-cell>
          <table:table-cell office:value-type="string" calcext:value-type="string">
            <text:p>1.04e+00</text:p>
          </table:table-cell>
          <table:table-cell office:value-type="string" calcext:value-type="string">
            <text:p>-2.00e-01</text:p>
          </table:table-cell>
          <table:table-cell table:formula="of:=NUMBERVALUE(LEFT([.A50];5);&quot;.&quot;)*10^NUMBERVALUE(RIGHT([.A50];3))" office:value-type="float" office:value="-0.00506" calcext:value-type="float">
            <text:p>-0,00506</text:p>
          </table:table-cell>
          <table:table-cell table:formula="of:=NUMBERVALUE(LEFT([.B50];4);&quot;.&quot;)*10^NUMBERVALUE(RIGHT([.B50];3))" office:value-type="float" office:value="1.04" calcext:value-type="float">
            <text:p>1,04</text:p>
          </table:table-cell>
          <table:table-cell table:formula="of:=NUMBERVALUE(LEFT([.C50];5);&quot;.&quot;)*10^NUMBERVALUE(RIGHT([.C50];3))" office:value-type="float" office:value="-0.2" calcext:value-type="float">
            <text:p>-0,2</text:p>
          </table:table-cell>
        </table:table-row>
        <table:table-row table:style-name="ro1">
          <table:table-cell office:value-type="string" calcext:value-type="string">
            <text:p>-5.04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2.00e-01</text:p>
          </table:table-cell>
          <table:table-cell table:formula="of:=NUMBERVALUE(LEFT([.A51];5);&quot;.&quot;)*10^NUMBERVALUE(RIGHT([.A51];3))" office:value-type="float" office:value="-0.00504" calcext:value-type="float">
            <text:p>-0,00504</text:p>
          </table:table-cell>
          <table:table-cell table:formula="of:=NUMBERVALUE(LEFT([.B51];4);&quot;.&quot;)*10^NUMBERVALUE(RIGHT([.B51];3))" office:value-type="float" office:value="1" calcext:value-type="float">
            <text:p>1</text:p>
          </table:table-cell>
          <table:table-cell table:formula="of:=NUMBERVALUE(LEFT([.C51];5);&quot;.&quot;)*10^NUMBERVALUE(RIGHT([.C51];3))" office:value-type="float" office:value="-0.2" calcext:value-type="float">
            <text:p>-0,2</text:p>
          </table:table-cell>
        </table:table-row>
        <table:table-row table:style-name="ro1">
          <table:table-cell office:value-type="string" calcext:value-type="string">
            <text:p>-5.02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2.00e-01</text:p>
          </table:table-cell>
          <table:table-cell table:formula="of:=NUMBERVALUE(LEFT([.A52];5);&quot;.&quot;)*10^NUMBERVALUE(RIGHT([.A52];3))" office:value-type="float" office:value="-0.00502" calcext:value-type="float">
            <text:p>-0,00502</text:p>
          </table:table-cell>
          <table:table-cell table:formula="of:=NUMBERVALUE(LEFT([.B52];4);&quot;.&quot;)*10^NUMBERVALUE(RIGHT([.B52];3))" office:value-type="float" office:value="1" calcext:value-type="float">
            <text:p>1</text:p>
          </table:table-cell>
          <table:table-cell table:formula="of:=NUMBERVALUE(LEFT([.C52];5);&quot;.&quot;)*10^NUMBERVALUE(RIGHT([.C52];3))" office:value-type="float" office:value="-0.2" calcext:value-type="float">
            <text:p>-0,2</text:p>
          </table:table-cell>
        </table:table-row>
        <table:table-row table:style-name="ro1">
          <table:table-cell office:value-type="string" calcext:value-type="string">
            <text:p>-5.00e-03</text:p>
          </table:table-cell>
          <table:table-cell office:value-type="string" calcext:value-type="string">
            <text:p>1.04e+00</text:p>
          </table:table-cell>
          <table:table-cell office:value-type="string" calcext:value-type="string">
            <text:p>-2.00e-01</text:p>
          </table:table-cell>
          <table:table-cell table:formula="of:=NUMBERVALUE(LEFT([.A53];5);&quot;.&quot;)*10^NUMBERVALUE(RIGHT([.A53];3))" office:value-type="float" office:value="-0.005" calcext:value-type="float">
            <text:p>-0,005</text:p>
          </table:table-cell>
          <table:table-cell table:formula="of:=NUMBERVALUE(LEFT([.B53];4);&quot;.&quot;)*10^NUMBERVALUE(RIGHT([.B53];3))" office:value-type="float" office:value="1.04" calcext:value-type="float">
            <text:p>1,04</text:p>
          </table:table-cell>
          <table:table-cell table:formula="of:=NUMBERVALUE(LEFT([.C53];5);&quot;.&quot;)*10^NUMBERVALUE(RIGHT([.C53];3))" office:value-type="float" office:value="-0.2" calcext:value-type="float">
            <text:p>-0,2</text:p>
          </table:table-cell>
        </table:table-row>
        <table:table-row table:style-name="ro1">
          <table:table-cell office:value-type="string" calcext:value-type="string">
            <text:p>-4.98e-03</text:p>
          </table:table-cell>
          <table:table-cell office:value-type="string" calcext:value-type="string">
            <text:p>1.04e+00</text:p>
          </table:table-cell>
          <table:table-cell office:value-type="string" calcext:value-type="string">
            <text:p>-2.00e-01</text:p>
          </table:table-cell>
          <table:table-cell table:formula="of:=NUMBERVALUE(LEFT([.A54];5);&quot;.&quot;)*10^NUMBERVALUE(RIGHT([.A54];3))" office:value-type="float" office:value="-0.00498" calcext:value-type="float">
            <text:p>-0,00498</text:p>
          </table:table-cell>
          <table:table-cell table:formula="of:=NUMBERVALUE(LEFT([.B54];4);&quot;.&quot;)*10^NUMBERVALUE(RIGHT([.B54];3))" office:value-type="float" office:value="1.04" calcext:value-type="float">
            <text:p>1,04</text:p>
          </table:table-cell>
          <table:table-cell table:formula="of:=NUMBERVALUE(LEFT([.C54];5);&quot;.&quot;)*10^NUMBERVALUE(RIGHT([.C54];3))" office:value-type="float" office:value="-0.2" calcext:value-type="float">
            <text:p>-0,2</text:p>
          </table:table-cell>
        </table:table-row>
        <table:table-row table:style-name="ro1">
          <table:table-cell office:value-type="string" calcext:value-type="string">
            <text:p>-4.96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1.80e-01</text:p>
          </table:table-cell>
          <table:table-cell table:formula="of:=NUMBERVALUE(LEFT([.A55];5);&quot;.&quot;)*10^NUMBERVALUE(RIGHT([.A55];3))" office:value-type="float" office:value="-0.00496" calcext:value-type="float">
            <text:p>-0,00496</text:p>
          </table:table-cell>
          <table:table-cell table:formula="of:=NUMBERVALUE(LEFT([.B55];4);&quot;.&quot;)*10^NUMBERVALUE(RIGHT([.B55];3))" office:value-type="float" office:value="1" calcext:value-type="float">
            <text:p>1</text:p>
          </table:table-cell>
          <table:table-cell table:formula="of:=NUMBERVALUE(LEFT([.C55];5);&quot;.&quot;)*10^NUMBERVALUE(RIGHT([.C55];3))" office:value-type="float" office:value="-0.18" calcext:value-type="float">
            <text:p>-0,18</text:p>
          </table:table-cell>
        </table:table-row>
        <table:table-row table:style-name="ro1">
          <table:table-cell office:value-type="string" calcext:value-type="string">
            <text:p>-4.94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1.40e-01</text:p>
          </table:table-cell>
          <table:table-cell table:formula="of:=NUMBERVALUE(LEFT([.A56];5);&quot;.&quot;)*10^NUMBERVALUE(RIGHT([.A56];3))" office:value-type="float" office:value="-0.00494" calcext:value-type="float">
            <text:p>-0,00494</text:p>
          </table:table-cell>
          <table:table-cell table:formula="of:=NUMBERVALUE(LEFT([.B56];4);&quot;.&quot;)*10^NUMBERVALUE(RIGHT([.B56];3))" office:value-type="float" office:value="1" calcext:value-type="float">
            <text:p>1</text:p>
          </table:table-cell>
          <table:table-cell table:formula="of:=NUMBERVALUE(LEFT([.C56];5);&quot;.&quot;)*10^NUMBERVALUE(RIGHT([.C56];3))" office:value-type="float" office:value="-0.14" calcext:value-type="float">
            <text:p>-0,14</text:p>
          </table:table-cell>
        </table:table-row>
        <table:table-row table:style-name="ro1">
          <table:table-cell office:value-type="string" calcext:value-type="string">
            <text:p>-4.92e-03</text:p>
          </table:table-cell>
          <table:table-cell office:value-type="string" calcext:value-type="string">
            <text:p>1.04e+00</text:p>
          </table:table-cell>
          <table:table-cell office:value-type="string" calcext:value-type="string">
            <text:p>-1.60e-01</text:p>
          </table:table-cell>
          <table:table-cell table:formula="of:=NUMBERVALUE(LEFT([.A57];5);&quot;.&quot;)*10^NUMBERVALUE(RIGHT([.A57];3))" office:value-type="float" office:value="-0.00492" calcext:value-type="float">
            <text:p>-0,00492</text:p>
          </table:table-cell>
          <table:table-cell table:formula="of:=NUMBERVALUE(LEFT([.B57];4);&quot;.&quot;)*10^NUMBERVALUE(RIGHT([.B57];3))" office:value-type="float" office:value="1.04" calcext:value-type="float">
            <text:p>1,04</text:p>
          </table:table-cell>
          <table:table-cell table:formula="of:=NUMBERVALUE(LEFT([.C57];5);&quot;.&quot;)*10^NUMBERVALUE(RIGHT([.C57];3))" office:value-type="float" office:value="-0.16" calcext:value-type="float">
            <text:p>-0,16</text:p>
          </table:table-cell>
        </table:table-row>
        <table:table-row table:style-name="ro1">
          <table:table-cell office:value-type="string" calcext:value-type="string">
            <text:p>-4.90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1.40e-01</text:p>
          </table:table-cell>
          <table:table-cell table:formula="of:=NUMBERVALUE(LEFT([.A58];5);&quot;.&quot;)*10^NUMBERVALUE(RIGHT([.A58];3))" office:value-type="float" office:value="-0.0049" calcext:value-type="float">
            <text:p>-0,0049</text:p>
          </table:table-cell>
          <table:table-cell table:formula="of:=NUMBERVALUE(LEFT([.B58];4);&quot;.&quot;)*10^NUMBERVALUE(RIGHT([.B58];3))" office:value-type="float" office:value="1" calcext:value-type="float">
            <text:p>1</text:p>
          </table:table-cell>
          <table:table-cell table:formula="of:=NUMBERVALUE(LEFT([.C58];5);&quot;.&quot;)*10^NUMBERVALUE(RIGHT([.C58];3))" office:value-type="float" office:value="-0.14" calcext:value-type="float">
            <text:p>-0,14</text:p>
          </table:table-cell>
        </table:table-row>
        <table:table-row table:style-name="ro1">
          <table:table-cell office:value-type="string" calcext:value-type="string">
            <text:p>-4.88e-03</text:p>
          </table:table-cell>
          <table:table-cell office:value-type="string" calcext:value-type="string">
            <text:p>1.04e+00</text:p>
          </table:table-cell>
          <table:table-cell office:value-type="string" calcext:value-type="string">
            <text:p>-1.20e-01</text:p>
          </table:table-cell>
          <table:table-cell table:formula="of:=NUMBERVALUE(LEFT([.A59];5);&quot;.&quot;)*10^NUMBERVALUE(RIGHT([.A59];3))" office:value-type="float" office:value="-0.00488" calcext:value-type="float">
            <text:p>-0,00488</text:p>
          </table:table-cell>
          <table:table-cell table:formula="of:=NUMBERVALUE(LEFT([.B59];4);&quot;.&quot;)*10^NUMBERVALUE(RIGHT([.B59];3))" office:value-type="float" office:value="1.04" calcext:value-type="float">
            <text:p>1,04</text:p>
          </table:table-cell>
          <table:table-cell table:formula="of:=NUMBERVALUE(LEFT([.C59];5);&quot;.&quot;)*10^NUMBERVALUE(RIGHT([.C59];3))" office:value-type="float" office:value="-0.12" calcext:value-type="float">
            <text:p>-0,12</text:p>
          </table:table-cell>
        </table:table-row>
        <table:table-row table:style-name="ro1">
          <table:table-cell office:value-type="string" calcext:value-type="string">
            <text:p>-4.86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1.00e-01</text:p>
          </table:table-cell>
          <table:table-cell table:formula="of:=NUMBERVALUE(LEFT([.A60];5);&quot;.&quot;)*10^NUMBERVALUE(RIGHT([.A60];3))" office:value-type="float" office:value="-0.00486" calcext:value-type="float">
            <text:p>-0,00486</text:p>
          </table:table-cell>
          <table:table-cell table:formula="of:=NUMBERVALUE(LEFT([.B60];4);&quot;.&quot;)*10^NUMBERVALUE(RIGHT([.B60];3))" office:value-type="float" office:value="1" calcext:value-type="float">
            <text:p>1</text:p>
          </table:table-cell>
          <table:table-cell table:formula="of:=NUMBERVALUE(LEFT([.C60];5);&quot;.&quot;)*10^NUMBERVALUE(RIGHT([.C60];3))" office:value-type="float" office:value="-0.1" calcext:value-type="float">
            <text:p>-0,1</text:p>
          </table:table-cell>
        </table:table-row>
        <table:table-row table:style-name="ro1">
          <table:table-cell office:value-type="string" calcext:value-type="string">
            <text:p>-4.84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1.00e-01</text:p>
          </table:table-cell>
          <table:table-cell table:formula="of:=NUMBERVALUE(LEFT([.A61];5);&quot;.&quot;)*10^NUMBERVALUE(RIGHT([.A61];3))" office:value-type="float" office:value="-0.00484" calcext:value-type="float">
            <text:p>-0,00484</text:p>
          </table:table-cell>
          <table:table-cell table:formula="of:=NUMBERVALUE(LEFT([.B61];4);&quot;.&quot;)*10^NUMBERVALUE(RIGHT([.B61];3))" office:value-type="float" office:value="1" calcext:value-type="float">
            <text:p>1</text:p>
          </table:table-cell>
          <table:table-cell table:formula="of:=NUMBERVALUE(LEFT([.C61];5);&quot;.&quot;)*10^NUMBERVALUE(RIGHT([.C61];3))" office:value-type="float" office:value="-0.1" calcext:value-type="float">
            <text:p>-0,1</text:p>
          </table:table-cell>
        </table:table-row>
        <table:table-row table:style-name="ro1">
          <table:table-cell office:value-type="string" calcext:value-type="string">
            <text:p>-4.82e-03</text:p>
          </table:table-cell>
          <table:table-cell office:value-type="string" calcext:value-type="string">
            <text:p>1.04e+00</text:p>
          </table:table-cell>
          <table:table-cell office:value-type="string" calcext:value-type="string">
            <text:p>-1.00e-01</text:p>
          </table:table-cell>
          <table:table-cell table:formula="of:=NUMBERVALUE(LEFT([.A62];5);&quot;.&quot;)*10^NUMBERVALUE(RIGHT([.A62];3))" office:value-type="float" office:value="-0.00482" calcext:value-type="float">
            <text:p>-0,00482</text:p>
          </table:table-cell>
          <table:table-cell table:formula="of:=NUMBERVALUE(LEFT([.B62];4);&quot;.&quot;)*10^NUMBERVALUE(RIGHT([.B62];3))" office:value-type="float" office:value="1.04" calcext:value-type="float">
            <text:p>1,04</text:p>
          </table:table-cell>
          <table:table-cell table:formula="of:=NUMBERVALUE(LEFT([.C62];5);&quot;.&quot;)*10^NUMBERVALUE(RIGHT([.C62];3))" office:value-type="float" office:value="-0.1" calcext:value-type="float">
            <text:p>-0,1</text:p>
          </table:table-cell>
        </table:table-row>
        <table:table-row table:style-name="ro1">
          <table:table-cell office:value-type="string" calcext:value-type="string">
            <text:p>-4.80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7.99e-02</text:p>
          </table:table-cell>
          <table:table-cell table:formula="of:=NUMBERVALUE(LEFT([.A63];5);&quot;.&quot;)*10^NUMBERVALUE(RIGHT([.A63];3))" office:value-type="float" office:value="-0.0048" calcext:value-type="float">
            <text:p>-0,0048</text:p>
          </table:table-cell>
          <table:table-cell table:formula="of:=NUMBERVALUE(LEFT([.B63];4);&quot;.&quot;)*10^NUMBERVALUE(RIGHT([.B63];3))" office:value-type="float" office:value="1" calcext:value-type="float">
            <text:p>1</text:p>
          </table:table-cell>
          <table:table-cell table:formula="of:=NUMBERVALUE(LEFT([.C63];5);&quot;.&quot;)*10^NUMBERVALUE(RIGHT([.C63];3))" office:value-type="float" office:value="-0.0799" calcext:value-type="float">
            <text:p>-0,0799</text:p>
          </table:table-cell>
        </table:table-row>
        <table:table-row table:style-name="ro1">
          <table:table-cell office:value-type="string" calcext:value-type="string">
            <text:p>-4.78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7.99e-02</text:p>
          </table:table-cell>
          <table:table-cell table:formula="of:=NUMBERVALUE(LEFT([.A64];5);&quot;.&quot;)*10^NUMBERVALUE(RIGHT([.A64];3))" office:value-type="float" office:value="-0.00478" calcext:value-type="float">
            <text:p>-0,00478</text:p>
          </table:table-cell>
          <table:table-cell table:formula="of:=NUMBERVALUE(LEFT([.B64];4);&quot;.&quot;)*10^NUMBERVALUE(RIGHT([.B64];3))" office:value-type="float" office:value="1" calcext:value-type="float">
            <text:p>1</text:p>
          </table:table-cell>
          <table:table-cell table:formula="of:=NUMBERVALUE(LEFT([.C64];5);&quot;.&quot;)*10^NUMBERVALUE(RIGHT([.C64];3))" office:value-type="float" office:value="-0.0799" calcext:value-type="float">
            <text:p>-0,0799</text:p>
          </table:table-cell>
        </table:table-row>
        <table:table-row table:style-name="ro1">
          <table:table-cell office:value-type="string" calcext:value-type="string">
            <text:p>-4.76e-03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-6.00e-02</text:p>
          </table:table-cell>
          <table:table-cell table:formula="of:=NUMBERVALUE(LEFT([.A65];5);&quot;.&quot;)*10^NUMBERVALUE(RIGHT([.A65];3))" office:value-type="float" office:value="-0.00476" calcext:value-type="float">
            <text:p>-0,00476</text:p>
          </table:table-cell>
          <table:table-cell table:formula="of:=NUMBERVALUE(LEFT([.B65];4);&quot;.&quot;)*10^NUMBERVALUE(RIGHT([.B65];3))" office:value-type="float" office:value="0.96" calcext:value-type="float">
            <text:p>0,96</text:p>
          </table:table-cell>
          <table:table-cell table:formula="of:=NUMBERVALUE(LEFT([.C65];5);&quot;.&quot;)*10^NUMBERVALUE(RIGHT([.C65];3))" office:value-type="float" office:value="-0.06" calcext:value-type="float">
            <text:p>-0,06</text:p>
          </table:table-cell>
        </table:table-row>
        <table:table-row table:style-name="ro1">
          <table:table-cell office:value-type="string" calcext:value-type="string">
            <text:p>-4.74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4.00e-02</text:p>
          </table:table-cell>
          <table:table-cell table:formula="of:=NUMBERVALUE(LEFT([.A66];5);&quot;.&quot;)*10^NUMBERVALUE(RIGHT([.A66];3))" office:value-type="float" office:value="-0.00474" calcext:value-type="float">
            <text:p>-0,00474</text:p>
          </table:table-cell>
          <table:table-cell table:formula="of:=NUMBERVALUE(LEFT([.B66];4);&quot;.&quot;)*10^NUMBERVALUE(RIGHT([.B66];3))" office:value-type="float" office:value="1" calcext:value-type="float">
            <text:p>1</text:p>
          </table:table-cell>
          <table:table-cell table:formula="of:=NUMBERVALUE(LEFT([.C66];5);&quot;.&quot;)*10^NUMBERVALUE(RIGHT([.C66];3))" office:value-type="float" office:value="-0.04" calcext:value-type="float">
            <text:p>-0,04</text:p>
          </table:table-cell>
        </table:table-row>
        <table:table-row table:style-name="ro1">
          <table:table-cell office:value-type="string" calcext:value-type="string">
            <text:p>-4.72e-03</text:p>
          </table:table-cell>
          <table:table-cell office:value-type="string" calcext:value-type="string">
            <text:p>1.04e+00</text:p>
          </table:table-cell>
          <table:table-cell office:value-type="string" calcext:value-type="string">
            <text:p>-4.00e-02</text:p>
          </table:table-cell>
          <table:table-cell table:formula="of:=NUMBERVALUE(LEFT([.A67];5);&quot;.&quot;)*10^NUMBERVALUE(RIGHT([.A67];3))" office:value-type="float" office:value="-0.00472" calcext:value-type="float">
            <text:p>-0,00472</text:p>
          </table:table-cell>
          <table:table-cell table:formula="of:=NUMBERVALUE(LEFT([.B67];4);&quot;.&quot;)*10^NUMBERVALUE(RIGHT([.B67];3))" office:value-type="float" office:value="1.04" calcext:value-type="float">
            <text:p>1,04</text:p>
          </table:table-cell>
          <table:table-cell table:formula="of:=NUMBERVALUE(LEFT([.C67];5);&quot;.&quot;)*10^NUMBERVALUE(RIGHT([.C67];3))" office:value-type="float" office:value="-0.04" calcext:value-type="float">
            <text:p>-0,04</text:p>
          </table:table-cell>
        </table:table-row>
        <table:table-row table:style-name="ro1">
          <table:table-cell office:value-type="string" calcext:value-type="string">
            <text:p>-4.70e-03</text:p>
          </table:table-cell>
          <table:table-cell office:value-type="string" calcext:value-type="string">
            <text:p>1.04e+00</text:p>
          </table:table-cell>
          <table:table-cell office:value-type="string" calcext:value-type="string">
            <text:p>-2.00e-02</text:p>
          </table:table-cell>
          <table:table-cell table:formula="of:=NUMBERVALUE(LEFT([.A68];5);&quot;.&quot;)*10^NUMBERVALUE(RIGHT([.A68];3))" office:value-type="float" office:value="-0.0047" calcext:value-type="float">
            <text:p>-0,0047</text:p>
          </table:table-cell>
          <table:table-cell table:formula="of:=NUMBERVALUE(LEFT([.B68];4);&quot;.&quot;)*10^NUMBERVALUE(RIGHT([.B68];3))" office:value-type="float" office:value="1.04" calcext:value-type="float">
            <text:p>1,04</text:p>
          </table:table-cell>
          <table:table-cell table:formula="of:=NUMBERVALUE(LEFT([.C68];5);&quot;.&quot;)*10^NUMBERVALUE(RIGHT([.C68];3))" office:value-type="float" office:value="-0.02" calcext:value-type="float">
            <text:p>-0,02</text:p>
          </table:table-cell>
        </table:table-row>
        <table:table-row table:style-name="ro1">
          <table:table-cell office:value-type="string" calcext:value-type="string">
            <text:p>-4.68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0.00e+00</text:p>
          </table:table-cell>
          <table:table-cell table:formula="of:=NUMBERVALUE(LEFT([.A69];5);&quot;.&quot;)*10^NUMBERVALUE(RIGHT([.A69];3))" office:value-type="float" office:value="-0.00468" calcext:value-type="float">
            <text:p>-0,00468</text:p>
          </table:table-cell>
          <table:table-cell table:formula="of:=NUMBERVALUE(LEFT([.B69];4);&quot;.&quot;)*10^NUMBERVALUE(RIGHT([.B69];3))" office:value-type="float" office:value="1" calcext:value-type="float">
            <text:p>1</text:p>
          </table:table-cell>
          <table:table-cell table:formula="of:=NUMBERVALUE(LEFT([.C69];5);&quot;.&quot;)*10^NUMBERVALUE(RIGHT([.C69];3))" office:value-type="string" office:string-value="" calcext:value-type="error">
            <text:p>#ARG!</text:p>
          </table:table-cell>
        </table:table-row>
        <table:table-row table:style-name="ro1">
          <table:table-cell office:value-type="string" calcext:value-type="string">
            <text:p>-4.66e-03</text:p>
          </table:table-cell>
          <table:table-cell office:value-type="string" calcext:value-type="string">
            <text:p>1.04e+00</text:p>
          </table:table-cell>
          <table:table-cell office:value-type="string" calcext:value-type="string">
            <text:p>-2.00e-02</text:p>
          </table:table-cell>
          <table:table-cell table:formula="of:=NUMBERVALUE(LEFT([.A70];5);&quot;.&quot;)*10^NUMBERVALUE(RIGHT([.A70];3))" office:value-type="float" office:value="-0.00466" calcext:value-type="float">
            <text:p>-0,00466</text:p>
          </table:table-cell>
          <table:table-cell table:formula="of:=NUMBERVALUE(LEFT([.B70];4);&quot;.&quot;)*10^NUMBERVALUE(RIGHT([.B70];3))" office:value-type="float" office:value="1.04" calcext:value-type="float">
            <text:p>1,04</text:p>
          </table:table-cell>
          <table:table-cell table:formula="of:=NUMBERVALUE(LEFT([.C70];5);&quot;.&quot;)*10^NUMBERVALUE(RIGHT([.C70];3))" office:value-type="float" office:value="-0.02" calcext:value-type="float">
            <text:p>-0,02</text:p>
          </table:table-cell>
        </table:table-row>
        <table:table-row table:style-name="ro1">
          <table:table-cell office:value-type="string" calcext:value-type="string">
            <text:p>-4.64e-03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0.00e+00</text:p>
          </table:table-cell>
          <table:table-cell table:formula="of:=NUMBERVALUE(LEFT([.A71];5);&quot;.&quot;)*10^NUMBERVALUE(RIGHT([.A71];3))" office:value-type="float" office:value="-0.00464" calcext:value-type="float">
            <text:p>-0,00464</text:p>
          </table:table-cell>
          <table:table-cell table:formula="of:=NUMBERVALUE(LEFT([.B71];4);&quot;.&quot;)*10^NUMBERVALUE(RIGHT([.B71];3))" office:value-type="float" office:value="0.96" calcext:value-type="float">
            <text:p>0,96</text:p>
          </table:table-cell>
          <table:table-cell table:formula="of:=NUMBERVALUE(LEFT([.C71];4);&quot;.&quot;)*10^NUMBERVALUE(RIGHT([.C71];3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-4.62e-03</text:p>
          </table:table-cell>
          <table:table-cell office:value-type="string" calcext:value-type="string">
            <text:p>1.04e+00</text:p>
          </table:table-cell>
          <table:table-cell office:value-type="string" calcext:value-type="string">
            <text:p>2.00e-02</text:p>
          </table:table-cell>
          <table:table-cell table:formula="of:=NUMBERVALUE(LEFT([.A72];5);&quot;.&quot;)*10^NUMBERVALUE(RIGHT([.A72];3))" office:value-type="float" office:value="-0.00462" calcext:value-type="float">
            <text:p>-0,00462</text:p>
          </table:table-cell>
          <table:table-cell table:formula="of:=NUMBERVALUE(LEFT([.B72];4);&quot;.&quot;)*10^NUMBERVALUE(RIGHT([.B72];3))" office:value-type="float" office:value="1.04" calcext:value-type="float">
            <text:p>1,04</text:p>
          </table:table-cell>
          <table:table-cell table:formula="of:=NUMBERVALUE(LEFT([.C72];4);&quot;.&quot;)*10^NUMBERVALUE(RIGHT([.C72];3))"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-4.60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4.00e-02</text:p>
          </table:table-cell>
          <table:table-cell table:formula="of:=NUMBERVALUE(LEFT([.A73];5);&quot;.&quot;)*10^NUMBERVALUE(RIGHT([.A73];3))" office:value-type="float" office:value="-0.0046" calcext:value-type="float">
            <text:p>-0,0046</text:p>
          </table:table-cell>
          <table:table-cell table:formula="of:=NUMBERVALUE(LEFT([.B73];4);&quot;.&quot;)*10^NUMBERVALUE(RIGHT([.B73];3))" office:value-type="float" office:value="1" calcext:value-type="float">
            <text:p>1</text:p>
          </table:table-cell>
          <table:table-cell table:formula="of:=NUMBERVALUE(LEFT([.C73];4);&quot;.&quot;)*10^NUMBERVALUE(RIGHT([.C73];3))"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-4.58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4.00e-02</text:p>
          </table:table-cell>
          <table:table-cell table:formula="of:=NUMBERVALUE(LEFT([.A74];5);&quot;.&quot;)*10^NUMBERVALUE(RIGHT([.A74];3))" office:value-type="float" office:value="-0.00458" calcext:value-type="float">
            <text:p>-0,00458</text:p>
          </table:table-cell>
          <table:table-cell table:formula="of:=NUMBERVALUE(LEFT([.B74];4);&quot;.&quot;)*10^NUMBERVALUE(RIGHT([.B74];3))" office:value-type="float" office:value="1" calcext:value-type="float">
            <text:p>1</text:p>
          </table:table-cell>
          <table:table-cell table:formula="of:=NUMBERVALUE(LEFT([.C74];4);&quot;.&quot;)*10^NUMBERVALUE(RIGHT([.C74];3))"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-4.56e-03</text:p>
          </table:table-cell>
          <table:table-cell office:value-type="string" calcext:value-type="string">
            <text:p>1.04e+00</text:p>
          </table:table-cell>
          <table:table-cell office:value-type="string" calcext:value-type="string">
            <text:p>6.00e-02</text:p>
          </table:table-cell>
          <table:table-cell table:formula="of:=NUMBERVALUE(LEFT([.A75];5);&quot;.&quot;)*10^NUMBERVALUE(RIGHT([.A75];3))" office:value-type="float" office:value="-0.00456" calcext:value-type="float">
            <text:p>-0,00456</text:p>
          </table:table-cell>
          <table:table-cell table:formula="of:=NUMBERVALUE(LEFT([.B75];4);&quot;.&quot;)*10^NUMBERVALUE(RIGHT([.B75];3))" office:value-type="float" office:value="1.04" calcext:value-type="float">
            <text:p>1,04</text:p>
          </table:table-cell>
          <table:table-cell table:formula="of:=NUMBERVALUE(LEFT([.C75];4);&quot;.&quot;)*10^NUMBERVALUE(RIGHT([.C75];3))"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-4.54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6.00e-02</text:p>
          </table:table-cell>
          <table:table-cell table:formula="of:=NUMBERVALUE(LEFT([.A76];5);&quot;.&quot;)*10^NUMBERVALUE(RIGHT([.A76];3))" office:value-type="float" office:value="-0.00454" calcext:value-type="float">
            <text:p>-0,00454</text:p>
          </table:table-cell>
          <table:table-cell table:formula="of:=NUMBERVALUE(LEFT([.B76];4);&quot;.&quot;)*10^NUMBERVALUE(RIGHT([.B76];3))" office:value-type="float" office:value="1" calcext:value-type="float">
            <text:p>1</text:p>
          </table:table-cell>
          <table:table-cell table:formula="of:=NUMBERVALUE(LEFT([.C76];4);&quot;.&quot;)*10^NUMBERVALUE(RIGHT([.C76];3))"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-4.52e-03</text:p>
          </table:table-cell>
          <table:table-cell office:value-type="string" calcext:value-type="string">
            <text:p>1.04e+00</text:p>
          </table:table-cell>
          <table:table-cell office:value-type="string" calcext:value-type="string">
            <text:p>6.00e-02</text:p>
          </table:table-cell>
          <table:table-cell table:formula="of:=NUMBERVALUE(LEFT([.A77];5);&quot;.&quot;)*10^NUMBERVALUE(RIGHT([.A77];3))" office:value-type="float" office:value="-0.00452" calcext:value-type="float">
            <text:p>-0,00452</text:p>
          </table:table-cell>
          <table:table-cell table:formula="of:=NUMBERVALUE(LEFT([.B77];4);&quot;.&quot;)*10^NUMBERVALUE(RIGHT([.B77];3))" office:value-type="float" office:value="1.04" calcext:value-type="float">
            <text:p>1,04</text:p>
          </table:table-cell>
          <table:table-cell table:formula="of:=NUMBERVALUE(LEFT([.C77];4);&quot;.&quot;)*10^NUMBERVALUE(RIGHT([.C77];3))"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-4.50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7.99e-02</text:p>
          </table:table-cell>
          <table:table-cell table:formula="of:=NUMBERVALUE(LEFT([.A78];5);&quot;.&quot;)*10^NUMBERVALUE(RIGHT([.A78];3))" office:value-type="float" office:value="-0.0045" calcext:value-type="float">
            <text:p>-0,0045</text:p>
          </table:table-cell>
          <table:table-cell table:formula="of:=NUMBERVALUE(LEFT([.B78];4);&quot;.&quot;)*10^NUMBERVALUE(RIGHT([.B78];3))" office:value-type="float" office:value="1" calcext:value-type="float">
            <text:p>1</text:p>
          </table:table-cell>
          <table:table-cell table:formula="of:=NUMBERVALUE(LEFT([.C78];4);&quot;.&quot;)*10^NUMBERVALUE(RIGHT([.C78];3))" office:value-type="float" office:value="0.0799" calcext:value-type="float">
            <text:p>0,0799</text:p>
          </table:table-cell>
        </table:table-row>
        <table:table-row table:style-name="ro1">
          <table:table-cell office:value-type="string" calcext:value-type="string">
            <text:p>-4.48e-03</text:p>
          </table:table-cell>
          <table:table-cell office:value-type="string" calcext:value-type="string">
            <text:p>1.04e+00</text:p>
          </table:table-cell>
          <table:table-cell office:value-type="string" calcext:value-type="string">
            <text:p>7.99e-02</text:p>
          </table:table-cell>
          <table:table-cell table:formula="of:=NUMBERVALUE(LEFT([.A79];5);&quot;.&quot;)*10^NUMBERVALUE(RIGHT([.A79];3))" office:value-type="float" office:value="-0.00448" calcext:value-type="float">
            <text:p>-0,00448</text:p>
          </table:table-cell>
          <table:table-cell table:formula="of:=NUMBERVALUE(LEFT([.B79];4);&quot;.&quot;)*10^NUMBERVALUE(RIGHT([.B79];3))" office:value-type="float" office:value="1.04" calcext:value-type="float">
            <text:p>1,04</text:p>
          </table:table-cell>
          <table:table-cell table:formula="of:=NUMBERVALUE(LEFT([.C79];4);&quot;.&quot;)*10^NUMBERVALUE(RIGHT([.C79];3))" office:value-type="float" office:value="0.0799" calcext:value-type="float">
            <text:p>0,0799</text:p>
          </table:table-cell>
        </table:table-row>
        <table:table-row table:style-name="ro1">
          <table:table-cell office:value-type="string" calcext:value-type="string">
            <text:p>-4.46e-03</text:p>
          </table:table-cell>
          <table:table-cell office:value-type="string" calcext:value-type="string">
            <text:p>1.04e+00</text:p>
          </table:table-cell>
          <table:table-cell office:value-type="string" calcext:value-type="string">
            <text:p>1.00e-01</text:p>
          </table:table-cell>
          <table:table-cell table:formula="of:=NUMBERVALUE(LEFT([.A80];5);&quot;.&quot;)*10^NUMBERVALUE(RIGHT([.A80];3))" office:value-type="float" office:value="-0.00446" calcext:value-type="float">
            <text:p>-0,00446</text:p>
          </table:table-cell>
          <table:table-cell table:formula="of:=NUMBERVALUE(LEFT([.B80];4);&quot;.&quot;)*10^NUMBERVALUE(RIGHT([.B80];3))" office:value-type="float" office:value="1.04" calcext:value-type="float">
            <text:p>1,04</text:p>
          </table:table-cell>
          <table:table-cell table:formula="of:=NUMBERVALUE(LEFT([.C80];4);&quot;.&quot;)*10^NUMBERVALUE(RIGHT([.C80];3))"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-4.44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1.20e-01</text:p>
          </table:table-cell>
          <table:table-cell table:formula="of:=NUMBERVALUE(LEFT([.A81];5);&quot;.&quot;)*10^NUMBERVALUE(RIGHT([.A81];3))" office:value-type="float" office:value="-0.00444" calcext:value-type="float">
            <text:p>-0,00444</text:p>
          </table:table-cell>
          <table:table-cell table:formula="of:=NUMBERVALUE(LEFT([.B81];4);&quot;.&quot;)*10^NUMBERVALUE(RIGHT([.B81];3))" office:value-type="float" office:value="1" calcext:value-type="float">
            <text:p>1</text:p>
          </table:table-cell>
          <table:table-cell table:formula="of:=NUMBERVALUE(LEFT([.C81];4);&quot;.&quot;)*10^NUMBERVALUE(RIGHT([.C81];3))"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-4.42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1.40e-01</text:p>
          </table:table-cell>
          <table:table-cell table:formula="of:=NUMBERVALUE(LEFT([.A82];5);&quot;.&quot;)*10^NUMBERVALUE(RIGHT([.A82];3))" office:value-type="float" office:value="-0.00442" calcext:value-type="float">
            <text:p>-0,00442</text:p>
          </table:table-cell>
          <table:table-cell table:formula="of:=NUMBERVALUE(LEFT([.B82];4);&quot;.&quot;)*10^NUMBERVALUE(RIGHT([.B82];3))" office:value-type="float" office:value="1" calcext:value-type="float">
            <text:p>1</text:p>
          </table:table-cell>
          <table:table-cell table:formula="of:=NUMBERVALUE(LEFT([.C82];4);&quot;.&quot;)*10^NUMBERVALUE(RIGHT([.C82];3))"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-4.40e-03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1.20e-01</text:p>
          </table:table-cell>
          <table:table-cell table:formula="of:=NUMBERVALUE(LEFT([.A83];5);&quot;.&quot;)*10^NUMBERVALUE(RIGHT([.A83];3))" office:value-type="float" office:value="-0.0044" calcext:value-type="float">
            <text:p>-0,0044</text:p>
          </table:table-cell>
          <table:table-cell table:formula="of:=NUMBERVALUE(LEFT([.B83];4);&quot;.&quot;)*10^NUMBERVALUE(RIGHT([.B83];3))" office:value-type="float" office:value="0.96" calcext:value-type="float">
            <text:p>0,96</text:p>
          </table:table-cell>
          <table:table-cell table:formula="of:=NUMBERVALUE(LEFT([.C83];4);&quot;.&quot;)*10^NUMBERVALUE(RIGHT([.C83];3))"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-4.38e-03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1.40e-01</text:p>
          </table:table-cell>
          <table:table-cell table:formula="of:=NUMBERVALUE(LEFT([.A84];5);&quot;.&quot;)*10^NUMBERVALUE(RIGHT([.A84];3))" office:value-type="float" office:value="-0.00438" calcext:value-type="float">
            <text:p>-0,00438</text:p>
          </table:table-cell>
          <table:table-cell table:formula="of:=NUMBERVALUE(LEFT([.B84];4);&quot;.&quot;)*10^NUMBERVALUE(RIGHT([.B84];3))" office:value-type="float" office:value="0.96" calcext:value-type="float">
            <text:p>0,96</text:p>
          </table:table-cell>
          <table:table-cell table:formula="of:=NUMBERVALUE(LEFT([.C84];4);&quot;.&quot;)*10^NUMBERVALUE(RIGHT([.C84];3))"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-4.36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1.60e-01</text:p>
          </table:table-cell>
          <table:table-cell table:formula="of:=NUMBERVALUE(LEFT([.A85];5);&quot;.&quot;)*10^NUMBERVALUE(RIGHT([.A85];3))" office:value-type="float" office:value="-0.00436" calcext:value-type="float">
            <text:p>-0,00436</text:p>
          </table:table-cell>
          <table:table-cell table:formula="of:=NUMBERVALUE(LEFT([.B85];4);&quot;.&quot;)*10^NUMBERVALUE(RIGHT([.B85];3))" office:value-type="float" office:value="1" calcext:value-type="float">
            <text:p>1</text:p>
          </table:table-cell>
          <table:table-cell table:formula="of:=NUMBERVALUE(LEFT([.C85];4);&quot;.&quot;)*10^NUMBERVALUE(RIGHT([.C85];3))"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-4.34e-03</text:p>
          </table:table-cell>
          <table:table-cell office:value-type="string" calcext:value-type="string">
            <text:p>1.04e+00</text:p>
          </table:table-cell>
          <table:table-cell office:value-type="string" calcext:value-type="string">
            <text:p>1.40e-01</text:p>
          </table:table-cell>
          <table:table-cell table:formula="of:=NUMBERVALUE(LEFT([.A86];5);&quot;.&quot;)*10^NUMBERVALUE(RIGHT([.A86];3))" office:value-type="float" office:value="-0.00434" calcext:value-type="float">
            <text:p>-0,00434</text:p>
          </table:table-cell>
          <table:table-cell table:formula="of:=NUMBERVALUE(LEFT([.B86];4);&quot;.&quot;)*10^NUMBERVALUE(RIGHT([.B86];3))" office:value-type="float" office:value="1.04" calcext:value-type="float">
            <text:p>1,04</text:p>
          </table:table-cell>
          <table:table-cell table:formula="of:=NUMBERVALUE(LEFT([.C86];4);&quot;.&quot;)*10^NUMBERVALUE(RIGHT([.C86];3))"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-4.32e-03</text:p>
          </table:table-cell>
          <table:table-cell office:value-type="string" calcext:value-type="string">
            <text:p>1.04e+00</text:p>
          </table:table-cell>
          <table:table-cell office:value-type="string" calcext:value-type="string">
            <text:p>1.60e-01</text:p>
          </table:table-cell>
          <table:table-cell table:formula="of:=NUMBERVALUE(LEFT([.A87];5);&quot;.&quot;)*10^NUMBERVALUE(RIGHT([.A87];3))" office:value-type="float" office:value="-0.00432" calcext:value-type="float">
            <text:p>-0,00432</text:p>
          </table:table-cell>
          <table:table-cell table:formula="of:=NUMBERVALUE(LEFT([.B87];4);&quot;.&quot;)*10^NUMBERVALUE(RIGHT([.B87];3))" office:value-type="float" office:value="1.04" calcext:value-type="float">
            <text:p>1,04</text:p>
          </table:table-cell>
          <table:table-cell table:formula="of:=NUMBERVALUE(LEFT([.C87];4);&quot;.&quot;)*10^NUMBERVALUE(RIGHT([.C87];3))"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-4.30e-03</text:p>
          </table:table-cell>
          <table:table-cell office:value-type="string" calcext:value-type="string">
            <text:p>1.04e+00</text:p>
          </table:table-cell>
          <table:table-cell office:value-type="string" calcext:value-type="string">
            <text:p>1.80e-01</text:p>
          </table:table-cell>
          <table:table-cell table:formula="of:=NUMBERVALUE(LEFT([.A88];5);&quot;.&quot;)*10^NUMBERVALUE(RIGHT([.A88];3))" office:value-type="float" office:value="-0.0043" calcext:value-type="float">
            <text:p>-0,0043</text:p>
          </table:table-cell>
          <table:table-cell table:formula="of:=NUMBERVALUE(LEFT([.B88];4);&quot;.&quot;)*10^NUMBERVALUE(RIGHT([.B88];3))" office:value-type="float" office:value="1.04" calcext:value-type="float">
            <text:p>1,04</text:p>
          </table:table-cell>
          <table:table-cell table:formula="of:=NUMBERVALUE(LEFT([.C88];4);&quot;.&quot;)*10^NUMBERVALUE(RIGHT([.C88];3))"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-4.28e-03</text:p>
          </table:table-cell>
          <table:table-cell office:value-type="string" calcext:value-type="string">
            <text:p>1.04e+00</text:p>
          </table:table-cell>
          <table:table-cell office:value-type="string" calcext:value-type="string">
            <text:p>2.00e-01</text:p>
          </table:table-cell>
          <table:table-cell table:formula="of:=NUMBERVALUE(LEFT([.A89];5);&quot;.&quot;)*10^NUMBERVALUE(RIGHT([.A89];3))" office:value-type="float" office:value="-0.00428" calcext:value-type="float">
            <text:p>-0,00428</text:p>
          </table:table-cell>
          <table:table-cell table:formula="of:=NUMBERVALUE(LEFT([.B89];4);&quot;.&quot;)*10^NUMBERVALUE(RIGHT([.B89];3))" office:value-type="float" office:value="1.04" calcext:value-type="float">
            <text:p>1,04</text:p>
          </table:table-cell>
          <table:table-cell table:formula="of:=NUMBERVALUE(LEFT([.C89];4);&quot;.&quot;)*10^NUMBERVALUE(RIGHT([.C89];3))"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-4.26e-03</text:p>
          </table:table-cell>
          <table:table-cell office:value-type="string" calcext:value-type="string">
            <text:p>1.04e+00</text:p>
          </table:table-cell>
          <table:table-cell office:value-type="string" calcext:value-type="string">
            <text:p>2.00e-01</text:p>
          </table:table-cell>
          <table:table-cell table:formula="of:=NUMBERVALUE(LEFT([.A90];5);&quot;.&quot;)*10^NUMBERVALUE(RIGHT([.A90];3))" office:value-type="float" office:value="-0.00426" calcext:value-type="float">
            <text:p>-0,00426</text:p>
          </table:table-cell>
          <table:table-cell table:formula="of:=NUMBERVALUE(LEFT([.B90];4);&quot;.&quot;)*10^NUMBERVALUE(RIGHT([.B90];3))" office:value-type="float" office:value="1.04" calcext:value-type="float">
            <text:p>1,04</text:p>
          </table:table-cell>
          <table:table-cell table:formula="of:=NUMBERVALUE(LEFT([.C90];4);&quot;.&quot;)*10^NUMBERVALUE(RIGHT([.C90];3))"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-4.24e-03</text:p>
          </table:table-cell>
          <table:table-cell office:value-type="string" calcext:value-type="string">
            <text:p>1.04e+00</text:p>
          </table:table-cell>
          <table:table-cell office:value-type="string" calcext:value-type="string">
            <text:p>2.20e-01</text:p>
          </table:table-cell>
          <table:table-cell table:formula="of:=NUMBERVALUE(LEFT([.A91];5);&quot;.&quot;)*10^NUMBERVALUE(RIGHT([.A91];3))" office:value-type="float" office:value="-0.00424" calcext:value-type="float">
            <text:p>-0,00424</text:p>
          </table:table-cell>
          <table:table-cell table:formula="of:=NUMBERVALUE(LEFT([.B91];4);&quot;.&quot;)*10^NUMBERVALUE(RIGHT([.B91];3))" office:value-type="float" office:value="1.04" calcext:value-type="float">
            <text:p>1,04</text:p>
          </table:table-cell>
          <table:table-cell table:formula="of:=NUMBERVALUE(LEFT([.C91];4);&quot;.&quot;)*10^NUMBERVALUE(RIGHT([.C91];3))"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-4.22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2.20e-01</text:p>
          </table:table-cell>
          <table:table-cell table:formula="of:=NUMBERVALUE(LEFT([.A92];5);&quot;.&quot;)*10^NUMBERVALUE(RIGHT([.A92];3))" office:value-type="float" office:value="-0.00422" calcext:value-type="float">
            <text:p>-0,00422</text:p>
          </table:table-cell>
          <table:table-cell table:formula="of:=NUMBERVALUE(LEFT([.B92];4);&quot;.&quot;)*10^NUMBERVALUE(RIGHT([.B92];3))" office:value-type="float" office:value="1" calcext:value-type="float">
            <text:p>1</text:p>
          </table:table-cell>
          <table:table-cell table:formula="of:=NUMBERVALUE(LEFT([.C92];4);&quot;.&quot;)*10^NUMBERVALUE(RIGHT([.C92];3))"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-4.20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2.20e-01</text:p>
          </table:table-cell>
          <table:table-cell table:formula="of:=NUMBERVALUE(LEFT([.A93];5);&quot;.&quot;)*10^NUMBERVALUE(RIGHT([.A93];3))" office:value-type="float" office:value="-0.0042" calcext:value-type="float">
            <text:p>-0,0042</text:p>
          </table:table-cell>
          <table:table-cell table:formula="of:=NUMBERVALUE(LEFT([.B93];4);&quot;.&quot;)*10^NUMBERVALUE(RIGHT([.B93];3))" office:value-type="float" office:value="1" calcext:value-type="float">
            <text:p>1</text:p>
          </table:table-cell>
          <table:table-cell table:formula="of:=NUMBERVALUE(LEFT([.C93];4);&quot;.&quot;)*10^NUMBERVALUE(RIGHT([.C93];3))"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-4.18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2.40e-01</text:p>
          </table:table-cell>
          <table:table-cell table:formula="of:=NUMBERVALUE(LEFT([.A94];5);&quot;.&quot;)*10^NUMBERVALUE(RIGHT([.A94];3))" office:value-type="float" office:value="-0.00418" calcext:value-type="float">
            <text:p>-0,00418</text:p>
          </table:table-cell>
          <table:table-cell table:formula="of:=NUMBERVALUE(LEFT([.B94];4);&quot;.&quot;)*10^NUMBERVALUE(RIGHT([.B94];3))" office:value-type="float" office:value="1" calcext:value-type="float">
            <text:p>1</text:p>
          </table:table-cell>
          <table:table-cell table:formula="of:=NUMBERVALUE(LEFT([.C94];4);&quot;.&quot;)*10^NUMBERVALUE(RIGHT([.C94];3))" office:value-type="float" office:value="0.24" calcext:value-type="float">
            <text:p>0,24</text:p>
          </table:table-cell>
        </table:table-row>
        <table:table-row table:style-name="ro1">
          <table:table-cell office:value-type="string" calcext:value-type="string">
            <text:p>-4.16e-03</text:p>
          </table:table-cell>
          <table:table-cell office:value-type="string" calcext:value-type="string">
            <text:p>1.04e+00</text:p>
          </table:table-cell>
          <table:table-cell office:value-type="string" calcext:value-type="string">
            <text:p>2.60e-01</text:p>
          </table:table-cell>
          <table:table-cell table:formula="of:=NUMBERVALUE(LEFT([.A95];5);&quot;.&quot;)*10^NUMBERVALUE(RIGHT([.A95];3))" office:value-type="float" office:value="-0.00416" calcext:value-type="float">
            <text:p>-0,00416</text:p>
          </table:table-cell>
          <table:table-cell table:formula="of:=NUMBERVALUE(LEFT([.B95];4);&quot;.&quot;)*10^NUMBERVALUE(RIGHT([.B95];3))" office:value-type="float" office:value="1.04" calcext:value-type="float">
            <text:p>1,04</text:p>
          </table:table-cell>
          <table:table-cell table:formula="of:=NUMBERVALUE(LEFT([.C95];4);&quot;.&quot;)*10^NUMBERVALUE(RIGHT([.C95];3))" office:value-type="float" office:value="0.26" calcext:value-type="float">
            <text:p>0,26</text:p>
          </table:table-cell>
        </table:table-row>
        <table:table-row table:style-name="ro1">
          <table:table-cell office:value-type="string" calcext:value-type="string">
            <text:p>-4.14e-03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2.60e-01</text:p>
          </table:table-cell>
          <table:table-cell table:formula="of:=NUMBERVALUE(LEFT([.A96];5);&quot;.&quot;)*10^NUMBERVALUE(RIGHT([.A96];3))" office:value-type="float" office:value="-0.00414" calcext:value-type="float">
            <text:p>-0,00414</text:p>
          </table:table-cell>
          <table:table-cell table:formula="of:=NUMBERVALUE(LEFT([.B96];4);&quot;.&quot;)*10^NUMBERVALUE(RIGHT([.B96];3))" office:value-type="float" office:value="0.96" calcext:value-type="float">
            <text:p>0,96</text:p>
          </table:table-cell>
          <table:table-cell table:formula="of:=NUMBERVALUE(LEFT([.C96];4);&quot;.&quot;)*10^NUMBERVALUE(RIGHT([.C96];3))" office:value-type="float" office:value="0.26" calcext:value-type="float">
            <text:p>0,26</text:p>
          </table:table-cell>
        </table:table-row>
        <table:table-row table:style-name="ro1">
          <table:table-cell office:value-type="string" calcext:value-type="string">
            <text:p>-4.12e-03</text:p>
          </table:table-cell>
          <table:table-cell office:value-type="string" calcext:value-type="string">
            <text:p>1.04e+00</text:p>
          </table:table-cell>
          <table:table-cell office:value-type="string" calcext:value-type="string">
            <text:p>2.80e-01</text:p>
          </table:table-cell>
          <table:table-cell table:formula="of:=NUMBERVALUE(LEFT([.A97];5);&quot;.&quot;)*10^NUMBERVALUE(RIGHT([.A97];3))" office:value-type="float" office:value="-0.00412" calcext:value-type="float">
            <text:p>-0,00412</text:p>
          </table:table-cell>
          <table:table-cell table:formula="of:=NUMBERVALUE(LEFT([.B97];4);&quot;.&quot;)*10^NUMBERVALUE(RIGHT([.B97];3))" office:value-type="float" office:value="1.04" calcext:value-type="float">
            <text:p>1,04</text:p>
          </table:table-cell>
          <table:table-cell table:formula="of:=NUMBERVALUE(LEFT([.C97];4);&quot;.&quot;)*10^NUMBERVALUE(RIGHT([.C97];3))" office:value-type="float" office:value="0.28" calcext:value-type="float">
            <text:p>0,28</text:p>
          </table:table-cell>
        </table:table-row>
        <table:table-row table:style-name="ro1">
          <table:table-cell office:value-type="string" calcext:value-type="string">
            <text:p>-4.10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2.80e-01</text:p>
          </table:table-cell>
          <table:table-cell table:formula="of:=NUMBERVALUE(LEFT([.A98];5);&quot;.&quot;)*10^NUMBERVALUE(RIGHT([.A98];3))" office:value-type="float" office:value="-0.0041" calcext:value-type="float">
            <text:p>-0,0041</text:p>
          </table:table-cell>
          <table:table-cell table:formula="of:=NUMBERVALUE(LEFT([.B98];4);&quot;.&quot;)*10^NUMBERVALUE(RIGHT([.B98];3))" office:value-type="float" office:value="1" calcext:value-type="float">
            <text:p>1</text:p>
          </table:table-cell>
          <table:table-cell table:formula="of:=NUMBERVALUE(LEFT([.C98];4);&quot;.&quot;)*10^NUMBERVALUE(RIGHT([.C98];3))" office:value-type="float" office:value="0.28" calcext:value-type="float">
            <text:p>0,28</text:p>
          </table:table-cell>
        </table:table-row>
        <table:table-row table:style-name="ro1">
          <table:table-cell office:value-type="string" calcext:value-type="string">
            <text:p>-4.08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2.80e-01</text:p>
          </table:table-cell>
          <table:table-cell table:formula="of:=NUMBERVALUE(LEFT([.A99];5);&quot;.&quot;)*10^NUMBERVALUE(RIGHT([.A99];3))" office:value-type="float" office:value="-0.00408" calcext:value-type="float">
            <text:p>-0,00408</text:p>
          </table:table-cell>
          <table:table-cell table:formula="of:=NUMBERVALUE(LEFT([.B99];4);&quot;.&quot;)*10^NUMBERVALUE(RIGHT([.B99];3))" office:value-type="float" office:value="1" calcext:value-type="float">
            <text:p>1</text:p>
          </table:table-cell>
          <table:table-cell table:formula="of:=NUMBERVALUE(LEFT([.C99];4);&quot;.&quot;)*10^NUMBERVALUE(RIGHT([.C99];3))" office:value-type="float" office:value="0.28" calcext:value-type="float">
            <text:p>0,28</text:p>
          </table:table-cell>
        </table:table-row>
        <table:table-row table:style-name="ro1">
          <table:table-cell office:value-type="string" calcext:value-type="string">
            <text:p>-4.06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3.20e-01</text:p>
          </table:table-cell>
          <table:table-cell table:formula="of:=NUMBERVALUE(LEFT([.A100];5);&quot;.&quot;)*10^NUMBERVALUE(RIGHT([.A100];3))" office:value-type="float" office:value="-0.00406" calcext:value-type="float">
            <text:p>-0,00406</text:p>
          </table:table-cell>
          <table:table-cell table:formula="of:=NUMBERVALUE(LEFT([.B100];4);&quot;.&quot;)*10^NUMBERVALUE(RIGHT([.B100];3))" office:value-type="float" office:value="1" calcext:value-type="float">
            <text:p>1</text:p>
          </table:table-cell>
          <table:table-cell table:formula="of:=NUMBERVALUE(LEFT([.C100];4);&quot;.&quot;)*10^NUMBERVALUE(RIGHT([.C100];3))" office:value-type="float" office:value="0.32" calcext:value-type="float">
            <text:p>0,32</text:p>
          </table:table-cell>
        </table:table-row>
        <table:table-row table:style-name="ro1">
          <table:table-cell office:value-type="string" calcext:value-type="string">
            <text:p>-4.04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3.00e-01</text:p>
          </table:table-cell>
          <table:table-cell table:formula="of:=NUMBERVALUE(LEFT([.A101];5);&quot;.&quot;)*10^NUMBERVALUE(RIGHT([.A101];3))" office:value-type="float" office:value="-0.00404" calcext:value-type="float">
            <text:p>-0,00404</text:p>
          </table:table-cell>
          <table:table-cell table:formula="of:=NUMBERVALUE(LEFT([.B101];4);&quot;.&quot;)*10^NUMBERVALUE(RIGHT([.B101];3))" office:value-type="float" office:value="1" calcext:value-type="float">
            <text:p>1</text:p>
          </table:table-cell>
          <table:table-cell table:formula="of:=NUMBERVALUE(LEFT([.C101];4);&quot;.&quot;)*10^NUMBERVALUE(RIGHT([.C101];3))"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-4.02e-03</text:p>
          </table:table-cell>
          <table:table-cell office:value-type="string" calcext:value-type="string">
            <text:p>1.04e+00</text:p>
          </table:table-cell>
          <table:table-cell office:value-type="string" calcext:value-type="string">
            <text:p>3.20e-01</text:p>
          </table:table-cell>
          <table:table-cell table:formula="of:=NUMBERVALUE(LEFT([.A102];5);&quot;.&quot;)*10^NUMBERVALUE(RIGHT([.A102];3))" office:value-type="float" office:value="-0.00402" calcext:value-type="float">
            <text:p>-0,00402</text:p>
          </table:table-cell>
          <table:table-cell table:formula="of:=NUMBERVALUE(LEFT([.B102];4);&quot;.&quot;)*10^NUMBERVALUE(RIGHT([.B102];3))" office:value-type="float" office:value="1.04" calcext:value-type="float">
            <text:p>1,04</text:p>
          </table:table-cell>
          <table:table-cell table:formula="of:=NUMBERVALUE(LEFT([.C102];4);&quot;.&quot;)*10^NUMBERVALUE(RIGHT([.C102];3))" office:value-type="float" office:value="0.32" calcext:value-type="float">
            <text:p>0,32</text:p>
          </table:table-cell>
        </table:table-row>
        <table:table-row table:style-name="ro1">
          <table:table-cell office:value-type="string" calcext:value-type="string">
            <text:p>-4.00e-03</text:p>
          </table:table-cell>
          <table:table-cell office:value-type="string" calcext:value-type="string">
            <text:p>1.04e+00</text:p>
          </table:table-cell>
          <table:table-cell office:value-type="string" calcext:value-type="string">
            <text:p>3.40e-01</text:p>
          </table:table-cell>
          <table:table-cell table:formula="of:=NUMBERVALUE(LEFT([.A103];5);&quot;.&quot;)*10^NUMBERVALUE(RIGHT([.A103];3))" office:value-type="float" office:value="-0.004" calcext:value-type="float">
            <text:p>-0,004</text:p>
          </table:table-cell>
          <table:table-cell table:formula="of:=NUMBERVALUE(LEFT([.B103];4);&quot;.&quot;)*10^NUMBERVALUE(RIGHT([.B103];3))" office:value-type="float" office:value="1.04" calcext:value-type="float">
            <text:p>1,04</text:p>
          </table:table-cell>
          <table:table-cell table:formula="of:=NUMBERVALUE(LEFT([.C103];4);&quot;.&quot;)*10^NUMBERVALUE(RIGHT([.C103];3))" office:value-type="float" office:value="0.34" calcext:value-type="float">
            <text:p>0,34</text:p>
          </table:table-cell>
        </table:table-row>
        <table:table-row table:style-name="ro1">
          <table:table-cell office:value-type="string" calcext:value-type="string">
            <text:p>-3.98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3.40e-01</text:p>
          </table:table-cell>
          <table:table-cell table:formula="of:=NUMBERVALUE(LEFT([.A104];5);&quot;.&quot;)*10^NUMBERVALUE(RIGHT([.A104];3))" office:value-type="float" office:value="-0.00398" calcext:value-type="float">
            <text:p>-0,00398</text:p>
          </table:table-cell>
          <table:table-cell table:formula="of:=NUMBERVALUE(LEFT([.B104];4);&quot;.&quot;)*10^NUMBERVALUE(RIGHT([.B104];3))" office:value-type="float" office:value="1" calcext:value-type="float">
            <text:p>1</text:p>
          </table:table-cell>
          <table:table-cell table:formula="of:=NUMBERVALUE(LEFT([.C104];4);&quot;.&quot;)*10^NUMBERVALUE(RIGHT([.C104];3))" office:value-type="float" office:value="0.34" calcext:value-type="float">
            <text:p>0,34</text:p>
          </table:table-cell>
        </table:table-row>
        <table:table-row table:style-name="ro1">
          <table:table-cell office:value-type="string" calcext:value-type="string">
            <text:p>-3.96e-03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3.40e-01</text:p>
          </table:table-cell>
          <table:table-cell table:formula="of:=NUMBERVALUE(LEFT([.A105];5);&quot;.&quot;)*10^NUMBERVALUE(RIGHT([.A105];3))" office:value-type="float" office:value="-0.00396" calcext:value-type="float">
            <text:p>-0,00396</text:p>
          </table:table-cell>
          <table:table-cell table:formula="of:=NUMBERVALUE(LEFT([.B105];4);&quot;.&quot;)*10^NUMBERVALUE(RIGHT([.B105];3))" office:value-type="float" office:value="0.96" calcext:value-type="float">
            <text:p>0,96</text:p>
          </table:table-cell>
          <table:table-cell table:formula="of:=NUMBERVALUE(LEFT([.C105];4);&quot;.&quot;)*10^NUMBERVALUE(RIGHT([.C105];3))" office:value-type="float" office:value="0.34" calcext:value-type="float">
            <text:p>0,34</text:p>
          </table:table-cell>
        </table:table-row>
        <table:table-row table:style-name="ro1">
          <table:table-cell office:value-type="string" calcext:value-type="string">
            <text:p>-3.94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3.60e-01</text:p>
          </table:table-cell>
          <table:table-cell table:formula="of:=NUMBERVALUE(LEFT([.A106];5);&quot;.&quot;)*10^NUMBERVALUE(RIGHT([.A106];3))" office:value-type="float" office:value="-0.00394" calcext:value-type="float">
            <text:p>-0,00394</text:p>
          </table:table-cell>
          <table:table-cell table:formula="of:=NUMBERVALUE(LEFT([.B106];4);&quot;.&quot;)*10^NUMBERVALUE(RIGHT([.B106];3))" office:value-type="float" office:value="1" calcext:value-type="float">
            <text:p>1</text:p>
          </table:table-cell>
          <table:table-cell table:formula="of:=NUMBERVALUE(LEFT([.C106];4);&quot;.&quot;)*10^NUMBERVALUE(RIGHT([.C106];3))" office:value-type="float" office:value="0.36" calcext:value-type="float">
            <text:p>0,36</text:p>
          </table:table-cell>
        </table:table-row>
        <table:table-row table:style-name="ro1">
          <table:table-cell office:value-type="string" calcext:value-type="string">
            <text:p>-3.92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3.60e-01</text:p>
          </table:table-cell>
          <table:table-cell table:formula="of:=NUMBERVALUE(LEFT([.A107];5);&quot;.&quot;)*10^NUMBERVALUE(RIGHT([.A107];3))" office:value-type="float" office:value="-0.00392" calcext:value-type="float">
            <text:p>-0,00392</text:p>
          </table:table-cell>
          <table:table-cell table:formula="of:=NUMBERVALUE(LEFT([.B107];4);&quot;.&quot;)*10^NUMBERVALUE(RIGHT([.B107];3))" office:value-type="float" office:value="1" calcext:value-type="float">
            <text:p>1</text:p>
          </table:table-cell>
          <table:table-cell table:formula="of:=NUMBERVALUE(LEFT([.C107];4);&quot;.&quot;)*10^NUMBERVALUE(RIGHT([.C107];3))" office:value-type="float" office:value="0.36" calcext:value-type="float">
            <text:p>0,36</text:p>
          </table:table-cell>
        </table:table-row>
        <table:table-row table:style-name="ro1">
          <table:table-cell office:value-type="string" calcext:value-type="string">
            <text:p>-3.90e-03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3.60e-01</text:p>
          </table:table-cell>
          <table:table-cell table:formula="of:=NUMBERVALUE(LEFT([.A108];5);&quot;.&quot;)*10^NUMBERVALUE(RIGHT([.A108];3))" office:value-type="float" office:value="-0.0039" calcext:value-type="float">
            <text:p>-0,0039</text:p>
          </table:table-cell>
          <table:table-cell table:formula="of:=NUMBERVALUE(LEFT([.B108];4);&quot;.&quot;)*10^NUMBERVALUE(RIGHT([.B108];3))" office:value-type="float" office:value="0.96" calcext:value-type="float">
            <text:p>0,96</text:p>
          </table:table-cell>
          <table:table-cell table:formula="of:=NUMBERVALUE(LEFT([.C108];4);&quot;.&quot;)*10^NUMBERVALUE(RIGHT([.C108];3))" office:value-type="float" office:value="0.36" calcext:value-type="float">
            <text:p>0,36</text:p>
          </table:table-cell>
        </table:table-row>
        <table:table-row table:style-name="ro1">
          <table:table-cell office:value-type="string" calcext:value-type="string">
            <text:p>-3.88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3.60e-01</text:p>
          </table:table-cell>
          <table:table-cell table:formula="of:=NUMBERVALUE(LEFT([.A109];5);&quot;.&quot;)*10^NUMBERVALUE(RIGHT([.A109];3))" office:value-type="float" office:value="-0.00388" calcext:value-type="float">
            <text:p>-0,00388</text:p>
          </table:table-cell>
          <table:table-cell table:formula="of:=NUMBERVALUE(LEFT([.B109];4);&quot;.&quot;)*10^NUMBERVALUE(RIGHT([.B109];3))" office:value-type="float" office:value="1" calcext:value-type="float">
            <text:p>1</text:p>
          </table:table-cell>
          <table:table-cell table:formula="of:=NUMBERVALUE(LEFT([.C109];4);&quot;.&quot;)*10^NUMBERVALUE(RIGHT([.C109];3))" office:value-type="float" office:value="0.36" calcext:value-type="float">
            <text:p>0,36</text:p>
          </table:table-cell>
        </table:table-row>
        <table:table-row table:style-name="ro1">
          <table:table-cell office:value-type="string" calcext:value-type="string">
            <text:p>-3.86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4.00e-01</text:p>
          </table:table-cell>
          <table:table-cell table:formula="of:=NUMBERVALUE(LEFT([.A110];5);&quot;.&quot;)*10^NUMBERVALUE(RIGHT([.A110];3))" office:value-type="float" office:value="-0.00386" calcext:value-type="float">
            <text:p>-0,00386</text:p>
          </table:table-cell>
          <table:table-cell table:formula="of:=NUMBERVALUE(LEFT([.B110];4);&quot;.&quot;)*10^NUMBERVALUE(RIGHT([.B110];3))" office:value-type="float" office:value="1" calcext:value-type="float">
            <text:p>1</text:p>
          </table:table-cell>
          <table:table-cell table:formula="of:=NUMBERVALUE(LEFT([.C110];4);&quot;.&quot;)*10^NUMBERVALUE(RIGHT([.C110];3))"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-3.84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3.80e-01</text:p>
          </table:table-cell>
          <table:table-cell table:formula="of:=NUMBERVALUE(LEFT([.A111];5);&quot;.&quot;)*10^NUMBERVALUE(RIGHT([.A111];3))" office:value-type="float" office:value="-0.00384" calcext:value-type="float">
            <text:p>-0,00384</text:p>
          </table:table-cell>
          <table:table-cell table:formula="of:=NUMBERVALUE(LEFT([.B111];4);&quot;.&quot;)*10^NUMBERVALUE(RIGHT([.B111];3))" office:value-type="float" office:value="1" calcext:value-type="float">
            <text:p>1</text:p>
          </table:table-cell>
          <table:table-cell table:formula="of:=NUMBERVALUE(LEFT([.C111];4);&quot;.&quot;)*10^NUMBERVALUE(RIGHT([.C111];3))"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-3.82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4.00e-01</text:p>
          </table:table-cell>
          <table:table-cell table:formula="of:=NUMBERVALUE(LEFT([.A112];5);&quot;.&quot;)*10^NUMBERVALUE(RIGHT([.A112];3))" office:value-type="float" office:value="-0.00382" calcext:value-type="float">
            <text:p>-0,00382</text:p>
          </table:table-cell>
          <table:table-cell table:formula="of:=NUMBERVALUE(LEFT([.B112];4);&quot;.&quot;)*10^NUMBERVALUE(RIGHT([.B112];3))" office:value-type="float" office:value="1" calcext:value-type="float">
            <text:p>1</text:p>
          </table:table-cell>
          <table:table-cell table:formula="of:=NUMBERVALUE(LEFT([.C112];4);&quot;.&quot;)*10^NUMBERVALUE(RIGHT([.C112];3))"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-3.80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4.00e-01</text:p>
          </table:table-cell>
          <table:table-cell table:formula="of:=NUMBERVALUE(LEFT([.A113];5);&quot;.&quot;)*10^NUMBERVALUE(RIGHT([.A113];3))" office:value-type="float" office:value="-0.0038" calcext:value-type="float">
            <text:p>-0,0038</text:p>
          </table:table-cell>
          <table:table-cell table:formula="of:=NUMBERVALUE(LEFT([.B113];4);&quot;.&quot;)*10^NUMBERVALUE(RIGHT([.B113];3))" office:value-type="float" office:value="1" calcext:value-type="float">
            <text:p>1</text:p>
          </table:table-cell>
          <table:table-cell table:formula="of:=NUMBERVALUE(LEFT([.C113];4);&quot;.&quot;)*10^NUMBERVALUE(RIGHT([.C113];3))"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-3.78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4.20e-01</text:p>
          </table:table-cell>
          <table:table-cell table:formula="of:=NUMBERVALUE(LEFT([.A114];5);&quot;.&quot;)*10^NUMBERVALUE(RIGHT([.A114];3))" office:value-type="float" office:value="-0.00378" calcext:value-type="float">
            <text:p>-0,00378</text:p>
          </table:table-cell>
          <table:table-cell table:formula="of:=NUMBERVALUE(LEFT([.B114];4);&quot;.&quot;)*10^NUMBERVALUE(RIGHT([.B114];3))" office:value-type="float" office:value="1" calcext:value-type="float">
            <text:p>1</text:p>
          </table:table-cell>
          <table:table-cell table:formula="of:=NUMBERVALUE(LEFT([.C114];4);&quot;.&quot;)*10^NUMBERVALUE(RIGHT([.C114];3))" office:value-type="float" office:value="0.42" calcext:value-type="float">
            <text:p>0,42</text:p>
          </table:table-cell>
        </table:table-row>
        <table:table-row table:style-name="ro1">
          <table:table-cell office:value-type="string" calcext:value-type="string">
            <text:p>-3.76e-03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4.20e-01</text:p>
          </table:table-cell>
          <table:table-cell table:formula="of:=NUMBERVALUE(LEFT([.A115];5);&quot;.&quot;)*10^NUMBERVALUE(RIGHT([.A115];3))" office:value-type="float" office:value="-0.00376" calcext:value-type="float">
            <text:p>-0,00376</text:p>
          </table:table-cell>
          <table:table-cell table:formula="of:=NUMBERVALUE(LEFT([.B115];4);&quot;.&quot;)*10^NUMBERVALUE(RIGHT([.B115];3))" office:value-type="float" office:value="0.96" calcext:value-type="float">
            <text:p>0,96</text:p>
          </table:table-cell>
          <table:table-cell table:formula="of:=NUMBERVALUE(LEFT([.C115];4);&quot;.&quot;)*10^NUMBERVALUE(RIGHT([.C115];3))" office:value-type="float" office:value="0.42" calcext:value-type="float">
            <text:p>0,42</text:p>
          </table:table-cell>
        </table:table-row>
        <table:table-row table:style-name="ro1">
          <table:table-cell office:value-type="string" calcext:value-type="string">
            <text:p>-3.74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4.20e-01</text:p>
          </table:table-cell>
          <table:table-cell table:formula="of:=NUMBERVALUE(LEFT([.A116];5);&quot;.&quot;)*10^NUMBERVALUE(RIGHT([.A116];3))" office:value-type="float" office:value="-0.00374" calcext:value-type="float">
            <text:p>-0,00374</text:p>
          </table:table-cell>
          <table:table-cell table:formula="of:=NUMBERVALUE(LEFT([.B116];4);&quot;.&quot;)*10^NUMBERVALUE(RIGHT([.B116];3))" office:value-type="float" office:value="1" calcext:value-type="float">
            <text:p>1</text:p>
          </table:table-cell>
          <table:table-cell table:formula="of:=NUMBERVALUE(LEFT([.C116];4);&quot;.&quot;)*10^NUMBERVALUE(RIGHT([.C116];3))" office:value-type="float" office:value="0.42" calcext:value-type="float">
            <text:p>0,42</text:p>
          </table:table-cell>
        </table:table-row>
        <table:table-row table:style-name="ro1">
          <table:table-cell office:value-type="string" calcext:value-type="string">
            <text:p>-3.72e-03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4.40e-01</text:p>
          </table:table-cell>
          <table:table-cell table:formula="of:=NUMBERVALUE(LEFT([.A117];5);&quot;.&quot;)*10^NUMBERVALUE(RIGHT([.A117];3))" office:value-type="float" office:value="-0.00372" calcext:value-type="float">
            <text:p>-0,00372</text:p>
          </table:table-cell>
          <table:table-cell table:formula="of:=NUMBERVALUE(LEFT([.B117];4);&quot;.&quot;)*10^NUMBERVALUE(RIGHT([.B117];3))" office:value-type="float" office:value="0.96" calcext:value-type="float">
            <text:p>0,96</text:p>
          </table:table-cell>
          <table:table-cell table:formula="of:=NUMBERVALUE(LEFT([.C117];4);&quot;.&quot;)*10^NUMBERVALUE(RIGHT([.C117];3))" office:value-type="float" office:value="0.44" calcext:value-type="float">
            <text:p>0,44</text:p>
          </table:table-cell>
        </table:table-row>
        <table:table-row table:style-name="ro1">
          <table:table-cell office:value-type="string" calcext:value-type="string">
            <text:p>-3.70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4.40e-01</text:p>
          </table:table-cell>
          <table:table-cell table:formula="of:=NUMBERVALUE(LEFT([.A118];5);&quot;.&quot;)*10^NUMBERVALUE(RIGHT([.A118];3))" office:value-type="float" office:value="-0.0037" calcext:value-type="float">
            <text:p>-0,0037</text:p>
          </table:table-cell>
          <table:table-cell table:formula="of:=NUMBERVALUE(LEFT([.B118];4);&quot;.&quot;)*10^NUMBERVALUE(RIGHT([.B118];3))" office:value-type="float" office:value="1" calcext:value-type="float">
            <text:p>1</text:p>
          </table:table-cell>
          <table:table-cell table:formula="of:=NUMBERVALUE(LEFT([.C118];4);&quot;.&quot;)*10^NUMBERVALUE(RIGHT([.C118];3))" office:value-type="float" office:value="0.44" calcext:value-type="float">
            <text:p>0,44</text:p>
          </table:table-cell>
        </table:table-row>
        <table:table-row table:style-name="ro1">
          <table:table-cell office:value-type="string" calcext:value-type="string">
            <text:p>-3.68e-03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4.60e-01</text:p>
          </table:table-cell>
          <table:table-cell table:formula="of:=NUMBERVALUE(LEFT([.A119];5);&quot;.&quot;)*10^NUMBERVALUE(RIGHT([.A119];3))" office:value-type="float" office:value="-0.00368" calcext:value-type="float">
            <text:p>-0,00368</text:p>
          </table:table-cell>
          <table:table-cell table:formula="of:=NUMBERVALUE(LEFT([.B119];4);&quot;.&quot;)*10^NUMBERVALUE(RIGHT([.B119];3))" office:value-type="float" office:value="0.96" calcext:value-type="float">
            <text:p>0,96</text:p>
          </table:table-cell>
          <table:table-cell table:formula="of:=NUMBERVALUE(LEFT([.C119];4);&quot;.&quot;)*10^NUMBERVALUE(RIGHT([.C119];3))" office:value-type="float" office:value="0.46" calcext:value-type="float">
            <text:p>0,46</text:p>
          </table:table-cell>
        </table:table-row>
        <table:table-row table:style-name="ro1">
          <table:table-cell office:value-type="string" calcext:value-type="string">
            <text:p>-3.66e-03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4.60e-01</text:p>
          </table:table-cell>
          <table:table-cell table:formula="of:=NUMBERVALUE(LEFT([.A120];5);&quot;.&quot;)*10^NUMBERVALUE(RIGHT([.A120];3))" office:value-type="float" office:value="-0.00366" calcext:value-type="float">
            <text:p>-0,00366</text:p>
          </table:table-cell>
          <table:table-cell table:formula="of:=NUMBERVALUE(LEFT([.B120];4);&quot;.&quot;)*10^NUMBERVALUE(RIGHT([.B120];3))" office:value-type="float" office:value="0.96" calcext:value-type="float">
            <text:p>0,96</text:p>
          </table:table-cell>
          <table:table-cell table:formula="of:=NUMBERVALUE(LEFT([.C120];4);&quot;.&quot;)*10^NUMBERVALUE(RIGHT([.C120];3))" office:value-type="float" office:value="0.46" calcext:value-type="float">
            <text:p>0,46</text:p>
          </table:table-cell>
        </table:table-row>
        <table:table-row table:style-name="ro1">
          <table:table-cell office:value-type="string" calcext:value-type="string">
            <text:p>-3.64e-03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4.60e-01</text:p>
          </table:table-cell>
          <table:table-cell table:formula="of:=NUMBERVALUE(LEFT([.A121];5);&quot;.&quot;)*10^NUMBERVALUE(RIGHT([.A121];3))" office:value-type="float" office:value="-0.00364" calcext:value-type="float">
            <text:p>-0,00364</text:p>
          </table:table-cell>
          <table:table-cell table:formula="of:=NUMBERVALUE(LEFT([.B121];4);&quot;.&quot;)*10^NUMBERVALUE(RIGHT([.B121];3))" office:value-type="float" office:value="0.96" calcext:value-type="float">
            <text:p>0,96</text:p>
          </table:table-cell>
          <table:table-cell table:formula="of:=NUMBERVALUE(LEFT([.C121];4);&quot;.&quot;)*10^NUMBERVALUE(RIGHT([.C121];3))" office:value-type="float" office:value="0.46" calcext:value-type="float">
            <text:p>0,46</text:p>
          </table:table-cell>
        </table:table-row>
        <table:table-row table:style-name="ro1">
          <table:table-cell office:value-type="string" calcext:value-type="string">
            <text:p>-3.62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4.80e-01</text:p>
          </table:table-cell>
          <table:table-cell table:formula="of:=NUMBERVALUE(LEFT([.A122];5);&quot;.&quot;)*10^NUMBERVALUE(RIGHT([.A122];3))" office:value-type="float" office:value="-0.00362" calcext:value-type="float">
            <text:p>-0,00362</text:p>
          </table:table-cell>
          <table:table-cell table:formula="of:=NUMBERVALUE(LEFT([.B122];4);&quot;.&quot;)*10^NUMBERVALUE(RIGHT([.B122];3))" office:value-type="float" office:value="1" calcext:value-type="float">
            <text:p>1</text:p>
          </table:table-cell>
          <table:table-cell table:formula="of:=NUMBERVALUE(LEFT([.C122];4);&quot;.&quot;)*10^NUMBERVALUE(RIGHT([.C122];3))" office:value-type="float" office:value="0.48" calcext:value-type="float">
            <text:p>0,48</text:p>
          </table:table-cell>
        </table:table-row>
        <table:table-row table:style-name="ro1">
          <table:table-cell office:value-type="string" calcext:value-type="string">
            <text:p>-3.60e-03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4.60e-01</text:p>
          </table:table-cell>
          <table:table-cell table:formula="of:=NUMBERVALUE(LEFT([.A123];5);&quot;.&quot;)*10^NUMBERVALUE(RIGHT([.A123];3))" office:value-type="float" office:value="-0.0036" calcext:value-type="float">
            <text:p>-0,0036</text:p>
          </table:table-cell>
          <table:table-cell table:formula="of:=NUMBERVALUE(LEFT([.B123];4);&quot;.&quot;)*10^NUMBERVALUE(RIGHT([.B123];3))" office:value-type="float" office:value="0.96" calcext:value-type="float">
            <text:p>0,96</text:p>
          </table:table-cell>
          <table:table-cell table:formula="of:=NUMBERVALUE(LEFT([.C123];4);&quot;.&quot;)*10^NUMBERVALUE(RIGHT([.C123];3))" office:value-type="float" office:value="0.46" calcext:value-type="float">
            <text:p>0,46</text:p>
          </table:table-cell>
        </table:table-row>
        <table:table-row table:style-name="ro1">
          <table:table-cell office:value-type="string" calcext:value-type="string">
            <text:p>-3.58e-03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4.80e-01</text:p>
          </table:table-cell>
          <table:table-cell table:formula="of:=NUMBERVALUE(LEFT([.A124];5);&quot;.&quot;)*10^NUMBERVALUE(RIGHT([.A124];3))" office:value-type="float" office:value="-0.00358" calcext:value-type="float">
            <text:p>-0,00358</text:p>
          </table:table-cell>
          <table:table-cell table:formula="of:=NUMBERVALUE(LEFT([.B124];4);&quot;.&quot;)*10^NUMBERVALUE(RIGHT([.B124];3))" office:value-type="float" office:value="0.96" calcext:value-type="float">
            <text:p>0,96</text:p>
          </table:table-cell>
          <table:table-cell table:formula="of:=NUMBERVALUE(LEFT([.C124];4);&quot;.&quot;)*10^NUMBERVALUE(RIGHT([.C124];3))" office:value-type="float" office:value="0.48" calcext:value-type="float">
            <text:p>0,48</text:p>
          </table:table-cell>
        </table:table-row>
        <table:table-row table:style-name="ro1">
          <table:table-cell office:value-type="string" calcext:value-type="string">
            <text:p>-3.56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4.80e-01</text:p>
          </table:table-cell>
          <table:table-cell table:formula="of:=NUMBERVALUE(LEFT([.A125];5);&quot;.&quot;)*10^NUMBERVALUE(RIGHT([.A125];3))" office:value-type="float" office:value="-0.00356" calcext:value-type="float">
            <text:p>-0,00356</text:p>
          </table:table-cell>
          <table:table-cell table:formula="of:=NUMBERVALUE(LEFT([.B125];4);&quot;.&quot;)*10^NUMBERVALUE(RIGHT([.B125];3))" office:value-type="float" office:value="1" calcext:value-type="float">
            <text:p>1</text:p>
          </table:table-cell>
          <table:table-cell table:formula="of:=NUMBERVALUE(LEFT([.C125];4);&quot;.&quot;)*10^NUMBERVALUE(RIGHT([.C125];3))" office:value-type="float" office:value="0.48" calcext:value-type="float">
            <text:p>0,48</text:p>
          </table:table-cell>
        </table:table-row>
        <table:table-row table:style-name="ro1">
          <table:table-cell office:value-type="string" calcext:value-type="string">
            <text:p>-3.54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5.00e-01</text:p>
          </table:table-cell>
          <table:table-cell table:formula="of:=NUMBERVALUE(LEFT([.A126];5);&quot;.&quot;)*10^NUMBERVALUE(RIGHT([.A126];3))" office:value-type="float" office:value="-0.00354" calcext:value-type="float">
            <text:p>-0,00354</text:p>
          </table:table-cell>
          <table:table-cell table:formula="of:=NUMBERVALUE(LEFT([.B126];4);&quot;.&quot;)*10^NUMBERVALUE(RIGHT([.B126];3))" office:value-type="float" office:value="1" calcext:value-type="float">
            <text:p>1</text:p>
          </table:table-cell>
          <table:table-cell table:formula="of:=NUMBERVALUE(LEFT([.C126];4);&quot;.&quot;)*10^NUMBERVALUE(RIGHT([.C126];3))"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-3.52e-03</text:p>
          </table:table-cell>
          <table:table-cell office:value-type="string" calcext:value-type="string">
            <text:p>1.04e+00</text:p>
          </table:table-cell>
          <table:table-cell office:value-type="string" calcext:value-type="string">
            <text:p>4.80e-01</text:p>
          </table:table-cell>
          <table:table-cell table:formula="of:=NUMBERVALUE(LEFT([.A127];5);&quot;.&quot;)*10^NUMBERVALUE(RIGHT([.A127];3))" office:value-type="float" office:value="-0.00352" calcext:value-type="float">
            <text:p>-0,00352</text:p>
          </table:table-cell>
          <table:table-cell table:formula="of:=NUMBERVALUE(LEFT([.B127];4);&quot;.&quot;)*10^NUMBERVALUE(RIGHT([.B127];3))" office:value-type="float" office:value="1.04" calcext:value-type="float">
            <text:p>1,04</text:p>
          </table:table-cell>
          <table:table-cell table:formula="of:=NUMBERVALUE(LEFT([.C127];4);&quot;.&quot;)*10^NUMBERVALUE(RIGHT([.C127];3))" office:value-type="float" office:value="0.48" calcext:value-type="float">
            <text:p>0,48</text:p>
          </table:table-cell>
        </table:table-row>
        <table:table-row table:style-name="ro1">
          <table:table-cell office:value-type="string" calcext:value-type="string">
            <text:p>-3.50e-03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5.00e-01</text:p>
          </table:table-cell>
          <table:table-cell table:formula="of:=NUMBERVALUE(LEFT([.A128];5);&quot;.&quot;)*10^NUMBERVALUE(RIGHT([.A128];3))" office:value-type="float" office:value="-0.0035" calcext:value-type="float">
            <text:p>-0,0035</text:p>
          </table:table-cell>
          <table:table-cell table:formula="of:=NUMBERVALUE(LEFT([.B128];4);&quot;.&quot;)*10^NUMBERVALUE(RIGHT([.B128];3))" office:value-type="float" office:value="0.96" calcext:value-type="float">
            <text:p>0,96</text:p>
          </table:table-cell>
          <table:table-cell table:formula="of:=NUMBERVALUE(LEFT([.C128];4);&quot;.&quot;)*10^NUMBERVALUE(RIGHT([.C128];3))"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-3.48e-03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5.20e-01</text:p>
          </table:table-cell>
          <table:table-cell table:formula="of:=NUMBERVALUE(LEFT([.A129];5);&quot;.&quot;)*10^NUMBERVALUE(RIGHT([.A129];3))" office:value-type="float" office:value="-0.00348" calcext:value-type="float">
            <text:p>-0,00348</text:p>
          </table:table-cell>
          <table:table-cell table:formula="of:=NUMBERVALUE(LEFT([.B129];4);&quot;.&quot;)*10^NUMBERVALUE(RIGHT([.B129];3))" office:value-type="float" office:value="0.96" calcext:value-type="float">
            <text:p>0,96</text:p>
          </table:table-cell>
          <table:table-cell table:formula="of:=NUMBERVALUE(LEFT([.C129];4);&quot;.&quot;)*10^NUMBERVALUE(RIGHT([.C129];3))" office:value-type="float" office:value="0.52" calcext:value-type="float">
            <text:p>0,52</text:p>
          </table:table-cell>
        </table:table-row>
        <table:table-row table:style-name="ro1">
          <table:table-cell office:value-type="string" calcext:value-type="string">
            <text:p>-3.46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5.00e-01</text:p>
          </table:table-cell>
          <table:table-cell table:formula="of:=NUMBERVALUE(LEFT([.A130];5);&quot;.&quot;)*10^NUMBERVALUE(RIGHT([.A130];3))" office:value-type="float" office:value="-0.00346" calcext:value-type="float">
            <text:p>-0,00346</text:p>
          </table:table-cell>
          <table:table-cell table:formula="of:=NUMBERVALUE(LEFT([.B130];4);&quot;.&quot;)*10^NUMBERVALUE(RIGHT([.B130];3))" office:value-type="float" office:value="1" calcext:value-type="float">
            <text:p>1</text:p>
          </table:table-cell>
          <table:table-cell table:formula="of:=NUMBERVALUE(LEFT([.C130];4);&quot;.&quot;)*10^NUMBERVALUE(RIGHT([.C130];3))"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-3.44e-03</text:p>
          </table:table-cell>
          <table:table-cell office:value-type="string" calcext:value-type="string">
            <text:p>9.20e-01</text:p>
          </table:table-cell>
          <table:table-cell office:value-type="string" calcext:value-type="string">
            <text:p>5.20e-01</text:p>
          </table:table-cell>
          <table:table-cell table:formula="of:=NUMBERVALUE(LEFT([.A131];5);&quot;.&quot;)*10^NUMBERVALUE(RIGHT([.A131];3))" office:value-type="float" office:value="-0.00344" calcext:value-type="float">
            <text:p>-0,00344</text:p>
          </table:table-cell>
          <table:table-cell table:formula="of:=NUMBERVALUE(LEFT([.B131];4);&quot;.&quot;)*10^NUMBERVALUE(RIGHT([.B131];3))" office:value-type="float" office:value="0.92" calcext:value-type="float">
            <text:p>0,92</text:p>
          </table:table-cell>
          <table:table-cell table:formula="of:=NUMBERVALUE(LEFT([.C131];4);&quot;.&quot;)*10^NUMBERVALUE(RIGHT([.C131];3))" office:value-type="float" office:value="0.52" calcext:value-type="float">
            <text:p>0,52</text:p>
          </table:table-cell>
        </table:table-row>
        <table:table-row table:style-name="ro1">
          <table:table-cell office:value-type="string" calcext:value-type="string">
            <text:p>-3.42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5.40e-01</text:p>
          </table:table-cell>
          <table:table-cell table:formula="of:=NUMBERVALUE(LEFT([.A132];5);&quot;.&quot;)*10^NUMBERVALUE(RIGHT([.A132];3))" office:value-type="float" office:value="-0.00342" calcext:value-type="float">
            <text:p>-0,00342</text:p>
          </table:table-cell>
          <table:table-cell table:formula="of:=NUMBERVALUE(LEFT([.B132];4);&quot;.&quot;)*10^NUMBERVALUE(RIGHT([.B132];3))" office:value-type="float" office:value="1" calcext:value-type="float">
            <text:p>1</text:p>
          </table:table-cell>
          <table:table-cell table:formula="of:=NUMBERVALUE(LEFT([.C132];4);&quot;.&quot;)*10^NUMBERVALUE(RIGHT([.C132];3))" office:value-type="float" office:value="0.54" calcext:value-type="float">
            <text:p>0,54</text:p>
          </table:table-cell>
        </table:table-row>
        <table:table-row table:style-name="ro1">
          <table:table-cell office:value-type="string" calcext:value-type="string">
            <text:p>-3.40e-03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5.20e-01</text:p>
          </table:table-cell>
          <table:table-cell table:formula="of:=NUMBERVALUE(LEFT([.A133];5);&quot;.&quot;)*10^NUMBERVALUE(RIGHT([.A133];3))" office:value-type="float" office:value="-0.0034" calcext:value-type="float">
            <text:p>-0,0034</text:p>
          </table:table-cell>
          <table:table-cell table:formula="of:=NUMBERVALUE(LEFT([.B133];4);&quot;.&quot;)*10^NUMBERVALUE(RIGHT([.B133];3))" office:value-type="float" office:value="0.96" calcext:value-type="float">
            <text:p>0,96</text:p>
          </table:table-cell>
          <table:table-cell table:formula="of:=NUMBERVALUE(LEFT([.C133];4);&quot;.&quot;)*10^NUMBERVALUE(RIGHT([.C133];3))" office:value-type="float" office:value="0.52" calcext:value-type="float">
            <text:p>0,52</text:p>
          </table:table-cell>
        </table:table-row>
        <table:table-row table:style-name="ro1">
          <table:table-cell office:value-type="string" calcext:value-type="string">
            <text:p>-3.38e-03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5.20e-01</text:p>
          </table:table-cell>
          <table:table-cell table:formula="of:=NUMBERVALUE(LEFT([.A134];5);&quot;.&quot;)*10^NUMBERVALUE(RIGHT([.A134];3))" office:value-type="float" office:value="-0.00338" calcext:value-type="float">
            <text:p>-0,00338</text:p>
          </table:table-cell>
          <table:table-cell table:formula="of:=NUMBERVALUE(LEFT([.B134];4);&quot;.&quot;)*10^NUMBERVALUE(RIGHT([.B134];3))" office:value-type="float" office:value="0.96" calcext:value-type="float">
            <text:p>0,96</text:p>
          </table:table-cell>
          <table:table-cell table:formula="of:=NUMBERVALUE(LEFT([.C134];4);&quot;.&quot;)*10^NUMBERVALUE(RIGHT([.C134];3))" office:value-type="float" office:value="0.52" calcext:value-type="float">
            <text:p>0,52</text:p>
          </table:table-cell>
        </table:table-row>
        <table:table-row table:style-name="ro1">
          <table:table-cell office:value-type="string" calcext:value-type="string">
            <text:p>-3.36e-03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5.20e-01</text:p>
          </table:table-cell>
          <table:table-cell table:formula="of:=NUMBERVALUE(LEFT([.A135];5);&quot;.&quot;)*10^NUMBERVALUE(RIGHT([.A135];3))" office:value-type="float" office:value="-0.00336" calcext:value-type="float">
            <text:p>-0,00336</text:p>
          </table:table-cell>
          <table:table-cell table:formula="of:=NUMBERVALUE(LEFT([.B135];4);&quot;.&quot;)*10^NUMBERVALUE(RIGHT([.B135];3))" office:value-type="float" office:value="0.96" calcext:value-type="float">
            <text:p>0,96</text:p>
          </table:table-cell>
          <table:table-cell table:formula="of:=NUMBERVALUE(LEFT([.C135];4);&quot;.&quot;)*10^NUMBERVALUE(RIGHT([.C135];3))" office:value-type="float" office:value="0.52" calcext:value-type="float">
            <text:p>0,52</text:p>
          </table:table-cell>
        </table:table-row>
        <table:table-row table:style-name="ro1">
          <table:table-cell office:value-type="string" calcext:value-type="string">
            <text:p>-3.34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5.40e-01</text:p>
          </table:table-cell>
          <table:table-cell table:formula="of:=NUMBERVALUE(LEFT([.A136];5);&quot;.&quot;)*10^NUMBERVALUE(RIGHT([.A136];3))" office:value-type="float" office:value="-0.00334" calcext:value-type="float">
            <text:p>-0,00334</text:p>
          </table:table-cell>
          <table:table-cell table:formula="of:=NUMBERVALUE(LEFT([.B136];4);&quot;.&quot;)*10^NUMBERVALUE(RIGHT([.B136];3))" office:value-type="float" office:value="1" calcext:value-type="float">
            <text:p>1</text:p>
          </table:table-cell>
          <table:table-cell table:formula="of:=NUMBERVALUE(LEFT([.C136];4);&quot;.&quot;)*10^NUMBERVALUE(RIGHT([.C136];3))" office:value-type="float" office:value="0.54" calcext:value-type="float">
            <text:p>0,54</text:p>
          </table:table-cell>
        </table:table-row>
        <table:table-row table:style-name="ro1">
          <table:table-cell office:value-type="string" calcext:value-type="string">
            <text:p>-3.32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5.40e-01</text:p>
          </table:table-cell>
          <table:table-cell table:formula="of:=NUMBERVALUE(LEFT([.A137];5);&quot;.&quot;)*10^NUMBERVALUE(RIGHT([.A137];3))" office:value-type="float" office:value="-0.00332" calcext:value-type="float">
            <text:p>-0,00332</text:p>
          </table:table-cell>
          <table:table-cell table:formula="of:=NUMBERVALUE(LEFT([.B137];4);&quot;.&quot;)*10^NUMBERVALUE(RIGHT([.B137];3))" office:value-type="float" office:value="1" calcext:value-type="float">
            <text:p>1</text:p>
          </table:table-cell>
          <table:table-cell table:formula="of:=NUMBERVALUE(LEFT([.C137];4);&quot;.&quot;)*10^NUMBERVALUE(RIGHT([.C137];3))" office:value-type="float" office:value="0.54" calcext:value-type="float">
            <text:p>0,54</text:p>
          </table:table-cell>
        </table:table-row>
        <table:table-row table:style-name="ro1">
          <table:table-cell office:value-type="string" calcext:value-type="string">
            <text:p>-3.30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5.60e-01</text:p>
          </table:table-cell>
          <table:table-cell table:formula="of:=NUMBERVALUE(LEFT([.A138];5);&quot;.&quot;)*10^NUMBERVALUE(RIGHT([.A138];3))" office:value-type="float" office:value="-0.0033" calcext:value-type="float">
            <text:p>-0,0033</text:p>
          </table:table-cell>
          <table:table-cell table:formula="of:=NUMBERVALUE(LEFT([.B138];4);&quot;.&quot;)*10^NUMBERVALUE(RIGHT([.B138];3))" office:value-type="float" office:value="1" calcext:value-type="float">
            <text:p>1</text:p>
          </table:table-cell>
          <table:table-cell table:formula="of:=NUMBERVALUE(LEFT([.C138];4);&quot;.&quot;)*10^NUMBERVALUE(RIGHT([.C138];3))" office:value-type="float" office:value="0.56" calcext:value-type="float">
            <text:p>0,56</text:p>
          </table:table-cell>
        </table:table-row>
        <table:table-row table:style-name="ro1">
          <table:table-cell office:value-type="string" calcext:value-type="string">
            <text:p>-3.28e-03</text:p>
          </table:table-cell>
          <table:table-cell office:value-type="string" calcext:value-type="string">
            <text:p>1.04e+00</text:p>
          </table:table-cell>
          <table:table-cell office:value-type="string" calcext:value-type="string">
            <text:p>5.40e-01</text:p>
          </table:table-cell>
          <table:table-cell table:formula="of:=NUMBERVALUE(LEFT([.A139];5);&quot;.&quot;)*10^NUMBERVALUE(RIGHT([.A139];3))" office:value-type="float" office:value="-0.00328" calcext:value-type="float">
            <text:p>-0,00328</text:p>
          </table:table-cell>
          <table:table-cell table:formula="of:=NUMBERVALUE(LEFT([.B139];4);&quot;.&quot;)*10^NUMBERVALUE(RIGHT([.B139];3))" office:value-type="float" office:value="1.04" calcext:value-type="float">
            <text:p>1,04</text:p>
          </table:table-cell>
          <table:table-cell table:formula="of:=NUMBERVALUE(LEFT([.C139];4);&quot;.&quot;)*10^NUMBERVALUE(RIGHT([.C139];3))" office:value-type="float" office:value="0.54" calcext:value-type="float">
            <text:p>0,54</text:p>
          </table:table-cell>
        </table:table-row>
        <table:table-row table:style-name="ro1">
          <table:table-cell office:value-type="string" calcext:value-type="string">
            <text:p>-3.26e-03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5.40e-01</text:p>
          </table:table-cell>
          <table:table-cell table:formula="of:=NUMBERVALUE(LEFT([.A140];5);&quot;.&quot;)*10^NUMBERVALUE(RIGHT([.A140];3))" office:value-type="float" office:value="-0.00326" calcext:value-type="float">
            <text:p>-0,00326</text:p>
          </table:table-cell>
          <table:table-cell table:formula="of:=NUMBERVALUE(LEFT([.B140];4);&quot;.&quot;)*10^NUMBERVALUE(RIGHT([.B140];3))" office:value-type="float" office:value="0.96" calcext:value-type="float">
            <text:p>0,96</text:p>
          </table:table-cell>
          <table:table-cell table:formula="of:=NUMBERVALUE(LEFT([.C140];4);&quot;.&quot;)*10^NUMBERVALUE(RIGHT([.C140];3))" office:value-type="float" office:value="0.54" calcext:value-type="float">
            <text:p>0,54</text:p>
          </table:table-cell>
        </table:table-row>
        <table:table-row table:style-name="ro1">
          <table:table-cell office:value-type="string" calcext:value-type="string">
            <text:p>-3.24e-03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5.60e-01</text:p>
          </table:table-cell>
          <table:table-cell table:formula="of:=NUMBERVALUE(LEFT([.A141];5);&quot;.&quot;)*10^NUMBERVALUE(RIGHT([.A141];3))" office:value-type="float" office:value="-0.00324" calcext:value-type="float">
            <text:p>-0,00324</text:p>
          </table:table-cell>
          <table:table-cell table:formula="of:=NUMBERVALUE(LEFT([.B141];4);&quot;.&quot;)*10^NUMBERVALUE(RIGHT([.B141];3))" office:value-type="float" office:value="0.96" calcext:value-type="float">
            <text:p>0,96</text:p>
          </table:table-cell>
          <table:table-cell table:formula="of:=NUMBERVALUE(LEFT([.C141];4);&quot;.&quot;)*10^NUMBERVALUE(RIGHT([.C141];3))" office:value-type="float" office:value="0.56" calcext:value-type="float">
            <text:p>0,56</text:p>
          </table:table-cell>
        </table:table-row>
        <table:table-row table:style-name="ro1">
          <table:table-cell office:value-type="string" calcext:value-type="string">
            <text:p>-3.22e-03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5.40e-01</text:p>
          </table:table-cell>
          <table:table-cell table:formula="of:=NUMBERVALUE(LEFT([.A142];5);&quot;.&quot;)*10^NUMBERVALUE(RIGHT([.A142];3))" office:value-type="float" office:value="-0.00322" calcext:value-type="float">
            <text:p>-0,00322</text:p>
          </table:table-cell>
          <table:table-cell table:formula="of:=NUMBERVALUE(LEFT([.B142];4);&quot;.&quot;)*10^NUMBERVALUE(RIGHT([.B142];3))" office:value-type="float" office:value="0.96" calcext:value-type="float">
            <text:p>0,96</text:p>
          </table:table-cell>
          <table:table-cell table:formula="of:=NUMBERVALUE(LEFT([.C142];4);&quot;.&quot;)*10^NUMBERVALUE(RIGHT([.C142];3))" office:value-type="float" office:value="0.54" calcext:value-type="float">
            <text:p>0,54</text:p>
          </table:table-cell>
        </table:table-row>
        <table:table-row table:style-name="ro1">
          <table:table-cell office:value-type="string" calcext:value-type="string">
            <text:p>-3.20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5.60e-01</text:p>
          </table:table-cell>
          <table:table-cell table:formula="of:=NUMBERVALUE(LEFT([.A143];5);&quot;.&quot;)*10^NUMBERVALUE(RIGHT([.A143];3))" office:value-type="float" office:value="-0.0032" calcext:value-type="float">
            <text:p>-0,0032</text:p>
          </table:table-cell>
          <table:table-cell table:formula="of:=NUMBERVALUE(LEFT([.B143];4);&quot;.&quot;)*10^NUMBERVALUE(RIGHT([.B143];3))" office:value-type="float" office:value="1" calcext:value-type="float">
            <text:p>1</text:p>
          </table:table-cell>
          <table:table-cell table:formula="of:=NUMBERVALUE(LEFT([.C143];4);&quot;.&quot;)*10^NUMBERVALUE(RIGHT([.C143];3))" office:value-type="float" office:value="0.56" calcext:value-type="float">
            <text:p>0,56</text:p>
          </table:table-cell>
        </table:table-row>
        <table:table-row table:style-name="ro1">
          <table:table-cell office:value-type="string" calcext:value-type="string">
            <text:p>-3.18e-03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5.80e-01</text:p>
          </table:table-cell>
          <table:table-cell table:formula="of:=NUMBERVALUE(LEFT([.A144];5);&quot;.&quot;)*10^NUMBERVALUE(RIGHT([.A144];3))" office:value-type="float" office:value="-0.00318" calcext:value-type="float">
            <text:p>-0,00318</text:p>
          </table:table-cell>
          <table:table-cell table:formula="of:=NUMBERVALUE(LEFT([.B144];4);&quot;.&quot;)*10^NUMBERVALUE(RIGHT([.B144];3))" office:value-type="float" office:value="0.96" calcext:value-type="float">
            <text:p>0,96</text:p>
          </table:table-cell>
          <table:table-cell table:formula="of:=NUMBERVALUE(LEFT([.C144];4);&quot;.&quot;)*10^NUMBERVALUE(RIGHT([.C144];3))" office:value-type="float" office:value="0.58" calcext:value-type="float">
            <text:p>0,58</text:p>
          </table:table-cell>
        </table:table-row>
        <table:table-row table:style-name="ro1">
          <table:table-cell office:value-type="string" calcext:value-type="string">
            <text:p>-3.16e-03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5.80e-01</text:p>
          </table:table-cell>
          <table:table-cell table:formula="of:=NUMBERVALUE(LEFT([.A145];5);&quot;.&quot;)*10^NUMBERVALUE(RIGHT([.A145];3))" office:value-type="float" office:value="-0.00316" calcext:value-type="float">
            <text:p>-0,00316</text:p>
          </table:table-cell>
          <table:table-cell table:formula="of:=NUMBERVALUE(LEFT([.B145];4);&quot;.&quot;)*10^NUMBERVALUE(RIGHT([.B145];3))" office:value-type="float" office:value="0.96" calcext:value-type="float">
            <text:p>0,96</text:p>
          </table:table-cell>
          <table:table-cell table:formula="of:=NUMBERVALUE(LEFT([.C145];4);&quot;.&quot;)*10^NUMBERVALUE(RIGHT([.C145];3))" office:value-type="float" office:value="0.58" calcext:value-type="float">
            <text:p>0,58</text:p>
          </table:table-cell>
        </table:table-row>
        <table:table-row table:style-name="ro1">
          <table:table-cell office:value-type="string" calcext:value-type="string">
            <text:p>-3.14e-03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5.80e-01</text:p>
          </table:table-cell>
          <table:table-cell table:formula="of:=NUMBERVALUE(LEFT([.A146];5);&quot;.&quot;)*10^NUMBERVALUE(RIGHT([.A146];3))" office:value-type="float" office:value="-0.00314" calcext:value-type="float">
            <text:p>-0,00314</text:p>
          </table:table-cell>
          <table:table-cell table:formula="of:=NUMBERVALUE(LEFT([.B146];4);&quot;.&quot;)*10^NUMBERVALUE(RIGHT([.B146];3))" office:value-type="float" office:value="0.96" calcext:value-type="float">
            <text:p>0,96</text:p>
          </table:table-cell>
          <table:table-cell table:formula="of:=NUMBERVALUE(LEFT([.C146];4);&quot;.&quot;)*10^NUMBERVALUE(RIGHT([.C146];3))" office:value-type="float" office:value="0.58" calcext:value-type="float">
            <text:p>0,58</text:p>
          </table:table-cell>
        </table:table-row>
        <table:table-row table:style-name="ro1">
          <table:table-cell office:value-type="string" calcext:value-type="string">
            <text:p>-3.12e-03</text:p>
          </table:table-cell>
          <table:table-cell office:value-type="string" calcext:value-type="string">
            <text:p>-9.60e-01</text:p>
          </table:table-cell>
          <table:table-cell office:value-type="string" calcext:value-type="string">
            <text:p>5.60e-01</text:p>
          </table:table-cell>
          <table:table-cell table:formula="of:=NUMBERVALUE(LEFT([.A147];5);&quot;.&quot;)*10^NUMBERVALUE(RIGHT([.A147];3))" office:value-type="float" office:value="-0.00312" calcext:value-type="float">
            <text:p>-0,00312</text:p>
          </table:table-cell>
          <table:table-cell table:formula="of:=NUMBERVALUE(LEFT([.B147];4);&quot;.&quot;)*10^NUMBERVALUE(RIGHT([.B147];3))" office:value-type="float" office:value="-0.96" calcext:value-type="float">
            <text:p>-0,96</text:p>
          </table:table-cell>
          <table:table-cell table:formula="of:=NUMBERVALUE(LEFT([.C147];4);&quot;.&quot;)*10^NUMBERVALUE(RIGHT([.C147];3))" office:value-type="float" office:value="0.56" calcext:value-type="float">
            <text:p>0,56</text:p>
          </table:table-cell>
        </table:table-row>
        <table:table-row table:style-name="ro1">
          <table:table-cell office:value-type="string" calcext:value-type="string">
            <text:p>-3.10e-03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6.00e-01</text:p>
          </table:table-cell>
          <table:table-cell table:formula="of:=NUMBERVALUE(LEFT([.A148];5);&quot;.&quot;)*10^NUMBERVALUE(RIGHT([.A148];3))" office:value-type="float" office:value="-0.0031" calcext:value-type="float">
            <text:p>-0,0031</text:p>
          </table:table-cell>
          <table:table-cell table:formula="of:=NUMBERVALUE(LEFT([.B148];4);&quot;.&quot;)*10^NUMBERVALUE(RIGHT([.B148];3))" office:value-type="float" office:value="-1" calcext:value-type="float">
            <text:p>-1</text:p>
          </table:table-cell>
          <table:table-cell table:formula="of:=NUMBERVALUE(LEFT([.C148];4);&quot;.&quot;)*10^NUMBERVALUE(RIGHT([.C148];3))"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-3.08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5.40e-01</text:p>
          </table:table-cell>
          <table:table-cell table:formula="of:=NUMBERVALUE(LEFT([.A149];5);&quot;.&quot;)*10^NUMBERVALUE(RIGHT([.A149];3))" office:value-type="float" office:value="-0.00308" calcext:value-type="float">
            <text:p>-0,00308</text:p>
          </table:table-cell>
          <table:table-cell table:formula="of:=NUMBERVALUE(LEFT([.B149];4);&quot;.&quot;)*10^NUMBERVALUE(RIGHT([.B149];3))" office:value-type="float" office:value="-1" calcext:value-type="float">
            <text:p>-1</text:p>
          </table:table-cell>
          <table:table-cell table:formula="of:=NUMBERVALUE(LEFT([.C149];4);&quot;.&quot;)*10^NUMBERVALUE(RIGHT([.C149];3))" office:value-type="float" office:value="0.54" calcext:value-type="float">
            <text:p>0,54</text:p>
          </table:table-cell>
        </table:table-row>
        <table:table-row table:style-name="ro1">
          <table:table-cell office:value-type="string" calcext:value-type="string">
            <text:p>-3.06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6.00e-01</text:p>
          </table:table-cell>
          <table:table-cell table:formula="of:=NUMBERVALUE(LEFT([.A150];5);&quot;.&quot;)*10^NUMBERVALUE(RIGHT([.A150];3))" office:value-type="float" office:value="-0.00306" calcext:value-type="float">
            <text:p>-0,00306</text:p>
          </table:table-cell>
          <table:table-cell table:formula="of:=NUMBERVALUE(LEFT([.B150];4);&quot;.&quot;)*10^NUMBERVALUE(RIGHT([.B150];3))" office:value-type="float" office:value="-1" calcext:value-type="float">
            <text:p>-1</text:p>
          </table:table-cell>
          <table:table-cell table:formula="of:=NUMBERVALUE(LEFT([.C150];4);&quot;.&quot;)*10^NUMBERVALUE(RIGHT([.C150];3))"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-3.04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5.80e-01</text:p>
          </table:table-cell>
          <table:table-cell table:formula="of:=NUMBERVALUE(LEFT([.A151];5);&quot;.&quot;)*10^NUMBERVALUE(RIGHT([.A151];3))" office:value-type="float" office:value="-0.00304" calcext:value-type="float">
            <text:p>-0,00304</text:p>
          </table:table-cell>
          <table:table-cell table:formula="of:=NUMBERVALUE(LEFT([.B151];4);&quot;.&quot;)*10^NUMBERVALUE(RIGHT([.B151];3))" office:value-type="float" office:value="-1" calcext:value-type="float">
            <text:p>-1</text:p>
          </table:table-cell>
          <table:table-cell table:formula="of:=NUMBERVALUE(LEFT([.C151];4);&quot;.&quot;)*10^NUMBERVALUE(RIGHT([.C151];3))" office:value-type="float" office:value="0.58" calcext:value-type="float">
            <text:p>0,58</text:p>
          </table:table-cell>
        </table:table-row>
        <table:table-row table:style-name="ro1">
          <table:table-cell office:value-type="string" calcext:value-type="string">
            <text:p>-3.02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5.80e-01</text:p>
          </table:table-cell>
          <table:table-cell table:formula="of:=NUMBERVALUE(LEFT([.A152];5);&quot;.&quot;)*10^NUMBERVALUE(RIGHT([.A152];3))" office:value-type="float" office:value="-0.00302" calcext:value-type="float">
            <text:p>-0,00302</text:p>
          </table:table-cell>
          <table:table-cell table:formula="of:=NUMBERVALUE(LEFT([.B152];4);&quot;.&quot;)*10^NUMBERVALUE(RIGHT([.B152];3))" office:value-type="float" office:value="-1" calcext:value-type="float">
            <text:p>-1</text:p>
          </table:table-cell>
          <table:table-cell table:formula="of:=NUMBERVALUE(LEFT([.C152];4);&quot;.&quot;)*10^NUMBERVALUE(RIGHT([.C152];3))" office:value-type="float" office:value="0.58" calcext:value-type="float">
            <text:p>0,58</text:p>
          </table:table-cell>
        </table:table-row>
        <table:table-row table:style-name="ro1">
          <table:table-cell office:value-type="string" calcext:value-type="string">
            <text:p>-3.00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6.00e-01</text:p>
          </table:table-cell>
          <table:table-cell table:formula="of:=NUMBERVALUE(LEFT([.A153];5);&quot;.&quot;)*10^NUMBERVALUE(RIGHT([.A153];3))" office:value-type="float" office:value="-0.003" calcext:value-type="float">
            <text:p>-0,003</text:p>
          </table:table-cell>
          <table:table-cell table:formula="of:=NUMBERVALUE(LEFT([.B153];4);&quot;.&quot;)*10^NUMBERVALUE(RIGHT([.B153];3))" office:value-type="float" office:value="-1" calcext:value-type="float">
            <text:p>-1</text:p>
          </table:table-cell>
          <table:table-cell table:formula="of:=NUMBERVALUE(LEFT([.C153];4);&quot;.&quot;)*10^NUMBERVALUE(RIGHT([.C153];3))"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-2.98e-03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6.00e-01</text:p>
          </table:table-cell>
          <table:table-cell table:formula="of:=NUMBERVALUE(LEFT([.A154];5);&quot;.&quot;)*10^NUMBERVALUE(RIGHT([.A154];3))" office:value-type="float" office:value="-0.00298" calcext:value-type="float">
            <text:p>-0,00298</text:p>
          </table:table-cell>
          <table:table-cell table:formula="of:=NUMBERVALUE(LEFT([.B154];4);&quot;.&quot;)*10^NUMBERVALUE(RIGHT([.B154];3))" office:value-type="float" office:value="-1" calcext:value-type="float">
            <text:p>-1</text:p>
          </table:table-cell>
          <table:table-cell table:formula="of:=NUMBERVALUE(LEFT([.C154];4);&quot;.&quot;)*10^NUMBERVALUE(RIGHT([.C154];3))"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-2.96e-03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5.80e-01</text:p>
          </table:table-cell>
          <table:table-cell table:formula="of:=NUMBERVALUE(LEFT([.A155];5);&quot;.&quot;)*10^NUMBERVALUE(RIGHT([.A155];3))" office:value-type="float" office:value="-0.00296" calcext:value-type="float">
            <text:p>-0,00296</text:p>
          </table:table-cell>
          <table:table-cell table:formula="of:=NUMBERVALUE(LEFT([.B155];4);&quot;.&quot;)*10^NUMBERVALUE(RIGHT([.B155];3))" office:value-type="float" office:value="-1" calcext:value-type="float">
            <text:p>-1</text:p>
          </table:table-cell>
          <table:table-cell table:formula="of:=NUMBERVALUE(LEFT([.C155];4);&quot;.&quot;)*10^NUMBERVALUE(RIGHT([.C155];3))" office:value-type="float" office:value="0.58" calcext:value-type="float">
            <text:p>0,58</text:p>
          </table:table-cell>
        </table:table-row>
        <table:table-row table:style-name="ro1">
          <table:table-cell office:value-type="string" calcext:value-type="string">
            <text:p>-2.94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5.80e-01</text:p>
          </table:table-cell>
          <table:table-cell table:formula="of:=NUMBERVALUE(LEFT([.A156];5);&quot;.&quot;)*10^NUMBERVALUE(RIGHT([.A156];3))" office:value-type="float" office:value="-0.00294" calcext:value-type="float">
            <text:p>-0,00294</text:p>
          </table:table-cell>
          <table:table-cell table:formula="of:=NUMBERVALUE(LEFT([.B156];4);&quot;.&quot;)*10^NUMBERVALUE(RIGHT([.B156];3))" office:value-type="float" office:value="-1" calcext:value-type="float">
            <text:p>-1</text:p>
          </table:table-cell>
          <table:table-cell table:formula="of:=NUMBERVALUE(LEFT([.C156];4);&quot;.&quot;)*10^NUMBERVALUE(RIGHT([.C156];3))" office:value-type="float" office:value="0.58" calcext:value-type="float">
            <text:p>0,58</text:p>
          </table:table-cell>
        </table:table-row>
        <table:table-row table:style-name="ro1">
          <table:table-cell office:value-type="string" calcext:value-type="string">
            <text:p>-2.92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5.80e-01</text:p>
          </table:table-cell>
          <table:table-cell table:formula="of:=NUMBERVALUE(LEFT([.A157];5);&quot;.&quot;)*10^NUMBERVALUE(RIGHT([.A157];3))" office:value-type="float" office:value="-0.00292" calcext:value-type="float">
            <text:p>-0,00292</text:p>
          </table:table-cell>
          <table:table-cell table:formula="of:=NUMBERVALUE(LEFT([.B157];4);&quot;.&quot;)*10^NUMBERVALUE(RIGHT([.B157];3))" office:value-type="float" office:value="-1" calcext:value-type="float">
            <text:p>-1</text:p>
          </table:table-cell>
          <table:table-cell table:formula="of:=NUMBERVALUE(LEFT([.C157];4);&quot;.&quot;)*10^NUMBERVALUE(RIGHT([.C157];3))" office:value-type="float" office:value="0.58" calcext:value-type="float">
            <text:p>0,58</text:p>
          </table:table-cell>
        </table:table-row>
        <table:table-row table:style-name="ro1">
          <table:table-cell office:value-type="string" calcext:value-type="string">
            <text:p>-2.90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6.00e-01</text:p>
          </table:table-cell>
          <table:table-cell table:formula="of:=NUMBERVALUE(LEFT([.A158];5);&quot;.&quot;)*10^NUMBERVALUE(RIGHT([.A158];3))" office:value-type="float" office:value="-0.0029" calcext:value-type="float">
            <text:p>-0,0029</text:p>
          </table:table-cell>
          <table:table-cell table:formula="of:=NUMBERVALUE(LEFT([.B158];4);&quot;.&quot;)*10^NUMBERVALUE(RIGHT([.B158];3))" office:value-type="float" office:value="-1" calcext:value-type="float">
            <text:p>-1</text:p>
          </table:table-cell>
          <table:table-cell table:formula="of:=NUMBERVALUE(LEFT([.C158];4);&quot;.&quot;)*10^NUMBERVALUE(RIGHT([.C158];3))"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-2.88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5.80e-01</text:p>
          </table:table-cell>
          <table:table-cell table:formula="of:=NUMBERVALUE(LEFT([.A159];5);&quot;.&quot;)*10^NUMBERVALUE(RIGHT([.A159];3))" office:value-type="float" office:value="-0.00288" calcext:value-type="float">
            <text:p>-0,00288</text:p>
          </table:table-cell>
          <table:table-cell table:formula="of:=NUMBERVALUE(LEFT([.B159];4);&quot;.&quot;)*10^NUMBERVALUE(RIGHT([.B159];3))" office:value-type="float" office:value="-1" calcext:value-type="float">
            <text:p>-1</text:p>
          </table:table-cell>
          <table:table-cell table:formula="of:=NUMBERVALUE(LEFT([.C159];4);&quot;.&quot;)*10^NUMBERVALUE(RIGHT([.C159];3))" office:value-type="float" office:value="0.58" calcext:value-type="float">
            <text:p>0,58</text:p>
          </table:table-cell>
        </table:table-row>
        <table:table-row table:style-name="ro1">
          <table:table-cell office:value-type="string" calcext:value-type="string">
            <text:p>-2.86e-03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5.80e-01</text:p>
          </table:table-cell>
          <table:table-cell table:formula="of:=NUMBERVALUE(LEFT([.A160];5);&quot;.&quot;)*10^NUMBERVALUE(RIGHT([.A160];3))" office:value-type="float" office:value="-0.00286" calcext:value-type="float">
            <text:p>-0,00286</text:p>
          </table:table-cell>
          <table:table-cell table:formula="of:=NUMBERVALUE(LEFT([.B160];4);&quot;.&quot;)*10^NUMBERVALUE(RIGHT([.B160];3))" office:value-type="float" office:value="-1" calcext:value-type="float">
            <text:p>-1</text:p>
          </table:table-cell>
          <table:table-cell table:formula="of:=NUMBERVALUE(LEFT([.C160];4);&quot;.&quot;)*10^NUMBERVALUE(RIGHT([.C160];3))" office:value-type="float" office:value="0.58" calcext:value-type="float">
            <text:p>0,58</text:p>
          </table:table-cell>
        </table:table-row>
        <table:table-row table:style-name="ro1">
          <table:table-cell office:value-type="string" calcext:value-type="string">
            <text:p>-2.84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6.00e-01</text:p>
          </table:table-cell>
          <table:table-cell table:formula="of:=NUMBERVALUE(LEFT([.A161];5);&quot;.&quot;)*10^NUMBERVALUE(RIGHT([.A161];3))" office:value-type="float" office:value="-0.00284" calcext:value-type="float">
            <text:p>-0,00284</text:p>
          </table:table-cell>
          <table:table-cell table:formula="of:=NUMBERVALUE(LEFT([.B161];4);&quot;.&quot;)*10^NUMBERVALUE(RIGHT([.B161];3))" office:value-type="float" office:value="-1" calcext:value-type="float">
            <text:p>-1</text:p>
          </table:table-cell>
          <table:table-cell table:formula="of:=NUMBERVALUE(LEFT([.C161];4);&quot;.&quot;)*10^NUMBERVALUE(RIGHT([.C161];3))"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-2.82e-03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5.80e-01</text:p>
          </table:table-cell>
          <table:table-cell table:formula="of:=NUMBERVALUE(LEFT([.A162];5);&quot;.&quot;)*10^NUMBERVALUE(RIGHT([.A162];3))" office:value-type="float" office:value="-0.00282" calcext:value-type="float">
            <text:p>-0,00282</text:p>
          </table:table-cell>
          <table:table-cell table:formula="of:=NUMBERVALUE(LEFT([.B162];4);&quot;.&quot;)*10^NUMBERVALUE(RIGHT([.B162];3))" office:value-type="float" office:value="-1" calcext:value-type="float">
            <text:p>-1</text:p>
          </table:table-cell>
          <table:table-cell table:formula="of:=NUMBERVALUE(LEFT([.C162];4);&quot;.&quot;)*10^NUMBERVALUE(RIGHT([.C162];3))" office:value-type="float" office:value="0.58" calcext:value-type="float">
            <text:p>0,58</text:p>
          </table:table-cell>
        </table:table-row>
        <table:table-row table:style-name="ro1">
          <table:table-cell office:value-type="string" calcext:value-type="string">
            <text:p>-2.80e-03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5.40e-01</text:p>
          </table:table-cell>
          <table:table-cell table:formula="of:=NUMBERVALUE(LEFT([.A163];5);&quot;.&quot;)*10^NUMBERVALUE(RIGHT([.A163];3))" office:value-type="float" office:value="-0.0028" calcext:value-type="float">
            <text:p>-0,0028</text:p>
          </table:table-cell>
          <table:table-cell table:formula="of:=NUMBERVALUE(LEFT([.B163];4);&quot;.&quot;)*10^NUMBERVALUE(RIGHT([.B163];3))" office:value-type="float" office:value="-1" calcext:value-type="float">
            <text:p>-1</text:p>
          </table:table-cell>
          <table:table-cell table:formula="of:=NUMBERVALUE(LEFT([.C163];4);&quot;.&quot;)*10^NUMBERVALUE(RIGHT([.C163];3))" office:value-type="float" office:value="0.54" calcext:value-type="float">
            <text:p>0,54</text:p>
          </table:table-cell>
        </table:table-row>
        <table:table-row table:style-name="ro1">
          <table:table-cell office:value-type="string" calcext:value-type="string">
            <text:p>-2.78e-03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5.60e-01</text:p>
          </table:table-cell>
          <table:table-cell table:formula="of:=NUMBERVALUE(LEFT([.A164];5);&quot;.&quot;)*10^NUMBERVALUE(RIGHT([.A164];3))" office:value-type="float" office:value="-0.00278" calcext:value-type="float">
            <text:p>-0,00278</text:p>
          </table:table-cell>
          <table:table-cell table:formula="of:=NUMBERVALUE(LEFT([.B164];4);&quot;.&quot;)*10^NUMBERVALUE(RIGHT([.B164];3))" office:value-type="float" office:value="-1" calcext:value-type="float">
            <text:p>-1</text:p>
          </table:table-cell>
          <table:table-cell table:formula="of:=NUMBERVALUE(LEFT([.C164];4);&quot;.&quot;)*10^NUMBERVALUE(RIGHT([.C164];3))" office:value-type="float" office:value="0.56" calcext:value-type="float">
            <text:p>0,56</text:p>
          </table:table-cell>
        </table:table-row>
        <table:table-row table:style-name="ro1">
          <table:table-cell office:value-type="string" calcext:value-type="string">
            <text:p>-2.76e-03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5.80e-01</text:p>
          </table:table-cell>
          <table:table-cell table:formula="of:=NUMBERVALUE(LEFT([.A165];5);&quot;.&quot;)*10^NUMBERVALUE(RIGHT([.A165];3))" office:value-type="float" office:value="-0.00276" calcext:value-type="float">
            <text:p>-0,00276</text:p>
          </table:table-cell>
          <table:table-cell table:formula="of:=NUMBERVALUE(LEFT([.B165];4);&quot;.&quot;)*10^NUMBERVALUE(RIGHT([.B165];3))" office:value-type="float" office:value="-1" calcext:value-type="float">
            <text:p>-1</text:p>
          </table:table-cell>
          <table:table-cell table:formula="of:=NUMBERVALUE(LEFT([.C165];4);&quot;.&quot;)*10^NUMBERVALUE(RIGHT([.C165];3))" office:value-type="float" office:value="0.58" calcext:value-type="float">
            <text:p>0,58</text:p>
          </table:table-cell>
        </table:table-row>
        <table:table-row table:style-name="ro1">
          <table:table-cell office:value-type="string" calcext:value-type="string">
            <text:p>-2.74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5.40e-01</text:p>
          </table:table-cell>
          <table:table-cell table:formula="of:=NUMBERVALUE(LEFT([.A166];5);&quot;.&quot;)*10^NUMBERVALUE(RIGHT([.A166];3))" office:value-type="float" office:value="-0.00274" calcext:value-type="float">
            <text:p>-0,00274</text:p>
          </table:table-cell>
          <table:table-cell table:formula="of:=NUMBERVALUE(LEFT([.B166];4);&quot;.&quot;)*10^NUMBERVALUE(RIGHT([.B166];3))" office:value-type="float" office:value="-1" calcext:value-type="float">
            <text:p>-1</text:p>
          </table:table-cell>
          <table:table-cell table:formula="of:=NUMBERVALUE(LEFT([.C166];4);&quot;.&quot;)*10^NUMBERVALUE(RIGHT([.C166];3))" office:value-type="float" office:value="0.54" calcext:value-type="float">
            <text:p>0,54</text:p>
          </table:table-cell>
        </table:table-row>
        <table:table-row table:style-name="ro1">
          <table:table-cell office:value-type="string" calcext:value-type="string">
            <text:p>-2.72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5.40e-01</text:p>
          </table:table-cell>
          <table:table-cell table:formula="of:=NUMBERVALUE(LEFT([.A167];5);&quot;.&quot;)*10^NUMBERVALUE(RIGHT([.A167];3))" office:value-type="float" office:value="-0.00272" calcext:value-type="float">
            <text:p>-0,00272</text:p>
          </table:table-cell>
          <table:table-cell table:formula="of:=NUMBERVALUE(LEFT([.B167];4);&quot;.&quot;)*10^NUMBERVALUE(RIGHT([.B167];3))" office:value-type="float" office:value="-1" calcext:value-type="float">
            <text:p>-1</text:p>
          </table:table-cell>
          <table:table-cell table:formula="of:=NUMBERVALUE(LEFT([.C167];4);&quot;.&quot;)*10^NUMBERVALUE(RIGHT([.C167];3))" office:value-type="float" office:value="0.54" calcext:value-type="float">
            <text:p>0,54</text:p>
          </table:table-cell>
        </table:table-row>
        <table:table-row table:style-name="ro1">
          <table:table-cell office:value-type="string" calcext:value-type="string">
            <text:p>-2.70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5.60e-01</text:p>
          </table:table-cell>
          <table:table-cell table:formula="of:=NUMBERVALUE(LEFT([.A168];5);&quot;.&quot;)*10^NUMBERVALUE(RIGHT([.A168];3))" office:value-type="float" office:value="-0.0027" calcext:value-type="float">
            <text:p>-0,0027</text:p>
          </table:table-cell>
          <table:table-cell table:formula="of:=NUMBERVALUE(LEFT([.B168];4);&quot;.&quot;)*10^NUMBERVALUE(RIGHT([.B168];3))" office:value-type="float" office:value="-1" calcext:value-type="float">
            <text:p>-1</text:p>
          </table:table-cell>
          <table:table-cell table:formula="of:=NUMBERVALUE(LEFT([.C168];4);&quot;.&quot;)*10^NUMBERVALUE(RIGHT([.C168];3))" office:value-type="float" office:value="0.56" calcext:value-type="float">
            <text:p>0,56</text:p>
          </table:table-cell>
        </table:table-row>
        <table:table-row table:style-name="ro1">
          <table:table-cell office:value-type="string" calcext:value-type="string">
            <text:p>-2.68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5.40e-01</text:p>
          </table:table-cell>
          <table:table-cell table:formula="of:=NUMBERVALUE(LEFT([.A169];5);&quot;.&quot;)*10^NUMBERVALUE(RIGHT([.A169];3))" office:value-type="float" office:value="-0.00268" calcext:value-type="float">
            <text:p>-0,00268</text:p>
          </table:table-cell>
          <table:table-cell table:formula="of:=NUMBERVALUE(LEFT([.B169];4);&quot;.&quot;)*10^NUMBERVALUE(RIGHT([.B169];3))" office:value-type="float" office:value="-1" calcext:value-type="float">
            <text:p>-1</text:p>
          </table:table-cell>
          <table:table-cell table:formula="of:=NUMBERVALUE(LEFT([.C169];4);&quot;.&quot;)*10^NUMBERVALUE(RIGHT([.C169];3))" office:value-type="float" office:value="0.54" calcext:value-type="float">
            <text:p>0,54</text:p>
          </table:table-cell>
        </table:table-row>
        <table:table-row table:style-name="ro1">
          <table:table-cell office:value-type="string" calcext:value-type="string">
            <text:p>-2.66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5.40e-01</text:p>
          </table:table-cell>
          <table:table-cell table:formula="of:=NUMBERVALUE(LEFT([.A170];5);&quot;.&quot;)*10^NUMBERVALUE(RIGHT([.A170];3))" office:value-type="float" office:value="-0.00266" calcext:value-type="float">
            <text:p>-0,00266</text:p>
          </table:table-cell>
          <table:table-cell table:formula="of:=NUMBERVALUE(LEFT([.B170];4);&quot;.&quot;)*10^NUMBERVALUE(RIGHT([.B170];3))" office:value-type="float" office:value="-1" calcext:value-type="float">
            <text:p>-1</text:p>
          </table:table-cell>
          <table:table-cell table:formula="of:=NUMBERVALUE(LEFT([.C170];4);&quot;.&quot;)*10^NUMBERVALUE(RIGHT([.C170];3))" office:value-type="float" office:value="0.54" calcext:value-type="float">
            <text:p>0,54</text:p>
          </table:table-cell>
        </table:table-row>
        <table:table-row table:style-name="ro1">
          <table:table-cell office:value-type="string" calcext:value-type="string">
            <text:p>-2.64e-03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5.40e-01</text:p>
          </table:table-cell>
          <table:table-cell table:formula="of:=NUMBERVALUE(LEFT([.A171];5);&quot;.&quot;)*10^NUMBERVALUE(RIGHT([.A171];3))" office:value-type="float" office:value="-0.00264" calcext:value-type="float">
            <text:p>-0,00264</text:p>
          </table:table-cell>
          <table:table-cell table:formula="of:=NUMBERVALUE(LEFT([.B171];4);&quot;.&quot;)*10^NUMBERVALUE(RIGHT([.B171];3))" office:value-type="float" office:value="-1" calcext:value-type="float">
            <text:p>-1</text:p>
          </table:table-cell>
          <table:table-cell table:formula="of:=NUMBERVALUE(LEFT([.C171];4);&quot;.&quot;)*10^NUMBERVALUE(RIGHT([.C171];3))" office:value-type="float" office:value="0.54" calcext:value-type="float">
            <text:p>0,54</text:p>
          </table:table-cell>
        </table:table-row>
        <table:table-row table:style-name="ro1">
          <table:table-cell office:value-type="string" calcext:value-type="string">
            <text:p>-2.62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5.40e-01</text:p>
          </table:table-cell>
          <table:table-cell table:formula="of:=NUMBERVALUE(LEFT([.A172];5);&quot;.&quot;)*10^NUMBERVALUE(RIGHT([.A172];3))" office:value-type="float" office:value="-0.00262" calcext:value-type="float">
            <text:p>-0,00262</text:p>
          </table:table-cell>
          <table:table-cell table:formula="of:=NUMBERVALUE(LEFT([.B172];4);&quot;.&quot;)*10^NUMBERVALUE(RIGHT([.B172];3))" office:value-type="float" office:value="-1" calcext:value-type="float">
            <text:p>-1</text:p>
          </table:table-cell>
          <table:table-cell table:formula="of:=NUMBERVALUE(LEFT([.C172];4);&quot;.&quot;)*10^NUMBERVALUE(RIGHT([.C172];3))" office:value-type="float" office:value="0.54" calcext:value-type="float">
            <text:p>0,54</text:p>
          </table:table-cell>
        </table:table-row>
        <table:table-row table:style-name="ro1">
          <table:table-cell office:value-type="string" calcext:value-type="string">
            <text:p>-2.60e-03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5.40e-01</text:p>
          </table:table-cell>
          <table:table-cell table:formula="of:=NUMBERVALUE(LEFT([.A173];5);&quot;.&quot;)*10^NUMBERVALUE(RIGHT([.A173];3))" office:value-type="float" office:value="-0.0026" calcext:value-type="float">
            <text:p>-0,0026</text:p>
          </table:table-cell>
          <table:table-cell table:formula="of:=NUMBERVALUE(LEFT([.B173];4);&quot;.&quot;)*10^NUMBERVALUE(RIGHT([.B173];3))" office:value-type="float" office:value="-1" calcext:value-type="float">
            <text:p>-1</text:p>
          </table:table-cell>
          <table:table-cell table:formula="of:=NUMBERVALUE(LEFT([.C173];4);&quot;.&quot;)*10^NUMBERVALUE(RIGHT([.C173];3))" office:value-type="float" office:value="0.54" calcext:value-type="float">
            <text:p>0,54</text:p>
          </table:table-cell>
        </table:table-row>
        <table:table-row table:style-name="ro1">
          <table:table-cell office:value-type="string" calcext:value-type="string">
            <text:p>-2.58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5.20e-01</text:p>
          </table:table-cell>
          <table:table-cell table:formula="of:=NUMBERVALUE(LEFT([.A174];5);&quot;.&quot;)*10^NUMBERVALUE(RIGHT([.A174];3))" office:value-type="float" office:value="-0.00258" calcext:value-type="float">
            <text:p>-0,00258</text:p>
          </table:table-cell>
          <table:table-cell table:formula="of:=NUMBERVALUE(LEFT([.B174];4);&quot;.&quot;)*10^NUMBERVALUE(RIGHT([.B174];3))" office:value-type="float" office:value="-1" calcext:value-type="float">
            <text:p>-1</text:p>
          </table:table-cell>
          <table:table-cell table:formula="of:=NUMBERVALUE(LEFT([.C174];4);&quot;.&quot;)*10^NUMBERVALUE(RIGHT([.C174];3))" office:value-type="float" office:value="0.52" calcext:value-type="float">
            <text:p>0,52</text:p>
          </table:table-cell>
        </table:table-row>
        <table:table-row table:style-name="ro1">
          <table:table-cell office:value-type="string" calcext:value-type="string">
            <text:p>-2.56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5.20e-01</text:p>
          </table:table-cell>
          <table:table-cell table:formula="of:=NUMBERVALUE(LEFT([.A175];5);&quot;.&quot;)*10^NUMBERVALUE(RIGHT([.A175];3))" office:value-type="float" office:value="-0.00256" calcext:value-type="float">
            <text:p>-0,00256</text:p>
          </table:table-cell>
          <table:table-cell table:formula="of:=NUMBERVALUE(LEFT([.B175];4);&quot;.&quot;)*10^NUMBERVALUE(RIGHT([.B175];3))" office:value-type="float" office:value="-1" calcext:value-type="float">
            <text:p>-1</text:p>
          </table:table-cell>
          <table:table-cell table:formula="of:=NUMBERVALUE(LEFT([.C175];4);&quot;.&quot;)*10^NUMBERVALUE(RIGHT([.C175];3))" office:value-type="float" office:value="0.52" calcext:value-type="float">
            <text:p>0,52</text:p>
          </table:table-cell>
        </table:table-row>
        <table:table-row table:style-name="ro1">
          <table:table-cell office:value-type="string" calcext:value-type="string">
            <text:p>-2.54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5.00e-01</text:p>
          </table:table-cell>
          <table:table-cell table:formula="of:=NUMBERVALUE(LEFT([.A176];5);&quot;.&quot;)*10^NUMBERVALUE(RIGHT([.A176];3))" office:value-type="float" office:value="-0.00254" calcext:value-type="float">
            <text:p>-0,00254</text:p>
          </table:table-cell>
          <table:table-cell table:formula="of:=NUMBERVALUE(LEFT([.B176];4);&quot;.&quot;)*10^NUMBERVALUE(RIGHT([.B176];3))" office:value-type="float" office:value="-1" calcext:value-type="float">
            <text:p>-1</text:p>
          </table:table-cell>
          <table:table-cell table:formula="of:=NUMBERVALUE(LEFT([.C176];4);&quot;.&quot;)*10^NUMBERVALUE(RIGHT([.C176];3))"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-2.52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5.20e-01</text:p>
          </table:table-cell>
          <table:table-cell table:formula="of:=NUMBERVALUE(LEFT([.A177];5);&quot;.&quot;)*10^NUMBERVALUE(RIGHT([.A177];3))" office:value-type="float" office:value="-0.00252" calcext:value-type="float">
            <text:p>-0,00252</text:p>
          </table:table-cell>
          <table:table-cell table:formula="of:=NUMBERVALUE(LEFT([.B177];4);&quot;.&quot;)*10^NUMBERVALUE(RIGHT([.B177];3))" office:value-type="float" office:value="-1" calcext:value-type="float">
            <text:p>-1</text:p>
          </table:table-cell>
          <table:table-cell table:formula="of:=NUMBERVALUE(LEFT([.C177];4);&quot;.&quot;)*10^NUMBERVALUE(RIGHT([.C177];3))" office:value-type="float" office:value="0.52" calcext:value-type="float">
            <text:p>0,52</text:p>
          </table:table-cell>
        </table:table-row>
        <table:table-row table:style-name="ro1">
          <table:table-cell office:value-type="string" calcext:value-type="string">
            <text:p>-2.50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4.80e-01</text:p>
          </table:table-cell>
          <table:table-cell table:formula="of:=NUMBERVALUE(LEFT([.A178];5);&quot;.&quot;)*10^NUMBERVALUE(RIGHT([.A178];3))" office:value-type="float" office:value="-0.0025" calcext:value-type="float">
            <text:p>-0,0025</text:p>
          </table:table-cell>
          <table:table-cell table:formula="of:=NUMBERVALUE(LEFT([.B178];4);&quot;.&quot;)*10^NUMBERVALUE(RIGHT([.B178];3))" office:value-type="float" office:value="-1" calcext:value-type="float">
            <text:p>-1</text:p>
          </table:table-cell>
          <table:table-cell table:formula="of:=NUMBERVALUE(LEFT([.C178];4);&quot;.&quot;)*10^NUMBERVALUE(RIGHT([.C178];3))" office:value-type="float" office:value="0.48" calcext:value-type="float">
            <text:p>0,48</text:p>
          </table:table-cell>
        </table:table-row>
        <table:table-row table:style-name="ro1">
          <table:table-cell office:value-type="string" calcext:value-type="string">
            <text:p>-2.48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4.80e-01</text:p>
          </table:table-cell>
          <table:table-cell table:formula="of:=NUMBERVALUE(LEFT([.A179];5);&quot;.&quot;)*10^NUMBERVALUE(RIGHT([.A179];3))" office:value-type="float" office:value="-0.00248" calcext:value-type="float">
            <text:p>-0,00248</text:p>
          </table:table-cell>
          <table:table-cell table:formula="of:=NUMBERVALUE(LEFT([.B179];4);&quot;.&quot;)*10^NUMBERVALUE(RIGHT([.B179];3))" office:value-type="float" office:value="-1" calcext:value-type="float">
            <text:p>-1</text:p>
          </table:table-cell>
          <table:table-cell table:formula="of:=NUMBERVALUE(LEFT([.C179];4);&quot;.&quot;)*10^NUMBERVALUE(RIGHT([.C179];3))" office:value-type="float" office:value="0.48" calcext:value-type="float">
            <text:p>0,48</text:p>
          </table:table-cell>
        </table:table-row>
        <table:table-row table:style-name="ro1">
          <table:table-cell office:value-type="string" calcext:value-type="string">
            <text:p>-2.46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4.80e-01</text:p>
          </table:table-cell>
          <table:table-cell table:formula="of:=NUMBERVALUE(LEFT([.A180];5);&quot;.&quot;)*10^NUMBERVALUE(RIGHT([.A180];3))" office:value-type="float" office:value="-0.00246" calcext:value-type="float">
            <text:p>-0,00246</text:p>
          </table:table-cell>
          <table:table-cell table:formula="of:=NUMBERVALUE(LEFT([.B180];4);&quot;.&quot;)*10^NUMBERVALUE(RIGHT([.B180];3))" office:value-type="float" office:value="-1" calcext:value-type="float">
            <text:p>-1</text:p>
          </table:table-cell>
          <table:table-cell table:formula="of:=NUMBERVALUE(LEFT([.C180];4);&quot;.&quot;)*10^NUMBERVALUE(RIGHT([.C180];3))" office:value-type="float" office:value="0.48" calcext:value-type="float">
            <text:p>0,48</text:p>
          </table:table-cell>
        </table:table-row>
        <table:table-row table:style-name="ro1">
          <table:table-cell office:value-type="string" calcext:value-type="string">
            <text:p>-2.44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4.60e-01</text:p>
          </table:table-cell>
          <table:table-cell table:formula="of:=NUMBERVALUE(LEFT([.A181];5);&quot;.&quot;)*10^NUMBERVALUE(RIGHT([.A181];3))" office:value-type="float" office:value="-0.00244" calcext:value-type="float">
            <text:p>-0,00244</text:p>
          </table:table-cell>
          <table:table-cell table:formula="of:=NUMBERVALUE(LEFT([.B181];4);&quot;.&quot;)*10^NUMBERVALUE(RIGHT([.B181];3))" office:value-type="float" office:value="-1" calcext:value-type="float">
            <text:p>-1</text:p>
          </table:table-cell>
          <table:table-cell table:formula="of:=NUMBERVALUE(LEFT([.C181];4);&quot;.&quot;)*10^NUMBERVALUE(RIGHT([.C181];3))" office:value-type="float" office:value="0.46" calcext:value-type="float">
            <text:p>0,46</text:p>
          </table:table-cell>
        </table:table-row>
        <table:table-row table:style-name="ro1">
          <table:table-cell office:value-type="string" calcext:value-type="string">
            <text:p>-2.42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4.60e-01</text:p>
          </table:table-cell>
          <table:table-cell table:formula="of:=NUMBERVALUE(LEFT([.A182];5);&quot;.&quot;)*10^NUMBERVALUE(RIGHT([.A182];3))" office:value-type="float" office:value="-0.00242" calcext:value-type="float">
            <text:p>-0,00242</text:p>
          </table:table-cell>
          <table:table-cell table:formula="of:=NUMBERVALUE(LEFT([.B182];4);&quot;.&quot;)*10^NUMBERVALUE(RIGHT([.B182];3))" office:value-type="float" office:value="-1" calcext:value-type="float">
            <text:p>-1</text:p>
          </table:table-cell>
          <table:table-cell table:formula="of:=NUMBERVALUE(LEFT([.C182];4);&quot;.&quot;)*10^NUMBERVALUE(RIGHT([.C182];3))" office:value-type="float" office:value="0.46" calcext:value-type="float">
            <text:p>0,46</text:p>
          </table:table-cell>
        </table:table-row>
        <table:table-row table:style-name="ro1">
          <table:table-cell office:value-type="string" calcext:value-type="string">
            <text:p>-2.40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4.40e-01</text:p>
          </table:table-cell>
          <table:table-cell table:formula="of:=NUMBERVALUE(LEFT([.A183];5);&quot;.&quot;)*10^NUMBERVALUE(RIGHT([.A183];3))" office:value-type="float" office:value="-0.0024" calcext:value-type="float">
            <text:p>-0,0024</text:p>
          </table:table-cell>
          <table:table-cell table:formula="of:=NUMBERVALUE(LEFT([.B183];4);&quot;.&quot;)*10^NUMBERVALUE(RIGHT([.B183];3))" office:value-type="float" office:value="-1" calcext:value-type="float">
            <text:p>-1</text:p>
          </table:table-cell>
          <table:table-cell table:formula="of:=NUMBERVALUE(LEFT([.C183];4);&quot;.&quot;)*10^NUMBERVALUE(RIGHT([.C183];3))" office:value-type="float" office:value="0.44" calcext:value-type="float">
            <text:p>0,44</text:p>
          </table:table-cell>
        </table:table-row>
        <table:table-row table:style-name="ro1">
          <table:table-cell office:value-type="string" calcext:value-type="string">
            <text:p>-2.38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4.60e-01</text:p>
          </table:table-cell>
          <table:table-cell table:formula="of:=NUMBERVALUE(LEFT([.A184];5);&quot;.&quot;)*10^NUMBERVALUE(RIGHT([.A184];3))" office:value-type="float" office:value="-0.00238" calcext:value-type="float">
            <text:p>-0,00238</text:p>
          </table:table-cell>
          <table:table-cell table:formula="of:=NUMBERVALUE(LEFT([.B184];4);&quot;.&quot;)*10^NUMBERVALUE(RIGHT([.B184];3))" office:value-type="float" office:value="-1" calcext:value-type="float">
            <text:p>-1</text:p>
          </table:table-cell>
          <table:table-cell table:formula="of:=NUMBERVALUE(LEFT([.C184];4);&quot;.&quot;)*10^NUMBERVALUE(RIGHT([.C184];3))" office:value-type="float" office:value="0.46" calcext:value-type="float">
            <text:p>0,46</text:p>
          </table:table-cell>
        </table:table-row>
        <table:table-row table:style-name="ro1">
          <table:table-cell office:value-type="string" calcext:value-type="string">
            <text:p>-2.36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4.40e-01</text:p>
          </table:table-cell>
          <table:table-cell table:formula="of:=NUMBERVALUE(LEFT([.A185];5);&quot;.&quot;)*10^NUMBERVALUE(RIGHT([.A185];3))" office:value-type="float" office:value="-0.00236" calcext:value-type="float">
            <text:p>-0,00236</text:p>
          </table:table-cell>
          <table:table-cell table:formula="of:=NUMBERVALUE(LEFT([.B185];4);&quot;.&quot;)*10^NUMBERVALUE(RIGHT([.B185];3))" office:value-type="float" office:value="-1" calcext:value-type="float">
            <text:p>-1</text:p>
          </table:table-cell>
          <table:table-cell table:formula="of:=NUMBERVALUE(LEFT([.C185];4);&quot;.&quot;)*10^NUMBERVALUE(RIGHT([.C185];3))" office:value-type="float" office:value="0.44" calcext:value-type="float">
            <text:p>0,44</text:p>
          </table:table-cell>
        </table:table-row>
        <table:table-row table:style-name="ro1">
          <table:table-cell office:value-type="string" calcext:value-type="string">
            <text:p>-2.34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4.40e-01</text:p>
          </table:table-cell>
          <table:table-cell table:formula="of:=NUMBERVALUE(LEFT([.A186];5);&quot;.&quot;)*10^NUMBERVALUE(RIGHT([.A186];3))" office:value-type="float" office:value="-0.00234" calcext:value-type="float">
            <text:p>-0,00234</text:p>
          </table:table-cell>
          <table:table-cell table:formula="of:=NUMBERVALUE(LEFT([.B186];4);&quot;.&quot;)*10^NUMBERVALUE(RIGHT([.B186];3))" office:value-type="float" office:value="-1" calcext:value-type="float">
            <text:p>-1</text:p>
          </table:table-cell>
          <table:table-cell table:formula="of:=NUMBERVALUE(LEFT([.C186];4);&quot;.&quot;)*10^NUMBERVALUE(RIGHT([.C186];3))" office:value-type="float" office:value="0.44" calcext:value-type="float">
            <text:p>0,44</text:p>
          </table:table-cell>
        </table:table-row>
        <table:table-row table:style-name="ro1">
          <table:table-cell office:value-type="string" calcext:value-type="string">
            <text:p>-2.32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4.40e-01</text:p>
          </table:table-cell>
          <table:table-cell table:formula="of:=NUMBERVALUE(LEFT([.A187];5);&quot;.&quot;)*10^NUMBERVALUE(RIGHT([.A187];3))" office:value-type="float" office:value="-0.00232" calcext:value-type="float">
            <text:p>-0,00232</text:p>
          </table:table-cell>
          <table:table-cell table:formula="of:=NUMBERVALUE(LEFT([.B187];4);&quot;.&quot;)*10^NUMBERVALUE(RIGHT([.B187];3))" office:value-type="float" office:value="-1" calcext:value-type="float">
            <text:p>-1</text:p>
          </table:table-cell>
          <table:table-cell table:formula="of:=NUMBERVALUE(LEFT([.C187];4);&quot;.&quot;)*10^NUMBERVALUE(RIGHT([.C187];3))" office:value-type="float" office:value="0.44" calcext:value-type="float">
            <text:p>0,44</text:p>
          </table:table-cell>
        </table:table-row>
        <table:table-row table:style-name="ro1">
          <table:table-cell office:value-type="string" calcext:value-type="string">
            <text:p>-2.30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4.00e-01</text:p>
          </table:table-cell>
          <table:table-cell table:formula="of:=NUMBERVALUE(LEFT([.A188];5);&quot;.&quot;)*10^NUMBERVALUE(RIGHT([.A188];3))" office:value-type="float" office:value="-0.0023" calcext:value-type="float">
            <text:p>-0,0023</text:p>
          </table:table-cell>
          <table:table-cell table:formula="of:=NUMBERVALUE(LEFT([.B188];4);&quot;.&quot;)*10^NUMBERVALUE(RIGHT([.B188];3))" office:value-type="float" office:value="-1" calcext:value-type="float">
            <text:p>-1</text:p>
          </table:table-cell>
          <table:table-cell table:formula="of:=NUMBERVALUE(LEFT([.C188];4);&quot;.&quot;)*10^NUMBERVALUE(RIGHT([.C188];3))"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-2.28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4.20e-01</text:p>
          </table:table-cell>
          <table:table-cell table:formula="of:=NUMBERVALUE(LEFT([.A189];5);&quot;.&quot;)*10^NUMBERVALUE(RIGHT([.A189];3))" office:value-type="float" office:value="-0.00228" calcext:value-type="float">
            <text:p>-0,00228</text:p>
          </table:table-cell>
          <table:table-cell table:formula="of:=NUMBERVALUE(LEFT([.B189];4);&quot;.&quot;)*10^NUMBERVALUE(RIGHT([.B189];3))" office:value-type="float" office:value="-1" calcext:value-type="float">
            <text:p>-1</text:p>
          </table:table-cell>
          <table:table-cell table:formula="of:=NUMBERVALUE(LEFT([.C189];4);&quot;.&quot;)*10^NUMBERVALUE(RIGHT([.C189];3))" office:value-type="float" office:value="0.42" calcext:value-type="float">
            <text:p>0,42</text:p>
          </table:table-cell>
        </table:table-row>
        <table:table-row table:style-name="ro1">
          <table:table-cell office:value-type="string" calcext:value-type="string">
            <text:p>-2.26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3.80e-01</text:p>
          </table:table-cell>
          <table:table-cell table:formula="of:=NUMBERVALUE(LEFT([.A190];5);&quot;.&quot;)*10^NUMBERVALUE(RIGHT([.A190];3))" office:value-type="float" office:value="-0.00226" calcext:value-type="float">
            <text:p>-0,00226</text:p>
          </table:table-cell>
          <table:table-cell table:formula="of:=NUMBERVALUE(LEFT([.B190];4);&quot;.&quot;)*10^NUMBERVALUE(RIGHT([.B190];3))" office:value-type="float" office:value="-1" calcext:value-type="float">
            <text:p>-1</text:p>
          </table:table-cell>
          <table:table-cell table:formula="of:=NUMBERVALUE(LEFT([.C190];4);&quot;.&quot;)*10^NUMBERVALUE(RIGHT([.C190];3))"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-2.24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3.80e-01</text:p>
          </table:table-cell>
          <table:table-cell table:formula="of:=NUMBERVALUE(LEFT([.A191];5);&quot;.&quot;)*10^NUMBERVALUE(RIGHT([.A191];3))" office:value-type="float" office:value="-0.00224" calcext:value-type="float">
            <text:p>-0,00224</text:p>
          </table:table-cell>
          <table:table-cell table:formula="of:=NUMBERVALUE(LEFT([.B191];4);&quot;.&quot;)*10^NUMBERVALUE(RIGHT([.B191];3))" office:value-type="float" office:value="-1" calcext:value-type="float">
            <text:p>-1</text:p>
          </table:table-cell>
          <table:table-cell table:formula="of:=NUMBERVALUE(LEFT([.C191];4);&quot;.&quot;)*10^NUMBERVALUE(RIGHT([.C191];3))"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-2.22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3.80e-01</text:p>
          </table:table-cell>
          <table:table-cell table:formula="of:=NUMBERVALUE(LEFT([.A192];5);&quot;.&quot;)*10^NUMBERVALUE(RIGHT([.A192];3))" office:value-type="float" office:value="-0.00222" calcext:value-type="float">
            <text:p>-0,00222</text:p>
          </table:table-cell>
          <table:table-cell table:formula="of:=NUMBERVALUE(LEFT([.B192];4);&quot;.&quot;)*10^NUMBERVALUE(RIGHT([.B192];3))" office:value-type="float" office:value="-1" calcext:value-type="float">
            <text:p>-1</text:p>
          </table:table-cell>
          <table:table-cell table:formula="of:=NUMBERVALUE(LEFT([.C192];4);&quot;.&quot;)*10^NUMBERVALUE(RIGHT([.C192];3))"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-2.20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3.60e-01</text:p>
          </table:table-cell>
          <table:table-cell table:formula="of:=NUMBERVALUE(LEFT([.A193];5);&quot;.&quot;)*10^NUMBERVALUE(RIGHT([.A193];3))" office:value-type="float" office:value="-0.0022" calcext:value-type="float">
            <text:p>-0,0022</text:p>
          </table:table-cell>
          <table:table-cell table:formula="of:=NUMBERVALUE(LEFT([.B193];4);&quot;.&quot;)*10^NUMBERVALUE(RIGHT([.B193];3))" office:value-type="float" office:value="-1" calcext:value-type="float">
            <text:p>-1</text:p>
          </table:table-cell>
          <table:table-cell table:formula="of:=NUMBERVALUE(LEFT([.C193];4);&quot;.&quot;)*10^NUMBERVALUE(RIGHT([.C193];3))" office:value-type="float" office:value="0.36" calcext:value-type="float">
            <text:p>0,36</text:p>
          </table:table-cell>
        </table:table-row>
        <table:table-row table:style-name="ro1">
          <table:table-cell office:value-type="string" calcext:value-type="string">
            <text:p>-2.18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3.40e-01</text:p>
          </table:table-cell>
          <table:table-cell table:formula="of:=NUMBERVALUE(LEFT([.A194];5);&quot;.&quot;)*10^NUMBERVALUE(RIGHT([.A194];3))" office:value-type="float" office:value="-0.00218" calcext:value-type="float">
            <text:p>-0,00218</text:p>
          </table:table-cell>
          <table:table-cell table:formula="of:=NUMBERVALUE(LEFT([.B194];4);&quot;.&quot;)*10^NUMBERVALUE(RIGHT([.B194];3))" office:value-type="float" office:value="-1" calcext:value-type="float">
            <text:p>-1</text:p>
          </table:table-cell>
          <table:table-cell table:formula="of:=NUMBERVALUE(LEFT([.C194];4);&quot;.&quot;)*10^NUMBERVALUE(RIGHT([.C194];3))" office:value-type="float" office:value="0.34" calcext:value-type="float">
            <text:p>0,34</text:p>
          </table:table-cell>
        </table:table-row>
        <table:table-row table:style-name="ro1">
          <table:table-cell office:value-type="string" calcext:value-type="string">
            <text:p>-2.16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3.20e-01</text:p>
          </table:table-cell>
          <table:table-cell table:formula="of:=NUMBERVALUE(LEFT([.A195];5);&quot;.&quot;)*10^NUMBERVALUE(RIGHT([.A195];3))" office:value-type="float" office:value="-0.00216" calcext:value-type="float">
            <text:p>-0,00216</text:p>
          </table:table-cell>
          <table:table-cell table:formula="of:=NUMBERVALUE(LEFT([.B195];4);&quot;.&quot;)*10^NUMBERVALUE(RIGHT([.B195];3))" office:value-type="float" office:value="-1" calcext:value-type="float">
            <text:p>-1</text:p>
          </table:table-cell>
          <table:table-cell table:formula="of:=NUMBERVALUE(LEFT([.C195];4);&quot;.&quot;)*10^NUMBERVALUE(RIGHT([.C195];3))" office:value-type="float" office:value="0.32" calcext:value-type="float">
            <text:p>0,32</text:p>
          </table:table-cell>
        </table:table-row>
        <table:table-row table:style-name="ro1">
          <table:table-cell office:value-type="string" calcext:value-type="string">
            <text:p>-2.14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3.20e-01</text:p>
          </table:table-cell>
          <table:table-cell table:formula="of:=NUMBERVALUE(LEFT([.A196];5);&quot;.&quot;)*10^NUMBERVALUE(RIGHT([.A196];3))" office:value-type="float" office:value="-0.00214" calcext:value-type="float">
            <text:p>-0,00214</text:p>
          </table:table-cell>
          <table:table-cell table:formula="of:=NUMBERVALUE(LEFT([.B196];4);&quot;.&quot;)*10^NUMBERVALUE(RIGHT([.B196];3))" office:value-type="float" office:value="-1" calcext:value-type="float">
            <text:p>-1</text:p>
          </table:table-cell>
          <table:table-cell table:formula="of:=NUMBERVALUE(LEFT([.C196];4);&quot;.&quot;)*10^NUMBERVALUE(RIGHT([.C196];3))" office:value-type="float" office:value="0.32" calcext:value-type="float">
            <text:p>0,32</text:p>
          </table:table-cell>
        </table:table-row>
        <table:table-row table:style-name="ro1">
          <table:table-cell office:value-type="string" calcext:value-type="string">
            <text:p>-2.12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3.20e-01</text:p>
          </table:table-cell>
          <table:table-cell table:formula="of:=NUMBERVALUE(LEFT([.A197];5);&quot;.&quot;)*10^NUMBERVALUE(RIGHT([.A197];3))" office:value-type="float" office:value="-0.00212" calcext:value-type="float">
            <text:p>-0,00212</text:p>
          </table:table-cell>
          <table:table-cell table:formula="of:=NUMBERVALUE(LEFT([.B197];4);&quot;.&quot;)*10^NUMBERVALUE(RIGHT([.B197];3))" office:value-type="float" office:value="-1" calcext:value-type="float">
            <text:p>-1</text:p>
          </table:table-cell>
          <table:table-cell table:formula="of:=NUMBERVALUE(LEFT([.C197];4);&quot;.&quot;)*10^NUMBERVALUE(RIGHT([.C197];3))" office:value-type="float" office:value="0.32" calcext:value-type="float">
            <text:p>0,32</text:p>
          </table:table-cell>
        </table:table-row>
        <table:table-row table:style-name="ro1">
          <table:table-cell office:value-type="string" calcext:value-type="string">
            <text:p>-2.10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3.20e-01</text:p>
          </table:table-cell>
          <table:table-cell table:formula="of:=NUMBERVALUE(LEFT([.A198];5);&quot;.&quot;)*10^NUMBERVALUE(RIGHT([.A198];3))" office:value-type="float" office:value="-0.0021" calcext:value-type="float">
            <text:p>-0,0021</text:p>
          </table:table-cell>
          <table:table-cell table:formula="of:=NUMBERVALUE(LEFT([.B198];4);&quot;.&quot;)*10^NUMBERVALUE(RIGHT([.B198];3))" office:value-type="float" office:value="-1" calcext:value-type="float">
            <text:p>-1</text:p>
          </table:table-cell>
          <table:table-cell table:formula="of:=NUMBERVALUE(LEFT([.C198];4);&quot;.&quot;)*10^NUMBERVALUE(RIGHT([.C198];3))" office:value-type="float" office:value="0.32" calcext:value-type="float">
            <text:p>0,32</text:p>
          </table:table-cell>
        </table:table-row>
        <table:table-row table:style-name="ro1">
          <table:table-cell office:value-type="string" calcext:value-type="string">
            <text:p>-2.08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3.00e-01</text:p>
          </table:table-cell>
          <table:table-cell table:formula="of:=NUMBERVALUE(LEFT([.A199];5);&quot;.&quot;)*10^NUMBERVALUE(RIGHT([.A199];3))" office:value-type="float" office:value="-0.00208" calcext:value-type="float">
            <text:p>-0,00208</text:p>
          </table:table-cell>
          <table:table-cell table:formula="of:=NUMBERVALUE(LEFT([.B199];4);&quot;.&quot;)*10^NUMBERVALUE(RIGHT([.B199];3))" office:value-type="float" office:value="-1" calcext:value-type="float">
            <text:p>-1</text:p>
          </table:table-cell>
          <table:table-cell table:formula="of:=NUMBERVALUE(LEFT([.C199];4);&quot;.&quot;)*10^NUMBERVALUE(RIGHT([.C199];3))"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-2.06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2.80e-01</text:p>
          </table:table-cell>
          <table:table-cell table:formula="of:=NUMBERVALUE(LEFT([.A200];5);&quot;.&quot;)*10^NUMBERVALUE(RIGHT([.A200];3))" office:value-type="float" office:value="-0.00206" calcext:value-type="float">
            <text:p>-0,00206</text:p>
          </table:table-cell>
          <table:table-cell table:formula="of:=NUMBERVALUE(LEFT([.B200];4);&quot;.&quot;)*10^NUMBERVALUE(RIGHT([.B200];3))" office:value-type="float" office:value="-1" calcext:value-type="float">
            <text:p>-1</text:p>
          </table:table-cell>
          <table:table-cell table:formula="of:=NUMBERVALUE(LEFT([.C200];4);&quot;.&quot;)*10^NUMBERVALUE(RIGHT([.C200];3))" office:value-type="float" office:value="0.28" calcext:value-type="float">
            <text:p>0,28</text:p>
          </table:table-cell>
        </table:table-row>
        <table:table-row table:style-name="ro1">
          <table:table-cell office:value-type="string" calcext:value-type="string">
            <text:p>-2.04e-03</text:p>
          </table:table-cell>
          <table:table-cell office:value-type="string" calcext:value-type="string">
            <text:p>-1.08e+00</text:p>
          </table:table-cell>
          <table:table-cell office:value-type="string" calcext:value-type="string">
            <text:p>3.00e-01</text:p>
          </table:table-cell>
          <table:table-cell table:formula="of:=NUMBERVALUE(LEFT([.A201];5);&quot;.&quot;)*10^NUMBERVALUE(RIGHT([.A201];3))" office:value-type="float" office:value="-0.00204" calcext:value-type="float">
            <text:p>-0,00204</text:p>
          </table:table-cell>
          <table:table-cell table:formula="of:=NUMBERVALUE(LEFT([.B201];4);&quot;.&quot;)*10^NUMBERVALUE(RIGHT([.B201];3))" office:value-type="float" office:value="-1" calcext:value-type="float">
            <text:p>-1</text:p>
          </table:table-cell>
          <table:table-cell table:formula="of:=NUMBERVALUE(LEFT([.C201];4);&quot;.&quot;)*10^NUMBERVALUE(RIGHT([.C201];3))"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-2.02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2.60e-01</text:p>
          </table:table-cell>
          <table:table-cell table:formula="of:=NUMBERVALUE(LEFT([.A202];5);&quot;.&quot;)*10^NUMBERVALUE(RIGHT([.A202];3))" office:value-type="float" office:value="-0.00202" calcext:value-type="float">
            <text:p>-0,00202</text:p>
          </table:table-cell>
          <table:table-cell table:formula="of:=NUMBERVALUE(LEFT([.B202];4);&quot;.&quot;)*10^NUMBERVALUE(RIGHT([.B202];3))" office:value-type="float" office:value="-1" calcext:value-type="float">
            <text:p>-1</text:p>
          </table:table-cell>
          <table:table-cell table:formula="of:=NUMBERVALUE(LEFT([.C202];4);&quot;.&quot;)*10^NUMBERVALUE(RIGHT([.C202];3))" office:value-type="float" office:value="0.26" calcext:value-type="float">
            <text:p>0,26</text:p>
          </table:table-cell>
        </table:table-row>
        <table:table-row table:style-name="ro1">
          <table:table-cell office:value-type="string" calcext:value-type="string">
            <text:p>-2.00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2.60e-01</text:p>
          </table:table-cell>
          <table:table-cell table:formula="of:=NUMBERVALUE(LEFT([.A203];5);&quot;.&quot;)*10^NUMBERVALUE(RIGHT([.A203];3))" office:value-type="float" office:value="-0.002" calcext:value-type="float">
            <text:p>-0,002</text:p>
          </table:table-cell>
          <table:table-cell table:formula="of:=NUMBERVALUE(LEFT([.B203];4);&quot;.&quot;)*10^NUMBERVALUE(RIGHT([.B203];3))" office:value-type="float" office:value="-1" calcext:value-type="float">
            <text:p>-1</text:p>
          </table:table-cell>
          <table:table-cell table:formula="of:=NUMBERVALUE(LEFT([.C203];4);&quot;.&quot;)*10^NUMBERVALUE(RIGHT([.C203];3))" office:value-type="float" office:value="0.26" calcext:value-type="float">
            <text:p>0,26</text:p>
          </table:table-cell>
        </table:table-row>
        <table:table-row table:style-name="ro1">
          <table:table-cell office:value-type="string" calcext:value-type="string">
            <text:p>-1.98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2.40e-01</text:p>
          </table:table-cell>
          <table:table-cell table:formula="of:=NUMBERVALUE(LEFT([.A204];5);&quot;.&quot;)*10^NUMBERVALUE(RIGHT([.A204];3))" office:value-type="float" office:value="-0.00198" calcext:value-type="float">
            <text:p>-0,00198</text:p>
          </table:table-cell>
          <table:table-cell table:formula="of:=NUMBERVALUE(LEFT([.B204];4);&quot;.&quot;)*10^NUMBERVALUE(RIGHT([.B204];3))" office:value-type="float" office:value="-1" calcext:value-type="float">
            <text:p>-1</text:p>
          </table:table-cell>
          <table:table-cell table:formula="of:=NUMBERVALUE(LEFT([.C204];4);&quot;.&quot;)*10^NUMBERVALUE(RIGHT([.C204];3))" office:value-type="float" office:value="0.24" calcext:value-type="float">
            <text:p>0,24</text:p>
          </table:table-cell>
        </table:table-row>
        <table:table-row table:style-name="ro1">
          <table:table-cell office:value-type="string" calcext:value-type="string">
            <text:p>-1.96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2.20e-01</text:p>
          </table:table-cell>
          <table:table-cell table:formula="of:=NUMBERVALUE(LEFT([.A205];5);&quot;.&quot;)*10^NUMBERVALUE(RIGHT([.A205];3))" office:value-type="float" office:value="-0.00196" calcext:value-type="float">
            <text:p>-0,00196</text:p>
          </table:table-cell>
          <table:table-cell table:formula="of:=NUMBERVALUE(LEFT([.B205];4);&quot;.&quot;)*10^NUMBERVALUE(RIGHT([.B205];3))" office:value-type="float" office:value="-1" calcext:value-type="float">
            <text:p>-1</text:p>
          </table:table-cell>
          <table:table-cell table:formula="of:=NUMBERVALUE(LEFT([.C205];4);&quot;.&quot;)*10^NUMBERVALUE(RIGHT([.C205];3))"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-1.94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2.00e-01</text:p>
          </table:table-cell>
          <table:table-cell table:formula="of:=NUMBERVALUE(LEFT([.A206];5);&quot;.&quot;)*10^NUMBERVALUE(RIGHT([.A206];3))" office:value-type="float" office:value="-0.00194" calcext:value-type="float">
            <text:p>-0,00194</text:p>
          </table:table-cell>
          <table:table-cell table:formula="of:=NUMBERVALUE(LEFT([.B206];4);&quot;.&quot;)*10^NUMBERVALUE(RIGHT([.B206];3))" office:value-type="float" office:value="-1" calcext:value-type="float">
            <text:p>-1</text:p>
          </table:table-cell>
          <table:table-cell table:formula="of:=NUMBERVALUE(LEFT([.C206];4);&quot;.&quot;)*10^NUMBERVALUE(RIGHT([.C206];3))"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-1.92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2.00e-01</text:p>
          </table:table-cell>
          <table:table-cell table:formula="of:=NUMBERVALUE(LEFT([.A207];5);&quot;.&quot;)*10^NUMBERVALUE(RIGHT([.A207];3))" office:value-type="float" office:value="-0.00192" calcext:value-type="float">
            <text:p>-0,00192</text:p>
          </table:table-cell>
          <table:table-cell table:formula="of:=NUMBERVALUE(LEFT([.B207];4);&quot;.&quot;)*10^NUMBERVALUE(RIGHT([.B207];3))" office:value-type="float" office:value="-1" calcext:value-type="float">
            <text:p>-1</text:p>
          </table:table-cell>
          <table:table-cell table:formula="of:=NUMBERVALUE(LEFT([.C207];4);&quot;.&quot;)*10^NUMBERVALUE(RIGHT([.C207];3))"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-1.90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2.00e-01</text:p>
          </table:table-cell>
          <table:table-cell table:formula="of:=NUMBERVALUE(LEFT([.A208];5);&quot;.&quot;)*10^NUMBERVALUE(RIGHT([.A208];3))" office:value-type="float" office:value="-0.0019" calcext:value-type="float">
            <text:p>-0,0019</text:p>
          </table:table-cell>
          <table:table-cell table:formula="of:=NUMBERVALUE(LEFT([.B208];4);&quot;.&quot;)*10^NUMBERVALUE(RIGHT([.B208];3))" office:value-type="float" office:value="-1" calcext:value-type="float">
            <text:p>-1</text:p>
          </table:table-cell>
          <table:table-cell table:formula="of:=NUMBERVALUE(LEFT([.C208];4);&quot;.&quot;)*10^NUMBERVALUE(RIGHT([.C208];3))"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-1.88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1.80e-01</text:p>
          </table:table-cell>
          <table:table-cell table:formula="of:=NUMBERVALUE(LEFT([.A209];5);&quot;.&quot;)*10^NUMBERVALUE(RIGHT([.A209];3))" office:value-type="float" office:value="-0.00188" calcext:value-type="float">
            <text:p>-0,00188</text:p>
          </table:table-cell>
          <table:table-cell table:formula="of:=NUMBERVALUE(LEFT([.B209];4);&quot;.&quot;)*10^NUMBERVALUE(RIGHT([.B209];3))" office:value-type="float" office:value="-1" calcext:value-type="float">
            <text:p>-1</text:p>
          </table:table-cell>
          <table:table-cell table:formula="of:=NUMBERVALUE(LEFT([.C209];4);&quot;.&quot;)*10^NUMBERVALUE(RIGHT([.C209];3))"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-1.86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1.60e-01</text:p>
          </table:table-cell>
          <table:table-cell table:formula="of:=NUMBERVALUE(LEFT([.A210];5);&quot;.&quot;)*10^NUMBERVALUE(RIGHT([.A210];3))" office:value-type="float" office:value="-0.00186" calcext:value-type="float">
            <text:p>-0,00186</text:p>
          </table:table-cell>
          <table:table-cell table:formula="of:=NUMBERVALUE(LEFT([.B210];4);&quot;.&quot;)*10^NUMBERVALUE(RIGHT([.B210];3))" office:value-type="float" office:value="-1" calcext:value-type="float">
            <text:p>-1</text:p>
          </table:table-cell>
          <table:table-cell table:formula="of:=NUMBERVALUE(LEFT([.C210];4);&quot;.&quot;)*10^NUMBERVALUE(RIGHT([.C210];3))"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-1.84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1.40e-01</text:p>
          </table:table-cell>
          <table:table-cell table:formula="of:=NUMBERVALUE(LEFT([.A211];5);&quot;.&quot;)*10^NUMBERVALUE(RIGHT([.A211];3))" office:value-type="float" office:value="-0.00184" calcext:value-type="float">
            <text:p>-0,00184</text:p>
          </table:table-cell>
          <table:table-cell table:formula="of:=NUMBERVALUE(LEFT([.B211];4);&quot;.&quot;)*10^NUMBERVALUE(RIGHT([.B211];3))" office:value-type="float" office:value="-1" calcext:value-type="float">
            <text:p>-1</text:p>
          </table:table-cell>
          <table:table-cell table:formula="of:=NUMBERVALUE(LEFT([.C211];4);&quot;.&quot;)*10^NUMBERVALUE(RIGHT([.C211];3))"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-1.82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1.40e-01</text:p>
          </table:table-cell>
          <table:table-cell table:formula="of:=NUMBERVALUE(LEFT([.A212];5);&quot;.&quot;)*10^NUMBERVALUE(RIGHT([.A212];3))" office:value-type="float" office:value="-0.00182" calcext:value-type="float">
            <text:p>-0,00182</text:p>
          </table:table-cell>
          <table:table-cell table:formula="of:=NUMBERVALUE(LEFT([.B212];4);&quot;.&quot;)*10^NUMBERVALUE(RIGHT([.B212];3))" office:value-type="float" office:value="-1" calcext:value-type="float">
            <text:p>-1</text:p>
          </table:table-cell>
          <table:table-cell table:formula="of:=NUMBERVALUE(LEFT([.C212];4);&quot;.&quot;)*10^NUMBERVALUE(RIGHT([.C212];3))"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-1.80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1.40e-01</text:p>
          </table:table-cell>
          <table:table-cell table:formula="of:=NUMBERVALUE(LEFT([.A213];5);&quot;.&quot;)*10^NUMBERVALUE(RIGHT([.A213];3))" office:value-type="float" office:value="-0.0018" calcext:value-type="float">
            <text:p>-0,0018</text:p>
          </table:table-cell>
          <table:table-cell table:formula="of:=NUMBERVALUE(LEFT([.B213];4);&quot;.&quot;)*10^NUMBERVALUE(RIGHT([.B213];3))" office:value-type="float" office:value="-1" calcext:value-type="float">
            <text:p>-1</text:p>
          </table:table-cell>
          <table:table-cell table:formula="of:=NUMBERVALUE(LEFT([.C213];4);&quot;.&quot;)*10^NUMBERVALUE(RIGHT([.C213];3))"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-1.78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1.40e-01</text:p>
          </table:table-cell>
          <table:table-cell table:formula="of:=NUMBERVALUE(LEFT([.A214];5);&quot;.&quot;)*10^NUMBERVALUE(RIGHT([.A214];3))" office:value-type="float" office:value="-0.00178" calcext:value-type="float">
            <text:p>-0,00178</text:p>
          </table:table-cell>
          <table:table-cell table:formula="of:=NUMBERVALUE(LEFT([.B214];4);&quot;.&quot;)*10^NUMBERVALUE(RIGHT([.B214];3))" office:value-type="float" office:value="-1" calcext:value-type="float">
            <text:p>-1</text:p>
          </table:table-cell>
          <table:table-cell table:formula="of:=NUMBERVALUE(LEFT([.C214];4);&quot;.&quot;)*10^NUMBERVALUE(RIGHT([.C214];3))"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-1.76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1.20e-01</text:p>
          </table:table-cell>
          <table:table-cell table:formula="of:=NUMBERVALUE(LEFT([.A215];5);&quot;.&quot;)*10^NUMBERVALUE(RIGHT([.A215];3))" office:value-type="float" office:value="-0.00176" calcext:value-type="float">
            <text:p>-0,00176</text:p>
          </table:table-cell>
          <table:table-cell table:formula="of:=NUMBERVALUE(LEFT([.B215];4);&quot;.&quot;)*10^NUMBERVALUE(RIGHT([.B215];3))" office:value-type="float" office:value="-1" calcext:value-type="float">
            <text:p>-1</text:p>
          </table:table-cell>
          <table:table-cell table:formula="of:=NUMBERVALUE(LEFT([.C215];4);&quot;.&quot;)*10^NUMBERVALUE(RIGHT([.C215];3))"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-1.74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1.20e-01</text:p>
          </table:table-cell>
          <table:table-cell table:formula="of:=NUMBERVALUE(LEFT([.A216];5);&quot;.&quot;)*10^NUMBERVALUE(RIGHT([.A216];3))" office:value-type="float" office:value="-0.00174" calcext:value-type="float">
            <text:p>-0,00174</text:p>
          </table:table-cell>
          <table:table-cell table:formula="of:=NUMBERVALUE(LEFT([.B216];4);&quot;.&quot;)*10^NUMBERVALUE(RIGHT([.B216];3))" office:value-type="float" office:value="-1" calcext:value-type="float">
            <text:p>-1</text:p>
          </table:table-cell>
          <table:table-cell table:formula="of:=NUMBERVALUE(LEFT([.C216];4);&quot;.&quot;)*10^NUMBERVALUE(RIGHT([.C216];3))"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-1.72e-03</text:p>
          </table:table-cell>
          <table:table-cell office:value-type="string" calcext:value-type="string">
            <text:p>-1.08e+00</text:p>
          </table:table-cell>
          <table:table-cell office:value-type="string" calcext:value-type="string">
            <text:p>7.99e-02</text:p>
          </table:table-cell>
          <table:table-cell table:formula="of:=NUMBERVALUE(LEFT([.A217];5);&quot;.&quot;)*10^NUMBERVALUE(RIGHT([.A217];3))" office:value-type="float" office:value="-0.00172" calcext:value-type="float">
            <text:p>-0,00172</text:p>
          </table:table-cell>
          <table:table-cell table:formula="of:=NUMBERVALUE(LEFT([.B217];4);&quot;.&quot;)*10^NUMBERVALUE(RIGHT([.B217];3))" office:value-type="float" office:value="-1" calcext:value-type="float">
            <text:p>-1</text:p>
          </table:table-cell>
          <table:table-cell table:formula="of:=NUMBERVALUE(LEFT([.C217];4);&quot;.&quot;)*10^NUMBERVALUE(RIGHT([.C217];3))" office:value-type="float" office:value="0.0799" calcext:value-type="float">
            <text:p>0,0799</text:p>
          </table:table-cell>
        </table:table-row>
        <table:table-row table:style-name="ro1">
          <table:table-cell office:value-type="string" calcext:value-type="string">
            <text:p>-1.70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7.99e-02</text:p>
          </table:table-cell>
          <table:table-cell table:formula="of:=NUMBERVALUE(LEFT([.A218];5);&quot;.&quot;)*10^NUMBERVALUE(RIGHT([.A218];3))" office:value-type="float" office:value="-0.0017" calcext:value-type="float">
            <text:p>-0,0017</text:p>
          </table:table-cell>
          <table:table-cell table:formula="of:=NUMBERVALUE(LEFT([.B218];4);&quot;.&quot;)*10^NUMBERVALUE(RIGHT([.B218];3))" office:value-type="float" office:value="-1" calcext:value-type="float">
            <text:p>-1</text:p>
          </table:table-cell>
          <table:table-cell table:formula="of:=NUMBERVALUE(LEFT([.C218];4);&quot;.&quot;)*10^NUMBERVALUE(RIGHT([.C218];3))" office:value-type="float" office:value="0.0799" calcext:value-type="float">
            <text:p>0,0799</text:p>
          </table:table-cell>
        </table:table-row>
        <table:table-row table:style-name="ro1">
          <table:table-cell office:value-type="string" calcext:value-type="string">
            <text:p>-1.68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7.99e-02</text:p>
          </table:table-cell>
          <table:table-cell table:formula="of:=NUMBERVALUE(LEFT([.A219];5);&quot;.&quot;)*10^NUMBERVALUE(RIGHT([.A219];3))" office:value-type="float" office:value="-0.00168" calcext:value-type="float">
            <text:p>-0,00168</text:p>
          </table:table-cell>
          <table:table-cell table:formula="of:=NUMBERVALUE(LEFT([.B219];4);&quot;.&quot;)*10^NUMBERVALUE(RIGHT([.B219];3))" office:value-type="float" office:value="-1" calcext:value-type="float">
            <text:p>-1</text:p>
          </table:table-cell>
          <table:table-cell table:formula="of:=NUMBERVALUE(LEFT([.C219];4);&quot;.&quot;)*10^NUMBERVALUE(RIGHT([.C219];3))" office:value-type="float" office:value="0.0799" calcext:value-type="float">
            <text:p>0,0799</text:p>
          </table:table-cell>
        </table:table-row>
        <table:table-row table:style-name="ro1">
          <table:table-cell office:value-type="string" calcext:value-type="string">
            <text:p>-1.66e-03</text:p>
          </table:table-cell>
          <table:table-cell office:value-type="string" calcext:value-type="string">
            <text:p>-1.08e+00</text:p>
          </table:table-cell>
          <table:table-cell office:value-type="string" calcext:value-type="string">
            <text:p>6.00e-02</text:p>
          </table:table-cell>
          <table:table-cell table:formula="of:=NUMBERVALUE(LEFT([.A220];5);&quot;.&quot;)*10^NUMBERVALUE(RIGHT([.A220];3))" office:value-type="float" office:value="-0.00166" calcext:value-type="float">
            <text:p>-0,00166</text:p>
          </table:table-cell>
          <table:table-cell table:formula="of:=NUMBERVALUE(LEFT([.B220];4);&quot;.&quot;)*10^NUMBERVALUE(RIGHT([.B220];3))" office:value-type="float" office:value="-1" calcext:value-type="float">
            <text:p>-1</text:p>
          </table:table-cell>
          <table:table-cell table:formula="of:=NUMBERVALUE(LEFT([.C220];4);&quot;.&quot;)*10^NUMBERVALUE(RIGHT([.C220];3))"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-1.64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4.00e-02</text:p>
          </table:table-cell>
          <table:table-cell table:formula="of:=NUMBERVALUE(LEFT([.A221];5);&quot;.&quot;)*10^NUMBERVALUE(RIGHT([.A221];3))" office:value-type="float" office:value="-0.00164" calcext:value-type="float">
            <text:p>-0,00164</text:p>
          </table:table-cell>
          <table:table-cell table:formula="of:=NUMBERVALUE(LEFT([.B221];4);&quot;.&quot;)*10^NUMBERVALUE(RIGHT([.B221];3))" office:value-type="float" office:value="-1" calcext:value-type="float">
            <text:p>-1</text:p>
          </table:table-cell>
          <table:table-cell table:formula="of:=NUMBERVALUE(LEFT([.C221];4);&quot;.&quot;)*10^NUMBERVALUE(RIGHT([.C221];3))"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-1.62e-03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4.00e-02</text:p>
          </table:table-cell>
          <table:table-cell table:formula="of:=NUMBERVALUE(LEFT([.A222];5);&quot;.&quot;)*10^NUMBERVALUE(RIGHT([.A222];3))" office:value-type="float" office:value="-0.00162" calcext:value-type="float">
            <text:p>-0,00162</text:p>
          </table:table-cell>
          <table:table-cell table:formula="of:=NUMBERVALUE(LEFT([.B222];4);&quot;.&quot;)*10^NUMBERVALUE(RIGHT([.B222];3))" office:value-type="float" office:value="-1" calcext:value-type="float">
            <text:p>-1</text:p>
          </table:table-cell>
          <table:table-cell table:formula="of:=NUMBERVALUE(LEFT([.C222];4);&quot;.&quot;)*10^NUMBERVALUE(RIGHT([.C222];3))"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-1.60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4.00e-02</text:p>
          </table:table-cell>
          <table:table-cell table:formula="of:=NUMBERVALUE(LEFT([.A223];5);&quot;.&quot;)*10^NUMBERVALUE(RIGHT([.A223];3))" office:value-type="float" office:value="-0.0016" calcext:value-type="float">
            <text:p>-0,0016</text:p>
          </table:table-cell>
          <table:table-cell table:formula="of:=NUMBERVALUE(LEFT([.B223];4);&quot;.&quot;)*10^NUMBERVALUE(RIGHT([.B223];3))" office:value-type="float" office:value="-1" calcext:value-type="float">
            <text:p>-1</text:p>
          </table:table-cell>
          <table:table-cell table:formula="of:=NUMBERVALUE(LEFT([.C223];4);&quot;.&quot;)*10^NUMBERVALUE(RIGHT([.C223];3))"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-1.58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0.00e+00</text:p>
          </table:table-cell>
          <table:table-cell table:formula="of:=NUMBERVALUE(LEFT([.A224];5);&quot;.&quot;)*10^NUMBERVALUE(RIGHT([.A224];3))" office:value-type="float" office:value="-0.00158" calcext:value-type="float">
            <text:p>-0,00158</text:p>
          </table:table-cell>
          <table:table-cell table:formula="of:=NUMBERVALUE(LEFT([.B224];4);&quot;.&quot;)*10^NUMBERVALUE(RIGHT([.B224];3))" office:value-type="float" office:value="-1" calcext:value-type="float">
            <text:p>-1</text:p>
          </table:table-cell>
          <table:table-cell table:formula="of:=NUMBERVALUE(LEFT([.C224];4);&quot;.&quot;)*10^NUMBERVALUE(RIGHT([.C224];3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-1.56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0.00e+00</text:p>
          </table:table-cell>
          <table:table-cell table:formula="of:=NUMBERVALUE(LEFT([.A225];5);&quot;.&quot;)*10^NUMBERVALUE(RIGHT([.A225];3))" office:value-type="float" office:value="-0.00156" calcext:value-type="float">
            <text:p>-0,00156</text:p>
          </table:table-cell>
          <table:table-cell table:formula="of:=NUMBERVALUE(LEFT([.B225];4);&quot;.&quot;)*10^NUMBERVALUE(RIGHT([.B225];3))" office:value-type="float" office:value="-1" calcext:value-type="float">
            <text:p>-1</text:p>
          </table:table-cell>
          <table:table-cell table:formula="of:=NUMBERVALUE(LEFT([.C225];4);&quot;.&quot;)*10^NUMBERVALUE(RIGHT([.C225];3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-1.54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0.00e+00</text:p>
          </table:table-cell>
          <table:table-cell table:formula="of:=NUMBERVALUE(LEFT([.A226];5);&quot;.&quot;)*10^NUMBERVALUE(RIGHT([.A226];3))" office:value-type="float" office:value="-0.00154" calcext:value-type="float">
            <text:p>-0,00154</text:p>
          </table:table-cell>
          <table:table-cell table:formula="of:=NUMBERVALUE(LEFT([.B226];4);&quot;.&quot;)*10^NUMBERVALUE(RIGHT([.B226];3))" office:value-type="float" office:value="-1" calcext:value-type="float">
            <text:p>-1</text:p>
          </table:table-cell>
          <table:table-cell table:formula="of:=NUMBERVALUE(LEFT([.C226];4);&quot;.&quot;)*10^NUMBERVALUE(RIGHT([.C226];3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-1.52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0.00e+00</text:p>
          </table:table-cell>
          <table:table-cell table:formula="of:=NUMBERVALUE(LEFT([.A227];5);&quot;.&quot;)*10^NUMBERVALUE(RIGHT([.A227];3))" office:value-type="float" office:value="-0.00152" calcext:value-type="float">
            <text:p>-0,00152</text:p>
          </table:table-cell>
          <table:table-cell table:formula="of:=NUMBERVALUE(LEFT([.B227];4);&quot;.&quot;)*10^NUMBERVALUE(RIGHT([.B227];3))" office:value-type="float" office:value="-1" calcext:value-type="float">
            <text:p>-1</text:p>
          </table:table-cell>
          <table:table-cell table:formula="of:=NUMBERVALUE(LEFT([.C227];4);&quot;.&quot;)*10^NUMBERVALUE(RIGHT([.C227];3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-1.50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-2.00e-02</text:p>
          </table:table-cell>
          <table:table-cell table:formula="of:=NUMBERVALUE(LEFT([.A228];5);&quot;.&quot;)*10^NUMBERVALUE(RIGHT([.A228];3))" office:value-type="float" office:value="-0.0015" calcext:value-type="float">
            <text:p>-0,0015</text:p>
          </table:table-cell>
          <table:table-cell table:formula="of:=NUMBERVALUE(LEFT([.B228];4);&quot;.&quot;)*10^NUMBERVALUE(RIGHT([.B228];3))" office:value-type="float" office:value="-1" calcext:value-type="float">
            <text:p>-1</text:p>
          </table:table-cell>
          <table:table-cell table:formula="of:=NUMBERVALUE(LEFT([.C228];4);&quot;.&quot;)*10^NUMBERVALUE(RIGHT([.C228];3))" office:value-type="float" office:value="-0.02" calcext:value-type="float">
            <text:p>-0,02</text:p>
          </table:table-cell>
        </table:table-row>
        <table:table-row table:style-name="ro1">
          <table:table-cell office:value-type="string" calcext:value-type="string">
            <text:p>-1.48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-2.00e-02</text:p>
          </table:table-cell>
          <table:table-cell table:formula="of:=NUMBERVALUE(LEFT([.A229];5);&quot;.&quot;)*10^NUMBERVALUE(RIGHT([.A229];3))" office:value-type="float" office:value="-0.00148" calcext:value-type="float">
            <text:p>-0,00148</text:p>
          </table:table-cell>
          <table:table-cell table:formula="of:=NUMBERVALUE(LEFT([.B229];4);&quot;.&quot;)*10^NUMBERVALUE(RIGHT([.B229];3))" office:value-type="float" office:value="-1" calcext:value-type="float">
            <text:p>-1</text:p>
          </table:table-cell>
          <table:table-cell table:formula="of:=NUMBERVALUE(LEFT([.C229];4);&quot;.&quot;)*10^NUMBERVALUE(RIGHT([.C229];3))" office:value-type="float" office:value="-0.02" calcext:value-type="float">
            <text:p>-0,02</text:p>
          </table:table-cell>
        </table:table-row>
        <table:table-row table:style-name="ro1">
          <table:table-cell office:value-type="string" calcext:value-type="string">
            <text:p>-1.46e-03</text:p>
          </table:table-cell>
          <table:table-cell office:value-type="string" calcext:value-type="string">
            <text:p>-1.08e+00</text:p>
          </table:table-cell>
          <table:table-cell office:value-type="string" calcext:value-type="string">
            <text:p>-4.00e-02</text:p>
          </table:table-cell>
          <table:table-cell table:formula="of:=NUMBERVALUE(LEFT([.A230];5);&quot;.&quot;)*10^NUMBERVALUE(RIGHT([.A230];3))" office:value-type="float" office:value="-0.00146" calcext:value-type="float">
            <text:p>-0,00146</text:p>
          </table:table-cell>
          <table:table-cell table:formula="of:=NUMBERVALUE(LEFT([.B230];4);&quot;.&quot;)*10^NUMBERVALUE(RIGHT([.B230];3))" office:value-type="float" office:value="-1" calcext:value-type="float">
            <text:p>-1</text:p>
          </table:table-cell>
          <table:table-cell table:formula="of:=NUMBERVALUE(LEFT([.C230];4);&quot;.&quot;)*10^NUMBERVALUE(RIGHT([.C230];3))" office:value-type="float" office:value="-0.04" calcext:value-type="float">
            <text:p>-0,04</text:p>
          </table:table-cell>
        </table:table-row>
        <table:table-row table:style-name="ro1">
          <table:table-cell office:value-type="string" calcext:value-type="string">
            <text:p>-1.44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-6.00e-02</text:p>
          </table:table-cell>
          <table:table-cell table:formula="of:=NUMBERVALUE(LEFT([.A231];5);&quot;.&quot;)*10^NUMBERVALUE(RIGHT([.A231];3))" office:value-type="float" office:value="-0.00144" calcext:value-type="float">
            <text:p>-0,00144</text:p>
          </table:table-cell>
          <table:table-cell table:formula="of:=NUMBERVALUE(LEFT([.B231];4);&quot;.&quot;)*10^NUMBERVALUE(RIGHT([.B231];3))" office:value-type="float" office:value="-1" calcext:value-type="float">
            <text:p>-1</text:p>
          </table:table-cell>
          <table:table-cell table:formula="of:=NUMBERVALUE(LEFT([.C231];4);&quot;.&quot;)*10^NUMBERVALUE(RIGHT([.C231];3))" office:value-type="float" office:value="-0.06" calcext:value-type="float">
            <text:p>-0,06</text:p>
          </table:table-cell>
        </table:table-row>
        <table:table-row table:style-name="ro1">
          <table:table-cell office:value-type="string" calcext:value-type="string">
            <text:p>-1.42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-6.00e-02</text:p>
          </table:table-cell>
          <table:table-cell table:formula="of:=NUMBERVALUE(LEFT([.A232];5);&quot;.&quot;)*10^NUMBERVALUE(RIGHT([.A232];3))" office:value-type="float" office:value="-0.00142" calcext:value-type="float">
            <text:p>-0,00142</text:p>
          </table:table-cell>
          <table:table-cell table:formula="of:=NUMBERVALUE(LEFT([.B232];4);&quot;.&quot;)*10^NUMBERVALUE(RIGHT([.B232];3))" office:value-type="float" office:value="-1" calcext:value-type="float">
            <text:p>-1</text:p>
          </table:table-cell>
          <table:table-cell table:formula="of:=NUMBERVALUE(LEFT([.C232];4);&quot;.&quot;)*10^NUMBERVALUE(RIGHT([.C232];3))" office:value-type="float" office:value="-0.06" calcext:value-type="float">
            <text:p>-0,06</text:p>
          </table:table-cell>
        </table:table-row>
        <table:table-row table:style-name="ro1">
          <table:table-cell office:value-type="string" calcext:value-type="string">
            <text:p>-1.40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-6.00e-02</text:p>
          </table:table-cell>
          <table:table-cell table:formula="of:=NUMBERVALUE(LEFT([.A233];5);&quot;.&quot;)*10^NUMBERVALUE(RIGHT([.A233];3))" office:value-type="float" office:value="-0.0014" calcext:value-type="float">
            <text:p>-0,0014</text:p>
          </table:table-cell>
          <table:table-cell table:formula="of:=NUMBERVALUE(LEFT([.B233];4);&quot;.&quot;)*10^NUMBERVALUE(RIGHT([.B233];3))" office:value-type="float" office:value="-1" calcext:value-type="float">
            <text:p>-1</text:p>
          </table:table-cell>
          <table:table-cell table:formula="of:=NUMBERVALUE(LEFT([.C233];4);&quot;.&quot;)*10^NUMBERVALUE(RIGHT([.C233];3))" office:value-type="float" office:value="-0.06" calcext:value-type="float">
            <text:p>-0,06</text:p>
          </table:table-cell>
        </table:table-row>
        <table:table-row table:style-name="ro1">
          <table:table-cell office:value-type="string" calcext:value-type="string">
            <text:p>-1.38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-1.00e-01</text:p>
          </table:table-cell>
          <table:table-cell table:formula="of:=NUMBERVALUE(LEFT([.A234];5);&quot;.&quot;)*10^NUMBERVALUE(RIGHT([.A234];3))" office:value-type="float" office:value="-0.00138" calcext:value-type="float">
            <text:p>-0,00138</text:p>
          </table:table-cell>
          <table:table-cell table:formula="of:=NUMBERVALUE(LEFT([.B234];4);&quot;.&quot;)*10^NUMBERVALUE(RIGHT([.B234];3))" office:value-type="float" office:value="-1" calcext:value-type="float">
            <text:p>-1</text:p>
          </table:table-cell>
          <table:table-cell table:formula="of:=NUMBERVALUE(LEFT([.C234];4);&quot;.&quot;)*10^NUMBERVALUE(RIGHT([.C234];3))" office:value-type="float" office:value="-0.1" calcext:value-type="float">
            <text:p>-0,1</text:p>
          </table:table-cell>
        </table:table-row>
        <table:table-row table:style-name="ro1">
          <table:table-cell office:value-type="string" calcext:value-type="string">
            <text:p>-1.36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-1.00e-01</text:p>
          </table:table-cell>
          <table:table-cell table:formula="of:=NUMBERVALUE(LEFT([.A235];5);&quot;.&quot;)*10^NUMBERVALUE(RIGHT([.A235];3))" office:value-type="float" office:value="-0.00136" calcext:value-type="float">
            <text:p>-0,00136</text:p>
          </table:table-cell>
          <table:table-cell table:formula="of:=NUMBERVALUE(LEFT([.B235];4);&quot;.&quot;)*10^NUMBERVALUE(RIGHT([.B235];3))" office:value-type="float" office:value="-1" calcext:value-type="float">
            <text:p>-1</text:p>
          </table:table-cell>
          <table:table-cell table:formula="of:=NUMBERVALUE(LEFT([.C235];4);&quot;.&quot;)*10^NUMBERVALUE(RIGHT([.C235];3))" office:value-type="float" office:value="-0.1" calcext:value-type="float">
            <text:p>-0,1</text:p>
          </table:table-cell>
        </table:table-row>
        <table:table-row table:style-name="ro1">
          <table:table-cell office:value-type="string" calcext:value-type="string">
            <text:p>-1.34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-1.20e-01</text:p>
          </table:table-cell>
          <table:table-cell table:formula="of:=NUMBERVALUE(LEFT([.A236];5);&quot;.&quot;)*10^NUMBERVALUE(RIGHT([.A236];3))" office:value-type="float" office:value="-0.00134" calcext:value-type="float">
            <text:p>-0,00134</text:p>
          </table:table-cell>
          <table:table-cell table:formula="of:=NUMBERVALUE(LEFT([.B236];4);&quot;.&quot;)*10^NUMBERVALUE(RIGHT([.B236];3))" office:value-type="float" office:value="-1" calcext:value-type="float">
            <text:p>-1</text:p>
          </table:table-cell>
          <table:table-cell table:formula="of:=NUMBERVALUE(LEFT([.C236];4);&quot;.&quot;)*10^NUMBERVALUE(RIGHT([.C236];3))" office:value-type="float" office:value="-0.12" calcext:value-type="float">
            <text:p>-0,12</text:p>
          </table:table-cell>
        </table:table-row>
        <table:table-row table:style-name="ro1">
          <table:table-cell office:value-type="string" calcext:value-type="string">
            <text:p>-1.32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-1.20e-01</text:p>
          </table:table-cell>
          <table:table-cell table:formula="of:=NUMBERVALUE(LEFT([.A237];5);&quot;.&quot;)*10^NUMBERVALUE(RIGHT([.A237];3))" office:value-type="float" office:value="-0.00132" calcext:value-type="float">
            <text:p>-0,00132</text:p>
          </table:table-cell>
          <table:table-cell table:formula="of:=NUMBERVALUE(LEFT([.B237];4);&quot;.&quot;)*10^NUMBERVALUE(RIGHT([.B237];3))" office:value-type="float" office:value="-1" calcext:value-type="float">
            <text:p>-1</text:p>
          </table:table-cell>
          <table:table-cell table:formula="of:=NUMBERVALUE(LEFT([.C237];4);&quot;.&quot;)*10^NUMBERVALUE(RIGHT([.C237];3))" office:value-type="float" office:value="-0.12" calcext:value-type="float">
            <text:p>-0,12</text:p>
          </table:table-cell>
        </table:table-row>
        <table:table-row table:style-name="ro1">
          <table:table-cell office:value-type="string" calcext:value-type="string">
            <text:p>-1.30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-1.40e-01</text:p>
          </table:table-cell>
          <table:table-cell table:formula="of:=NUMBERVALUE(LEFT([.A238];5);&quot;.&quot;)*10^NUMBERVALUE(RIGHT([.A238];3))" office:value-type="float" office:value="-0.0013" calcext:value-type="float">
            <text:p>-0,0013</text:p>
          </table:table-cell>
          <table:table-cell table:formula="of:=NUMBERVALUE(LEFT([.B238];4);&quot;.&quot;)*10^NUMBERVALUE(RIGHT([.B238];3))" office:value-type="float" office:value="-1" calcext:value-type="float">
            <text:p>-1</text:p>
          </table:table-cell>
          <table:table-cell table:formula="of:=NUMBERVALUE(LEFT([.C238];4);&quot;.&quot;)*10^NUMBERVALUE(RIGHT([.C238];3))" office:value-type="float" office:value="-0.14" calcext:value-type="float">
            <text:p>-0,14</text:p>
          </table:table-cell>
        </table:table-row>
        <table:table-row table:style-name="ro1">
          <table:table-cell office:value-type="string" calcext:value-type="string">
            <text:p>-1.28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-1.40e-01</text:p>
          </table:table-cell>
          <table:table-cell table:formula="of:=NUMBERVALUE(LEFT([.A239];5);&quot;.&quot;)*10^NUMBERVALUE(RIGHT([.A239];3))" office:value-type="float" office:value="-0.00128" calcext:value-type="float">
            <text:p>-0,00128</text:p>
          </table:table-cell>
          <table:table-cell table:formula="of:=NUMBERVALUE(LEFT([.B239];4);&quot;.&quot;)*10^NUMBERVALUE(RIGHT([.B239];3))" office:value-type="float" office:value="-1" calcext:value-type="float">
            <text:p>-1</text:p>
          </table:table-cell>
          <table:table-cell table:formula="of:=NUMBERVALUE(LEFT([.C239];4);&quot;.&quot;)*10^NUMBERVALUE(RIGHT([.C239];3))" office:value-type="float" office:value="-0.14" calcext:value-type="float">
            <text:p>-0,14</text:p>
          </table:table-cell>
        </table:table-row>
        <table:table-row table:style-name="ro1">
          <table:table-cell office:value-type="string" calcext:value-type="string">
            <text:p>-1.26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-1.40e-01</text:p>
          </table:table-cell>
          <table:table-cell table:formula="of:=NUMBERVALUE(LEFT([.A240];5);&quot;.&quot;)*10^NUMBERVALUE(RIGHT([.A240];3))" office:value-type="float" office:value="-0.00126" calcext:value-type="float">
            <text:p>-0,00126</text:p>
          </table:table-cell>
          <table:table-cell table:formula="of:=NUMBERVALUE(LEFT([.B240];4);&quot;.&quot;)*10^NUMBERVALUE(RIGHT([.B240];3))" office:value-type="float" office:value="-1" calcext:value-type="float">
            <text:p>-1</text:p>
          </table:table-cell>
          <table:table-cell table:formula="of:=NUMBERVALUE(LEFT([.C240];4);&quot;.&quot;)*10^NUMBERVALUE(RIGHT([.C240];3))" office:value-type="float" office:value="-0.14" calcext:value-type="float">
            <text:p>-0,14</text:p>
          </table:table-cell>
        </table:table-row>
        <table:table-row table:style-name="ro1">
          <table:table-cell office:value-type="string" calcext:value-type="string">
            <text:p>-1.24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-1.60e-01</text:p>
          </table:table-cell>
          <table:table-cell table:formula="of:=NUMBERVALUE(LEFT([.A241];5);&quot;.&quot;)*10^NUMBERVALUE(RIGHT([.A241];3))" office:value-type="float" office:value="-0.00124" calcext:value-type="float">
            <text:p>-0,00124</text:p>
          </table:table-cell>
          <table:table-cell table:formula="of:=NUMBERVALUE(LEFT([.B241];4);&quot;.&quot;)*10^NUMBERVALUE(RIGHT([.B241];3))" office:value-type="float" office:value="-1" calcext:value-type="float">
            <text:p>-1</text:p>
          </table:table-cell>
          <table:table-cell table:formula="of:=NUMBERVALUE(LEFT([.C241];4);&quot;.&quot;)*10^NUMBERVALUE(RIGHT([.C241];3))" office:value-type="float" office:value="-0.16" calcext:value-type="float">
            <text:p>-0,16</text:p>
          </table:table-cell>
        </table:table-row>
        <table:table-row table:style-name="ro1">
          <table:table-cell office:value-type="string" calcext:value-type="string">
            <text:p>-1.22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-1.60e-01</text:p>
          </table:table-cell>
          <table:table-cell table:formula="of:=NUMBERVALUE(LEFT([.A242];5);&quot;.&quot;)*10^NUMBERVALUE(RIGHT([.A242];3))" office:value-type="float" office:value="-0.00122" calcext:value-type="float">
            <text:p>-0,00122</text:p>
          </table:table-cell>
          <table:table-cell table:formula="of:=NUMBERVALUE(LEFT([.B242];4);&quot;.&quot;)*10^NUMBERVALUE(RIGHT([.B242];3))" office:value-type="float" office:value="-1" calcext:value-type="float">
            <text:p>-1</text:p>
          </table:table-cell>
          <table:table-cell table:formula="of:=NUMBERVALUE(LEFT([.C242];4);&quot;.&quot;)*10^NUMBERVALUE(RIGHT([.C242];3))" office:value-type="float" office:value="-0.16" calcext:value-type="float">
            <text:p>-0,16</text:p>
          </table:table-cell>
        </table:table-row>
        <table:table-row table:style-name="ro1">
          <table:table-cell office:value-type="string" calcext:value-type="string">
            <text:p>-1.20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-2.00e-01</text:p>
          </table:table-cell>
          <table:table-cell table:formula="of:=NUMBERVALUE(LEFT([.A243];5);&quot;.&quot;)*10^NUMBERVALUE(RIGHT([.A243];3))" office:value-type="float" office:value="-0.0012" calcext:value-type="float">
            <text:p>-0,0012</text:p>
          </table:table-cell>
          <table:table-cell table:formula="of:=NUMBERVALUE(LEFT([.B243];4);&quot;.&quot;)*10^NUMBERVALUE(RIGHT([.B243];3))" office:value-type="float" office:value="-1" calcext:value-type="float">
            <text:p>-1</text:p>
          </table:table-cell>
          <table:table-cell table:formula="of:=NUMBERVALUE(LEFT([.C243];4);&quot;.&quot;)*10^NUMBERVALUE(RIGHT([.C243];3))" office:value-type="float" office:value="-0.2" calcext:value-type="float">
            <text:p>-0,2</text:p>
          </table:table-cell>
        </table:table-row>
        <table:table-row table:style-name="ro1">
          <table:table-cell office:value-type="string" calcext:value-type="string">
            <text:p>-1.18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-1.80e-01</text:p>
          </table:table-cell>
          <table:table-cell table:formula="of:=NUMBERVALUE(LEFT([.A244];5);&quot;.&quot;)*10^NUMBERVALUE(RIGHT([.A244];3))" office:value-type="float" office:value="-0.00118" calcext:value-type="float">
            <text:p>-0,00118</text:p>
          </table:table-cell>
          <table:table-cell table:formula="of:=NUMBERVALUE(LEFT([.B244];4);&quot;.&quot;)*10^NUMBERVALUE(RIGHT([.B244];3))" office:value-type="float" office:value="-1" calcext:value-type="float">
            <text:p>-1</text:p>
          </table:table-cell>
          <table:table-cell table:formula="of:=NUMBERVALUE(LEFT([.C244];4);&quot;.&quot;)*10^NUMBERVALUE(RIGHT([.C244];3))" office:value-type="float" office:value="-0.18" calcext:value-type="float">
            <text:p>-0,18</text:p>
          </table:table-cell>
        </table:table-row>
        <table:table-row table:style-name="ro1">
          <table:table-cell office:value-type="string" calcext:value-type="string">
            <text:p>-1.16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-2.00e-01</text:p>
          </table:table-cell>
          <table:table-cell table:formula="of:=NUMBERVALUE(LEFT([.A245];5);&quot;.&quot;)*10^NUMBERVALUE(RIGHT([.A245];3))" office:value-type="float" office:value="-0.00116" calcext:value-type="float">
            <text:p>-0,00116</text:p>
          </table:table-cell>
          <table:table-cell table:formula="of:=NUMBERVALUE(LEFT([.B245];4);&quot;.&quot;)*10^NUMBERVALUE(RIGHT([.B245];3))" office:value-type="float" office:value="-1" calcext:value-type="float">
            <text:p>-1</text:p>
          </table:table-cell>
          <table:table-cell table:formula="of:=NUMBERVALUE(LEFT([.C245];4);&quot;.&quot;)*10^NUMBERVALUE(RIGHT([.C245];3))" office:value-type="float" office:value="-0.2" calcext:value-type="float">
            <text:p>-0,2</text:p>
          </table:table-cell>
        </table:table-row>
        <table:table-row table:style-name="ro1">
          <table:table-cell office:value-type="string" calcext:value-type="string">
            <text:p>-1.14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-2.00e-01</text:p>
          </table:table-cell>
          <table:table-cell table:formula="of:=NUMBERVALUE(LEFT([.A246];5);&quot;.&quot;)*10^NUMBERVALUE(RIGHT([.A246];3))" office:value-type="float" office:value="-0.00114" calcext:value-type="float">
            <text:p>-0,00114</text:p>
          </table:table-cell>
          <table:table-cell table:formula="of:=NUMBERVALUE(LEFT([.B246];4);&quot;.&quot;)*10^NUMBERVALUE(RIGHT([.B246];3))" office:value-type="float" office:value="-1" calcext:value-type="float">
            <text:p>-1</text:p>
          </table:table-cell>
          <table:table-cell table:formula="of:=NUMBERVALUE(LEFT([.C246];4);&quot;.&quot;)*10^NUMBERVALUE(RIGHT([.C246];3))" office:value-type="float" office:value="-0.2" calcext:value-type="float">
            <text:p>-0,2</text:p>
          </table:table-cell>
        </table:table-row>
        <table:table-row table:style-name="ro1">
          <table:table-cell office:value-type="string" calcext:value-type="string">
            <text:p>-1.12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-2.20e-01</text:p>
          </table:table-cell>
          <table:table-cell table:formula="of:=NUMBERVALUE(LEFT([.A247];5);&quot;.&quot;)*10^NUMBERVALUE(RIGHT([.A247];3))" office:value-type="float" office:value="-0.00112" calcext:value-type="float">
            <text:p>-0,00112</text:p>
          </table:table-cell>
          <table:table-cell table:formula="of:=NUMBERVALUE(LEFT([.B247];4);&quot;.&quot;)*10^NUMBERVALUE(RIGHT([.B247];3))" office:value-type="float" office:value="-1" calcext:value-type="float">
            <text:p>-1</text:p>
          </table:table-cell>
          <table:table-cell table:formula="of:=NUMBERVALUE(LEFT([.C247];4);&quot;.&quot;)*10^NUMBERVALUE(RIGHT([.C247];3))" office:value-type="float" office:value="-0.22" calcext:value-type="float">
            <text:p>-0,22</text:p>
          </table:table-cell>
        </table:table-row>
        <table:table-row table:style-name="ro1">
          <table:table-cell office:value-type="string" calcext:value-type="string">
            <text:p>-1.10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-2.40e-01</text:p>
          </table:table-cell>
          <table:table-cell table:formula="of:=NUMBERVALUE(LEFT([.A248];5);&quot;.&quot;)*10^NUMBERVALUE(RIGHT([.A248];3))" office:value-type="float" office:value="-0.0011" calcext:value-type="float">
            <text:p>-0,0011</text:p>
          </table:table-cell>
          <table:table-cell table:formula="of:=NUMBERVALUE(LEFT([.B248];4);&quot;.&quot;)*10^NUMBERVALUE(RIGHT([.B248];3))" office:value-type="float" office:value="-1" calcext:value-type="float">
            <text:p>-1</text:p>
          </table:table-cell>
          <table:table-cell table:formula="of:=NUMBERVALUE(LEFT([.C248];4);&quot;.&quot;)*10^NUMBERVALUE(RIGHT([.C248];3))" office:value-type="float" office:value="-0.24" calcext:value-type="float">
            <text:p>-0,24</text:p>
          </table:table-cell>
        </table:table-row>
        <table:table-row table:style-name="ro1">
          <table:table-cell office:value-type="string" calcext:value-type="string">
            <text:p>-1.08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-2.40e-01</text:p>
          </table:table-cell>
          <table:table-cell table:formula="of:=NUMBERVALUE(LEFT([.A249];5);&quot;.&quot;)*10^NUMBERVALUE(RIGHT([.A249];3))" office:value-type="float" office:value="-0.00108" calcext:value-type="float">
            <text:p>-0,00108</text:p>
          </table:table-cell>
          <table:table-cell table:formula="of:=NUMBERVALUE(LEFT([.B249];4);&quot;.&quot;)*10^NUMBERVALUE(RIGHT([.B249];3))" office:value-type="float" office:value="-1" calcext:value-type="float">
            <text:p>-1</text:p>
          </table:table-cell>
          <table:table-cell table:formula="of:=NUMBERVALUE(LEFT([.C249];4);&quot;.&quot;)*10^NUMBERVALUE(RIGHT([.C249];3))" office:value-type="float" office:value="-0.24" calcext:value-type="float">
            <text:p>-0,24</text:p>
          </table:table-cell>
        </table:table-row>
        <table:table-row table:style-name="ro1">
          <table:table-cell office:value-type="string" calcext:value-type="string">
            <text:p>-1.06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-2.60e-01</text:p>
          </table:table-cell>
          <table:table-cell table:formula="of:=NUMBERVALUE(LEFT([.A250];5);&quot;.&quot;)*10^NUMBERVALUE(RIGHT([.A250];3))" office:value-type="float" office:value="-0.00106" calcext:value-type="float">
            <text:p>-0,00106</text:p>
          </table:table-cell>
          <table:table-cell table:formula="of:=NUMBERVALUE(LEFT([.B250];4);&quot;.&quot;)*10^NUMBERVALUE(RIGHT([.B250];3))" office:value-type="float" office:value="-1" calcext:value-type="float">
            <text:p>-1</text:p>
          </table:table-cell>
          <table:table-cell table:formula="of:=NUMBERVALUE(LEFT([.C250];4);&quot;.&quot;)*10^NUMBERVALUE(RIGHT([.C250];3))" office:value-type="float" office:value="-0.26" calcext:value-type="float">
            <text:p>-0,26</text:p>
          </table:table-cell>
        </table:table-row>
        <table:table-row table:style-name="ro1">
          <table:table-cell office:value-type="string" calcext:value-type="string">
            <text:p>-1.04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-2.60e-01</text:p>
          </table:table-cell>
          <table:table-cell table:formula="of:=NUMBERVALUE(LEFT([.A251];5);&quot;.&quot;)*10^NUMBERVALUE(RIGHT([.A251];3))" office:value-type="float" office:value="-0.00104" calcext:value-type="float">
            <text:p>-0,00104</text:p>
          </table:table-cell>
          <table:table-cell table:formula="of:=NUMBERVALUE(LEFT([.B251];4);&quot;.&quot;)*10^NUMBERVALUE(RIGHT([.B251];3))" office:value-type="float" office:value="-1" calcext:value-type="float">
            <text:p>-1</text:p>
          </table:table-cell>
          <table:table-cell table:formula="of:=NUMBERVALUE(LEFT([.C251];4);&quot;.&quot;)*10^NUMBERVALUE(RIGHT([.C251];3))" office:value-type="float" office:value="-0.26" calcext:value-type="float">
            <text:p>-0,26</text:p>
          </table:table-cell>
        </table:table-row>
        <table:table-row table:style-name="ro1">
          <table:table-cell office:value-type="string" calcext:value-type="string">
            <text:p>-1.02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-2.60e-01</text:p>
          </table:table-cell>
          <table:table-cell table:formula="of:=NUMBERVALUE(LEFT([.A252];5);&quot;.&quot;)*10^NUMBERVALUE(RIGHT([.A252];3))" office:value-type="float" office:value="-0.00102" calcext:value-type="float">
            <text:p>-0,00102</text:p>
          </table:table-cell>
          <table:table-cell table:formula="of:=NUMBERVALUE(LEFT([.B252];4);&quot;.&quot;)*10^NUMBERVALUE(RIGHT([.B252];3))" office:value-type="float" office:value="-1" calcext:value-type="float">
            <text:p>-1</text:p>
          </table:table-cell>
          <table:table-cell table:formula="of:=NUMBERVALUE(LEFT([.C252];4);&quot;.&quot;)*10^NUMBERVALUE(RIGHT([.C252];3))" office:value-type="float" office:value="-0.26" calcext:value-type="float">
            <text:p>-0,26</text:p>
          </table:table-cell>
        </table:table-row>
        <table:table-row table:style-name="ro1">
          <table:table-cell office:value-type="string" calcext:value-type="string">
            <text:p>-1.00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-2.80e-01</text:p>
          </table:table-cell>
          <table:table-cell table:formula="of:=NUMBERVALUE(LEFT([.A253];5);&quot;.&quot;)*10^NUMBERVALUE(RIGHT([.A253];3))" office:value-type="float" office:value="-0.001" calcext:value-type="float">
            <text:p>-0,001</text:p>
          </table:table-cell>
          <table:table-cell table:formula="of:=NUMBERVALUE(LEFT([.B253];4);&quot;.&quot;)*10^NUMBERVALUE(RIGHT([.B253];3))" office:value-type="float" office:value="-1" calcext:value-type="float">
            <text:p>-1</text:p>
          </table:table-cell>
          <table:table-cell table:formula="of:=NUMBERVALUE(LEFT([.C253];4);&quot;.&quot;)*10^NUMBERVALUE(RIGHT([.C253];3))" office:value-type="float" office:value="-0.28" calcext:value-type="float">
            <text:p>-0,28</text:p>
          </table:table-cell>
        </table:table-row>
        <table:table-row table:style-name="ro1">
          <table:table-cell office:value-type="string" calcext:value-type="string">
            <text:p>-9.80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-2.80e-01</text:p>
          </table:table-cell>
          <table:table-cell table:formula="of:=NUMBERVALUE(LEFT([.A254];5);&quot;.&quot;)*10^NUMBERVALUE(RIGHT([.A254];3))" office:value-type="float" office:value="-0.00098" calcext:value-type="float">
            <text:p>-0,00098</text:p>
          </table:table-cell>
          <table:table-cell table:formula="of:=NUMBERVALUE(LEFT([.B254];4);&quot;.&quot;)*10^NUMBERVALUE(RIGHT([.B254];3))" office:value-type="float" office:value="-1" calcext:value-type="float">
            <text:p>-1</text:p>
          </table:table-cell>
          <table:table-cell table:formula="of:=NUMBERVALUE(LEFT([.C254];4);&quot;.&quot;)*10^NUMBERVALUE(RIGHT([.C254];3))" office:value-type="float" office:value="-0.28" calcext:value-type="float">
            <text:p>-0,28</text:p>
          </table:table-cell>
        </table:table-row>
        <table:table-row table:style-name="ro1">
          <table:table-cell office:value-type="string" calcext:value-type="string">
            <text:p>-9.60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-3.00e-01</text:p>
          </table:table-cell>
          <table:table-cell table:formula="of:=NUMBERVALUE(LEFT([.A255];5);&quot;.&quot;)*10^NUMBERVALUE(RIGHT([.A255];3))" office:value-type="float" office:value="-0.00096" calcext:value-type="float">
            <text:p>-0,00096</text:p>
          </table:table-cell>
          <table:table-cell table:formula="of:=NUMBERVALUE(LEFT([.B255];4);&quot;.&quot;)*10^NUMBERVALUE(RIGHT([.B255];3))" office:value-type="float" office:value="-1" calcext:value-type="float">
            <text:p>-1</text:p>
          </table:table-cell>
          <table:table-cell table:formula="of:=NUMBERVALUE(LEFT([.C255];4);&quot;.&quot;)*10^NUMBERVALUE(RIGHT([.C255];3))" office:value-type="float" office:value="-0.3" calcext:value-type="float">
            <text:p>-0,3</text:p>
          </table:table-cell>
        </table:table-row>
        <table:table-row table:style-name="ro1">
          <table:table-cell office:value-type="string" calcext:value-type="string">
            <text:p>-9.40e-04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-3.20e-01</text:p>
          </table:table-cell>
          <table:table-cell table:formula="of:=NUMBERVALUE(LEFT([.A256];5);&quot;.&quot;)*10^NUMBERVALUE(RIGHT([.A256];3))" office:value-type="float" office:value="-0.00094" calcext:value-type="float">
            <text:p>-0,00094</text:p>
          </table:table-cell>
          <table:table-cell table:formula="of:=NUMBERVALUE(LEFT([.B256];4);&quot;.&quot;)*10^NUMBERVALUE(RIGHT([.B256];3))" office:value-type="float" office:value="-1" calcext:value-type="float">
            <text:p>-1</text:p>
          </table:table-cell>
          <table:table-cell table:formula="of:=NUMBERVALUE(LEFT([.C256];4);&quot;.&quot;)*10^NUMBERVALUE(RIGHT([.C256];3))" office:value-type="float" office:value="-0.32" calcext:value-type="float">
            <text:p>-0,32</text:p>
          </table:table-cell>
        </table:table-row>
        <table:table-row table:style-name="ro1">
          <table:table-cell office:value-type="string" calcext:value-type="string">
            <text:p>-9.20e-04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-3.20e-01</text:p>
          </table:table-cell>
          <table:table-cell table:formula="of:=NUMBERVALUE(LEFT([.A257];5);&quot;.&quot;)*10^NUMBERVALUE(RIGHT([.A257];3))" office:value-type="float" office:value="-0.00092" calcext:value-type="float">
            <text:p>-0,00092</text:p>
          </table:table-cell>
          <table:table-cell table:formula="of:=NUMBERVALUE(LEFT([.B257];4);&quot;.&quot;)*10^NUMBERVALUE(RIGHT([.B257];3))" office:value-type="float" office:value="-1" calcext:value-type="float">
            <text:p>-1</text:p>
          </table:table-cell>
          <table:table-cell table:formula="of:=NUMBERVALUE(LEFT([.C257];4);&quot;.&quot;)*10^NUMBERVALUE(RIGHT([.C257];3))" office:value-type="float" office:value="-0.32" calcext:value-type="float">
            <text:p>-0,32</text:p>
          </table:table-cell>
        </table:table-row>
        <table:table-row table:style-name="ro1">
          <table:table-cell office:value-type="string" calcext:value-type="string">
            <text:p>-9.00e-04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-3.20e-01</text:p>
          </table:table-cell>
          <table:table-cell table:formula="of:=NUMBERVALUE(LEFT([.A258];5);&quot;.&quot;)*10^NUMBERVALUE(RIGHT([.A258];3))" office:value-type="float" office:value="-0.0009" calcext:value-type="float">
            <text:p>-0,0009</text:p>
          </table:table-cell>
          <table:table-cell table:formula="of:=NUMBERVALUE(LEFT([.B258];4);&quot;.&quot;)*10^NUMBERVALUE(RIGHT([.B258];3))" office:value-type="float" office:value="-1" calcext:value-type="float">
            <text:p>-1</text:p>
          </table:table-cell>
          <table:table-cell table:formula="of:=NUMBERVALUE(LEFT([.C258];4);&quot;.&quot;)*10^NUMBERVALUE(RIGHT([.C258];3))" office:value-type="float" office:value="-0.32" calcext:value-type="float">
            <text:p>-0,32</text:p>
          </table:table-cell>
        </table:table-row>
        <table:table-row table:style-name="ro1">
          <table:table-cell office:value-type="string" calcext:value-type="string">
            <text:p>-8.80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-3.20e-01</text:p>
          </table:table-cell>
          <table:table-cell table:formula="of:=NUMBERVALUE(LEFT([.A259];5);&quot;.&quot;)*10^NUMBERVALUE(RIGHT([.A259];3))" office:value-type="float" office:value="-0.00088" calcext:value-type="float">
            <text:p>-0,00088</text:p>
          </table:table-cell>
          <table:table-cell table:formula="of:=NUMBERVALUE(LEFT([.B259];4);&quot;.&quot;)*10^NUMBERVALUE(RIGHT([.B259];3))" office:value-type="float" office:value="-1" calcext:value-type="float">
            <text:p>-1</text:p>
          </table:table-cell>
          <table:table-cell table:formula="of:=NUMBERVALUE(LEFT([.C259];4);&quot;.&quot;)*10^NUMBERVALUE(RIGHT([.C259];3))" office:value-type="float" office:value="-0.32" calcext:value-type="float">
            <text:p>-0,32</text:p>
          </table:table-cell>
        </table:table-row>
        <table:table-row table:style-name="ro1">
          <table:table-cell office:value-type="string" calcext:value-type="string">
            <text:p>-8.60e-04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-3.40e-01</text:p>
          </table:table-cell>
          <table:table-cell table:formula="of:=NUMBERVALUE(LEFT([.A260];5);&quot;.&quot;)*10^NUMBERVALUE(RIGHT([.A260];3))" office:value-type="float" office:value="-0.00086" calcext:value-type="float">
            <text:p>-0,00086</text:p>
          </table:table-cell>
          <table:table-cell table:formula="of:=NUMBERVALUE(LEFT([.B260];4);&quot;.&quot;)*10^NUMBERVALUE(RIGHT([.B260];3))" office:value-type="float" office:value="-1" calcext:value-type="float">
            <text:p>-1</text:p>
          </table:table-cell>
          <table:table-cell table:formula="of:=NUMBERVALUE(LEFT([.C260];4);&quot;.&quot;)*10^NUMBERVALUE(RIGHT([.C260];3))" office:value-type="float" office:value="-0.34" calcext:value-type="float">
            <text:p>-0,34</text:p>
          </table:table-cell>
        </table:table-row>
        <table:table-row table:style-name="ro1">
          <table:table-cell office:value-type="string" calcext:value-type="string">
            <text:p>-8.40e-04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-3.40e-01</text:p>
          </table:table-cell>
          <table:table-cell table:formula="of:=NUMBERVALUE(LEFT([.A261];5);&quot;.&quot;)*10^NUMBERVALUE(RIGHT([.A261];3))" office:value-type="float" office:value="-0.00084" calcext:value-type="float">
            <text:p>-0,00084</text:p>
          </table:table-cell>
          <table:table-cell table:formula="of:=NUMBERVALUE(LEFT([.B261];4);&quot;.&quot;)*10^NUMBERVALUE(RIGHT([.B261];3))" office:value-type="float" office:value="-1" calcext:value-type="float">
            <text:p>-1</text:p>
          </table:table-cell>
          <table:table-cell table:formula="of:=NUMBERVALUE(LEFT([.C261];4);&quot;.&quot;)*10^NUMBERVALUE(RIGHT([.C261];3))" office:value-type="float" office:value="-0.34" calcext:value-type="float">
            <text:p>-0,34</text:p>
          </table:table-cell>
        </table:table-row>
        <table:table-row table:style-name="ro1">
          <table:table-cell office:value-type="string" calcext:value-type="string">
            <text:p>-8.20e-04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-3.60e-01</text:p>
          </table:table-cell>
          <table:table-cell table:formula="of:=NUMBERVALUE(LEFT([.A262];5);&quot;.&quot;)*10^NUMBERVALUE(RIGHT([.A262];3))" office:value-type="float" office:value="-0.00082" calcext:value-type="float">
            <text:p>-0,00082</text:p>
          </table:table-cell>
          <table:table-cell table:formula="of:=NUMBERVALUE(LEFT([.B262];4);&quot;.&quot;)*10^NUMBERVALUE(RIGHT([.B262];3))" office:value-type="float" office:value="-1" calcext:value-type="float">
            <text:p>-1</text:p>
          </table:table-cell>
          <table:table-cell table:formula="of:=NUMBERVALUE(LEFT([.C262];4);&quot;.&quot;)*10^NUMBERVALUE(RIGHT([.C262];3))" office:value-type="float" office:value="-0.36" calcext:value-type="float">
            <text:p>-0,36</text:p>
          </table:table-cell>
        </table:table-row>
        <table:table-row table:style-name="ro1">
          <table:table-cell office:value-type="string" calcext:value-type="string">
            <text:p>-8.00e-04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-3.60e-01</text:p>
          </table:table-cell>
          <table:table-cell table:formula="of:=NUMBERVALUE(LEFT([.A263];5);&quot;.&quot;)*10^NUMBERVALUE(RIGHT([.A263];3))" office:value-type="float" office:value="-0.0008" calcext:value-type="float">
            <text:p>-0,0008</text:p>
          </table:table-cell>
          <table:table-cell table:formula="of:=NUMBERVALUE(LEFT([.B263];4);&quot;.&quot;)*10^NUMBERVALUE(RIGHT([.B263];3))" office:value-type="float" office:value="-1" calcext:value-type="float">
            <text:p>-1</text:p>
          </table:table-cell>
          <table:table-cell table:formula="of:=NUMBERVALUE(LEFT([.C263];4);&quot;.&quot;)*10^NUMBERVALUE(RIGHT([.C263];3))" office:value-type="float" office:value="-0.36" calcext:value-type="float">
            <text:p>-0,36</text:p>
          </table:table-cell>
        </table:table-row>
        <table:table-row table:style-name="ro1">
          <table:table-cell office:value-type="string" calcext:value-type="string">
            <text:p>-7.80e-04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-3.80e-01</text:p>
          </table:table-cell>
          <table:table-cell table:formula="of:=NUMBERVALUE(LEFT([.A264];5);&quot;.&quot;)*10^NUMBERVALUE(RIGHT([.A264];3))" office:value-type="float" office:value="-0.00078" calcext:value-type="float">
            <text:p>-0,00078</text:p>
          </table:table-cell>
          <table:table-cell table:formula="of:=NUMBERVALUE(LEFT([.B264];4);&quot;.&quot;)*10^NUMBERVALUE(RIGHT([.B264];3))" office:value-type="float" office:value="-1" calcext:value-type="float">
            <text:p>-1</text:p>
          </table:table-cell>
          <table:table-cell table:formula="of:=NUMBERVALUE(LEFT([.C264];4);&quot;.&quot;)*10^NUMBERVALUE(RIGHT([.C264];3))" office:value-type="float" office:value="-0.38" calcext:value-type="float">
            <text:p>-0,38</text:p>
          </table:table-cell>
        </table:table-row>
        <table:table-row table:style-name="ro1">
          <table:table-cell office:value-type="string" calcext:value-type="string">
            <text:p>-7.60e-04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-3.80e-01</text:p>
          </table:table-cell>
          <table:table-cell table:formula="of:=NUMBERVALUE(LEFT([.A265];5);&quot;.&quot;)*10^NUMBERVALUE(RIGHT([.A265];3))" office:value-type="float" office:value="-0.00076" calcext:value-type="float">
            <text:p>-0,00076</text:p>
          </table:table-cell>
          <table:table-cell table:formula="of:=NUMBERVALUE(LEFT([.B265];4);&quot;.&quot;)*10^NUMBERVALUE(RIGHT([.B265];3))" office:value-type="float" office:value="-1" calcext:value-type="float">
            <text:p>-1</text:p>
          </table:table-cell>
          <table:table-cell table:formula="of:=NUMBERVALUE(LEFT([.C265];4);&quot;.&quot;)*10^NUMBERVALUE(RIGHT([.C265];3))" office:value-type="float" office:value="-0.38" calcext:value-type="float">
            <text:p>-0,38</text:p>
          </table:table-cell>
        </table:table-row>
        <table:table-row table:style-name="ro1">
          <table:table-cell office:value-type="string" calcext:value-type="string">
            <text:p>-7.40e-04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-4.00e-01</text:p>
          </table:table-cell>
          <table:table-cell table:formula="of:=NUMBERVALUE(LEFT([.A266];5);&quot;.&quot;)*10^NUMBERVALUE(RIGHT([.A266];3))" office:value-type="float" office:value="-0.00074" calcext:value-type="float">
            <text:p>-0,00074</text:p>
          </table:table-cell>
          <table:table-cell table:formula="of:=NUMBERVALUE(LEFT([.B266];4);&quot;.&quot;)*10^NUMBERVALUE(RIGHT([.B266];3))" office:value-type="float" office:value="-1" calcext:value-type="float">
            <text:p>-1</text:p>
          </table:table-cell>
          <table:table-cell table:formula="of:=NUMBERVALUE(LEFT([.C266];4);&quot;.&quot;)*10^NUMBERVALUE(RIGHT([.C266];3))" office:value-type="float" office:value="-0.4" calcext:value-type="float">
            <text:p>-0,4</text:p>
          </table:table-cell>
        </table:table-row>
        <table:table-row table:style-name="ro1">
          <table:table-cell office:value-type="string" calcext:value-type="string">
            <text:p>-7.20e-04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-4.00e-01</text:p>
          </table:table-cell>
          <table:table-cell table:formula="of:=NUMBERVALUE(LEFT([.A267];5);&quot;.&quot;)*10^NUMBERVALUE(RIGHT([.A267];3))" office:value-type="float" office:value="-0.00072" calcext:value-type="float">
            <text:p>-0,00072</text:p>
          </table:table-cell>
          <table:table-cell table:formula="of:=NUMBERVALUE(LEFT([.B267];4);&quot;.&quot;)*10^NUMBERVALUE(RIGHT([.B267];3))" office:value-type="float" office:value="-1" calcext:value-type="float">
            <text:p>-1</text:p>
          </table:table-cell>
          <table:table-cell table:formula="of:=NUMBERVALUE(LEFT([.C267];4);&quot;.&quot;)*10^NUMBERVALUE(RIGHT([.C267];3))" office:value-type="float" office:value="-0.4" calcext:value-type="float">
            <text:p>-0,4</text:p>
          </table:table-cell>
        </table:table-row>
        <table:table-row table:style-name="ro1">
          <table:table-cell office:value-type="string" calcext:value-type="string">
            <text:p>-7.00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-4.20e-01</text:p>
          </table:table-cell>
          <table:table-cell table:formula="of:=NUMBERVALUE(LEFT([.A268];5);&quot;.&quot;)*10^NUMBERVALUE(RIGHT([.A268];3))" office:value-type="float" office:value="-0.0007" calcext:value-type="float">
            <text:p>-0,0007</text:p>
          </table:table-cell>
          <table:table-cell table:formula="of:=NUMBERVALUE(LEFT([.B268];4);&quot;.&quot;)*10^NUMBERVALUE(RIGHT([.B268];3))" office:value-type="float" office:value="-1" calcext:value-type="float">
            <text:p>-1</text:p>
          </table:table-cell>
          <table:table-cell table:formula="of:=NUMBERVALUE(LEFT([.C268];4);&quot;.&quot;)*10^NUMBERVALUE(RIGHT([.C268];3))" office:value-type="float" office:value="-0.42" calcext:value-type="float">
            <text:p>-0,42</text:p>
          </table:table-cell>
        </table:table-row>
        <table:table-row table:style-name="ro1">
          <table:table-cell office:value-type="string" calcext:value-type="string">
            <text:p>-6.80e-04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-4.00e-01</text:p>
          </table:table-cell>
          <table:table-cell table:formula="of:=NUMBERVALUE(LEFT([.A269];5);&quot;.&quot;)*10^NUMBERVALUE(RIGHT([.A269];3))" office:value-type="float" office:value="-0.00068" calcext:value-type="float">
            <text:p>-0,00068</text:p>
          </table:table-cell>
          <table:table-cell table:formula="of:=NUMBERVALUE(LEFT([.B269];4);&quot;.&quot;)*10^NUMBERVALUE(RIGHT([.B269];3))" office:value-type="float" office:value="-1" calcext:value-type="float">
            <text:p>-1</text:p>
          </table:table-cell>
          <table:table-cell table:formula="of:=NUMBERVALUE(LEFT([.C269];4);&quot;.&quot;)*10^NUMBERVALUE(RIGHT([.C269];3))" office:value-type="float" office:value="-0.4" calcext:value-type="float">
            <text:p>-0,4</text:p>
          </table:table-cell>
        </table:table-row>
        <table:table-row table:style-name="ro1">
          <table:table-cell office:value-type="string" calcext:value-type="string">
            <text:p>-6.60e-04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-4.20e-01</text:p>
          </table:table-cell>
          <table:table-cell table:formula="of:=NUMBERVALUE(LEFT([.A270];5);&quot;.&quot;)*10^NUMBERVALUE(RIGHT([.A270];3))" office:value-type="float" office:value="-0.00066" calcext:value-type="float">
            <text:p>-0,00066</text:p>
          </table:table-cell>
          <table:table-cell table:formula="of:=NUMBERVALUE(LEFT([.B270];4);&quot;.&quot;)*10^NUMBERVALUE(RIGHT([.B270];3))" office:value-type="float" office:value="-1" calcext:value-type="float">
            <text:p>-1</text:p>
          </table:table-cell>
          <table:table-cell table:formula="of:=NUMBERVALUE(LEFT([.C270];4);&quot;.&quot;)*10^NUMBERVALUE(RIGHT([.C270];3))" office:value-type="float" office:value="-0.42" calcext:value-type="float">
            <text:p>-0,42</text:p>
          </table:table-cell>
        </table:table-row>
        <table:table-row table:style-name="ro1">
          <table:table-cell office:value-type="string" calcext:value-type="string">
            <text:p>-6.40e-04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-4.20e-01</text:p>
          </table:table-cell>
          <table:table-cell table:formula="of:=NUMBERVALUE(LEFT([.A271];5);&quot;.&quot;)*10^NUMBERVALUE(RIGHT([.A271];3))" office:value-type="float" office:value="-0.00064" calcext:value-type="float">
            <text:p>-0,00064</text:p>
          </table:table-cell>
          <table:table-cell table:formula="of:=NUMBERVALUE(LEFT([.B271];4);&quot;.&quot;)*10^NUMBERVALUE(RIGHT([.B271];3))" office:value-type="float" office:value="-1" calcext:value-type="float">
            <text:p>-1</text:p>
          </table:table-cell>
          <table:table-cell table:formula="of:=NUMBERVALUE(LEFT([.C271];4);&quot;.&quot;)*10^NUMBERVALUE(RIGHT([.C271];3))" office:value-type="float" office:value="-0.42" calcext:value-type="float">
            <text:p>-0,42</text:p>
          </table:table-cell>
        </table:table-row>
        <table:table-row table:style-name="ro1">
          <table:table-cell office:value-type="string" calcext:value-type="string">
            <text:p>-6.20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-4.20e-01</text:p>
          </table:table-cell>
          <table:table-cell table:formula="of:=NUMBERVALUE(LEFT([.A272];5);&quot;.&quot;)*10^NUMBERVALUE(RIGHT([.A272];3))" office:value-type="float" office:value="-0.00062" calcext:value-type="float">
            <text:p>-0,00062</text:p>
          </table:table-cell>
          <table:table-cell table:formula="of:=NUMBERVALUE(LEFT([.B272];4);&quot;.&quot;)*10^NUMBERVALUE(RIGHT([.B272];3))" office:value-type="float" office:value="-1" calcext:value-type="float">
            <text:p>-1</text:p>
          </table:table-cell>
          <table:table-cell table:formula="of:=NUMBERVALUE(LEFT([.C272];4);&quot;.&quot;)*10^NUMBERVALUE(RIGHT([.C272];3))" office:value-type="float" office:value="-0.42" calcext:value-type="float">
            <text:p>-0,42</text:p>
          </table:table-cell>
        </table:table-row>
        <table:table-row table:style-name="ro1">
          <table:table-cell office:value-type="string" calcext:value-type="string">
            <text:p>-6.00e-04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-4.40e-01</text:p>
          </table:table-cell>
          <table:table-cell table:formula="of:=NUMBERVALUE(LEFT([.A273];5);&quot;.&quot;)*10^NUMBERVALUE(RIGHT([.A273];3))" office:value-type="float" office:value="-0.0006" calcext:value-type="float">
            <text:p>-0,0006</text:p>
          </table:table-cell>
          <table:table-cell table:formula="of:=NUMBERVALUE(LEFT([.B273];4);&quot;.&quot;)*10^NUMBERVALUE(RIGHT([.B273];3))" office:value-type="float" office:value="-1" calcext:value-type="float">
            <text:p>-1</text:p>
          </table:table-cell>
          <table:table-cell table:formula="of:=NUMBERVALUE(LEFT([.C273];4);&quot;.&quot;)*10^NUMBERVALUE(RIGHT([.C273];3))" office:value-type="float" office:value="-0.44" calcext:value-type="float">
            <text:p>-0,44</text:p>
          </table:table-cell>
        </table:table-row>
        <table:table-row table:style-name="ro1">
          <table:table-cell office:value-type="string" calcext:value-type="string">
            <text:p>-5.80e-04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-4.60e-01</text:p>
          </table:table-cell>
          <table:table-cell table:formula="of:=NUMBERVALUE(LEFT([.A274];5);&quot;.&quot;)*10^NUMBERVALUE(RIGHT([.A274];3))" office:value-type="float" office:value="-0.00058" calcext:value-type="float">
            <text:p>-0,00058</text:p>
          </table:table-cell>
          <table:table-cell table:formula="of:=NUMBERVALUE(LEFT([.B274];4);&quot;.&quot;)*10^NUMBERVALUE(RIGHT([.B274];3))" office:value-type="float" office:value="-1" calcext:value-type="float">
            <text:p>-1</text:p>
          </table:table-cell>
          <table:table-cell table:formula="of:=NUMBERVALUE(LEFT([.C274];4);&quot;.&quot;)*10^NUMBERVALUE(RIGHT([.C274];3))" office:value-type="float" office:value="-0.46" calcext:value-type="float">
            <text:p>-0,46</text:p>
          </table:table-cell>
        </table:table-row>
        <table:table-row table:style-name="ro1">
          <table:table-cell office:value-type="string" calcext:value-type="string">
            <text:p>-5.60e-04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-4.40e-01</text:p>
          </table:table-cell>
          <table:table-cell table:formula="of:=NUMBERVALUE(LEFT([.A275];5);&quot;.&quot;)*10^NUMBERVALUE(RIGHT([.A275];3))" office:value-type="float" office:value="-0.00056" calcext:value-type="float">
            <text:p>-0,00056</text:p>
          </table:table-cell>
          <table:table-cell table:formula="of:=NUMBERVALUE(LEFT([.B275];4);&quot;.&quot;)*10^NUMBERVALUE(RIGHT([.B275];3))" office:value-type="float" office:value="-1" calcext:value-type="float">
            <text:p>-1</text:p>
          </table:table-cell>
          <table:table-cell table:formula="of:=NUMBERVALUE(LEFT([.C275];4);&quot;.&quot;)*10^NUMBERVALUE(RIGHT([.C275];3))" office:value-type="float" office:value="-0.44" calcext:value-type="float">
            <text:p>-0,44</text:p>
          </table:table-cell>
        </table:table-row>
        <table:table-row table:style-name="ro1">
          <table:table-cell office:value-type="string" calcext:value-type="string">
            <text:p>-5.40e-04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-4.60e-01</text:p>
          </table:table-cell>
          <table:table-cell table:formula="of:=NUMBERVALUE(LEFT([.A276];5);&quot;.&quot;)*10^NUMBERVALUE(RIGHT([.A276];3))" office:value-type="float" office:value="-0.00054" calcext:value-type="float">
            <text:p>-0,00054</text:p>
          </table:table-cell>
          <table:table-cell table:formula="of:=NUMBERVALUE(LEFT([.B276];4);&quot;.&quot;)*10^NUMBERVALUE(RIGHT([.B276];3))" office:value-type="float" office:value="-1" calcext:value-type="float">
            <text:p>-1</text:p>
          </table:table-cell>
          <table:table-cell table:formula="of:=NUMBERVALUE(LEFT([.C276];4);&quot;.&quot;)*10^NUMBERVALUE(RIGHT([.C276];3))" office:value-type="float" office:value="-0.46" calcext:value-type="float">
            <text:p>-0,46</text:p>
          </table:table-cell>
        </table:table-row>
        <table:table-row table:style-name="ro1">
          <table:table-cell office:value-type="string" calcext:value-type="string">
            <text:p>-5.20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-4.80e-01</text:p>
          </table:table-cell>
          <table:table-cell table:formula="of:=NUMBERVALUE(LEFT([.A277];5);&quot;.&quot;)*10^NUMBERVALUE(RIGHT([.A277];3))" office:value-type="float" office:value="-0.00052" calcext:value-type="float">
            <text:p>-0,00052</text:p>
          </table:table-cell>
          <table:table-cell table:formula="of:=NUMBERVALUE(LEFT([.B277];4);&quot;.&quot;)*10^NUMBERVALUE(RIGHT([.B277];3))" office:value-type="float" office:value="-1" calcext:value-type="float">
            <text:p>-1</text:p>
          </table:table-cell>
          <table:table-cell table:formula="of:=NUMBERVALUE(LEFT([.C277];4);&quot;.&quot;)*10^NUMBERVALUE(RIGHT([.C277];3))" office:value-type="float" office:value="-0.48" calcext:value-type="float">
            <text:p>-0,48</text:p>
          </table:table-cell>
        </table:table-row>
        <table:table-row table:style-name="ro1">
          <table:table-cell office:value-type="string" calcext:value-type="string">
            <text:p>-5.00e-04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-4.80e-01</text:p>
          </table:table-cell>
          <table:table-cell table:formula="of:=NUMBERVALUE(LEFT([.A278];5);&quot;.&quot;)*10^NUMBERVALUE(RIGHT([.A278];3))" office:value-type="float" office:value="-0.0005" calcext:value-type="float">
            <text:p>-0,0005</text:p>
          </table:table-cell>
          <table:table-cell table:formula="of:=NUMBERVALUE(LEFT([.B278];4);&quot;.&quot;)*10^NUMBERVALUE(RIGHT([.B278];3))" office:value-type="float" office:value="-1" calcext:value-type="float">
            <text:p>-1</text:p>
          </table:table-cell>
          <table:table-cell table:formula="of:=NUMBERVALUE(LEFT([.C278];4);&quot;.&quot;)*10^NUMBERVALUE(RIGHT([.C278];3))" office:value-type="float" office:value="-0.48" calcext:value-type="float">
            <text:p>-0,48</text:p>
          </table:table-cell>
        </table:table-row>
        <table:table-row table:style-name="ro1">
          <table:table-cell office:value-type="string" calcext:value-type="string">
            <text:p>-4.80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-5.00e-01</text:p>
          </table:table-cell>
          <table:table-cell table:formula="of:=NUMBERVALUE(LEFT([.A279];5);&quot;.&quot;)*10^NUMBERVALUE(RIGHT([.A279];3))" office:value-type="float" office:value="-0.00048" calcext:value-type="float">
            <text:p>-0,00048</text:p>
          </table:table-cell>
          <table:table-cell table:formula="of:=NUMBERVALUE(LEFT([.B279];4);&quot;.&quot;)*10^NUMBERVALUE(RIGHT([.B279];3))" office:value-type="float" office:value="-1" calcext:value-type="float">
            <text:p>-1</text:p>
          </table:table-cell>
          <table:table-cell table:formula="of:=NUMBERVALUE(LEFT([.C279];4);&quot;.&quot;)*10^NUMBERVALUE(RIGHT([.C279];3))" office:value-type="float" office:value="-0.5" calcext:value-type="float">
            <text:p>-0,5</text:p>
          </table:table-cell>
        </table:table-row>
        <table:table-row table:style-name="ro1">
          <table:table-cell office:value-type="string" calcext:value-type="string">
            <text:p>-4.60e-04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-5.00e-01</text:p>
          </table:table-cell>
          <table:table-cell table:formula="of:=NUMBERVALUE(LEFT([.A280];5);&quot;.&quot;)*10^NUMBERVALUE(RIGHT([.A280];3))" office:value-type="float" office:value="-0.00046" calcext:value-type="float">
            <text:p>-0,00046</text:p>
          </table:table-cell>
          <table:table-cell table:formula="of:=NUMBERVALUE(LEFT([.B280];4);&quot;.&quot;)*10^NUMBERVALUE(RIGHT([.B280];3))" office:value-type="float" office:value="-1" calcext:value-type="float">
            <text:p>-1</text:p>
          </table:table-cell>
          <table:table-cell table:formula="of:=NUMBERVALUE(LEFT([.C280];4);&quot;.&quot;)*10^NUMBERVALUE(RIGHT([.C280];3))" office:value-type="float" office:value="-0.5" calcext:value-type="float">
            <text:p>-0,5</text:p>
          </table:table-cell>
        </table:table-row>
        <table:table-row table:style-name="ro1">
          <table:table-cell office:value-type="string" calcext:value-type="string">
            <text:p>-4.40e-04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-5.00e-01</text:p>
          </table:table-cell>
          <table:table-cell table:formula="of:=NUMBERVALUE(LEFT([.A281];5);&quot;.&quot;)*10^NUMBERVALUE(RIGHT([.A281];3))" office:value-type="float" office:value="-0.00044" calcext:value-type="float">
            <text:p>-0,00044</text:p>
          </table:table-cell>
          <table:table-cell table:formula="of:=NUMBERVALUE(LEFT([.B281];4);&quot;.&quot;)*10^NUMBERVALUE(RIGHT([.B281];3))" office:value-type="float" office:value="-1" calcext:value-type="float">
            <text:p>-1</text:p>
          </table:table-cell>
          <table:table-cell table:formula="of:=NUMBERVALUE(LEFT([.C281];4);&quot;.&quot;)*10^NUMBERVALUE(RIGHT([.C281];3))" office:value-type="float" office:value="-0.5" calcext:value-type="float">
            <text:p>-0,5</text:p>
          </table:table-cell>
        </table:table-row>
        <table:table-row table:style-name="ro1">
          <table:table-cell office:value-type="string" calcext:value-type="string">
            <text:p>-4.20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-5.00e-01</text:p>
          </table:table-cell>
          <table:table-cell table:formula="of:=NUMBERVALUE(LEFT([.A282];5);&quot;.&quot;)*10^NUMBERVALUE(RIGHT([.A282];3))" office:value-type="float" office:value="-0.00042" calcext:value-type="float">
            <text:p>-0,00042</text:p>
          </table:table-cell>
          <table:table-cell table:formula="of:=NUMBERVALUE(LEFT([.B282];4);&quot;.&quot;)*10^NUMBERVALUE(RIGHT([.B282];3))" office:value-type="float" office:value="-1" calcext:value-type="float">
            <text:p>-1</text:p>
          </table:table-cell>
          <table:table-cell table:formula="of:=NUMBERVALUE(LEFT([.C282];4);&quot;.&quot;)*10^NUMBERVALUE(RIGHT([.C282];3))" office:value-type="float" office:value="-0.5" calcext:value-type="float">
            <text:p>-0,5</text:p>
          </table:table-cell>
        </table:table-row>
        <table:table-row table:style-name="ro1">
          <table:table-cell office:value-type="string" calcext:value-type="string">
            <text:p>-4.00e-04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-5.20e-01</text:p>
          </table:table-cell>
          <table:table-cell table:formula="of:=NUMBERVALUE(LEFT([.A283];5);&quot;.&quot;)*10^NUMBERVALUE(RIGHT([.A283];3))" office:value-type="float" office:value="-0.0004" calcext:value-type="float">
            <text:p>-0,0004</text:p>
          </table:table-cell>
          <table:table-cell table:formula="of:=NUMBERVALUE(LEFT([.B283];4);&quot;.&quot;)*10^NUMBERVALUE(RIGHT([.B283];3))" office:value-type="float" office:value="-1" calcext:value-type="float">
            <text:p>-1</text:p>
          </table:table-cell>
          <table:table-cell table:formula="of:=NUMBERVALUE(LEFT([.C283];4);&quot;.&quot;)*10^NUMBERVALUE(RIGHT([.C283];3))" office:value-type="float" office:value="-0.52" calcext:value-type="float">
            <text:p>-0,52</text:p>
          </table:table-cell>
        </table:table-row>
        <table:table-row table:style-name="ro1">
          <table:table-cell office:value-type="string" calcext:value-type="string">
            <text:p>-3.80e-04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-5.20e-01</text:p>
          </table:table-cell>
          <table:table-cell table:formula="of:=NUMBERVALUE(LEFT([.A284];5);&quot;.&quot;)*10^NUMBERVALUE(RIGHT([.A284];3))" office:value-type="float" office:value="-0.00038" calcext:value-type="float">
            <text:p>-0,00038</text:p>
          </table:table-cell>
          <table:table-cell table:formula="of:=NUMBERVALUE(LEFT([.B284];4);&quot;.&quot;)*10^NUMBERVALUE(RIGHT([.B284];3))" office:value-type="float" office:value="-1" calcext:value-type="float">
            <text:p>-1</text:p>
          </table:table-cell>
          <table:table-cell table:formula="of:=NUMBERVALUE(LEFT([.C284];4);&quot;.&quot;)*10^NUMBERVALUE(RIGHT([.C284];3))" office:value-type="float" office:value="-0.52" calcext:value-type="float">
            <text:p>-0,52</text:p>
          </table:table-cell>
        </table:table-row>
        <table:table-row table:style-name="ro1">
          <table:table-cell office:value-type="string" calcext:value-type="string">
            <text:p>-3.60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-5.20e-01</text:p>
          </table:table-cell>
          <table:table-cell table:formula="of:=NUMBERVALUE(LEFT([.A285];5);&quot;.&quot;)*10^NUMBERVALUE(RIGHT([.A285];3))" office:value-type="float" office:value="-0.00036" calcext:value-type="float">
            <text:p>-0,00036</text:p>
          </table:table-cell>
          <table:table-cell table:formula="of:=NUMBERVALUE(LEFT([.B285];4);&quot;.&quot;)*10^NUMBERVALUE(RIGHT([.B285];3))" office:value-type="float" office:value="-1" calcext:value-type="float">
            <text:p>-1</text:p>
          </table:table-cell>
          <table:table-cell table:formula="of:=NUMBERVALUE(LEFT([.C285];4);&quot;.&quot;)*10^NUMBERVALUE(RIGHT([.C285];3))" office:value-type="float" office:value="-0.52" calcext:value-type="float">
            <text:p>-0,52</text:p>
          </table:table-cell>
        </table:table-row>
        <table:table-row table:style-name="ro1">
          <table:table-cell office:value-type="string" calcext:value-type="string">
            <text:p>-3.40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-5.20e-01</text:p>
          </table:table-cell>
          <table:table-cell table:formula="of:=NUMBERVALUE(LEFT([.A286];5);&quot;.&quot;)*10^NUMBERVALUE(RIGHT([.A286];3))" office:value-type="float" office:value="-0.00034" calcext:value-type="float">
            <text:p>-0,00034</text:p>
          </table:table-cell>
          <table:table-cell table:formula="of:=NUMBERVALUE(LEFT([.B286];4);&quot;.&quot;)*10^NUMBERVALUE(RIGHT([.B286];3))" office:value-type="float" office:value="-1" calcext:value-type="float">
            <text:p>-1</text:p>
          </table:table-cell>
          <table:table-cell table:formula="of:=NUMBERVALUE(LEFT([.C286];4);&quot;.&quot;)*10^NUMBERVALUE(RIGHT([.C286];3))" office:value-type="float" office:value="-0.52" calcext:value-type="float">
            <text:p>-0,52</text:p>
          </table:table-cell>
        </table:table-row>
        <table:table-row table:style-name="ro1">
          <table:table-cell office:value-type="string" calcext:value-type="string">
            <text:p>-3.20e-04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-5.20e-01</text:p>
          </table:table-cell>
          <table:table-cell table:formula="of:=NUMBERVALUE(LEFT([.A287];5);&quot;.&quot;)*10^NUMBERVALUE(RIGHT([.A287];3))" office:value-type="float" office:value="-0.00032" calcext:value-type="float">
            <text:p>-0,00032</text:p>
          </table:table-cell>
          <table:table-cell table:formula="of:=NUMBERVALUE(LEFT([.B287];4);&quot;.&quot;)*10^NUMBERVALUE(RIGHT([.B287];3))" office:value-type="float" office:value="-1" calcext:value-type="float">
            <text:p>-1</text:p>
          </table:table-cell>
          <table:table-cell table:formula="of:=NUMBERVALUE(LEFT([.C287];4);&quot;.&quot;)*10^NUMBERVALUE(RIGHT([.C287];3))" office:value-type="float" office:value="-0.52" calcext:value-type="float">
            <text:p>-0,52</text:p>
          </table:table-cell>
        </table:table-row>
        <table:table-row table:style-name="ro1">
          <table:table-cell office:value-type="string" calcext:value-type="string">
            <text:p>-3.00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-5.20e-01</text:p>
          </table:table-cell>
          <table:table-cell table:formula="of:=NUMBERVALUE(LEFT([.A288];5);&quot;.&quot;)*10^NUMBERVALUE(RIGHT([.A288];3))" office:value-type="float" office:value="-0.0003" calcext:value-type="float">
            <text:p>-0,0003</text:p>
          </table:table-cell>
          <table:table-cell table:formula="of:=NUMBERVALUE(LEFT([.B288];4);&quot;.&quot;)*10^NUMBERVALUE(RIGHT([.B288];3))" office:value-type="float" office:value="-1" calcext:value-type="float">
            <text:p>-1</text:p>
          </table:table-cell>
          <table:table-cell table:formula="of:=NUMBERVALUE(LEFT([.C288];4);&quot;.&quot;)*10^NUMBERVALUE(RIGHT([.C288];3))" office:value-type="float" office:value="-0.52" calcext:value-type="float">
            <text:p>-0,52</text:p>
          </table:table-cell>
        </table:table-row>
        <table:table-row table:style-name="ro1">
          <table:table-cell office:value-type="string" calcext:value-type="string">
            <text:p>-2.80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-5.20e-01</text:p>
          </table:table-cell>
          <table:table-cell table:formula="of:=NUMBERVALUE(LEFT([.A289];5);&quot;.&quot;)*10^NUMBERVALUE(RIGHT([.A289];3))" office:value-type="float" office:value="-0.00028" calcext:value-type="float">
            <text:p>-0,00028</text:p>
          </table:table-cell>
          <table:table-cell table:formula="of:=NUMBERVALUE(LEFT([.B289];4);&quot;.&quot;)*10^NUMBERVALUE(RIGHT([.B289];3))" office:value-type="float" office:value="-1" calcext:value-type="float">
            <text:p>-1</text:p>
          </table:table-cell>
          <table:table-cell table:formula="of:=NUMBERVALUE(LEFT([.C289];4);&quot;.&quot;)*10^NUMBERVALUE(RIGHT([.C289];3))" office:value-type="float" office:value="-0.52" calcext:value-type="float">
            <text:p>-0,52</text:p>
          </table:table-cell>
        </table:table-row>
        <table:table-row table:style-name="ro1">
          <table:table-cell office:value-type="string" calcext:value-type="string">
            <text:p>-2.60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-5.20e-01</text:p>
          </table:table-cell>
          <table:table-cell table:formula="of:=NUMBERVALUE(LEFT([.A290];5);&quot;.&quot;)*10^NUMBERVALUE(RIGHT([.A290];3))" office:value-type="float" office:value="-0.00026" calcext:value-type="float">
            <text:p>-0,00026</text:p>
          </table:table-cell>
          <table:table-cell table:formula="of:=NUMBERVALUE(LEFT([.B290];4);&quot;.&quot;)*10^NUMBERVALUE(RIGHT([.B290];3))" office:value-type="float" office:value="-1" calcext:value-type="float">
            <text:p>-1</text:p>
          </table:table-cell>
          <table:table-cell table:formula="of:=NUMBERVALUE(LEFT([.C290];4);&quot;.&quot;)*10^NUMBERVALUE(RIGHT([.C290];3))" office:value-type="float" office:value="-0.52" calcext:value-type="float">
            <text:p>-0,52</text:p>
          </table:table-cell>
        </table:table-row>
        <table:table-row table:style-name="ro1">
          <table:table-cell office:value-type="string" calcext:value-type="string">
            <text:p>-2.40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-5.40e-01</text:p>
          </table:table-cell>
          <table:table-cell table:formula="of:=NUMBERVALUE(LEFT([.A291];5);&quot;.&quot;)*10^NUMBERVALUE(RIGHT([.A291];3))" office:value-type="float" office:value="-0.00024" calcext:value-type="float">
            <text:p>-0,00024</text:p>
          </table:table-cell>
          <table:table-cell table:formula="of:=NUMBERVALUE(LEFT([.B291];4);&quot;.&quot;)*10^NUMBERVALUE(RIGHT([.B291];3))" office:value-type="float" office:value="-1" calcext:value-type="float">
            <text:p>-1</text:p>
          </table:table-cell>
          <table:table-cell table:formula="of:=NUMBERVALUE(LEFT([.C291];4);&quot;.&quot;)*10^NUMBERVALUE(RIGHT([.C291];3))" office:value-type="float" office:value="-0.54" calcext:value-type="float">
            <text:p>-0,54</text:p>
          </table:table-cell>
        </table:table-row>
        <table:table-row table:style-name="ro1">
          <table:table-cell office:value-type="string" calcext:value-type="string">
            <text:p>-2.20e-04</text:p>
          </table:table-cell>
          <table:table-cell office:value-type="string" calcext:value-type="string">
            <text:p>-9.60e-01</text:p>
          </table:table-cell>
          <table:table-cell office:value-type="string" calcext:value-type="string">
            <text:p>-5.40e-01</text:p>
          </table:table-cell>
          <table:table-cell table:formula="of:=NUMBERVALUE(LEFT([.A292];5);&quot;.&quot;)*10^NUMBERVALUE(RIGHT([.A292];3))" office:value-type="float" office:value="-0.00022" calcext:value-type="float">
            <text:p>-0,00022</text:p>
          </table:table-cell>
          <table:table-cell table:formula="of:=NUMBERVALUE(LEFT([.B292];4);&quot;.&quot;)*10^NUMBERVALUE(RIGHT([.B292];3))" office:value-type="float" office:value="-0.96" calcext:value-type="float">
            <text:p>-0,96</text:p>
          </table:table-cell>
          <table:table-cell table:formula="of:=NUMBERVALUE(LEFT([.C292];4);&quot;.&quot;)*10^NUMBERVALUE(RIGHT([.C292];3))" office:value-type="float" office:value="-0.54" calcext:value-type="float">
            <text:p>-0,54</text:p>
          </table:table-cell>
        </table:table-row>
        <table:table-row table:style-name="ro1">
          <table:table-cell office:value-type="string" calcext:value-type="string">
            <text:p>-2.00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-5.20e-01</text:p>
          </table:table-cell>
          <table:table-cell table:formula="of:=NUMBERVALUE(LEFT([.A293];5);&quot;.&quot;)*10^NUMBERVALUE(RIGHT([.A293];3))" office:value-type="float" office:value="-0.0002" calcext:value-type="float">
            <text:p>-0,0002</text:p>
          </table:table-cell>
          <table:table-cell table:formula="of:=NUMBERVALUE(LEFT([.B293];4);&quot;.&quot;)*10^NUMBERVALUE(RIGHT([.B293];3))" office:value-type="float" office:value="-1" calcext:value-type="float">
            <text:p>-1</text:p>
          </table:table-cell>
          <table:table-cell table:formula="of:=NUMBERVALUE(LEFT([.C293];4);&quot;.&quot;)*10^NUMBERVALUE(RIGHT([.C293];3))" office:value-type="float" office:value="-0.52" calcext:value-type="float">
            <text:p>-0,52</text:p>
          </table:table-cell>
        </table:table-row>
        <table:table-row table:style-name="ro1">
          <table:table-cell office:value-type="string" calcext:value-type="string">
            <text:p>-1.80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-5.60e-01</text:p>
          </table:table-cell>
          <table:table-cell table:formula="of:=NUMBERVALUE(LEFT([.A294];5);&quot;.&quot;)*10^NUMBERVALUE(RIGHT([.A294];3))" office:value-type="float" office:value="-0.00018" calcext:value-type="float">
            <text:p>-0,00018</text:p>
          </table:table-cell>
          <table:table-cell table:formula="of:=NUMBERVALUE(LEFT([.B294];4);&quot;.&quot;)*10^NUMBERVALUE(RIGHT([.B294];3))" office:value-type="float" office:value="-1" calcext:value-type="float">
            <text:p>-1</text:p>
          </table:table-cell>
          <table:table-cell table:formula="of:=NUMBERVALUE(LEFT([.C294];4);&quot;.&quot;)*10^NUMBERVALUE(RIGHT([.C294];3))" office:value-type="float" office:value="-0.56" calcext:value-type="float">
            <text:p>-0,56</text:p>
          </table:table-cell>
        </table:table-row>
        <table:table-row table:style-name="ro1">
          <table:table-cell office:value-type="string" calcext:value-type="string">
            <text:p>-1.60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-5.60e-01</text:p>
          </table:table-cell>
          <table:table-cell table:formula="of:=NUMBERVALUE(LEFT([.A295];5);&quot;.&quot;)*10^NUMBERVALUE(RIGHT([.A295];3))" office:value-type="float" office:value="-0.00016" calcext:value-type="float">
            <text:p>-0,00016</text:p>
          </table:table-cell>
          <table:table-cell table:formula="of:=NUMBERVALUE(LEFT([.B295];4);&quot;.&quot;)*10^NUMBERVALUE(RIGHT([.B295];3))" office:value-type="float" office:value="-1" calcext:value-type="float">
            <text:p>-1</text:p>
          </table:table-cell>
          <table:table-cell table:formula="of:=NUMBERVALUE(LEFT([.C295];4);&quot;.&quot;)*10^NUMBERVALUE(RIGHT([.C295];3))" office:value-type="float" office:value="-0.56" calcext:value-type="float">
            <text:p>-0,56</text:p>
          </table:table-cell>
        </table:table-row>
        <table:table-row table:style-name="ro1">
          <table:table-cell office:value-type="string" calcext:value-type="string">
            <text:p>-1.40e-04</text:p>
          </table:table-cell>
          <table:table-cell office:value-type="string" calcext:value-type="string">
            <text:p>-9.60e-01</text:p>
          </table:table-cell>
          <table:table-cell office:value-type="string" calcext:value-type="string">
            <text:p>-5.60e-01</text:p>
          </table:table-cell>
          <table:table-cell table:formula="of:=NUMBERVALUE(LEFT([.A296];5);&quot;.&quot;)*10^NUMBERVALUE(RIGHT([.A296];3))" office:value-type="float" office:value="-0.00014" calcext:value-type="float">
            <text:p>-0,00014</text:p>
          </table:table-cell>
          <table:table-cell table:formula="of:=NUMBERVALUE(LEFT([.B296];4);&quot;.&quot;)*10^NUMBERVALUE(RIGHT([.B296];3))" office:value-type="float" office:value="-0.96" calcext:value-type="float">
            <text:p>-0,96</text:p>
          </table:table-cell>
          <table:table-cell table:formula="of:=NUMBERVALUE(LEFT([.C296];4);&quot;.&quot;)*10^NUMBERVALUE(RIGHT([.C296];3))" office:value-type="float" office:value="-0.56" calcext:value-type="float">
            <text:p>-0,56</text:p>
          </table:table-cell>
        </table:table-row>
        <table:table-row table:style-name="ro1">
          <table:table-cell office:value-type="string" calcext:value-type="string">
            <text:p>-1.20e-04</text:p>
          </table:table-cell>
          <table:table-cell office:value-type="string" calcext:value-type="string">
            <text:p>-9.60e-01</text:p>
          </table:table-cell>
          <table:table-cell office:value-type="string" calcext:value-type="string">
            <text:p>-5.60e-01</text:p>
          </table:table-cell>
          <table:table-cell table:formula="of:=NUMBERVALUE(LEFT([.A297];5);&quot;.&quot;)*10^NUMBERVALUE(RIGHT([.A297];3))" office:value-type="float" office:value="-0.00012" calcext:value-type="float">
            <text:p>-0,00012</text:p>
          </table:table-cell>
          <table:table-cell table:formula="of:=NUMBERVALUE(LEFT([.B297];4);&quot;.&quot;)*10^NUMBERVALUE(RIGHT([.B297];3))" office:value-type="float" office:value="-0.96" calcext:value-type="float">
            <text:p>-0,96</text:p>
          </table:table-cell>
          <table:table-cell table:formula="of:=NUMBERVALUE(LEFT([.C297];4);&quot;.&quot;)*10^NUMBERVALUE(RIGHT([.C297];3))" office:value-type="float" office:value="-0.56" calcext:value-type="float">
            <text:p>-0,56</text:p>
          </table:table-cell>
        </table:table-row>
        <table:table-row table:style-name="ro1">
          <table:table-cell office:value-type="string" calcext:value-type="string">
            <text:p>-1.00e-04</text:p>
          </table:table-cell>
          <table:table-cell office:value-type="string" calcext:value-type="string">
            <text:p>-9.60e-01</text:p>
          </table:table-cell>
          <table:table-cell office:value-type="string" calcext:value-type="string">
            <text:p>-5.60e-01</text:p>
          </table:table-cell>
          <table:table-cell table:formula="of:=NUMBERVALUE(LEFT([.A298];5);&quot;.&quot;)*10^NUMBERVALUE(RIGHT([.A298];3))" office:value-type="float" office:value="-0.0001" calcext:value-type="float">
            <text:p>-0,0001</text:p>
          </table:table-cell>
          <table:table-cell table:formula="of:=NUMBERVALUE(LEFT([.B298];4);&quot;.&quot;)*10^NUMBERVALUE(RIGHT([.B298];3))" office:value-type="float" office:value="-0.96" calcext:value-type="float">
            <text:p>-0,96</text:p>
          </table:table-cell>
          <table:table-cell table:formula="of:=NUMBERVALUE(LEFT([.C298];4);&quot;.&quot;)*10^NUMBERVALUE(RIGHT([.C298];3))" office:value-type="float" office:value="-0.56" calcext:value-type="float">
            <text:p>-0,56</text:p>
          </table:table-cell>
        </table:table-row>
        <table:table-row table:style-name="ro1">
          <table:table-cell office:value-type="string" calcext:value-type="string">
            <text:p>-8.00e-05</text:p>
          </table:table-cell>
          <table:table-cell office:value-type="string" calcext:value-type="string">
            <text:p>-9.60e-01</text:p>
          </table:table-cell>
          <table:table-cell office:value-type="string" calcext:value-type="string">
            <text:p>-5.60e-01</text:p>
          </table:table-cell>
          <table:table-cell table:formula="of:=NUMBERVALUE(LEFT([.A299];5);&quot;.&quot;)*10^NUMBERVALUE(RIGHT([.A299];3))" office:value-type="float" office:value="-0.00008" calcext:value-type="float">
            <text:p>-0,00008</text:p>
          </table:table-cell>
          <table:table-cell table:formula="of:=NUMBERVALUE(LEFT([.B299];4);&quot;.&quot;)*10^NUMBERVALUE(RIGHT([.B299];3))" office:value-type="float" office:value="-0.96" calcext:value-type="float">
            <text:p>-0,96</text:p>
          </table:table-cell>
          <table:table-cell table:formula="of:=NUMBERVALUE(LEFT([.C299];4);&quot;.&quot;)*10^NUMBERVALUE(RIGHT([.C299];3))" office:value-type="float" office:value="-0.56" calcext:value-type="float">
            <text:p>-0,56</text:p>
          </table:table-cell>
        </table:table-row>
        <table:table-row table:style-name="ro1">
          <table:table-cell office:value-type="string" calcext:value-type="string">
            <text:p>-6.00e-05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-5.80e-01</text:p>
          </table:table-cell>
          <table:table-cell table:formula="of:=NUMBERVALUE(LEFT([.A300];5);&quot;.&quot;)*10^NUMBERVALUE(RIGHT([.A300];3))" office:value-type="float" office:value="-0.00006" calcext:value-type="float">
            <text:p>-0,00006</text:p>
          </table:table-cell>
          <table:table-cell table:formula="of:=NUMBERVALUE(LEFT([.B300];4);&quot;.&quot;)*10^NUMBERVALUE(RIGHT([.B300];3))" office:value-type="float" office:value="-1" calcext:value-type="float">
            <text:p>-1</text:p>
          </table:table-cell>
          <table:table-cell table:formula="of:=NUMBERVALUE(LEFT([.C300];4);&quot;.&quot;)*10^NUMBERVALUE(RIGHT([.C300];3))" office:value-type="float" office:value="-0.58" calcext:value-type="float">
            <text:p>-0,58</text:p>
          </table:table-cell>
        </table:table-row>
        <table:table-row table:style-name="ro1">
          <table:table-cell office:value-type="string" calcext:value-type="string">
            <text:p>-4.00e-05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-5.80e-01</text:p>
          </table:table-cell>
          <table:table-cell table:formula="of:=NUMBERVALUE(LEFT([.A301];5);&quot;.&quot;)*10^NUMBERVALUE(RIGHT([.A301];3))" office:value-type="float" office:value="-0.00004" calcext:value-type="float">
            <text:p>-0,00004</text:p>
          </table:table-cell>
          <table:table-cell table:formula="of:=NUMBERVALUE(LEFT([.B301];4);&quot;.&quot;)*10^NUMBERVALUE(RIGHT([.B301];3))" office:value-type="float" office:value="-1" calcext:value-type="float">
            <text:p>-1</text:p>
          </table:table-cell>
          <table:table-cell table:formula="of:=NUMBERVALUE(LEFT([.C301];4);&quot;.&quot;)*10^NUMBERVALUE(RIGHT([.C301];3))" office:value-type="float" office:value="-0.58" calcext:value-type="float">
            <text:p>-0,58</text:p>
          </table:table-cell>
        </table:table-row>
        <table:table-row table:style-name="ro1">
          <table:table-cell office:value-type="string" calcext:value-type="string">
            <text:p>-2.00e-05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-5.80e-01</text:p>
          </table:table-cell>
          <table:table-cell table:formula="of:=NUMBERVALUE(LEFT([.A302];5);&quot;.&quot;)*10^NUMBERVALUE(RIGHT([.A302];3))" office:value-type="float" office:value="-0.00002" calcext:value-type="float">
            <text:p>-0,00002</text:p>
          </table:table-cell>
          <table:table-cell table:formula="of:=NUMBERVALUE(LEFT([.B302];4);&quot;.&quot;)*10^NUMBERVALUE(RIGHT([.B302];3))" office:value-type="float" office:value="-1" calcext:value-type="float">
            <text:p>-1</text:p>
          </table:table-cell>
          <table:table-cell table:formula="of:=NUMBERVALUE(LEFT([.C302];4);&quot;.&quot;)*10^NUMBERVALUE(RIGHT([.C302];3))" office:value-type="float" office:value="-0.58" calcext:value-type="float">
            <text:p>-0,58</text:p>
          </table:table-cell>
        </table:table-row>
        <table:table-row table:style-name="ro1">
          <table:table-cell office:value-type="string" calcext:value-type="string">
            <text:p>0.00e+00</text:p>
          </table:table-cell>
          <table:table-cell office:value-type="string" calcext:value-type="string">
            <text:p>-9.60e-01</text:p>
          </table:table-cell>
          <table:table-cell office:value-type="string" calcext:value-type="string">
            <text:p>-5.80e-01</text:p>
          </table:table-cell>
          <table:table-cell table:formula="of:=NUMBERVALUE(LEFT([.A303];5);&quot;.&quot;)*10^NUMBERVALUE(RIGHT([.A303];3))" office:value-type="string" office:string-value="" calcext:value-type="error">
            <text:p>#ARG!</text:p>
          </table:table-cell>
          <table:table-cell table:formula="of:=NUMBERVALUE(LEFT([.B303];4);&quot;.&quot;)*10^NUMBERVALUE(RIGHT([.B303];3))" office:value-type="float" office:value="-0.96" calcext:value-type="float">
            <text:p>-0,96</text:p>
          </table:table-cell>
          <table:table-cell table:formula="of:=NUMBERVALUE(LEFT([.C303];4);&quot;.&quot;)*10^NUMBERVALUE(RIGHT([.C303];3))" office:value-type="float" office:value="-0.58" calcext:value-type="float">
            <text:p>-0,58</text:p>
          </table:table-cell>
        </table:table-row>
        <table:table-row table:style-name="ro1">
          <table:table-cell office:value-type="string" calcext:value-type="string">
            <text:p>2.00e-05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-5.80e-01</text:p>
          </table:table-cell>
          <table:table-cell table:formula="of:=NUMBERVALUE(LEFT([.A304];5);&quot;.&quot;)*10^NUMBERVALUE(RIGHT([.A304];3))" office:value-type="string" office:string-value="" calcext:value-type="error">
            <text:p>#ARG!</text:p>
          </table:table-cell>
          <table:table-cell table:formula="of:=NUMBERVALUE(LEFT([.B304];4);&quot;.&quot;)*10^NUMBERVALUE(RIGHT([.B304];3))" office:value-type="float" office:value="0.96" calcext:value-type="float">
            <text:p>0,96</text:p>
          </table:table-cell>
          <table:table-cell table:formula="of:=NUMBERVALUE(LEFT([.C304];4);&quot;.&quot;)*10^NUMBERVALUE(RIGHT([.C304];3))" office:value-type="float" office:value="-0.58" calcext:value-type="float">
            <text:p>-0,58</text:p>
          </table:table-cell>
        </table:table-row>
        <table:table-row table:style-name="ro1">
          <table:table-cell office:value-type="string" calcext:value-type="string">
            <text:p>4.00e-05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-5.80e-01</text:p>
          </table:table-cell>
          <table:table-cell table:formula="of:=NUMBERVALUE(LEFT([.A305];5);&quot;.&quot;)*10^NUMBERVALUE(RIGHT([.A305];3))" office:value-type="string" office:string-value="" calcext:value-type="error">
            <text:p>#ARG!</text:p>
          </table:table-cell>
          <table:table-cell table:formula="of:=NUMBERVALUE(LEFT([.B305];4);&quot;.&quot;)*10^NUMBERVALUE(RIGHT([.B305];3))" office:value-type="float" office:value="0.96" calcext:value-type="float">
            <text:p>0,96</text:p>
          </table:table-cell>
          <table:table-cell table:formula="of:=NUMBERVALUE(LEFT([.C305];4);&quot;.&quot;)*10^NUMBERVALUE(RIGHT([.C305];3))" office:value-type="float" office:value="-0.58" calcext:value-type="float">
            <text:p>-0,58</text:p>
          </table:table-cell>
        </table:table-row>
        <table:table-row table:style-name="ro1">
          <table:table-cell office:value-type="string" calcext:value-type="string">
            <text:p>6.00e-05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-6.00e-01</text:p>
          </table:table-cell>
          <table:table-cell table:formula="of:=NUMBERVALUE(LEFT([.A306];5);&quot;.&quot;)*10^NUMBERVALUE(RIGHT([.A306];3))" office:value-type="string" office:string-value="" calcext:value-type="error">
            <text:p>#ARG!</text:p>
          </table:table-cell>
          <table:table-cell table:formula="of:=NUMBERVALUE(LEFT([.B306];4);&quot;.&quot;)*10^NUMBERVALUE(RIGHT([.B306];3))" office:value-type="float" office:value="0.96" calcext:value-type="float">
            <text:p>0,96</text:p>
          </table:table-cell>
          <table:table-cell table:formula="of:=NUMBERVALUE(LEFT([.C306];4);&quot;.&quot;)*10^NUMBERVALUE(RIGHT([.C306];3))" office:value-type="float" office:value="-0.6" calcext:value-type="float">
            <text:p>-0,6</text:p>
          </table:table-cell>
        </table:table-row>
        <table:table-row table:style-name="ro1">
          <table:table-cell office:value-type="string" calcext:value-type="string">
            <text:p>8.00e-05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-6.00e-01</text:p>
          </table:table-cell>
          <table:table-cell table:formula="of:=NUMBERVALUE(LEFT([.A307];5);&quot;.&quot;)*10^NUMBERVALUE(RIGHT([.A307];3))" office:value-type="string" office:string-value="" calcext:value-type="error">
            <text:p>#ARG!</text:p>
          </table:table-cell>
          <table:table-cell table:formula="of:=NUMBERVALUE(LEFT([.B307];4);&quot;.&quot;)*10^NUMBERVALUE(RIGHT([.B307];3))" office:value-type="float" office:value="0.96" calcext:value-type="float">
            <text:p>0,96</text:p>
          </table:table-cell>
          <table:table-cell table:formula="of:=NUMBERVALUE(LEFT([.C307];4);&quot;.&quot;)*10^NUMBERVALUE(RIGHT([.C307];3))" office:value-type="float" office:value="-0.6" calcext:value-type="float">
            <text:p>-0,6</text:p>
          </table:table-cell>
        </table:table-row>
        <table:table-row table:style-name="ro1">
          <table:table-cell office:value-type="string" calcext:value-type="string">
            <text:p>1.00e-04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-6.00e-01</text:p>
          </table:table-cell>
          <table:table-cell table:formula="of:=NUMBERVALUE(LEFT([.A308];5);&quot;.&quot;)*10^NUMBERVALUE(RIGHT([.A308];3))" office:value-type="string" office:string-value="" calcext:value-type="error">
            <text:p>#ARG!</text:p>
          </table:table-cell>
          <table:table-cell table:formula="of:=NUMBERVALUE(LEFT([.B308];4);&quot;.&quot;)*10^NUMBERVALUE(RIGHT([.B308];3))" office:value-type="float" office:value="0.96" calcext:value-type="float">
            <text:p>0,96</text:p>
          </table:table-cell>
          <table:table-cell table:formula="of:=NUMBERVALUE(LEFT([.C308];4);&quot;.&quot;)*10^NUMBERVALUE(RIGHT([.C308];3))" office:value-type="float" office:value="-0.6" calcext:value-type="float">
            <text:p>-0,6</text:p>
          </table:table-cell>
        </table:table-row>
        <table:table-row table:style-name="ro1">
          <table:table-cell office:value-type="string" calcext:value-type="string">
            <text:p>1.20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6.00e-01</text:p>
          </table:table-cell>
          <table:table-cell table:formula="of:=NUMBERVALUE(LEFT([.A309];5);&quot;.&quot;)*10^NUMBERVALUE(RIGHT([.A309];3))" office:value-type="string" office:string-value="" calcext:value-type="error">
            <text:p>#ARG!</text:p>
          </table:table-cell>
          <table:table-cell table:formula="of:=NUMBERVALUE(LEFT([.B309];4);&quot;.&quot;)*10^NUMBERVALUE(RIGHT([.B309];3))" office:value-type="float" office:value="1" calcext:value-type="float">
            <text:p>1</text:p>
          </table:table-cell>
          <table:table-cell table:formula="of:=NUMBERVALUE(LEFT([.C309];4);&quot;.&quot;)*10^NUMBERVALUE(RIGHT([.C309];3))" office:value-type="float" office:value="-0.6" calcext:value-type="float">
            <text:p>-0,6</text:p>
          </table:table-cell>
        </table:table-row>
        <table:table-row table:style-name="ro1">
          <table:table-cell office:value-type="string" calcext:value-type="string">
            <text:p>1.40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6.00e-01</text:p>
          </table:table-cell>
          <table:table-cell table:formula="of:=NUMBERVALUE(LEFT([.A310];5);&quot;.&quot;)*10^NUMBERVALUE(RIGHT([.A310];3))" office:value-type="string" office:string-value="" calcext:value-type="error">
            <text:p>#ARG!</text:p>
          </table:table-cell>
          <table:table-cell table:formula="of:=NUMBERVALUE(LEFT([.B310];4);&quot;.&quot;)*10^NUMBERVALUE(RIGHT([.B310];3))" office:value-type="float" office:value="1" calcext:value-type="float">
            <text:p>1</text:p>
          </table:table-cell>
          <table:table-cell table:formula="of:=NUMBERVALUE(LEFT([.C310];4);&quot;.&quot;)*10^NUMBERVALUE(RIGHT([.C310];3))" office:value-type="float" office:value="-0.6" calcext:value-type="float">
            <text:p>-0,6</text:p>
          </table:table-cell>
        </table:table-row>
        <table:table-row table:style-name="ro1">
          <table:table-cell office:value-type="string" calcext:value-type="string">
            <text:p>1.60e-04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-5.80e-01</text:p>
          </table:table-cell>
          <table:table-cell table:formula="of:=NUMBERVALUE(LEFT([.A311];5);&quot;.&quot;)*10^NUMBERVALUE(RIGHT([.A311];3))" office:value-type="string" office:string-value="" calcext:value-type="error">
            <text:p>#ARG!</text:p>
          </table:table-cell>
          <table:table-cell table:formula="of:=NUMBERVALUE(LEFT([.B311];4);&quot;.&quot;)*10^NUMBERVALUE(RIGHT([.B311];3))" office:value-type="float" office:value="0.96" calcext:value-type="float">
            <text:p>0,96</text:p>
          </table:table-cell>
          <table:table-cell table:formula="of:=NUMBERVALUE(LEFT([.C311];4);&quot;.&quot;)*10^NUMBERVALUE(RIGHT([.C311];3))" office:value-type="float" office:value="-0.58" calcext:value-type="float">
            <text:p>-0,58</text:p>
          </table:table-cell>
        </table:table-row>
        <table:table-row table:style-name="ro1">
          <table:table-cell office:value-type="string" calcext:value-type="string">
            <text:p>1.80e-04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-6.00e-01</text:p>
          </table:table-cell>
          <table:table-cell table:formula="of:=NUMBERVALUE(LEFT([.A312];5);&quot;.&quot;)*10^NUMBERVALUE(RIGHT([.A312];3))" office:value-type="string" office:string-value="" calcext:value-type="error">
            <text:p>#ARG!</text:p>
          </table:table-cell>
          <table:table-cell table:formula="of:=NUMBERVALUE(LEFT([.B312];4);&quot;.&quot;)*10^NUMBERVALUE(RIGHT([.B312];3))" office:value-type="float" office:value="0.96" calcext:value-type="float">
            <text:p>0,96</text:p>
          </table:table-cell>
          <table:table-cell table:formula="of:=NUMBERVALUE(LEFT([.C312];4);&quot;.&quot;)*10^NUMBERVALUE(RIGHT([.C312];3))" office:value-type="float" office:value="-0.6" calcext:value-type="float">
            <text:p>-0,6</text:p>
          </table:table-cell>
        </table:table-row>
        <table:table-row table:style-name="ro1">
          <table:table-cell office:value-type="string" calcext:value-type="string">
            <text:p>2.00e-04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-6.00e-01</text:p>
          </table:table-cell>
          <table:table-cell table:formula="of:=NUMBERVALUE(LEFT([.A313];5);&quot;.&quot;)*10^NUMBERVALUE(RIGHT([.A313];3))" office:value-type="string" office:string-value="" calcext:value-type="error">
            <text:p>#ARG!</text:p>
          </table:table-cell>
          <table:table-cell table:formula="of:=NUMBERVALUE(LEFT([.B313];4);&quot;.&quot;)*10^NUMBERVALUE(RIGHT([.B313];3))" office:value-type="float" office:value="0.96" calcext:value-type="float">
            <text:p>0,96</text:p>
          </table:table-cell>
          <table:table-cell table:formula="of:=NUMBERVALUE(LEFT([.C313];4);&quot;.&quot;)*10^NUMBERVALUE(RIGHT([.C313];3))" office:value-type="float" office:value="-0.6" calcext:value-type="float">
            <text:p>-0,6</text:p>
          </table:table-cell>
        </table:table-row>
        <table:table-row table:style-name="ro1">
          <table:table-cell office:value-type="string" calcext:value-type="string">
            <text:p>2.20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6.00e-01</text:p>
          </table:table-cell>
          <table:table-cell table:formula="of:=NUMBERVALUE(LEFT([.A314];5);&quot;.&quot;)*10^NUMBERVALUE(RIGHT([.A314];3))" office:value-type="string" office:string-value="" calcext:value-type="error">
            <text:p>#ARG!</text:p>
          </table:table-cell>
          <table:table-cell table:formula="of:=NUMBERVALUE(LEFT([.B314];4);&quot;.&quot;)*10^NUMBERVALUE(RIGHT([.B314];3))" office:value-type="float" office:value="1" calcext:value-type="float">
            <text:p>1</text:p>
          </table:table-cell>
          <table:table-cell table:formula="of:=NUMBERVALUE(LEFT([.C314];4);&quot;.&quot;)*10^NUMBERVALUE(RIGHT([.C314];3))" office:value-type="float" office:value="-0.6" calcext:value-type="float">
            <text:p>-0,6</text:p>
          </table:table-cell>
        </table:table-row>
        <table:table-row table:style-name="ro1">
          <table:table-cell office:value-type="string" calcext:value-type="string">
            <text:p>2.40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6.00e-01</text:p>
          </table:table-cell>
          <table:table-cell table:formula="of:=NUMBERVALUE(LEFT([.A315];5);&quot;.&quot;)*10^NUMBERVALUE(RIGHT([.A315];3))" office:value-type="string" office:string-value="" calcext:value-type="error">
            <text:p>#ARG!</text:p>
          </table:table-cell>
          <table:table-cell table:formula="of:=NUMBERVALUE(LEFT([.B315];4);&quot;.&quot;)*10^NUMBERVALUE(RIGHT([.B315];3))" office:value-type="float" office:value="1" calcext:value-type="float">
            <text:p>1</text:p>
          </table:table-cell>
          <table:table-cell table:formula="of:=NUMBERVALUE(LEFT([.C315];4);&quot;.&quot;)*10^NUMBERVALUE(RIGHT([.C315];3))" office:value-type="float" office:value="-0.6" calcext:value-type="float">
            <text:p>-0,6</text:p>
          </table:table-cell>
        </table:table-row>
        <table:table-row table:style-name="ro1">
          <table:table-cell office:value-type="string" calcext:value-type="string">
            <text:p>2.60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5.80e-01</text:p>
          </table:table-cell>
          <table:table-cell table:formula="of:=NUMBERVALUE(LEFT([.A316];5);&quot;.&quot;)*10^NUMBERVALUE(RIGHT([.A316];3))" office:value-type="string" office:string-value="" calcext:value-type="error">
            <text:p>#ARG!</text:p>
          </table:table-cell>
          <table:table-cell table:formula="of:=NUMBERVALUE(LEFT([.B316];4);&quot;.&quot;)*10^NUMBERVALUE(RIGHT([.B316];3))" office:value-type="float" office:value="1" calcext:value-type="float">
            <text:p>1</text:p>
          </table:table-cell>
          <table:table-cell table:formula="of:=NUMBERVALUE(LEFT([.C316];4);&quot;.&quot;)*10^NUMBERVALUE(RIGHT([.C316];3))" office:value-type="float" office:value="-0.58" calcext:value-type="float">
            <text:p>-0,58</text:p>
          </table:table-cell>
        </table:table-row>
        <table:table-row table:style-name="ro1">
          <table:table-cell office:value-type="string" calcext:value-type="string">
            <text:p>2.80e-04</text:p>
          </table:table-cell>
          <table:table-cell office:value-type="string" calcext:value-type="string">
            <text:p>1.04e+00</text:p>
          </table:table-cell>
          <table:table-cell office:value-type="string" calcext:value-type="string">
            <text:p>-6.00e-01</text:p>
          </table:table-cell>
          <table:table-cell table:formula="of:=NUMBERVALUE(LEFT([.A317];5);&quot;.&quot;)*10^NUMBERVALUE(RIGHT([.A317];3))" office:value-type="string" office:string-value="" calcext:value-type="error">
            <text:p>#ARG!</text:p>
          </table:table-cell>
          <table:table-cell table:formula="of:=NUMBERVALUE(LEFT([.B317];4);&quot;.&quot;)*10^NUMBERVALUE(RIGHT([.B317];3))" office:value-type="float" office:value="1.04" calcext:value-type="float">
            <text:p>1,04</text:p>
          </table:table-cell>
          <table:table-cell table:formula="of:=NUMBERVALUE(LEFT([.C317];4);&quot;.&quot;)*10^NUMBERVALUE(RIGHT([.C317];3))" office:value-type="float" office:value="-0.6" calcext:value-type="float">
            <text:p>-0,6</text:p>
          </table:table-cell>
        </table:table-row>
        <table:table-row table:style-name="ro1">
          <table:table-cell office:value-type="string" calcext:value-type="string">
            <text:p>3.00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5.80e-01</text:p>
          </table:table-cell>
          <table:table-cell table:formula="of:=NUMBERVALUE(LEFT([.A318];5);&quot;.&quot;)*10^NUMBERVALUE(RIGHT([.A318];3))" office:value-type="string" office:string-value="" calcext:value-type="error">
            <text:p>#ARG!</text:p>
          </table:table-cell>
          <table:table-cell table:formula="of:=NUMBERVALUE(LEFT([.B318];4);&quot;.&quot;)*10^NUMBERVALUE(RIGHT([.B318];3))" office:value-type="float" office:value="1" calcext:value-type="float">
            <text:p>1</text:p>
          </table:table-cell>
          <table:table-cell table:formula="of:=NUMBERVALUE(LEFT([.C318];4);&quot;.&quot;)*10^NUMBERVALUE(RIGHT([.C318];3))" office:value-type="float" office:value="-0.58" calcext:value-type="float">
            <text:p>-0,58</text:p>
          </table:table-cell>
        </table:table-row>
        <table:table-row table:style-name="ro1">
          <table:table-cell office:value-type="string" calcext:value-type="string">
            <text:p>3.20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5.80e-01</text:p>
          </table:table-cell>
          <table:table-cell table:formula="of:=NUMBERVALUE(LEFT([.A319];5);&quot;.&quot;)*10^NUMBERVALUE(RIGHT([.A319];3))" office:value-type="string" office:string-value="" calcext:value-type="error">
            <text:p>#ARG!</text:p>
          </table:table-cell>
          <table:table-cell table:formula="of:=NUMBERVALUE(LEFT([.B319];4);&quot;.&quot;)*10^NUMBERVALUE(RIGHT([.B319];3))" office:value-type="float" office:value="1" calcext:value-type="float">
            <text:p>1</text:p>
          </table:table-cell>
          <table:table-cell table:formula="of:=NUMBERVALUE(LEFT([.C319];4);&quot;.&quot;)*10^NUMBERVALUE(RIGHT([.C319];3))" office:value-type="float" office:value="-0.58" calcext:value-type="float">
            <text:p>-0,58</text:p>
          </table:table-cell>
        </table:table-row>
        <table:table-row table:style-name="ro1">
          <table:table-cell office:value-type="string" calcext:value-type="string">
            <text:p>3.40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6.00e-01</text:p>
          </table:table-cell>
          <table:table-cell table:formula="of:=NUMBERVALUE(LEFT([.A320];5);&quot;.&quot;)*10^NUMBERVALUE(RIGHT([.A320];3))" office:value-type="string" office:string-value="" calcext:value-type="error">
            <text:p>#ARG!</text:p>
          </table:table-cell>
          <table:table-cell table:formula="of:=NUMBERVALUE(LEFT([.B320];4);&quot;.&quot;)*10^NUMBERVALUE(RIGHT([.B320];3))" office:value-type="float" office:value="1" calcext:value-type="float">
            <text:p>1</text:p>
          </table:table-cell>
          <table:table-cell table:formula="of:=NUMBERVALUE(LEFT([.C320];4);&quot;.&quot;)*10^NUMBERVALUE(RIGHT([.C320];3))" office:value-type="float" office:value="-0.6" calcext:value-type="float">
            <text:p>-0,6</text:p>
          </table:table-cell>
        </table:table-row>
        <table:table-row table:style-name="ro1">
          <table:table-cell office:value-type="string" calcext:value-type="string">
            <text:p>3.60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5.80e-01</text:p>
          </table:table-cell>
          <table:table-cell table:formula="of:=NUMBERVALUE(LEFT([.A321];5);&quot;.&quot;)*10^NUMBERVALUE(RIGHT([.A321];3))" office:value-type="string" office:string-value="" calcext:value-type="error">
            <text:p>#ARG!</text:p>
          </table:table-cell>
          <table:table-cell table:formula="of:=NUMBERVALUE(LEFT([.B321];4);&quot;.&quot;)*10^NUMBERVALUE(RIGHT([.B321];3))" office:value-type="float" office:value="1" calcext:value-type="float">
            <text:p>1</text:p>
          </table:table-cell>
          <table:table-cell table:formula="of:=NUMBERVALUE(LEFT([.C321];4);&quot;.&quot;)*10^NUMBERVALUE(RIGHT([.C321];3))" office:value-type="float" office:value="-0.58" calcext:value-type="float">
            <text:p>-0,58</text:p>
          </table:table-cell>
        </table:table-row>
        <table:table-row table:style-name="ro1">
          <table:table-cell office:value-type="string" calcext:value-type="string">
            <text:p>3.80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5.80e-01</text:p>
          </table:table-cell>
          <table:table-cell table:formula="of:=NUMBERVALUE(LEFT([.A322];5);&quot;.&quot;)*10^NUMBERVALUE(RIGHT([.A322];3))" office:value-type="string" office:string-value="" calcext:value-type="error">
            <text:p>#ARG!</text:p>
          </table:table-cell>
          <table:table-cell table:formula="of:=NUMBERVALUE(LEFT([.B322];4);&quot;.&quot;)*10^NUMBERVALUE(RIGHT([.B322];3))" office:value-type="float" office:value="1" calcext:value-type="float">
            <text:p>1</text:p>
          </table:table-cell>
          <table:table-cell table:formula="of:=NUMBERVALUE(LEFT([.C322];4);&quot;.&quot;)*10^NUMBERVALUE(RIGHT([.C322];3))" office:value-type="float" office:value="-0.58" calcext:value-type="float">
            <text:p>-0,58</text:p>
          </table:table-cell>
        </table:table-row>
        <table:table-row table:style-name="ro1">
          <table:table-cell office:value-type="string" calcext:value-type="string">
            <text:p>4.00e-04</text:p>
          </table:table-cell>
          <table:table-cell office:value-type="string" calcext:value-type="string">
            <text:p>1.04e+00</text:p>
          </table:table-cell>
          <table:table-cell office:value-type="string" calcext:value-type="string">
            <text:p>-5.60e-01</text:p>
          </table:table-cell>
          <table:table-cell table:formula="of:=NUMBERVALUE(LEFT([.A323];5);&quot;.&quot;)*10^NUMBERVALUE(RIGHT([.A323];3))" office:value-type="string" office:string-value="" calcext:value-type="error">
            <text:p>#ARG!</text:p>
          </table:table-cell>
          <table:table-cell table:formula="of:=NUMBERVALUE(LEFT([.B323];4);&quot;.&quot;)*10^NUMBERVALUE(RIGHT([.B323];3))" office:value-type="float" office:value="1.04" calcext:value-type="float">
            <text:p>1,04</text:p>
          </table:table-cell>
          <table:table-cell table:formula="of:=NUMBERVALUE(LEFT([.C323];4);&quot;.&quot;)*10^NUMBERVALUE(RIGHT([.C323];3))" office:value-type="float" office:value="-0.56" calcext:value-type="float">
            <text:p>-0,56</text:p>
          </table:table-cell>
        </table:table-row>
        <table:table-row table:style-name="ro1">
          <table:table-cell office:value-type="string" calcext:value-type="string">
            <text:p>4.20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5.60e-01</text:p>
          </table:table-cell>
          <table:table-cell table:formula="of:=NUMBERVALUE(LEFT([.A324];5);&quot;.&quot;)*10^NUMBERVALUE(RIGHT([.A324];3))" office:value-type="string" office:string-value="" calcext:value-type="error">
            <text:p>#ARG!</text:p>
          </table:table-cell>
          <table:table-cell table:formula="of:=NUMBERVALUE(LEFT([.B324];4);&quot;.&quot;)*10^NUMBERVALUE(RIGHT([.B324];3))" office:value-type="float" office:value="1" calcext:value-type="float">
            <text:p>1</text:p>
          </table:table-cell>
          <table:table-cell table:formula="of:=NUMBERVALUE(LEFT([.C324];4);&quot;.&quot;)*10^NUMBERVALUE(RIGHT([.C324];3))" office:value-type="float" office:value="-0.56" calcext:value-type="float">
            <text:p>-0,56</text:p>
          </table:table-cell>
        </table:table-row>
        <table:table-row table:style-name="ro1">
          <table:table-cell office:value-type="string" calcext:value-type="string">
            <text:p>4.40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5.60e-01</text:p>
          </table:table-cell>
          <table:table-cell table:formula="of:=NUMBERVALUE(LEFT([.A325];5);&quot;.&quot;)*10^NUMBERVALUE(RIGHT([.A325];3))" office:value-type="string" office:string-value="" calcext:value-type="error">
            <text:p>#ARG!</text:p>
          </table:table-cell>
          <table:table-cell table:formula="of:=NUMBERVALUE(LEFT([.B325];4);&quot;.&quot;)*10^NUMBERVALUE(RIGHT([.B325];3))" office:value-type="float" office:value="1" calcext:value-type="float">
            <text:p>1</text:p>
          </table:table-cell>
          <table:table-cell table:formula="of:=NUMBERVALUE(LEFT([.C325];4);&quot;.&quot;)*10^NUMBERVALUE(RIGHT([.C325];3))" office:value-type="float" office:value="-0.56" calcext:value-type="float">
            <text:p>-0,56</text:p>
          </table:table-cell>
        </table:table-row>
        <table:table-row table:style-name="ro1">
          <table:table-cell office:value-type="string" calcext:value-type="string">
            <text:p>4.60e-04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-5.60e-01</text:p>
          </table:table-cell>
          <table:table-cell table:formula="of:=NUMBERVALUE(LEFT([.A326];5);&quot;.&quot;)*10^NUMBERVALUE(RIGHT([.A326];3))" office:value-type="string" office:string-value="" calcext:value-type="error">
            <text:p>#ARG!</text:p>
          </table:table-cell>
          <table:table-cell table:formula="of:=NUMBERVALUE(LEFT([.B326];4);&quot;.&quot;)*10^NUMBERVALUE(RIGHT([.B326];3))" office:value-type="float" office:value="0.96" calcext:value-type="float">
            <text:p>0,96</text:p>
          </table:table-cell>
          <table:table-cell table:formula="of:=NUMBERVALUE(LEFT([.C326];4);&quot;.&quot;)*10^NUMBERVALUE(RIGHT([.C326];3))" office:value-type="float" office:value="-0.56" calcext:value-type="float">
            <text:p>-0,56</text:p>
          </table:table-cell>
        </table:table-row>
        <table:table-row table:style-name="ro1">
          <table:table-cell office:value-type="string" calcext:value-type="string">
            <text:p>4.80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5.40e-01</text:p>
          </table:table-cell>
          <table:table-cell table:formula="of:=NUMBERVALUE(LEFT([.A327];5);&quot;.&quot;)*10^NUMBERVALUE(RIGHT([.A327];3))" office:value-type="string" office:string-value="" calcext:value-type="error">
            <text:p>#ARG!</text:p>
          </table:table-cell>
          <table:table-cell table:formula="of:=NUMBERVALUE(LEFT([.B327];4);&quot;.&quot;)*10^NUMBERVALUE(RIGHT([.B327];3))" office:value-type="float" office:value="1" calcext:value-type="float">
            <text:p>1</text:p>
          </table:table-cell>
          <table:table-cell table:formula="of:=NUMBERVALUE(LEFT([.C327];4);&quot;.&quot;)*10^NUMBERVALUE(RIGHT([.C327];3))" office:value-type="float" office:value="-0.54" calcext:value-type="float">
            <text:p>-0,54</text:p>
          </table:table-cell>
        </table:table-row>
        <table:table-row table:style-name="ro1">
          <table:table-cell office:value-type="string" calcext:value-type="string">
            <text:p>5.00e-04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-5.40e-01</text:p>
          </table:table-cell>
          <table:table-cell table:formula="of:=NUMBERVALUE(LEFT([.A328];5);&quot;.&quot;)*10^NUMBERVALUE(RIGHT([.A328];3))" office:value-type="string" office:string-value="" calcext:value-type="error">
            <text:p>#ARG!</text:p>
          </table:table-cell>
          <table:table-cell table:formula="of:=NUMBERVALUE(LEFT([.B328];4);&quot;.&quot;)*10^NUMBERVALUE(RIGHT([.B328];3))" office:value-type="float" office:value="0.96" calcext:value-type="float">
            <text:p>0,96</text:p>
          </table:table-cell>
          <table:table-cell table:formula="of:=NUMBERVALUE(LEFT([.C328];4);&quot;.&quot;)*10^NUMBERVALUE(RIGHT([.C328];3))" office:value-type="float" office:value="-0.54" calcext:value-type="float">
            <text:p>-0,54</text:p>
          </table:table-cell>
        </table:table-row>
        <table:table-row table:style-name="ro1">
          <table:table-cell office:value-type="string" calcext:value-type="string">
            <text:p>5.20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5.20e-01</text:p>
          </table:table-cell>
          <table:table-cell table:formula="of:=NUMBERVALUE(LEFT([.A329];5);&quot;.&quot;)*10^NUMBERVALUE(RIGHT([.A329];3))" office:value-type="string" office:string-value="" calcext:value-type="error">
            <text:p>#ARG!</text:p>
          </table:table-cell>
          <table:table-cell table:formula="of:=NUMBERVALUE(LEFT([.B329];4);&quot;.&quot;)*10^NUMBERVALUE(RIGHT([.B329];3))" office:value-type="float" office:value="1" calcext:value-type="float">
            <text:p>1</text:p>
          </table:table-cell>
          <table:table-cell table:formula="of:=NUMBERVALUE(LEFT([.C329];4);&quot;.&quot;)*10^NUMBERVALUE(RIGHT([.C329];3))" office:value-type="float" office:value="-0.52" calcext:value-type="float">
            <text:p>-0,52</text:p>
          </table:table-cell>
        </table:table-row>
        <table:table-row table:style-name="ro1">
          <table:table-cell office:value-type="string" calcext:value-type="string">
            <text:p>5.40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5.20e-01</text:p>
          </table:table-cell>
          <table:table-cell table:formula="of:=NUMBERVALUE(LEFT([.A330];5);&quot;.&quot;)*10^NUMBERVALUE(RIGHT([.A330];3))" office:value-type="string" office:string-value="" calcext:value-type="error">
            <text:p>#ARG!</text:p>
          </table:table-cell>
          <table:table-cell table:formula="of:=NUMBERVALUE(LEFT([.B330];4);&quot;.&quot;)*10^NUMBERVALUE(RIGHT([.B330];3))" office:value-type="float" office:value="1" calcext:value-type="float">
            <text:p>1</text:p>
          </table:table-cell>
          <table:table-cell table:formula="of:=NUMBERVALUE(LEFT([.C330];4);&quot;.&quot;)*10^NUMBERVALUE(RIGHT([.C330];3))" office:value-type="float" office:value="-0.52" calcext:value-type="float">
            <text:p>-0,52</text:p>
          </table:table-cell>
        </table:table-row>
        <table:table-row table:style-name="ro1">
          <table:table-cell office:value-type="string" calcext:value-type="string">
            <text:p>5.60e-04</text:p>
          </table:table-cell>
          <table:table-cell office:value-type="string" calcext:value-type="string">
            <text:p>1.04e+00</text:p>
          </table:table-cell>
          <table:table-cell office:value-type="string" calcext:value-type="string">
            <text:p>-5.20e-01</text:p>
          </table:table-cell>
          <table:table-cell table:formula="of:=NUMBERVALUE(LEFT([.A331];5);&quot;.&quot;)*10^NUMBERVALUE(RIGHT([.A331];3))" office:value-type="string" office:string-value="" calcext:value-type="error">
            <text:p>#ARG!</text:p>
          </table:table-cell>
          <table:table-cell table:formula="of:=NUMBERVALUE(LEFT([.B331];4);&quot;.&quot;)*10^NUMBERVALUE(RIGHT([.B331];3))" office:value-type="float" office:value="1.04" calcext:value-type="float">
            <text:p>1,04</text:p>
          </table:table-cell>
          <table:table-cell table:formula="of:=NUMBERVALUE(LEFT([.C331];4);&quot;.&quot;)*10^NUMBERVALUE(RIGHT([.C331];3))" office:value-type="float" office:value="-0.52" calcext:value-type="float">
            <text:p>-0,52</text:p>
          </table:table-cell>
        </table:table-row>
        <table:table-row table:style-name="ro1">
          <table:table-cell office:value-type="string" calcext:value-type="string">
            <text:p>5.80e-04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-5.20e-01</text:p>
          </table:table-cell>
          <table:table-cell table:formula="of:=NUMBERVALUE(LEFT([.A332];5);&quot;.&quot;)*10^NUMBERVALUE(RIGHT([.A332];3))" office:value-type="string" office:string-value="" calcext:value-type="error">
            <text:p>#ARG!</text:p>
          </table:table-cell>
          <table:table-cell table:formula="of:=NUMBERVALUE(LEFT([.B332];4);&quot;.&quot;)*10^NUMBERVALUE(RIGHT([.B332];3))" office:value-type="float" office:value="0.96" calcext:value-type="float">
            <text:p>0,96</text:p>
          </table:table-cell>
          <table:table-cell table:formula="of:=NUMBERVALUE(LEFT([.C332];4);&quot;.&quot;)*10^NUMBERVALUE(RIGHT([.C332];3))" office:value-type="float" office:value="-0.52" calcext:value-type="float">
            <text:p>-0,52</text:p>
          </table:table-cell>
        </table:table-row>
        <table:table-row table:style-name="ro1">
          <table:table-cell office:value-type="string" calcext:value-type="string">
            <text:p>6.00e-04</text:p>
          </table:table-cell>
          <table:table-cell office:value-type="string" calcext:value-type="string">
            <text:p>1.04e+00</text:p>
          </table:table-cell>
          <table:table-cell office:value-type="string" calcext:value-type="string">
            <text:p>-5.20e-01</text:p>
          </table:table-cell>
          <table:table-cell table:formula="of:=NUMBERVALUE(LEFT([.A333];5);&quot;.&quot;)*10^NUMBERVALUE(RIGHT([.A333];3))" office:value-type="string" office:string-value="" calcext:value-type="error">
            <text:p>#ARG!</text:p>
          </table:table-cell>
          <table:table-cell table:formula="of:=NUMBERVALUE(LEFT([.B333];4);&quot;.&quot;)*10^NUMBERVALUE(RIGHT([.B333];3))" office:value-type="float" office:value="1.04" calcext:value-type="float">
            <text:p>1,04</text:p>
          </table:table-cell>
          <table:table-cell table:formula="of:=NUMBERVALUE(LEFT([.C333];4);&quot;.&quot;)*10^NUMBERVALUE(RIGHT([.C333];3))" office:value-type="float" office:value="-0.52" calcext:value-type="float">
            <text:p>-0,52</text:p>
          </table:table-cell>
        </table:table-row>
        <table:table-row table:style-name="ro1">
          <table:table-cell office:value-type="string" calcext:value-type="string">
            <text:p>6.20e-04</text:p>
          </table:table-cell>
          <table:table-cell office:value-type="string" calcext:value-type="string">
            <text:p>1.04e+00</text:p>
          </table:table-cell>
          <table:table-cell office:value-type="string" calcext:value-type="string">
            <text:p>-5.00e-01</text:p>
          </table:table-cell>
          <table:table-cell table:formula="of:=NUMBERVALUE(LEFT([.A334];5);&quot;.&quot;)*10^NUMBERVALUE(RIGHT([.A334];3))" office:value-type="string" office:string-value="" calcext:value-type="error">
            <text:p>#ARG!</text:p>
          </table:table-cell>
          <table:table-cell table:formula="of:=NUMBERVALUE(LEFT([.B334];4);&quot;.&quot;)*10^NUMBERVALUE(RIGHT([.B334];3))" office:value-type="float" office:value="1.04" calcext:value-type="float">
            <text:p>1,04</text:p>
          </table:table-cell>
          <table:table-cell table:formula="of:=NUMBERVALUE(LEFT([.C334];4);&quot;.&quot;)*10^NUMBERVALUE(RIGHT([.C334];3))" office:value-type="float" office:value="-0.5" calcext:value-type="float">
            <text:p>-0,5</text:p>
          </table:table-cell>
        </table:table-row>
        <table:table-row table:style-name="ro1">
          <table:table-cell office:value-type="string" calcext:value-type="string">
            <text:p>6.40e-04</text:p>
          </table:table-cell>
          <table:table-cell office:value-type="string" calcext:value-type="string">
            <text:p>1.04e+00</text:p>
          </table:table-cell>
          <table:table-cell office:value-type="string" calcext:value-type="string">
            <text:p>-5.00e-01</text:p>
          </table:table-cell>
          <table:table-cell table:formula="of:=NUMBERVALUE(LEFT([.A335];5);&quot;.&quot;)*10^NUMBERVALUE(RIGHT([.A335];3))" office:value-type="string" office:string-value="" calcext:value-type="error">
            <text:p>#ARG!</text:p>
          </table:table-cell>
          <table:table-cell table:formula="of:=NUMBERVALUE(LEFT([.B335];4);&quot;.&quot;)*10^NUMBERVALUE(RIGHT([.B335];3))" office:value-type="float" office:value="1.04" calcext:value-type="float">
            <text:p>1,04</text:p>
          </table:table-cell>
          <table:table-cell table:formula="of:=NUMBERVALUE(LEFT([.C335];4);&quot;.&quot;)*10^NUMBERVALUE(RIGHT([.C335];3))" office:value-type="float" office:value="-0.5" calcext:value-type="float">
            <text:p>-0,5</text:p>
          </table:table-cell>
        </table:table-row>
        <table:table-row table:style-name="ro1">
          <table:table-cell office:value-type="string" calcext:value-type="string">
            <text:p>6.60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4.80e-01</text:p>
          </table:table-cell>
          <table:table-cell table:formula="of:=NUMBERVALUE(LEFT([.A336];5);&quot;.&quot;)*10^NUMBERVALUE(RIGHT([.A336];3))" office:value-type="string" office:string-value="" calcext:value-type="error">
            <text:p>#ARG!</text:p>
          </table:table-cell>
          <table:table-cell table:formula="of:=NUMBERVALUE(LEFT([.B336];4);&quot;.&quot;)*10^NUMBERVALUE(RIGHT([.B336];3))" office:value-type="float" office:value="1" calcext:value-type="float">
            <text:p>1</text:p>
          </table:table-cell>
          <table:table-cell table:formula="of:=NUMBERVALUE(LEFT([.C336];4);&quot;.&quot;)*10^NUMBERVALUE(RIGHT([.C336];3))" office:value-type="float" office:value="-0.48" calcext:value-type="float">
            <text:p>-0,48</text:p>
          </table:table-cell>
        </table:table-row>
        <table:table-row table:style-name="ro1">
          <table:table-cell office:value-type="string" calcext:value-type="string">
            <text:p>6.80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5.00e-01</text:p>
          </table:table-cell>
          <table:table-cell table:formula="of:=NUMBERVALUE(LEFT([.A337];5);&quot;.&quot;)*10^NUMBERVALUE(RIGHT([.A337];3))" office:value-type="string" office:string-value="" calcext:value-type="error">
            <text:p>#ARG!</text:p>
          </table:table-cell>
          <table:table-cell table:formula="of:=NUMBERVALUE(LEFT([.B337];4);&quot;.&quot;)*10^NUMBERVALUE(RIGHT([.B337];3))" office:value-type="float" office:value="1" calcext:value-type="float">
            <text:p>1</text:p>
          </table:table-cell>
          <table:table-cell table:formula="of:=NUMBERVALUE(LEFT([.C337];4);&quot;.&quot;)*10^NUMBERVALUE(RIGHT([.C337];3))" office:value-type="float" office:value="-0.5" calcext:value-type="float">
            <text:p>-0,5</text:p>
          </table:table-cell>
        </table:table-row>
        <table:table-row table:style-name="ro1">
          <table:table-cell office:value-type="string" calcext:value-type="string">
            <text:p>7.00e-04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-4.80e-01</text:p>
          </table:table-cell>
          <table:table-cell table:formula="of:=NUMBERVALUE(LEFT([.A338];5);&quot;.&quot;)*10^NUMBERVALUE(RIGHT([.A338];3))" office:value-type="string" office:string-value="" calcext:value-type="error">
            <text:p>#ARG!</text:p>
          </table:table-cell>
          <table:table-cell table:formula="of:=NUMBERVALUE(LEFT([.B338];4);&quot;.&quot;)*10^NUMBERVALUE(RIGHT([.B338];3))" office:value-type="float" office:value="0.96" calcext:value-type="float">
            <text:p>0,96</text:p>
          </table:table-cell>
          <table:table-cell table:formula="of:=NUMBERVALUE(LEFT([.C338];4);&quot;.&quot;)*10^NUMBERVALUE(RIGHT([.C338];3))" office:value-type="float" office:value="-0.48" calcext:value-type="float">
            <text:p>-0,48</text:p>
          </table:table-cell>
        </table:table-row>
        <table:table-row table:style-name="ro1">
          <table:table-cell office:value-type="string" calcext:value-type="string">
            <text:p>7.20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4.60e-01</text:p>
          </table:table-cell>
          <table:table-cell table:formula="of:=NUMBERVALUE(LEFT([.A339];5);&quot;.&quot;)*10^NUMBERVALUE(RIGHT([.A339];3))" office:value-type="string" office:string-value="" calcext:value-type="error">
            <text:p>#ARG!</text:p>
          </table:table-cell>
          <table:table-cell table:formula="of:=NUMBERVALUE(LEFT([.B339];4);&quot;.&quot;)*10^NUMBERVALUE(RIGHT([.B339];3))" office:value-type="float" office:value="1" calcext:value-type="float">
            <text:p>1</text:p>
          </table:table-cell>
          <table:table-cell table:formula="of:=NUMBERVALUE(LEFT([.C339];4);&quot;.&quot;)*10^NUMBERVALUE(RIGHT([.C339];3))" office:value-type="float" office:value="-0.46" calcext:value-type="float">
            <text:p>-0,46</text:p>
          </table:table-cell>
        </table:table-row>
        <table:table-row table:style-name="ro1">
          <table:table-cell office:value-type="string" calcext:value-type="string">
            <text:p>7.40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4.40e-01</text:p>
          </table:table-cell>
          <table:table-cell table:formula="of:=NUMBERVALUE(LEFT([.A340];5);&quot;.&quot;)*10^NUMBERVALUE(RIGHT([.A340];3))" office:value-type="string" office:string-value="" calcext:value-type="error">
            <text:p>#ARG!</text:p>
          </table:table-cell>
          <table:table-cell table:formula="of:=NUMBERVALUE(LEFT([.B340];4);&quot;.&quot;)*10^NUMBERVALUE(RIGHT([.B340];3))" office:value-type="float" office:value="1" calcext:value-type="float">
            <text:p>1</text:p>
          </table:table-cell>
          <table:table-cell table:formula="of:=NUMBERVALUE(LEFT([.C340];4);&quot;.&quot;)*10^NUMBERVALUE(RIGHT([.C340];3))" office:value-type="float" office:value="-0.44" calcext:value-type="float">
            <text:p>-0,44</text:p>
          </table:table-cell>
        </table:table-row>
        <table:table-row table:style-name="ro1">
          <table:table-cell office:value-type="string" calcext:value-type="string">
            <text:p>7.60e-04</text:p>
          </table:table-cell>
          <table:table-cell office:value-type="string" calcext:value-type="string">
            <text:p>1.04e+00</text:p>
          </table:table-cell>
          <table:table-cell office:value-type="string" calcext:value-type="string">
            <text:p>-4.20e-01</text:p>
          </table:table-cell>
          <table:table-cell table:formula="of:=NUMBERVALUE(LEFT([.A341];5);&quot;.&quot;)*10^NUMBERVALUE(RIGHT([.A341];3))" office:value-type="string" office:string-value="" calcext:value-type="error">
            <text:p>#ARG!</text:p>
          </table:table-cell>
          <table:table-cell table:formula="of:=NUMBERVALUE(LEFT([.B341];4);&quot;.&quot;)*10^NUMBERVALUE(RIGHT([.B341];3))" office:value-type="float" office:value="1.04" calcext:value-type="float">
            <text:p>1,04</text:p>
          </table:table-cell>
          <table:table-cell table:formula="of:=NUMBERVALUE(LEFT([.C341];4);&quot;.&quot;)*10^NUMBERVALUE(RIGHT([.C341];3))" office:value-type="float" office:value="-0.42" calcext:value-type="float">
            <text:p>-0,42</text:p>
          </table:table-cell>
        </table:table-row>
        <table:table-row table:style-name="ro1">
          <table:table-cell office:value-type="string" calcext:value-type="string">
            <text:p>7.80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4.40e-01</text:p>
          </table:table-cell>
          <table:table-cell table:formula="of:=NUMBERVALUE(LEFT([.A342];5);&quot;.&quot;)*10^NUMBERVALUE(RIGHT([.A342];3))" office:value-type="string" office:string-value="" calcext:value-type="error">
            <text:p>#ARG!</text:p>
          </table:table-cell>
          <table:table-cell table:formula="of:=NUMBERVALUE(LEFT([.B342];4);&quot;.&quot;)*10^NUMBERVALUE(RIGHT([.B342];3))" office:value-type="float" office:value="1" calcext:value-type="float">
            <text:p>1</text:p>
          </table:table-cell>
          <table:table-cell table:formula="of:=NUMBERVALUE(LEFT([.C342];4);&quot;.&quot;)*10^NUMBERVALUE(RIGHT([.C342];3))" office:value-type="float" office:value="-0.44" calcext:value-type="float">
            <text:p>-0,44</text:p>
          </table:table-cell>
        </table:table-row>
        <table:table-row table:style-name="ro1">
          <table:table-cell office:value-type="string" calcext:value-type="string">
            <text:p>8.00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4.20e-01</text:p>
          </table:table-cell>
          <table:table-cell table:formula="of:=NUMBERVALUE(LEFT([.A343];5);&quot;.&quot;)*10^NUMBERVALUE(RIGHT([.A343];3))" office:value-type="string" office:string-value="" calcext:value-type="error">
            <text:p>#ARG!</text:p>
          </table:table-cell>
          <table:table-cell table:formula="of:=NUMBERVALUE(LEFT([.B343];4);&quot;.&quot;)*10^NUMBERVALUE(RIGHT([.B343];3))" office:value-type="float" office:value="1" calcext:value-type="float">
            <text:p>1</text:p>
          </table:table-cell>
          <table:table-cell table:formula="of:=NUMBERVALUE(LEFT([.C343];4);&quot;.&quot;)*10^NUMBERVALUE(RIGHT([.C343];3))" office:value-type="float" office:value="-0.42" calcext:value-type="float">
            <text:p>-0,42</text:p>
          </table:table-cell>
        </table:table-row>
        <table:table-row table:style-name="ro1">
          <table:table-cell office:value-type="string" calcext:value-type="string">
            <text:p>8.20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4.20e-01</text:p>
          </table:table-cell>
          <table:table-cell table:formula="of:=NUMBERVALUE(LEFT([.A344];5);&quot;.&quot;)*10^NUMBERVALUE(RIGHT([.A344];3))" office:value-type="string" office:string-value="" calcext:value-type="error">
            <text:p>#ARG!</text:p>
          </table:table-cell>
          <table:table-cell table:formula="of:=NUMBERVALUE(LEFT([.B344];4);&quot;.&quot;)*10^NUMBERVALUE(RIGHT([.B344];3))" office:value-type="float" office:value="1" calcext:value-type="float">
            <text:p>1</text:p>
          </table:table-cell>
          <table:table-cell table:formula="of:=NUMBERVALUE(LEFT([.C344];4);&quot;.&quot;)*10^NUMBERVALUE(RIGHT([.C344];3))" office:value-type="float" office:value="-0.42" calcext:value-type="float">
            <text:p>-0,42</text:p>
          </table:table-cell>
        </table:table-row>
        <table:table-row table:style-name="ro1">
          <table:table-cell office:value-type="string" calcext:value-type="string">
            <text:p>8.40e-04</text:p>
          </table:table-cell>
          <table:table-cell office:value-type="string" calcext:value-type="string">
            <text:p>1.04e+00</text:p>
          </table:table-cell>
          <table:table-cell office:value-type="string" calcext:value-type="string">
            <text:p>-3.80e-01</text:p>
          </table:table-cell>
          <table:table-cell table:formula="of:=NUMBERVALUE(LEFT([.A345];5);&quot;.&quot;)*10^NUMBERVALUE(RIGHT([.A345];3))" office:value-type="string" office:string-value="" calcext:value-type="error">
            <text:p>#ARG!</text:p>
          </table:table-cell>
          <table:table-cell table:formula="of:=NUMBERVALUE(LEFT([.B345];4);&quot;.&quot;)*10^NUMBERVALUE(RIGHT([.B345];3))" office:value-type="float" office:value="1.04" calcext:value-type="float">
            <text:p>1,04</text:p>
          </table:table-cell>
          <table:table-cell table:formula="of:=NUMBERVALUE(LEFT([.C345];4);&quot;.&quot;)*10^NUMBERVALUE(RIGHT([.C345];3))" office:value-type="float" office:value="-0.38" calcext:value-type="float">
            <text:p>-0,38</text:p>
          </table:table-cell>
        </table:table-row>
        <table:table-row table:style-name="ro1">
          <table:table-cell office:value-type="string" calcext:value-type="string">
            <text:p>8.60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4.00e-01</text:p>
          </table:table-cell>
          <table:table-cell table:formula="of:=NUMBERVALUE(LEFT([.A346];5);&quot;.&quot;)*10^NUMBERVALUE(RIGHT([.A346];3))" office:value-type="string" office:string-value="" calcext:value-type="error">
            <text:p>#ARG!</text:p>
          </table:table-cell>
          <table:table-cell table:formula="of:=NUMBERVALUE(LEFT([.B346];4);&quot;.&quot;)*10^NUMBERVALUE(RIGHT([.B346];3))" office:value-type="float" office:value="1" calcext:value-type="float">
            <text:p>1</text:p>
          </table:table-cell>
          <table:table-cell table:formula="of:=NUMBERVALUE(LEFT([.C346];4);&quot;.&quot;)*10^NUMBERVALUE(RIGHT([.C346];3))" office:value-type="float" office:value="-0.4" calcext:value-type="float">
            <text:p>-0,4</text:p>
          </table:table-cell>
        </table:table-row>
        <table:table-row table:style-name="ro1">
          <table:table-cell office:value-type="string" calcext:value-type="string">
            <text:p>8.80e-04</text:p>
          </table:table-cell>
          <table:table-cell office:value-type="string" calcext:value-type="string">
            <text:p>1.04e+00</text:p>
          </table:table-cell>
          <table:table-cell office:value-type="string" calcext:value-type="string">
            <text:p>-3.80e-01</text:p>
          </table:table-cell>
          <table:table-cell table:formula="of:=NUMBERVALUE(LEFT([.A347];5);&quot;.&quot;)*10^NUMBERVALUE(RIGHT([.A347];3))" office:value-type="string" office:string-value="" calcext:value-type="error">
            <text:p>#ARG!</text:p>
          </table:table-cell>
          <table:table-cell table:formula="of:=NUMBERVALUE(LEFT([.B347];4);&quot;.&quot;)*10^NUMBERVALUE(RIGHT([.B347];3))" office:value-type="float" office:value="1.04" calcext:value-type="float">
            <text:p>1,04</text:p>
          </table:table-cell>
          <table:table-cell table:formula="of:=NUMBERVALUE(LEFT([.C347];4);&quot;.&quot;)*10^NUMBERVALUE(RIGHT([.C347];3))" office:value-type="float" office:value="-0.38" calcext:value-type="float">
            <text:p>-0,38</text:p>
          </table:table-cell>
        </table:table-row>
        <table:table-row table:style-name="ro1">
          <table:table-cell office:value-type="string" calcext:value-type="string">
            <text:p>9.00e-04</text:p>
          </table:table-cell>
          <table:table-cell office:value-type="string" calcext:value-type="string">
            <text:p>1.04e+00</text:p>
          </table:table-cell>
          <table:table-cell office:value-type="string" calcext:value-type="string">
            <text:p>-3.80e-01</text:p>
          </table:table-cell>
          <table:table-cell table:formula="of:=NUMBERVALUE(LEFT([.A348];5);&quot;.&quot;)*10^NUMBERVALUE(RIGHT([.A348];3))" office:value-type="string" office:string-value="" calcext:value-type="error">
            <text:p>#ARG!</text:p>
          </table:table-cell>
          <table:table-cell table:formula="of:=NUMBERVALUE(LEFT([.B348];4);&quot;.&quot;)*10^NUMBERVALUE(RIGHT([.B348];3))" office:value-type="float" office:value="1.04" calcext:value-type="float">
            <text:p>1,04</text:p>
          </table:table-cell>
          <table:table-cell table:formula="of:=NUMBERVALUE(LEFT([.C348];4);&quot;.&quot;)*10^NUMBERVALUE(RIGHT([.C348];3))" office:value-type="float" office:value="-0.38" calcext:value-type="float">
            <text:p>-0,38</text:p>
          </table:table-cell>
        </table:table-row>
        <table:table-row table:style-name="ro1">
          <table:table-cell office:value-type="string" calcext:value-type="string">
            <text:p>9.20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3.60e-01</text:p>
          </table:table-cell>
          <table:table-cell table:formula="of:=NUMBERVALUE(LEFT([.A349];5);&quot;.&quot;)*10^NUMBERVALUE(RIGHT([.A349];3))" office:value-type="string" office:string-value="" calcext:value-type="error">
            <text:p>#ARG!</text:p>
          </table:table-cell>
          <table:table-cell table:formula="of:=NUMBERVALUE(LEFT([.B349];4);&quot;.&quot;)*10^NUMBERVALUE(RIGHT([.B349];3))" office:value-type="float" office:value="1" calcext:value-type="float">
            <text:p>1</text:p>
          </table:table-cell>
          <table:table-cell table:formula="of:=NUMBERVALUE(LEFT([.C349];4);&quot;.&quot;)*10^NUMBERVALUE(RIGHT([.C349];3))" office:value-type="float" office:value="-0.36" calcext:value-type="float">
            <text:p>-0,36</text:p>
          </table:table-cell>
        </table:table-row>
        <table:table-row table:style-name="ro1">
          <table:table-cell office:value-type="string" calcext:value-type="string">
            <text:p>9.40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3.40e-01</text:p>
          </table:table-cell>
          <table:table-cell table:formula="of:=NUMBERVALUE(LEFT([.A350];5);&quot;.&quot;)*10^NUMBERVALUE(RIGHT([.A350];3))" office:value-type="string" office:string-value="" calcext:value-type="error">
            <text:p>#ARG!</text:p>
          </table:table-cell>
          <table:table-cell table:formula="of:=NUMBERVALUE(LEFT([.B350];4);&quot;.&quot;)*10^NUMBERVALUE(RIGHT([.B350];3))" office:value-type="float" office:value="1" calcext:value-type="float">
            <text:p>1</text:p>
          </table:table-cell>
          <table:table-cell table:formula="of:=NUMBERVALUE(LEFT([.C350];4);&quot;.&quot;)*10^NUMBERVALUE(RIGHT([.C350];3))" office:value-type="float" office:value="-0.34" calcext:value-type="float">
            <text:p>-0,34</text:p>
          </table:table-cell>
        </table:table-row>
        <table:table-row table:style-name="ro1">
          <table:table-cell office:value-type="string" calcext:value-type="string">
            <text:p>9.60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3.40e-01</text:p>
          </table:table-cell>
          <table:table-cell table:formula="of:=NUMBERVALUE(LEFT([.A351];5);&quot;.&quot;)*10^NUMBERVALUE(RIGHT([.A351];3))" office:value-type="string" office:string-value="" calcext:value-type="error">
            <text:p>#ARG!</text:p>
          </table:table-cell>
          <table:table-cell table:formula="of:=NUMBERVALUE(LEFT([.B351];4);&quot;.&quot;)*10^NUMBERVALUE(RIGHT([.B351];3))" office:value-type="float" office:value="1" calcext:value-type="float">
            <text:p>1</text:p>
          </table:table-cell>
          <table:table-cell table:formula="of:=NUMBERVALUE(LEFT([.C351];4);&quot;.&quot;)*10^NUMBERVALUE(RIGHT([.C351];3))" office:value-type="float" office:value="-0.34" calcext:value-type="float">
            <text:p>-0,34</text:p>
          </table:table-cell>
        </table:table-row>
        <table:table-row table:style-name="ro1">
          <table:table-cell office:value-type="string" calcext:value-type="string">
            <text:p>9.80e-04</text:p>
          </table:table-cell>
          <table:table-cell office:value-type="string" calcext:value-type="string">
            <text:p>1.04e+00</text:p>
          </table:table-cell>
          <table:table-cell office:value-type="string" calcext:value-type="string">
            <text:p>-3.40e-01</text:p>
          </table:table-cell>
          <table:table-cell table:formula="of:=NUMBERVALUE(LEFT([.A352];5);&quot;.&quot;)*10^NUMBERVALUE(RIGHT([.A352];3))" office:value-type="string" office:string-value="" calcext:value-type="error">
            <text:p>#ARG!</text:p>
          </table:table-cell>
          <table:table-cell table:formula="of:=NUMBERVALUE(LEFT([.B352];4);&quot;.&quot;)*10^NUMBERVALUE(RIGHT([.B352];3))" office:value-type="float" office:value="1.04" calcext:value-type="float">
            <text:p>1,04</text:p>
          </table:table-cell>
          <table:table-cell table:formula="of:=NUMBERVALUE(LEFT([.C352];4);&quot;.&quot;)*10^NUMBERVALUE(RIGHT([.C352];3))" office:value-type="float" office:value="-0.34" calcext:value-type="float">
            <text:p>-0,34</text:p>
          </table:table-cell>
        </table:table-row>
        <table:table-row table:style-name="ro1">
          <table:table-cell office:value-type="string" calcext:value-type="string">
            <text:p>1.00e-03</text:p>
          </table:table-cell>
          <table:table-cell office:value-type="string" calcext:value-type="string">
            <text:p>1.04e+00</text:p>
          </table:table-cell>
          <table:table-cell office:value-type="string" calcext:value-type="string">
            <text:p>-3.20e-01</text:p>
          </table:table-cell>
          <table:table-cell table:formula="of:=NUMBERVALUE(LEFT([.A353];5);&quot;.&quot;)*10^NUMBERVALUE(RIGHT([.A353];3))" office:value-type="string" office:string-value="" calcext:value-type="error">
            <text:p>#ARG!</text:p>
          </table:table-cell>
          <table:table-cell table:formula="of:=NUMBERVALUE(LEFT([.B353];4);&quot;.&quot;)*10^NUMBERVALUE(RIGHT([.B353];3))" office:value-type="float" office:value="1.04" calcext:value-type="float">
            <text:p>1,04</text:p>
          </table:table-cell>
          <table:table-cell table:formula="of:=NUMBERVALUE(LEFT([.C353];4);&quot;.&quot;)*10^NUMBERVALUE(RIGHT([.C353];3))" office:value-type="float" office:value="-0.32" calcext:value-type="float">
            <text:p>-0,32</text:p>
          </table:table-cell>
        </table:table-row>
        <table:table-row table:style-name="ro1">
          <table:table-cell office:value-type="string" calcext:value-type="string">
            <text:p>1.02e-03</text:p>
          </table:table-cell>
          <table:table-cell office:value-type="string" calcext:value-type="string">
            <text:p>1.04e+00</text:p>
          </table:table-cell>
          <table:table-cell office:value-type="string" calcext:value-type="string">
            <text:p>-3.00e-01</text:p>
          </table:table-cell>
          <table:table-cell table:formula="of:=NUMBERVALUE(LEFT([.A354];5);&quot;.&quot;)*10^NUMBERVALUE(RIGHT([.A354];3))" office:value-type="string" office:string-value="" calcext:value-type="error">
            <text:p>#ARG!</text:p>
          </table:table-cell>
          <table:table-cell table:formula="of:=NUMBERVALUE(LEFT([.B354];4);&quot;.&quot;)*10^NUMBERVALUE(RIGHT([.B354];3))" office:value-type="float" office:value="1.04" calcext:value-type="float">
            <text:p>1,04</text:p>
          </table:table-cell>
          <table:table-cell table:formula="of:=NUMBERVALUE(LEFT([.C354];4);&quot;.&quot;)*10^NUMBERVALUE(RIGHT([.C354];3))" office:value-type="float" office:value="-0.3" calcext:value-type="float">
            <text:p>-0,3</text:p>
          </table:table-cell>
        </table:table-row>
        <table:table-row table:style-name="ro1">
          <table:table-cell office:value-type="string" calcext:value-type="string">
            <text:p>1.04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3.20e-01</text:p>
          </table:table-cell>
          <table:table-cell table:formula="of:=NUMBERVALUE(LEFT([.A355];5);&quot;.&quot;)*10^NUMBERVALUE(RIGHT([.A355];3))" office:value-type="string" office:string-value="" calcext:value-type="error">
            <text:p>#ARG!</text:p>
          </table:table-cell>
          <table:table-cell table:formula="of:=NUMBERVALUE(LEFT([.B355];4);&quot;.&quot;)*10^NUMBERVALUE(RIGHT([.B355];3))" office:value-type="float" office:value="1" calcext:value-type="float">
            <text:p>1</text:p>
          </table:table-cell>
          <table:table-cell table:formula="of:=NUMBERVALUE(LEFT([.C355];4);&quot;.&quot;)*10^NUMBERVALUE(RIGHT([.C355];3))" office:value-type="float" office:value="-0.32" calcext:value-type="float">
            <text:p>-0,32</text:p>
          </table:table-cell>
        </table:table-row>
        <table:table-row table:style-name="ro1">
          <table:table-cell office:value-type="string" calcext:value-type="string">
            <text:p>1.06e-03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-2.80e-01</text:p>
          </table:table-cell>
          <table:table-cell table:formula="of:=NUMBERVALUE(LEFT([.A356];5);&quot;.&quot;)*10^NUMBERVALUE(RIGHT([.A356];3))" office:value-type="string" office:string-value="" calcext:value-type="error">
            <text:p>#ARG!</text:p>
          </table:table-cell>
          <table:table-cell table:formula="of:=NUMBERVALUE(LEFT([.B356];4);&quot;.&quot;)*10^NUMBERVALUE(RIGHT([.B356];3))" office:value-type="float" office:value="0.96" calcext:value-type="float">
            <text:p>0,96</text:p>
          </table:table-cell>
          <table:table-cell table:formula="of:=NUMBERVALUE(LEFT([.C356];4);&quot;.&quot;)*10^NUMBERVALUE(RIGHT([.C356];3))" office:value-type="float" office:value="-0.28" calcext:value-type="float">
            <text:p>-0,28</text:p>
          </table:table-cell>
        </table:table-row>
        <table:table-row table:style-name="ro1">
          <table:table-cell office:value-type="string" calcext:value-type="string">
            <text:p>1.08e-03</text:p>
          </table:table-cell>
          <table:table-cell office:value-type="string" calcext:value-type="string">
            <text:p>1.04e+00</text:p>
          </table:table-cell>
          <table:table-cell office:value-type="string" calcext:value-type="string">
            <text:p>-2.80e-01</text:p>
          </table:table-cell>
          <table:table-cell table:formula="of:=NUMBERVALUE(LEFT([.A357];5);&quot;.&quot;)*10^NUMBERVALUE(RIGHT([.A357];3))" office:value-type="string" office:string-value="" calcext:value-type="error">
            <text:p>#ARG!</text:p>
          </table:table-cell>
          <table:table-cell table:formula="of:=NUMBERVALUE(LEFT([.B357];4);&quot;.&quot;)*10^NUMBERVALUE(RIGHT([.B357];3))" office:value-type="float" office:value="1.04" calcext:value-type="float">
            <text:p>1,04</text:p>
          </table:table-cell>
          <table:table-cell table:formula="of:=NUMBERVALUE(LEFT([.C357];4);&quot;.&quot;)*10^NUMBERVALUE(RIGHT([.C357];3))" office:value-type="float" office:value="-0.28" calcext:value-type="float">
            <text:p>-0,28</text:p>
          </table:table-cell>
        </table:table-row>
        <table:table-row table:style-name="ro1">
          <table:table-cell office:value-type="string" calcext:value-type="string">
            <text:p>1.10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2.80e-01</text:p>
          </table:table-cell>
          <table:table-cell table:formula="of:=NUMBERVALUE(LEFT([.A358];5);&quot;.&quot;)*10^NUMBERVALUE(RIGHT([.A358];3))" office:value-type="string" office:string-value="" calcext:value-type="error">
            <text:p>#ARG!</text:p>
          </table:table-cell>
          <table:table-cell table:formula="of:=NUMBERVALUE(LEFT([.B358];4);&quot;.&quot;)*10^NUMBERVALUE(RIGHT([.B358];3))" office:value-type="float" office:value="1" calcext:value-type="float">
            <text:p>1</text:p>
          </table:table-cell>
          <table:table-cell table:formula="of:=NUMBERVALUE(LEFT([.C358];4);&quot;.&quot;)*10^NUMBERVALUE(RIGHT([.C358];3))" office:value-type="float" office:value="-0.28" calcext:value-type="float">
            <text:p>-0,28</text:p>
          </table:table-cell>
        </table:table-row>
        <table:table-row table:style-name="ro1">
          <table:table-cell office:value-type="string" calcext:value-type="string">
            <text:p>1.12e-03</text:p>
          </table:table-cell>
          <table:table-cell office:value-type="string" calcext:value-type="string">
            <text:p>1.04e+00</text:p>
          </table:table-cell>
          <table:table-cell office:value-type="string" calcext:value-type="string">
            <text:p>-2.60e-01</text:p>
          </table:table-cell>
          <table:table-cell table:formula="of:=NUMBERVALUE(LEFT([.A359];5);&quot;.&quot;)*10^NUMBERVALUE(RIGHT([.A359];3))" office:value-type="string" office:string-value="" calcext:value-type="error">
            <text:p>#ARG!</text:p>
          </table:table-cell>
          <table:table-cell table:formula="of:=NUMBERVALUE(LEFT([.B359];4);&quot;.&quot;)*10^NUMBERVALUE(RIGHT([.B359];3))" office:value-type="float" office:value="1.04" calcext:value-type="float">
            <text:p>1,04</text:p>
          </table:table-cell>
          <table:table-cell table:formula="of:=NUMBERVALUE(LEFT([.C359];4);&quot;.&quot;)*10^NUMBERVALUE(RIGHT([.C359];3))" office:value-type="float" office:value="-0.26" calcext:value-type="float">
            <text:p>-0,26</text:p>
          </table:table-cell>
        </table:table-row>
        <table:table-row table:style-name="ro1">
          <table:table-cell office:value-type="string" calcext:value-type="string">
            <text:p>1.14e-03</text:p>
          </table:table-cell>
          <table:table-cell office:value-type="string" calcext:value-type="string">
            <text:p>1.04e+00</text:p>
          </table:table-cell>
          <table:table-cell office:value-type="string" calcext:value-type="string">
            <text:p>-2.60e-01</text:p>
          </table:table-cell>
          <table:table-cell table:formula="of:=NUMBERVALUE(LEFT([.A360];5);&quot;.&quot;)*10^NUMBERVALUE(RIGHT([.A360];3))" office:value-type="string" office:string-value="" calcext:value-type="error">
            <text:p>#ARG!</text:p>
          </table:table-cell>
          <table:table-cell table:formula="of:=NUMBERVALUE(LEFT([.B360];4);&quot;.&quot;)*10^NUMBERVALUE(RIGHT([.B360];3))" office:value-type="float" office:value="1.04" calcext:value-type="float">
            <text:p>1,04</text:p>
          </table:table-cell>
          <table:table-cell table:formula="of:=NUMBERVALUE(LEFT([.C360];4);&quot;.&quot;)*10^NUMBERVALUE(RIGHT([.C360];3))" office:value-type="float" office:value="-0.26" calcext:value-type="float">
            <text:p>-0,26</text:p>
          </table:table-cell>
        </table:table-row>
        <table:table-row table:style-name="ro1">
          <table:table-cell office:value-type="string" calcext:value-type="string">
            <text:p>1.16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2.40e-01</text:p>
          </table:table-cell>
          <table:table-cell table:formula="of:=NUMBERVALUE(LEFT([.A361];5);&quot;.&quot;)*10^NUMBERVALUE(RIGHT([.A361];3))" office:value-type="string" office:string-value="" calcext:value-type="error">
            <text:p>#ARG!</text:p>
          </table:table-cell>
          <table:table-cell table:formula="of:=NUMBERVALUE(LEFT([.B361];4);&quot;.&quot;)*10^NUMBERVALUE(RIGHT([.B361];3))" office:value-type="float" office:value="1" calcext:value-type="float">
            <text:p>1</text:p>
          </table:table-cell>
          <table:table-cell table:formula="of:=NUMBERVALUE(LEFT([.C361];4);&quot;.&quot;)*10^NUMBERVALUE(RIGHT([.C361];3))" office:value-type="float" office:value="-0.24" calcext:value-type="float">
            <text:p>-0,24</text:p>
          </table:table-cell>
        </table:table-row>
        <table:table-row table:style-name="ro1">
          <table:table-cell office:value-type="string" calcext:value-type="string">
            <text:p>1.18e-03</text:p>
          </table:table-cell>
          <table:table-cell office:value-type="string" calcext:value-type="string">
            <text:p>1.04e+00</text:p>
          </table:table-cell>
          <table:table-cell office:value-type="string" calcext:value-type="string">
            <text:p>-2.20e-01</text:p>
          </table:table-cell>
          <table:table-cell table:formula="of:=NUMBERVALUE(LEFT([.A362];5);&quot;.&quot;)*10^NUMBERVALUE(RIGHT([.A362];3))" office:value-type="string" office:string-value="" calcext:value-type="error">
            <text:p>#ARG!</text:p>
          </table:table-cell>
          <table:table-cell table:formula="of:=NUMBERVALUE(LEFT([.B362];4);&quot;.&quot;)*10^NUMBERVALUE(RIGHT([.B362];3))" office:value-type="float" office:value="1.04" calcext:value-type="float">
            <text:p>1,04</text:p>
          </table:table-cell>
          <table:table-cell table:formula="of:=NUMBERVALUE(LEFT([.C362];4);&quot;.&quot;)*10^NUMBERVALUE(RIGHT([.C362];3))" office:value-type="float" office:value="-0.22" calcext:value-type="float">
            <text:p>-0,22</text:p>
          </table:table-cell>
        </table:table-row>
        <table:table-row table:style-name="ro1">
          <table:table-cell office:value-type="string" calcext:value-type="string">
            <text:p>1.20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2.20e-01</text:p>
          </table:table-cell>
          <table:table-cell table:formula="of:=NUMBERVALUE(LEFT([.A363];5);&quot;.&quot;)*10^NUMBERVALUE(RIGHT([.A363];3))" office:value-type="string" office:string-value="" calcext:value-type="error">
            <text:p>#ARG!</text:p>
          </table:table-cell>
          <table:table-cell table:formula="of:=NUMBERVALUE(LEFT([.B363];4);&quot;.&quot;)*10^NUMBERVALUE(RIGHT([.B363];3))" office:value-type="float" office:value="1" calcext:value-type="float">
            <text:p>1</text:p>
          </table:table-cell>
          <table:table-cell table:formula="of:=NUMBERVALUE(LEFT([.C363];4);&quot;.&quot;)*10^NUMBERVALUE(RIGHT([.C363];3))" office:value-type="float" office:value="-0.22" calcext:value-type="float">
            <text:p>-0,22</text:p>
          </table:table-cell>
        </table:table-row>
        <table:table-row table:style-name="ro1">
          <table:table-cell office:value-type="string" calcext:value-type="string">
            <text:p>1.22e-03</text:p>
          </table:table-cell>
          <table:table-cell office:value-type="string" calcext:value-type="string">
            <text:p>1.04e+00</text:p>
          </table:table-cell>
          <table:table-cell office:value-type="string" calcext:value-type="string">
            <text:p>-2.00e-01</text:p>
          </table:table-cell>
          <table:table-cell table:formula="of:=NUMBERVALUE(LEFT([.A364];5);&quot;.&quot;)*10^NUMBERVALUE(RIGHT([.A364];3))" office:value-type="string" office:string-value="" calcext:value-type="error">
            <text:p>#ARG!</text:p>
          </table:table-cell>
          <table:table-cell table:formula="of:=NUMBERVALUE(LEFT([.B364];4);&quot;.&quot;)*10^NUMBERVALUE(RIGHT([.B364];3))" office:value-type="float" office:value="1.04" calcext:value-type="float">
            <text:p>1,04</text:p>
          </table:table-cell>
          <table:table-cell table:formula="of:=NUMBERVALUE(LEFT([.C364];4);&quot;.&quot;)*10^NUMBERVALUE(RIGHT([.C364];3))" office:value-type="float" office:value="-0.2" calcext:value-type="float">
            <text:p>-0,2</text:p>
          </table:table-cell>
        </table:table-row>
        <table:table-row table:style-name="ro1">
          <table:table-cell office:value-type="string" calcext:value-type="string">
            <text:p>1.24e-03</text:p>
          </table:table-cell>
          <table:table-cell office:value-type="string" calcext:value-type="string">
            <text:p>1.04e+00</text:p>
          </table:table-cell>
          <table:table-cell office:value-type="string" calcext:value-type="string">
            <text:p>-2.00e-01</text:p>
          </table:table-cell>
          <table:table-cell table:formula="of:=NUMBERVALUE(LEFT([.A365];5);&quot;.&quot;)*10^NUMBERVALUE(RIGHT([.A365];3))" office:value-type="string" office:string-value="" calcext:value-type="error">
            <text:p>#ARG!</text:p>
          </table:table-cell>
          <table:table-cell table:formula="of:=NUMBERVALUE(LEFT([.B365];4);&quot;.&quot;)*10^NUMBERVALUE(RIGHT([.B365];3))" office:value-type="float" office:value="1.04" calcext:value-type="float">
            <text:p>1,04</text:p>
          </table:table-cell>
          <table:table-cell table:formula="of:=NUMBERVALUE(LEFT([.C365];4);&quot;.&quot;)*10^NUMBERVALUE(RIGHT([.C365];3))" office:value-type="float" office:value="-0.2" calcext:value-type="float">
            <text:p>-0,2</text:p>
          </table:table-cell>
        </table:table-row>
        <table:table-row table:style-name="ro1">
          <table:table-cell office:value-type="string" calcext:value-type="string">
            <text:p>1.26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1.80e-01</text:p>
          </table:table-cell>
          <table:table-cell table:formula="of:=NUMBERVALUE(LEFT([.A366];5);&quot;.&quot;)*10^NUMBERVALUE(RIGHT([.A366];3))" office:value-type="string" office:string-value="" calcext:value-type="error">
            <text:p>#ARG!</text:p>
          </table:table-cell>
          <table:table-cell table:formula="of:=NUMBERVALUE(LEFT([.B366];4);&quot;.&quot;)*10^NUMBERVALUE(RIGHT([.B366];3))" office:value-type="float" office:value="1" calcext:value-type="float">
            <text:p>1</text:p>
          </table:table-cell>
          <table:table-cell table:formula="of:=NUMBERVALUE(LEFT([.C366];4);&quot;.&quot;)*10^NUMBERVALUE(RIGHT([.C366];3))" office:value-type="float" office:value="-0.18" calcext:value-type="float">
            <text:p>-0,18</text:p>
          </table:table-cell>
        </table:table-row>
        <table:table-row table:style-name="ro1">
          <table:table-cell office:value-type="string" calcext:value-type="string">
            <text:p>1.28e-03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-1.80e-01</text:p>
          </table:table-cell>
          <table:table-cell table:formula="of:=NUMBERVALUE(LEFT([.A367];5);&quot;.&quot;)*10^NUMBERVALUE(RIGHT([.A367];3))" office:value-type="string" office:string-value="" calcext:value-type="error">
            <text:p>#ARG!</text:p>
          </table:table-cell>
          <table:table-cell table:formula="of:=NUMBERVALUE(LEFT([.B367];4);&quot;.&quot;)*10^NUMBERVALUE(RIGHT([.B367];3))" office:value-type="float" office:value="0.96" calcext:value-type="float">
            <text:p>0,96</text:p>
          </table:table-cell>
          <table:table-cell table:formula="of:=NUMBERVALUE(LEFT([.C367];4);&quot;.&quot;)*10^NUMBERVALUE(RIGHT([.C367];3))" office:value-type="float" office:value="-0.18" calcext:value-type="float">
            <text:p>-0,18</text:p>
          </table:table-cell>
        </table:table-row>
        <table:table-row table:style-name="ro1">
          <table:table-cell office:value-type="string" calcext:value-type="string">
            <text:p>1.30e-03</text:p>
          </table:table-cell>
          <table:table-cell office:value-type="string" calcext:value-type="string">
            <text:p>1.04e+00</text:p>
          </table:table-cell>
          <table:table-cell office:value-type="string" calcext:value-type="string">
            <text:p>-1.80e-01</text:p>
          </table:table-cell>
          <table:table-cell table:formula="of:=NUMBERVALUE(LEFT([.A368];5);&quot;.&quot;)*10^NUMBERVALUE(RIGHT([.A368];3))" office:value-type="string" office:string-value="" calcext:value-type="error">
            <text:p>#ARG!</text:p>
          </table:table-cell>
          <table:table-cell table:formula="of:=NUMBERVALUE(LEFT([.B368];4);&quot;.&quot;)*10^NUMBERVALUE(RIGHT([.B368];3))" office:value-type="float" office:value="1.04" calcext:value-type="float">
            <text:p>1,04</text:p>
          </table:table-cell>
          <table:table-cell table:formula="of:=NUMBERVALUE(LEFT([.C368];4);&quot;.&quot;)*10^NUMBERVALUE(RIGHT([.C368];3))" office:value-type="float" office:value="-0.18" calcext:value-type="float">
            <text:p>-0,18</text:p>
          </table:table-cell>
        </table:table-row>
        <table:table-row table:style-name="ro1">
          <table:table-cell office:value-type="string" calcext:value-type="string">
            <text:p>1.32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1.60e-01</text:p>
          </table:table-cell>
          <table:table-cell table:formula="of:=NUMBERVALUE(LEFT([.A369];5);&quot;.&quot;)*10^NUMBERVALUE(RIGHT([.A369];3))" office:value-type="string" office:string-value="" calcext:value-type="error">
            <text:p>#ARG!</text:p>
          </table:table-cell>
          <table:table-cell table:formula="of:=NUMBERVALUE(LEFT([.B369];4);&quot;.&quot;)*10^NUMBERVALUE(RIGHT([.B369];3))" office:value-type="float" office:value="1" calcext:value-type="float">
            <text:p>1</text:p>
          </table:table-cell>
          <table:table-cell table:formula="of:=NUMBERVALUE(LEFT([.C369];4);&quot;.&quot;)*10^NUMBERVALUE(RIGHT([.C369];3))" office:value-type="float" office:value="-0.16" calcext:value-type="float">
            <text:p>-0,16</text:p>
          </table:table-cell>
        </table:table-row>
        <table:table-row table:style-name="ro1">
          <table:table-cell office:value-type="string" calcext:value-type="string">
            <text:p>1.34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1.60e-01</text:p>
          </table:table-cell>
          <table:table-cell table:formula="of:=NUMBERVALUE(LEFT([.A370];5);&quot;.&quot;)*10^NUMBERVALUE(RIGHT([.A370];3))" office:value-type="string" office:string-value="" calcext:value-type="error">
            <text:p>#ARG!</text:p>
          </table:table-cell>
          <table:table-cell table:formula="of:=NUMBERVALUE(LEFT([.B370];4);&quot;.&quot;)*10^NUMBERVALUE(RIGHT([.B370];3))" office:value-type="float" office:value="1" calcext:value-type="float">
            <text:p>1</text:p>
          </table:table-cell>
          <table:table-cell table:formula="of:=NUMBERVALUE(LEFT([.C370];4);&quot;.&quot;)*10^NUMBERVALUE(RIGHT([.C370];3))" office:value-type="float" office:value="-0.16" calcext:value-type="float">
            <text:p>-0,16</text:p>
          </table:table-cell>
        </table:table-row>
        <table:table-row table:style-name="ro1">
          <table:table-cell office:value-type="string" calcext:value-type="string">
            <text:p>1.36e-03</text:p>
          </table:table-cell>
          <table:table-cell office:value-type="string" calcext:value-type="string">
            <text:p>1.04e+00</text:p>
          </table:table-cell>
          <table:table-cell office:value-type="string" calcext:value-type="string">
            <text:p>-1.40e-01</text:p>
          </table:table-cell>
          <table:table-cell table:formula="of:=NUMBERVALUE(LEFT([.A371];5);&quot;.&quot;)*10^NUMBERVALUE(RIGHT([.A371];3))" office:value-type="string" office:string-value="" calcext:value-type="error">
            <text:p>#ARG!</text:p>
          </table:table-cell>
          <table:table-cell table:formula="of:=NUMBERVALUE(LEFT([.B371];4);&quot;.&quot;)*10^NUMBERVALUE(RIGHT([.B371];3))" office:value-type="float" office:value="1.04" calcext:value-type="float">
            <text:p>1,04</text:p>
          </table:table-cell>
          <table:table-cell table:formula="of:=NUMBERVALUE(LEFT([.C371];4);&quot;.&quot;)*10^NUMBERVALUE(RIGHT([.C371];3))" office:value-type="float" office:value="-0.14" calcext:value-type="float">
            <text:p>-0,14</text:p>
          </table:table-cell>
        </table:table-row>
        <table:table-row table:style-name="ro1">
          <table:table-cell office:value-type="string" calcext:value-type="string">
            <text:p>1.38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1.20e-01</text:p>
          </table:table-cell>
          <table:table-cell table:formula="of:=NUMBERVALUE(LEFT([.A372];5);&quot;.&quot;)*10^NUMBERVALUE(RIGHT([.A372];3))" office:value-type="string" office:string-value="" calcext:value-type="error">
            <text:p>#ARG!</text:p>
          </table:table-cell>
          <table:table-cell table:formula="of:=NUMBERVALUE(LEFT([.B372];4);&quot;.&quot;)*10^NUMBERVALUE(RIGHT([.B372];3))" office:value-type="float" office:value="1" calcext:value-type="float">
            <text:p>1</text:p>
          </table:table-cell>
          <table:table-cell table:formula="of:=NUMBERVALUE(LEFT([.C372];4);&quot;.&quot;)*10^NUMBERVALUE(RIGHT([.C372];3))" office:value-type="float" office:value="-0.12" calcext:value-type="float">
            <text:p>-0,12</text:p>
          </table:table-cell>
        </table:table-row>
        <table:table-row table:style-name="ro1">
          <table:table-cell office:value-type="string" calcext:value-type="string">
            <text:p>1.40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1.00e-01</text:p>
          </table:table-cell>
          <table:table-cell table:formula="of:=NUMBERVALUE(LEFT([.A373];5);&quot;.&quot;)*10^NUMBERVALUE(RIGHT([.A373];3))" office:value-type="string" office:string-value="" calcext:value-type="error">
            <text:p>#ARG!</text:p>
          </table:table-cell>
          <table:table-cell table:formula="of:=NUMBERVALUE(LEFT([.B373];4);&quot;.&quot;)*10^NUMBERVALUE(RIGHT([.B373];3))" office:value-type="float" office:value="1" calcext:value-type="float">
            <text:p>1</text:p>
          </table:table-cell>
          <table:table-cell table:formula="of:=NUMBERVALUE(LEFT([.C373];4);&quot;.&quot;)*10^NUMBERVALUE(RIGHT([.C373];3))" office:value-type="float" office:value="-0.1" calcext:value-type="float">
            <text:p>-0,1</text:p>
          </table:table-cell>
        </table:table-row>
        <table:table-row table:style-name="ro1">
          <table:table-cell office:value-type="string" calcext:value-type="string">
            <text:p>1.42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1.00e-01</text:p>
          </table:table-cell>
          <table:table-cell table:formula="of:=NUMBERVALUE(LEFT([.A374];5);&quot;.&quot;)*10^NUMBERVALUE(RIGHT([.A374];3))" office:value-type="string" office:string-value="" calcext:value-type="error">
            <text:p>#ARG!</text:p>
          </table:table-cell>
          <table:table-cell table:formula="of:=NUMBERVALUE(LEFT([.B374];4);&quot;.&quot;)*10^NUMBERVALUE(RIGHT([.B374];3))" office:value-type="float" office:value="1" calcext:value-type="float">
            <text:p>1</text:p>
          </table:table-cell>
          <table:table-cell table:formula="of:=NUMBERVALUE(LEFT([.C374];4);&quot;.&quot;)*10^NUMBERVALUE(RIGHT([.C374];3))" office:value-type="float" office:value="-0.1" calcext:value-type="float">
            <text:p>-0,1</text:p>
          </table:table-cell>
        </table:table-row>
        <table:table-row table:style-name="ro1">
          <table:table-cell office:value-type="string" calcext:value-type="string">
            <text:p>1.44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1.00e-01</text:p>
          </table:table-cell>
          <table:table-cell table:formula="of:=NUMBERVALUE(LEFT([.A375];5);&quot;.&quot;)*10^NUMBERVALUE(RIGHT([.A375];3))" office:value-type="string" office:string-value="" calcext:value-type="error">
            <text:p>#ARG!</text:p>
          </table:table-cell>
          <table:table-cell table:formula="of:=NUMBERVALUE(LEFT([.B375];4);&quot;.&quot;)*10^NUMBERVALUE(RIGHT([.B375];3))" office:value-type="float" office:value="1" calcext:value-type="float">
            <text:p>1</text:p>
          </table:table-cell>
          <table:table-cell table:formula="of:=NUMBERVALUE(LEFT([.C375];4);&quot;.&quot;)*10^NUMBERVALUE(RIGHT([.C375];3))" office:value-type="float" office:value="-0.1" calcext:value-type="float">
            <text:p>-0,1</text:p>
          </table:table-cell>
        </table:table-row>
        <table:table-row table:style-name="ro1">
          <table:table-cell office:value-type="string" calcext:value-type="string">
            <text:p>1.46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6.00e-02</text:p>
          </table:table-cell>
          <table:table-cell table:formula="of:=NUMBERVALUE(LEFT([.A376];5);&quot;.&quot;)*10^NUMBERVALUE(RIGHT([.A376];3))" office:value-type="string" office:string-value="" calcext:value-type="error">
            <text:p>#ARG!</text:p>
          </table:table-cell>
          <table:table-cell table:formula="of:=NUMBERVALUE(LEFT([.B376];4);&quot;.&quot;)*10^NUMBERVALUE(RIGHT([.B376];3))" office:value-type="float" office:value="1" calcext:value-type="float">
            <text:p>1</text:p>
          </table:table-cell>
          <table:table-cell table:formula="of:=NUMBERVALUE(LEFT([.C376];4);&quot;.&quot;)*10^NUMBERVALUE(RIGHT([.C376];3))" office:value-type="float" office:value="-0.06" calcext:value-type="float">
            <text:p>-0,06</text:p>
          </table:table-cell>
        </table:table-row>
        <table:table-row table:style-name="ro1">
          <table:table-cell office:value-type="string" calcext:value-type="string">
            <text:p>1.48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6.00e-02</text:p>
          </table:table-cell>
          <table:table-cell table:formula="of:=NUMBERVALUE(LEFT([.A377];5);&quot;.&quot;)*10^NUMBERVALUE(RIGHT([.A377];3))" office:value-type="string" office:string-value="" calcext:value-type="error">
            <text:p>#ARG!</text:p>
          </table:table-cell>
          <table:table-cell table:formula="of:=NUMBERVALUE(LEFT([.B377];4);&quot;.&quot;)*10^NUMBERVALUE(RIGHT([.B377];3))" office:value-type="float" office:value="1" calcext:value-type="float">
            <text:p>1</text:p>
          </table:table-cell>
          <table:table-cell table:formula="of:=NUMBERVALUE(LEFT([.C377];4);&quot;.&quot;)*10^NUMBERVALUE(RIGHT([.C377];3))" office:value-type="float" office:value="-0.06" calcext:value-type="float">
            <text:p>-0,06</text:p>
          </table:table-cell>
        </table:table-row>
        <table:table-row table:style-name="ro1">
          <table:table-cell office:value-type="string" calcext:value-type="string">
            <text:p>1.50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4.00e-02</text:p>
          </table:table-cell>
          <table:table-cell table:formula="of:=NUMBERVALUE(LEFT([.A378];5);&quot;.&quot;)*10^NUMBERVALUE(RIGHT([.A378];3))" office:value-type="string" office:string-value="" calcext:value-type="error">
            <text:p>#ARG!</text:p>
          </table:table-cell>
          <table:table-cell table:formula="of:=NUMBERVALUE(LEFT([.B378];4);&quot;.&quot;)*10^NUMBERVALUE(RIGHT([.B378];3))" office:value-type="float" office:value="1" calcext:value-type="float">
            <text:p>1</text:p>
          </table:table-cell>
          <table:table-cell table:formula="of:=NUMBERVALUE(LEFT([.C378];4);&quot;.&quot;)*10^NUMBERVALUE(RIGHT([.C378];3))" office:value-type="float" office:value="-0.04" calcext:value-type="float">
            <text:p>-0,04</text:p>
          </table:table-cell>
        </table:table-row>
        <table:table-row table:style-name="ro1">
          <table:table-cell office:value-type="string" calcext:value-type="string">
            <text:p>1.52e-03</text:p>
          </table:table-cell>
          <table:table-cell office:value-type="string" calcext:value-type="string">
            <text:p>1.04e+00</text:p>
          </table:table-cell>
          <table:table-cell office:value-type="string" calcext:value-type="string">
            <text:p>-4.00e-02</text:p>
          </table:table-cell>
          <table:table-cell table:formula="of:=NUMBERVALUE(LEFT([.A379];5);&quot;.&quot;)*10^NUMBERVALUE(RIGHT([.A379];3))" office:value-type="string" office:string-value="" calcext:value-type="error">
            <text:p>#ARG!</text:p>
          </table:table-cell>
          <table:table-cell table:formula="of:=NUMBERVALUE(LEFT([.B379];4);&quot;.&quot;)*10^NUMBERVALUE(RIGHT([.B379];3))" office:value-type="float" office:value="1.04" calcext:value-type="float">
            <text:p>1,04</text:p>
          </table:table-cell>
          <table:table-cell table:formula="of:=NUMBERVALUE(LEFT([.C379];4);&quot;.&quot;)*10^NUMBERVALUE(RIGHT([.C379];3))" office:value-type="float" office:value="-0.04" calcext:value-type="float">
            <text:p>-0,04</text:p>
          </table:table-cell>
        </table:table-row>
        <table:table-row table:style-name="ro1">
          <table:table-cell office:value-type="string" calcext:value-type="string">
            <text:p>1.54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4.00e-02</text:p>
          </table:table-cell>
          <table:table-cell table:formula="of:=NUMBERVALUE(LEFT([.A380];5);&quot;.&quot;)*10^NUMBERVALUE(RIGHT([.A380];3))" office:value-type="string" office:string-value="" calcext:value-type="error">
            <text:p>#ARG!</text:p>
          </table:table-cell>
          <table:table-cell table:formula="of:=NUMBERVALUE(LEFT([.B380];4);&quot;.&quot;)*10^NUMBERVALUE(RIGHT([.B380];3))" office:value-type="float" office:value="1" calcext:value-type="float">
            <text:p>1</text:p>
          </table:table-cell>
          <table:table-cell table:formula="of:=NUMBERVALUE(LEFT([.C380];4);&quot;.&quot;)*10^NUMBERVALUE(RIGHT([.C380];3))" office:value-type="float" office:value="-0.04" calcext:value-type="float">
            <text:p>-0,04</text:p>
          </table:table-cell>
        </table:table-row>
        <table:table-row table:style-name="ro1">
          <table:table-cell office:value-type="string" calcext:value-type="string">
            <text:p>1.56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2.00e-02</text:p>
          </table:table-cell>
          <table:table-cell table:formula="of:=NUMBERVALUE(LEFT([.A381];5);&quot;.&quot;)*10^NUMBERVALUE(RIGHT([.A381];3))" office:value-type="string" office:string-value="" calcext:value-type="error">
            <text:p>#ARG!</text:p>
          </table:table-cell>
          <table:table-cell table:formula="of:=NUMBERVALUE(LEFT([.B381];4);&quot;.&quot;)*10^NUMBERVALUE(RIGHT([.B381];3))" office:value-type="float" office:value="1" calcext:value-type="float">
            <text:p>1</text:p>
          </table:table-cell>
          <table:table-cell table:formula="of:=NUMBERVALUE(LEFT([.C381];4);&quot;.&quot;)*10^NUMBERVALUE(RIGHT([.C381];3))" office:value-type="float" office:value="-0.02" calcext:value-type="float">
            <text:p>-0,02</text:p>
          </table:table-cell>
        </table:table-row>
        <table:table-row table:style-name="ro1">
          <table:table-cell office:value-type="string" calcext:value-type="string">
            <text:p>1.58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0.00e+00</text:p>
          </table:table-cell>
          <table:table-cell table:formula="of:=NUMBERVALUE(LEFT([.A382];5);&quot;.&quot;)*10^NUMBERVALUE(RIGHT([.A382];3))" office:value-type="string" office:string-value="" calcext:value-type="error">
            <text:p>#ARG!</text:p>
          </table:table-cell>
          <table:table-cell table:formula="of:=NUMBERVALUE(LEFT([.B382];4);&quot;.&quot;)*10^NUMBERVALUE(RIGHT([.B382];3))" office:value-type="float" office:value="1" calcext:value-type="float">
            <text:p>1</text:p>
          </table:table-cell>
          <table:table-cell table:formula="of:=NUMBERVALUE(LEFT([.C382];4);&quot;.&quot;)*10^NUMBERVALUE(RIGHT([.C382];3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60e-03</text:p>
          </table:table-cell>
          <table:table-cell office:value-type="string" calcext:value-type="string">
            <text:p>1.04e+00</text:p>
          </table:table-cell>
          <table:table-cell office:value-type="string" calcext:value-type="string">
            <text:p>0.00e+00</text:p>
          </table:table-cell>
          <table:table-cell table:formula="of:=NUMBERVALUE(LEFT([.A383];5);&quot;.&quot;)*10^NUMBERVALUE(RIGHT([.A383];3))" office:value-type="string" office:string-value="" calcext:value-type="error">
            <text:p>#ARG!</text:p>
          </table:table-cell>
          <table:table-cell table:formula="of:=NUMBERVALUE(LEFT([.B383];4);&quot;.&quot;)*10^NUMBERVALUE(RIGHT([.B383];3))" office:value-type="float" office:value="1.04" calcext:value-type="float">
            <text:p>1,04</text:p>
          </table:table-cell>
          <table:table-cell table:formula="of:=NUMBERVALUE(LEFT([.C383];4);&quot;.&quot;)*10^NUMBERVALUE(RIGHT([.C383];3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62e-03</text:p>
          </table:table-cell>
          <table:table-cell office:value-type="string" calcext:value-type="string">
            <text:p>1.04e+00</text:p>
          </table:table-cell>
          <table:table-cell office:value-type="string" calcext:value-type="string">
            <text:p>2.00e-02</text:p>
          </table:table-cell>
          <table:table-cell table:formula="of:=NUMBERVALUE(LEFT([.A384];5);&quot;.&quot;)*10^NUMBERVALUE(RIGHT([.A384];3))" office:value-type="string" office:string-value="" calcext:value-type="error">
            <text:p>#ARG!</text:p>
          </table:table-cell>
          <table:table-cell table:formula="of:=NUMBERVALUE(LEFT([.B384];4);&quot;.&quot;)*10^NUMBERVALUE(RIGHT([.B384];3))" office:value-type="float" office:value="1.04" calcext:value-type="float">
            <text:p>1,04</text:p>
          </table:table-cell>
          <table:table-cell table:formula="of:=NUMBERVALUE(LEFT([.C384];4);&quot;.&quot;)*10^NUMBERVALUE(RIGHT([.C384];3))"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1.64e-03</text:p>
          </table:table-cell>
          <table:table-cell office:value-type="string" calcext:value-type="string">
            <text:p>1.04e+00</text:p>
          </table:table-cell>
          <table:table-cell office:value-type="string" calcext:value-type="string">
            <text:p>2.00e-02</text:p>
          </table:table-cell>
          <table:table-cell table:formula="of:=NUMBERVALUE(LEFT([.A385];5);&quot;.&quot;)*10^NUMBERVALUE(RIGHT([.A385];3))" office:value-type="string" office:string-value="" calcext:value-type="error">
            <text:p>#ARG!</text:p>
          </table:table-cell>
          <table:table-cell table:formula="of:=NUMBERVALUE(LEFT([.B385];4);&quot;.&quot;)*10^NUMBERVALUE(RIGHT([.B385];3))" office:value-type="float" office:value="1.04" calcext:value-type="float">
            <text:p>1,04</text:p>
          </table:table-cell>
          <table:table-cell table:formula="of:=NUMBERVALUE(LEFT([.C385];4);&quot;.&quot;)*10^NUMBERVALUE(RIGHT([.C385];3))"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1.66e-03</text:p>
          </table:table-cell>
          <table:table-cell office:value-type="string" calcext:value-type="string">
            <text:p>1.04e+00</text:p>
          </table:table-cell>
          <table:table-cell office:value-type="string" calcext:value-type="string">
            <text:p>4.00e-02</text:p>
          </table:table-cell>
          <table:table-cell table:formula="of:=NUMBERVALUE(LEFT([.A386];5);&quot;.&quot;)*10^NUMBERVALUE(RIGHT([.A386];3))" office:value-type="string" office:string-value="" calcext:value-type="error">
            <text:p>#ARG!</text:p>
          </table:table-cell>
          <table:table-cell table:formula="of:=NUMBERVALUE(LEFT([.B386];4);&quot;.&quot;)*10^NUMBERVALUE(RIGHT([.B386];3))" office:value-type="float" office:value="1.04" calcext:value-type="float">
            <text:p>1,04</text:p>
          </table:table-cell>
          <table:table-cell table:formula="of:=NUMBERVALUE(LEFT([.C386];4);&quot;.&quot;)*10^NUMBERVALUE(RIGHT([.C386];3))"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1.68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6.00e-02</text:p>
          </table:table-cell>
          <table:table-cell table:formula="of:=NUMBERVALUE(LEFT([.A387];5);&quot;.&quot;)*10^NUMBERVALUE(RIGHT([.A387];3))" office:value-type="string" office:string-value="" calcext:value-type="error">
            <text:p>#ARG!</text:p>
          </table:table-cell>
          <table:table-cell table:formula="of:=NUMBERVALUE(LEFT([.B387];4);&quot;.&quot;)*10^NUMBERVALUE(RIGHT([.B387];3))" office:value-type="float" office:value="1" calcext:value-type="float">
            <text:p>1</text:p>
          </table:table-cell>
          <table:table-cell table:formula="of:=NUMBERVALUE(LEFT([.C387];4);&quot;.&quot;)*10^NUMBERVALUE(RIGHT([.C387];3))"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1.70e-03</text:p>
          </table:table-cell>
          <table:table-cell office:value-type="string" calcext:value-type="string">
            <text:p>1.04e+00</text:p>
          </table:table-cell>
          <table:table-cell office:value-type="string" calcext:value-type="string">
            <text:p>6.00e-02</text:p>
          </table:table-cell>
          <table:table-cell table:formula="of:=NUMBERVALUE(LEFT([.A388];5);&quot;.&quot;)*10^NUMBERVALUE(RIGHT([.A388];3))" office:value-type="string" office:string-value="" calcext:value-type="error">
            <text:p>#ARG!</text:p>
          </table:table-cell>
          <table:table-cell table:formula="of:=NUMBERVALUE(LEFT([.B388];4);&quot;.&quot;)*10^NUMBERVALUE(RIGHT([.B388];3))" office:value-type="float" office:value="1.04" calcext:value-type="float">
            <text:p>1,04</text:p>
          </table:table-cell>
          <table:table-cell table:formula="of:=NUMBERVALUE(LEFT([.C388];4);&quot;.&quot;)*10^NUMBERVALUE(RIGHT([.C388];3))"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1.72e-03</text:p>
          </table:table-cell>
          <table:table-cell office:value-type="string" calcext:value-type="string">
            <text:p>1.04e+00</text:p>
          </table:table-cell>
          <table:table-cell office:value-type="string" calcext:value-type="string">
            <text:p>6.00e-02</text:p>
          </table:table-cell>
          <table:table-cell table:formula="of:=NUMBERVALUE(LEFT([.A389];5);&quot;.&quot;)*10^NUMBERVALUE(RIGHT([.A389];3))" office:value-type="string" office:string-value="" calcext:value-type="error">
            <text:p>#ARG!</text:p>
          </table:table-cell>
          <table:table-cell table:formula="of:=NUMBERVALUE(LEFT([.B389];4);&quot;.&quot;)*10^NUMBERVALUE(RIGHT([.B389];3))" office:value-type="float" office:value="1.04" calcext:value-type="float">
            <text:p>1,04</text:p>
          </table:table-cell>
          <table:table-cell table:formula="of:=NUMBERVALUE(LEFT([.C389];4);&quot;.&quot;)*10^NUMBERVALUE(RIGHT([.C389];3))"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1.74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7.99e-02</text:p>
          </table:table-cell>
          <table:table-cell table:formula="of:=NUMBERVALUE(LEFT([.A390];5);&quot;.&quot;)*10^NUMBERVALUE(RIGHT([.A390];3))" office:value-type="string" office:string-value="" calcext:value-type="error">
            <text:p>#ARG!</text:p>
          </table:table-cell>
          <table:table-cell table:formula="of:=NUMBERVALUE(LEFT([.B390];4);&quot;.&quot;)*10^NUMBERVALUE(RIGHT([.B390];3))" office:value-type="float" office:value="1" calcext:value-type="float">
            <text:p>1</text:p>
          </table:table-cell>
          <table:table-cell table:formula="of:=NUMBERVALUE(LEFT([.C390];4);&quot;.&quot;)*10^NUMBERVALUE(RIGHT([.C390];3))" office:value-type="float" office:value="0.0799" calcext:value-type="float">
            <text:p>0,0799</text:p>
          </table:table-cell>
        </table:table-row>
        <table:table-row table:style-name="ro1">
          <table:table-cell office:value-type="string" calcext:value-type="string">
            <text:p>1.76e-03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7.99e-02</text:p>
          </table:table-cell>
          <table:table-cell table:formula="of:=NUMBERVALUE(LEFT([.A391];5);&quot;.&quot;)*10^NUMBERVALUE(RIGHT([.A391];3))" office:value-type="string" office:string-value="" calcext:value-type="error">
            <text:p>#ARG!</text:p>
          </table:table-cell>
          <table:table-cell table:formula="of:=NUMBERVALUE(LEFT([.B391];4);&quot;.&quot;)*10^NUMBERVALUE(RIGHT([.B391];3))" office:value-type="float" office:value="0.96" calcext:value-type="float">
            <text:p>0,96</text:p>
          </table:table-cell>
          <table:table-cell table:formula="of:=NUMBERVALUE(LEFT([.C391];4);&quot;.&quot;)*10^NUMBERVALUE(RIGHT([.C391];3))" office:value-type="float" office:value="0.0799" calcext:value-type="float">
            <text:p>0,0799</text:p>
          </table:table-cell>
        </table:table-row>
        <table:table-row table:style-name="ro1">
          <table:table-cell office:value-type="string" calcext:value-type="string">
            <text:p>1.78e-03</text:p>
          </table:table-cell>
          <table:table-cell office:value-type="string" calcext:value-type="string">
            <text:p>1.04e+00</text:p>
          </table:table-cell>
          <table:table-cell office:value-type="string" calcext:value-type="string">
            <text:p>1.20e-01</text:p>
          </table:table-cell>
          <table:table-cell table:formula="of:=NUMBERVALUE(LEFT([.A392];5);&quot;.&quot;)*10^NUMBERVALUE(RIGHT([.A392];3))" office:value-type="string" office:string-value="" calcext:value-type="error">
            <text:p>#ARG!</text:p>
          </table:table-cell>
          <table:table-cell table:formula="of:=NUMBERVALUE(LEFT([.B392];4);&quot;.&quot;)*10^NUMBERVALUE(RIGHT([.B392];3))" office:value-type="float" office:value="1.04" calcext:value-type="float">
            <text:p>1,04</text:p>
          </table:table-cell>
          <table:table-cell table:formula="of:=NUMBERVALUE(LEFT([.C392];4);&quot;.&quot;)*10^NUMBERVALUE(RIGHT([.C392];3))"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1.80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1.20e-01</text:p>
          </table:table-cell>
          <table:table-cell table:formula="of:=NUMBERVALUE(LEFT([.A393];5);&quot;.&quot;)*10^NUMBERVALUE(RIGHT([.A393];3))" office:value-type="string" office:string-value="" calcext:value-type="error">
            <text:p>#ARG!</text:p>
          </table:table-cell>
          <table:table-cell table:formula="of:=NUMBERVALUE(LEFT([.B393];4);&quot;.&quot;)*10^NUMBERVALUE(RIGHT([.B393];3))" office:value-type="float" office:value="1" calcext:value-type="float">
            <text:p>1</text:p>
          </table:table-cell>
          <table:table-cell table:formula="of:=NUMBERVALUE(LEFT([.C393];4);&quot;.&quot;)*10^NUMBERVALUE(RIGHT([.C393];3))"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1.82e-03</text:p>
          </table:table-cell>
          <table:table-cell office:value-type="string" calcext:value-type="string">
            <text:p>1.04e+00</text:p>
          </table:table-cell>
          <table:table-cell office:value-type="string" calcext:value-type="string">
            <text:p>1.20e-01</text:p>
          </table:table-cell>
          <table:table-cell table:formula="of:=NUMBERVALUE(LEFT([.A394];5);&quot;.&quot;)*10^NUMBERVALUE(RIGHT([.A394];3))" office:value-type="string" office:string-value="" calcext:value-type="error">
            <text:p>#ARG!</text:p>
          </table:table-cell>
          <table:table-cell table:formula="of:=NUMBERVALUE(LEFT([.B394];4);&quot;.&quot;)*10^NUMBERVALUE(RIGHT([.B394];3))" office:value-type="float" office:value="1.04" calcext:value-type="float">
            <text:p>1,04</text:p>
          </table:table-cell>
          <table:table-cell table:formula="of:=NUMBERVALUE(LEFT([.C394];4);&quot;.&quot;)*10^NUMBERVALUE(RIGHT([.C394];3))"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1.84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1.40e-01</text:p>
          </table:table-cell>
          <table:table-cell table:formula="of:=NUMBERVALUE(LEFT([.A395];5);&quot;.&quot;)*10^NUMBERVALUE(RIGHT([.A395];3))" office:value-type="string" office:string-value="" calcext:value-type="error">
            <text:p>#ARG!</text:p>
          </table:table-cell>
          <table:table-cell table:formula="of:=NUMBERVALUE(LEFT([.B395];4);&quot;.&quot;)*10^NUMBERVALUE(RIGHT([.B395];3))" office:value-type="float" office:value="1" calcext:value-type="float">
            <text:p>1</text:p>
          </table:table-cell>
          <table:table-cell table:formula="of:=NUMBERVALUE(LEFT([.C395];4);&quot;.&quot;)*10^NUMBERVALUE(RIGHT([.C395];3))"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1.86e-03</text:p>
          </table:table-cell>
          <table:table-cell office:value-type="string" calcext:value-type="string">
            <text:p>1.04e+00</text:p>
          </table:table-cell>
          <table:table-cell office:value-type="string" calcext:value-type="string">
            <text:p>1.40e-01</text:p>
          </table:table-cell>
          <table:table-cell table:formula="of:=NUMBERVALUE(LEFT([.A396];5);&quot;.&quot;)*10^NUMBERVALUE(RIGHT([.A396];3))" office:value-type="string" office:string-value="" calcext:value-type="error">
            <text:p>#ARG!</text:p>
          </table:table-cell>
          <table:table-cell table:formula="of:=NUMBERVALUE(LEFT([.B396];4);&quot;.&quot;)*10^NUMBERVALUE(RIGHT([.B396];3))" office:value-type="float" office:value="1.04" calcext:value-type="float">
            <text:p>1,04</text:p>
          </table:table-cell>
          <table:table-cell table:formula="of:=NUMBERVALUE(LEFT([.C396];4);&quot;.&quot;)*10^NUMBERVALUE(RIGHT([.C396];3))"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1.88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1.40e-01</text:p>
          </table:table-cell>
          <table:table-cell table:formula="of:=NUMBERVALUE(LEFT([.A397];5);&quot;.&quot;)*10^NUMBERVALUE(RIGHT([.A397];3))" office:value-type="string" office:string-value="" calcext:value-type="error">
            <text:p>#ARG!</text:p>
          </table:table-cell>
          <table:table-cell table:formula="of:=NUMBERVALUE(LEFT([.B397];4);&quot;.&quot;)*10^NUMBERVALUE(RIGHT([.B397];3))" office:value-type="float" office:value="1" calcext:value-type="float">
            <text:p>1</text:p>
          </table:table-cell>
          <table:table-cell table:formula="of:=NUMBERVALUE(LEFT([.C397];4);&quot;.&quot;)*10^NUMBERVALUE(RIGHT([.C397];3))"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1.90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1.40e-01</text:p>
          </table:table-cell>
          <table:table-cell table:formula="of:=NUMBERVALUE(LEFT([.A398];5);&quot;.&quot;)*10^NUMBERVALUE(RIGHT([.A398];3))" office:value-type="string" office:string-value="" calcext:value-type="error">
            <text:p>#ARG!</text:p>
          </table:table-cell>
          <table:table-cell table:formula="of:=NUMBERVALUE(LEFT([.B398];4);&quot;.&quot;)*10^NUMBERVALUE(RIGHT([.B398];3))" office:value-type="float" office:value="1" calcext:value-type="float">
            <text:p>1</text:p>
          </table:table-cell>
          <table:table-cell table:formula="of:=NUMBERVALUE(LEFT([.C398];4);&quot;.&quot;)*10^NUMBERVALUE(RIGHT([.C398];3))"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1.92e-03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1.60e-01</text:p>
          </table:table-cell>
          <table:table-cell table:formula="of:=NUMBERVALUE(LEFT([.A399];5);&quot;.&quot;)*10^NUMBERVALUE(RIGHT([.A399];3))" office:value-type="string" office:string-value="" calcext:value-type="error">
            <text:p>#ARG!</text:p>
          </table:table-cell>
          <table:table-cell table:formula="of:=NUMBERVALUE(LEFT([.B399];4);&quot;.&quot;)*10^NUMBERVALUE(RIGHT([.B399];3))" office:value-type="float" office:value="0.96" calcext:value-type="float">
            <text:p>0,96</text:p>
          </table:table-cell>
          <table:table-cell table:formula="of:=NUMBERVALUE(LEFT([.C399];4);&quot;.&quot;)*10^NUMBERVALUE(RIGHT([.C399];3))"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1.94e-03</text:p>
          </table:table-cell>
          <table:table-cell office:value-type="string" calcext:value-type="string">
            <text:p>1.04e+00</text:p>
          </table:table-cell>
          <table:table-cell office:value-type="string" calcext:value-type="string">
            <text:p>1.80e-01</text:p>
          </table:table-cell>
          <table:table-cell table:formula="of:=NUMBERVALUE(LEFT([.A400];5);&quot;.&quot;)*10^NUMBERVALUE(RIGHT([.A400];3))" office:value-type="string" office:string-value="" calcext:value-type="error">
            <text:p>#ARG!</text:p>
          </table:table-cell>
          <table:table-cell table:formula="of:=NUMBERVALUE(LEFT([.B400];4);&quot;.&quot;)*10^NUMBERVALUE(RIGHT([.B400];3))" office:value-type="float" office:value="1.04" calcext:value-type="float">
            <text:p>1,04</text:p>
          </table:table-cell>
          <table:table-cell table:formula="of:=NUMBERVALUE(LEFT([.C400];4);&quot;.&quot;)*10^NUMBERVALUE(RIGHT([.C400];3))"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1.96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2.00e-01</text:p>
          </table:table-cell>
          <table:table-cell table:formula="of:=NUMBERVALUE(LEFT([.A401];5);&quot;.&quot;)*10^NUMBERVALUE(RIGHT([.A401];3))" office:value-type="string" office:string-value="" calcext:value-type="error">
            <text:p>#ARG!</text:p>
          </table:table-cell>
          <table:table-cell table:formula="of:=NUMBERVALUE(LEFT([.B401];4);&quot;.&quot;)*10^NUMBERVALUE(RIGHT([.B401];3))" office:value-type="float" office:value="1" calcext:value-type="float">
            <text:p>1</text:p>
          </table:table-cell>
          <table:table-cell table:formula="of:=NUMBERVALUE(LEFT([.C401];4);&quot;.&quot;)*10^NUMBERVALUE(RIGHT([.C401];3))"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1.98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2.20e-01</text:p>
          </table:table-cell>
          <table:table-cell table:formula="of:=NUMBERVALUE(LEFT([.A402];5);&quot;.&quot;)*10^NUMBERVALUE(RIGHT([.A402];3))" office:value-type="string" office:string-value="" calcext:value-type="error">
            <text:p>#ARG!</text:p>
          </table:table-cell>
          <table:table-cell table:formula="of:=NUMBERVALUE(LEFT([.B402];4);&quot;.&quot;)*10^NUMBERVALUE(RIGHT([.B402];3))" office:value-type="float" office:value="1" calcext:value-type="float">
            <text:p>1</text:p>
          </table:table-cell>
          <table:table-cell table:formula="of:=NUMBERVALUE(LEFT([.C402];4);&quot;.&quot;)*10^NUMBERVALUE(RIGHT([.C402];3))"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2.00e-03</text:p>
          </table:table-cell>
          <table:table-cell office:value-type="string" calcext:value-type="string">
            <text:p>1.04e+00</text:p>
          </table:table-cell>
          <table:table-cell office:value-type="string" calcext:value-type="string">
            <text:p>2.00e-01</text:p>
          </table:table-cell>
          <table:table-cell table:formula="of:=NUMBERVALUE(LEFT([.A403];5);&quot;.&quot;)*10^NUMBERVALUE(RIGHT([.A403];3))" office:value-type="string" office:string-value="" calcext:value-type="error">
            <text:p>#ARG!</text:p>
          </table:table-cell>
          <table:table-cell table:formula="of:=NUMBERVALUE(LEFT([.B403];4);&quot;.&quot;)*10^NUMBERVALUE(RIGHT([.B403];3))" office:value-type="float" office:value="1.04" calcext:value-type="float">
            <text:p>1,04</text:p>
          </table:table-cell>
          <table:table-cell table:formula="of:=NUMBERVALUE(LEFT([.C403];4);&quot;.&quot;)*10^NUMBERVALUE(RIGHT([.C403];3))"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.02e-03</text:p>
          </table:table-cell>
          <table:table-cell office:value-type="string" calcext:value-type="string">
            <text:p>1.04e+00</text:p>
          </table:table-cell>
          <table:table-cell office:value-type="string" calcext:value-type="string">
            <text:p>2.20e-01</text:p>
          </table:table-cell>
          <table:table-cell table:formula="of:=NUMBERVALUE(LEFT([.A404];5);&quot;.&quot;)*10^NUMBERVALUE(RIGHT([.A404];3))" office:value-type="string" office:string-value="" calcext:value-type="error">
            <text:p>#ARG!</text:p>
          </table:table-cell>
          <table:table-cell table:formula="of:=NUMBERVALUE(LEFT([.B404];4);&quot;.&quot;)*10^NUMBERVALUE(RIGHT([.B404];3))" office:value-type="float" office:value="1.04" calcext:value-type="float">
            <text:p>1,04</text:p>
          </table:table-cell>
          <table:table-cell table:formula="of:=NUMBERVALUE(LEFT([.C404];4);&quot;.&quot;)*10^NUMBERVALUE(RIGHT([.C404];3))"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2.04e-03</text:p>
          </table:table-cell>
          <table:table-cell office:value-type="string" calcext:value-type="string">
            <text:p>1.04e+00</text:p>
          </table:table-cell>
          <table:table-cell office:value-type="string" calcext:value-type="string">
            <text:p>2.40e-01</text:p>
          </table:table-cell>
          <table:table-cell table:formula="of:=NUMBERVALUE(LEFT([.A405];5);&quot;.&quot;)*10^NUMBERVALUE(RIGHT([.A405];3))" office:value-type="string" office:string-value="" calcext:value-type="error">
            <text:p>#ARG!</text:p>
          </table:table-cell>
          <table:table-cell table:formula="of:=NUMBERVALUE(LEFT([.B405];4);&quot;.&quot;)*10^NUMBERVALUE(RIGHT([.B405];3))" office:value-type="float" office:value="1.04" calcext:value-type="float">
            <text:p>1,04</text:p>
          </table:table-cell>
          <table:table-cell table:formula="of:=NUMBERVALUE(LEFT([.C405];4);&quot;.&quot;)*10^NUMBERVALUE(RIGHT([.C405];3))" office:value-type="float" office:value="0.24" calcext:value-type="float">
            <text:p>0,24</text:p>
          </table:table-cell>
        </table:table-row>
        <table:table-row table:style-name="ro1">
          <table:table-cell office:value-type="string" calcext:value-type="string">
            <text:p>2.06e-03</text:p>
          </table:table-cell>
          <table:table-cell office:value-type="string" calcext:value-type="string">
            <text:p>1.04e+00</text:p>
          </table:table-cell>
          <table:table-cell office:value-type="string" calcext:value-type="string">
            <text:p>2.40e-01</text:p>
          </table:table-cell>
          <table:table-cell table:formula="of:=NUMBERVALUE(LEFT([.A406];5);&quot;.&quot;)*10^NUMBERVALUE(RIGHT([.A406];3))" office:value-type="string" office:string-value="" calcext:value-type="error">
            <text:p>#ARG!</text:p>
          </table:table-cell>
          <table:table-cell table:formula="of:=NUMBERVALUE(LEFT([.B406];4);&quot;.&quot;)*10^NUMBERVALUE(RIGHT([.B406];3))" office:value-type="float" office:value="1.04" calcext:value-type="float">
            <text:p>1,04</text:p>
          </table:table-cell>
          <table:table-cell table:formula="of:=NUMBERVALUE(LEFT([.C406];4);&quot;.&quot;)*10^NUMBERVALUE(RIGHT([.C406];3))" office:value-type="float" office:value="0.24" calcext:value-type="float">
            <text:p>0,24</text:p>
          </table:table-cell>
        </table:table-row>
        <table:table-row table:style-name="ro1">
          <table:table-cell office:value-type="string" calcext:value-type="string">
            <text:p>2.08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2.60e-01</text:p>
          </table:table-cell>
          <table:table-cell table:formula="of:=NUMBERVALUE(LEFT([.A407];5);&quot;.&quot;)*10^NUMBERVALUE(RIGHT([.A407];3))" office:value-type="string" office:string-value="" calcext:value-type="error">
            <text:p>#ARG!</text:p>
          </table:table-cell>
          <table:table-cell table:formula="of:=NUMBERVALUE(LEFT([.B407];4);&quot;.&quot;)*10^NUMBERVALUE(RIGHT([.B407];3))" office:value-type="float" office:value="1" calcext:value-type="float">
            <text:p>1</text:p>
          </table:table-cell>
          <table:table-cell table:formula="of:=NUMBERVALUE(LEFT([.C407];4);&quot;.&quot;)*10^NUMBERVALUE(RIGHT([.C407];3))" office:value-type="float" office:value="0.26" calcext:value-type="float">
            <text:p>0,26</text:p>
          </table:table-cell>
        </table:table-row>
        <table:table-row table:style-name="ro1">
          <table:table-cell office:value-type="string" calcext:value-type="string">
            <text:p>2.10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2.40e-01</text:p>
          </table:table-cell>
          <table:table-cell table:formula="of:=NUMBERVALUE(LEFT([.A408];5);&quot;.&quot;)*10^NUMBERVALUE(RIGHT([.A408];3))" office:value-type="string" office:string-value="" calcext:value-type="error">
            <text:p>#ARG!</text:p>
          </table:table-cell>
          <table:table-cell table:formula="of:=NUMBERVALUE(LEFT([.B408];4);&quot;.&quot;)*10^NUMBERVALUE(RIGHT([.B408];3))" office:value-type="float" office:value="1" calcext:value-type="float">
            <text:p>1</text:p>
          </table:table-cell>
          <table:table-cell table:formula="of:=NUMBERVALUE(LEFT([.C408];4);&quot;.&quot;)*10^NUMBERVALUE(RIGHT([.C408];3))" office:value-type="float" office:value="0.24" calcext:value-type="float">
            <text:p>0,24</text:p>
          </table:table-cell>
        </table:table-row>
        <table:table-row table:style-name="ro1">
          <table:table-cell office:value-type="string" calcext:value-type="string">
            <text:p>2.12e-03</text:p>
          </table:table-cell>
          <table:table-cell office:value-type="string" calcext:value-type="string">
            <text:p>1.04e+00</text:p>
          </table:table-cell>
          <table:table-cell office:value-type="string" calcext:value-type="string">
            <text:p>2.80e-01</text:p>
          </table:table-cell>
          <table:table-cell table:formula="of:=NUMBERVALUE(LEFT([.A409];5);&quot;.&quot;)*10^NUMBERVALUE(RIGHT([.A409];3))" office:value-type="string" office:string-value="" calcext:value-type="error">
            <text:p>#ARG!</text:p>
          </table:table-cell>
          <table:table-cell table:formula="of:=NUMBERVALUE(LEFT([.B409];4);&quot;.&quot;)*10^NUMBERVALUE(RIGHT([.B409];3))" office:value-type="float" office:value="1.04" calcext:value-type="float">
            <text:p>1,04</text:p>
          </table:table-cell>
          <table:table-cell table:formula="of:=NUMBERVALUE(LEFT([.C409];4);&quot;.&quot;)*10^NUMBERVALUE(RIGHT([.C409];3))" office:value-type="float" office:value="0.28" calcext:value-type="float">
            <text:p>0,28</text:p>
          </table:table-cell>
        </table:table-row>
        <table:table-row table:style-name="ro1">
          <table:table-cell office:value-type="string" calcext:value-type="string">
            <text:p>2.14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3.00e-01</text:p>
          </table:table-cell>
          <table:table-cell table:formula="of:=NUMBERVALUE(LEFT([.A410];5);&quot;.&quot;)*10^NUMBERVALUE(RIGHT([.A410];3))" office:value-type="string" office:string-value="" calcext:value-type="error">
            <text:p>#ARG!</text:p>
          </table:table-cell>
          <table:table-cell table:formula="of:=NUMBERVALUE(LEFT([.B410];4);&quot;.&quot;)*10^NUMBERVALUE(RIGHT([.B410];3))" office:value-type="float" office:value="1" calcext:value-type="float">
            <text:p>1</text:p>
          </table:table-cell>
          <table:table-cell table:formula="of:=NUMBERVALUE(LEFT([.C410];4);&quot;.&quot;)*10^NUMBERVALUE(RIGHT([.C410];3))"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2.16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3.00e-01</text:p>
          </table:table-cell>
          <table:table-cell table:formula="of:=NUMBERVALUE(LEFT([.A411];5);&quot;.&quot;)*10^NUMBERVALUE(RIGHT([.A411];3))" office:value-type="string" office:string-value="" calcext:value-type="error">
            <text:p>#ARG!</text:p>
          </table:table-cell>
          <table:table-cell table:formula="of:=NUMBERVALUE(LEFT([.B411];4);&quot;.&quot;)*10^NUMBERVALUE(RIGHT([.B411];3))" office:value-type="float" office:value="1" calcext:value-type="float">
            <text:p>1</text:p>
          </table:table-cell>
          <table:table-cell table:formula="of:=NUMBERVALUE(LEFT([.C411];4);&quot;.&quot;)*10^NUMBERVALUE(RIGHT([.C411];3))"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2.18e-03</text:p>
          </table:table-cell>
          <table:table-cell office:value-type="string" calcext:value-type="string">
            <text:p>1.04e+00</text:p>
          </table:table-cell>
          <table:table-cell office:value-type="string" calcext:value-type="string">
            <text:p>3.00e-01</text:p>
          </table:table-cell>
          <table:table-cell table:formula="of:=NUMBERVALUE(LEFT([.A412];5);&quot;.&quot;)*10^NUMBERVALUE(RIGHT([.A412];3))" office:value-type="string" office:string-value="" calcext:value-type="error">
            <text:p>#ARG!</text:p>
          </table:table-cell>
          <table:table-cell table:formula="of:=NUMBERVALUE(LEFT([.B412];4);&quot;.&quot;)*10^NUMBERVALUE(RIGHT([.B412];3))" office:value-type="float" office:value="1.04" calcext:value-type="float">
            <text:p>1,04</text:p>
          </table:table-cell>
          <table:table-cell table:formula="of:=NUMBERVALUE(LEFT([.C412];4);&quot;.&quot;)*10^NUMBERVALUE(RIGHT([.C412];3))"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2.20e-03</text:p>
          </table:table-cell>
          <table:table-cell office:value-type="string" calcext:value-type="string">
            <text:p>1.04e+00</text:p>
          </table:table-cell>
          <table:table-cell office:value-type="string" calcext:value-type="string">
            <text:p>3.20e-01</text:p>
          </table:table-cell>
          <table:table-cell table:formula="of:=NUMBERVALUE(LEFT([.A413];5);&quot;.&quot;)*10^NUMBERVALUE(RIGHT([.A413];3))" office:value-type="string" office:string-value="" calcext:value-type="error">
            <text:p>#ARG!</text:p>
          </table:table-cell>
          <table:table-cell table:formula="of:=NUMBERVALUE(LEFT([.B413];4);&quot;.&quot;)*10^NUMBERVALUE(RIGHT([.B413];3))" office:value-type="float" office:value="1.04" calcext:value-type="float">
            <text:p>1,04</text:p>
          </table:table-cell>
          <table:table-cell table:formula="of:=NUMBERVALUE(LEFT([.C413];4);&quot;.&quot;)*10^NUMBERVALUE(RIGHT([.C413];3))" office:value-type="float" office:value="0.32" calcext:value-type="float">
            <text:p>0,32</text:p>
          </table:table-cell>
        </table:table-row>
        <table:table-row table:style-name="ro1">
          <table:table-cell office:value-type="string" calcext:value-type="string">
            <text:p>2.22e-03</text:p>
          </table:table-cell>
          <table:table-cell office:value-type="string" calcext:value-type="string">
            <text:p>1.04e+00</text:p>
          </table:table-cell>
          <table:table-cell office:value-type="string" calcext:value-type="string">
            <text:p>3.00e-01</text:p>
          </table:table-cell>
          <table:table-cell table:formula="of:=NUMBERVALUE(LEFT([.A414];5);&quot;.&quot;)*10^NUMBERVALUE(RIGHT([.A414];3))" office:value-type="string" office:string-value="" calcext:value-type="error">
            <text:p>#ARG!</text:p>
          </table:table-cell>
          <table:table-cell table:formula="of:=NUMBERVALUE(LEFT([.B414];4);&quot;.&quot;)*10^NUMBERVALUE(RIGHT([.B414];3))" office:value-type="float" office:value="1.04" calcext:value-type="float">
            <text:p>1,04</text:p>
          </table:table-cell>
          <table:table-cell table:formula="of:=NUMBERVALUE(LEFT([.C414];4);&quot;.&quot;)*10^NUMBERVALUE(RIGHT([.C414];3))"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2.24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3.20e-01</text:p>
          </table:table-cell>
          <table:table-cell table:formula="of:=NUMBERVALUE(LEFT([.A415];5);&quot;.&quot;)*10^NUMBERVALUE(RIGHT([.A415];3))" office:value-type="string" office:string-value="" calcext:value-type="error">
            <text:p>#ARG!</text:p>
          </table:table-cell>
          <table:table-cell table:formula="of:=NUMBERVALUE(LEFT([.B415];4);&quot;.&quot;)*10^NUMBERVALUE(RIGHT([.B415];3))" office:value-type="float" office:value="1" calcext:value-type="float">
            <text:p>1</text:p>
          </table:table-cell>
          <table:table-cell table:formula="of:=NUMBERVALUE(LEFT([.C415];4);&quot;.&quot;)*10^NUMBERVALUE(RIGHT([.C415];3))" office:value-type="float" office:value="0.32" calcext:value-type="float">
            <text:p>0,32</text:p>
          </table:table-cell>
        </table:table-row>
        <table:table-row table:style-name="ro1">
          <table:table-cell office:value-type="string" calcext:value-type="string">
            <text:p>2.26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3.40e-01</text:p>
          </table:table-cell>
          <table:table-cell table:formula="of:=NUMBERVALUE(LEFT([.A416];5);&quot;.&quot;)*10^NUMBERVALUE(RIGHT([.A416];3))" office:value-type="string" office:string-value="" calcext:value-type="error">
            <text:p>#ARG!</text:p>
          </table:table-cell>
          <table:table-cell table:formula="of:=NUMBERVALUE(LEFT([.B416];4);&quot;.&quot;)*10^NUMBERVALUE(RIGHT([.B416];3))" office:value-type="float" office:value="1" calcext:value-type="float">
            <text:p>1</text:p>
          </table:table-cell>
          <table:table-cell table:formula="of:=NUMBERVALUE(LEFT([.C416];4);&quot;.&quot;)*10^NUMBERVALUE(RIGHT([.C416];3))" office:value-type="float" office:value="0.34" calcext:value-type="float">
            <text:p>0,34</text:p>
          </table:table-cell>
        </table:table-row>
        <table:table-row table:style-name="ro1">
          <table:table-cell office:value-type="string" calcext:value-type="string">
            <text:p>2.28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3.40e-01</text:p>
          </table:table-cell>
          <table:table-cell table:formula="of:=NUMBERVALUE(LEFT([.A417];5);&quot;.&quot;)*10^NUMBERVALUE(RIGHT([.A417];3))" office:value-type="string" office:string-value="" calcext:value-type="error">
            <text:p>#ARG!</text:p>
          </table:table-cell>
          <table:table-cell table:formula="of:=NUMBERVALUE(LEFT([.B417];4);&quot;.&quot;)*10^NUMBERVALUE(RIGHT([.B417];3))" office:value-type="float" office:value="1" calcext:value-type="float">
            <text:p>1</text:p>
          </table:table-cell>
          <table:table-cell table:formula="of:=NUMBERVALUE(LEFT([.C417];4);&quot;.&quot;)*10^NUMBERVALUE(RIGHT([.C417];3))" office:value-type="float" office:value="0.34" calcext:value-type="float">
            <text:p>0,34</text:p>
          </table:table-cell>
        </table:table-row>
        <table:table-row table:style-name="ro1">
          <table:table-cell office:value-type="string" calcext:value-type="string">
            <text:p>2.30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3.60e-01</text:p>
          </table:table-cell>
          <table:table-cell table:formula="of:=NUMBERVALUE(LEFT([.A418];5);&quot;.&quot;)*10^NUMBERVALUE(RIGHT([.A418];3))" office:value-type="string" office:string-value="" calcext:value-type="error">
            <text:p>#ARG!</text:p>
          </table:table-cell>
          <table:table-cell table:formula="of:=NUMBERVALUE(LEFT([.B418];4);&quot;.&quot;)*10^NUMBERVALUE(RIGHT([.B418];3))" office:value-type="float" office:value="1" calcext:value-type="float">
            <text:p>1</text:p>
          </table:table-cell>
          <table:table-cell table:formula="of:=NUMBERVALUE(LEFT([.C418];4);&quot;.&quot;)*10^NUMBERVALUE(RIGHT([.C418];3))" office:value-type="float" office:value="0.36" calcext:value-type="float">
            <text:p>0,36</text:p>
          </table:table-cell>
        </table:table-row>
        <table:table-row table:style-name="ro1">
          <table:table-cell office:value-type="string" calcext:value-type="string">
            <text:p>2.32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3.60e-01</text:p>
          </table:table-cell>
          <table:table-cell table:formula="of:=NUMBERVALUE(LEFT([.A419];5);&quot;.&quot;)*10^NUMBERVALUE(RIGHT([.A419];3))" office:value-type="string" office:string-value="" calcext:value-type="error">
            <text:p>#ARG!</text:p>
          </table:table-cell>
          <table:table-cell table:formula="of:=NUMBERVALUE(LEFT([.B419];4);&quot;.&quot;)*10^NUMBERVALUE(RIGHT([.B419];3))" office:value-type="float" office:value="1" calcext:value-type="float">
            <text:p>1</text:p>
          </table:table-cell>
          <table:table-cell table:formula="of:=NUMBERVALUE(LEFT([.C419];4);&quot;.&quot;)*10^NUMBERVALUE(RIGHT([.C419];3))" office:value-type="float" office:value="0.36" calcext:value-type="float">
            <text:p>0,36</text:p>
          </table:table-cell>
        </table:table-row>
        <table:table-row table:style-name="ro1">
          <table:table-cell office:value-type="string" calcext:value-type="string">
            <text:p>2.34e-03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3.60e-01</text:p>
          </table:table-cell>
          <table:table-cell table:formula="of:=NUMBERVALUE(LEFT([.A420];5);&quot;.&quot;)*10^NUMBERVALUE(RIGHT([.A420];3))" office:value-type="string" office:string-value="" calcext:value-type="error">
            <text:p>#ARG!</text:p>
          </table:table-cell>
          <table:table-cell table:formula="of:=NUMBERVALUE(LEFT([.B420];4);&quot;.&quot;)*10^NUMBERVALUE(RIGHT([.B420];3))" office:value-type="float" office:value="0.96" calcext:value-type="float">
            <text:p>0,96</text:p>
          </table:table-cell>
          <table:table-cell table:formula="of:=NUMBERVALUE(LEFT([.C420];4);&quot;.&quot;)*10^NUMBERVALUE(RIGHT([.C420];3))" office:value-type="float" office:value="0.36" calcext:value-type="float">
            <text:p>0,36</text:p>
          </table:table-cell>
        </table:table-row>
        <table:table-row table:style-name="ro1">
          <table:table-cell office:value-type="string" calcext:value-type="string">
            <text:p>2.36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3.60e-01</text:p>
          </table:table-cell>
          <table:table-cell table:formula="of:=NUMBERVALUE(LEFT([.A421];5);&quot;.&quot;)*10^NUMBERVALUE(RIGHT([.A421];3))" office:value-type="string" office:string-value="" calcext:value-type="error">
            <text:p>#ARG!</text:p>
          </table:table-cell>
          <table:table-cell table:formula="of:=NUMBERVALUE(LEFT([.B421];4);&quot;.&quot;)*10^NUMBERVALUE(RIGHT([.B421];3))" office:value-type="float" office:value="1" calcext:value-type="float">
            <text:p>1</text:p>
          </table:table-cell>
          <table:table-cell table:formula="of:=NUMBERVALUE(LEFT([.C421];4);&quot;.&quot;)*10^NUMBERVALUE(RIGHT([.C421];3))" office:value-type="float" office:value="0.36" calcext:value-type="float">
            <text:p>0,36</text:p>
          </table:table-cell>
        </table:table-row>
        <table:table-row table:style-name="ro1">
          <table:table-cell office:value-type="string" calcext:value-type="string">
            <text:p>2.38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3.80e-01</text:p>
          </table:table-cell>
          <table:table-cell table:formula="of:=NUMBERVALUE(LEFT([.A422];5);&quot;.&quot;)*10^NUMBERVALUE(RIGHT([.A422];3))" office:value-type="string" office:string-value="" calcext:value-type="error">
            <text:p>#ARG!</text:p>
          </table:table-cell>
          <table:table-cell table:formula="of:=NUMBERVALUE(LEFT([.B422];4);&quot;.&quot;)*10^NUMBERVALUE(RIGHT([.B422];3))" office:value-type="float" office:value="1" calcext:value-type="float">
            <text:p>1</text:p>
          </table:table-cell>
          <table:table-cell table:formula="of:=NUMBERVALUE(LEFT([.C422];4);&quot;.&quot;)*10^NUMBERVALUE(RIGHT([.C422];3))"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2.40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3.80e-01</text:p>
          </table:table-cell>
          <table:table-cell table:formula="of:=NUMBERVALUE(LEFT([.A423];5);&quot;.&quot;)*10^NUMBERVALUE(RIGHT([.A423];3))" office:value-type="string" office:string-value="" calcext:value-type="error">
            <text:p>#ARG!</text:p>
          </table:table-cell>
          <table:table-cell table:formula="of:=NUMBERVALUE(LEFT([.B423];4);&quot;.&quot;)*10^NUMBERVALUE(RIGHT([.B423];3))" office:value-type="float" office:value="1" calcext:value-type="float">
            <text:p>1</text:p>
          </table:table-cell>
          <table:table-cell table:formula="of:=NUMBERVALUE(LEFT([.C423];4);&quot;.&quot;)*10^NUMBERVALUE(RIGHT([.C423];3))"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2.42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4.00e-01</text:p>
          </table:table-cell>
          <table:table-cell table:formula="of:=NUMBERVALUE(LEFT([.A424];5);&quot;.&quot;)*10^NUMBERVALUE(RIGHT([.A424];3))" office:value-type="string" office:string-value="" calcext:value-type="error">
            <text:p>#ARG!</text:p>
          </table:table-cell>
          <table:table-cell table:formula="of:=NUMBERVALUE(LEFT([.B424];4);&quot;.&quot;)*10^NUMBERVALUE(RIGHT([.B424];3))" office:value-type="float" office:value="1" calcext:value-type="float">
            <text:p>1</text:p>
          </table:table-cell>
          <table:table-cell table:formula="of:=NUMBERVALUE(LEFT([.C424];4);&quot;.&quot;)*10^NUMBERVALUE(RIGHT([.C424];3))"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2.44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4.00e-01</text:p>
          </table:table-cell>
          <table:table-cell table:formula="of:=NUMBERVALUE(LEFT([.A425];5);&quot;.&quot;)*10^NUMBERVALUE(RIGHT([.A425];3))" office:value-type="string" office:string-value="" calcext:value-type="error">
            <text:p>#ARG!</text:p>
          </table:table-cell>
          <table:table-cell table:formula="of:=NUMBERVALUE(LEFT([.B425];4);&quot;.&quot;)*10^NUMBERVALUE(RIGHT([.B425];3))" office:value-type="float" office:value="1" calcext:value-type="float">
            <text:p>1</text:p>
          </table:table-cell>
          <table:table-cell table:formula="of:=NUMBERVALUE(LEFT([.C425];4);&quot;.&quot;)*10^NUMBERVALUE(RIGHT([.C425];3))"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2.46e-03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4.20e-01</text:p>
          </table:table-cell>
          <table:table-cell table:formula="of:=NUMBERVALUE(LEFT([.A426];5);&quot;.&quot;)*10^NUMBERVALUE(RIGHT([.A426];3))" office:value-type="string" office:string-value="" calcext:value-type="error">
            <text:p>#ARG!</text:p>
          </table:table-cell>
          <table:table-cell table:formula="of:=NUMBERVALUE(LEFT([.B426];4);&quot;.&quot;)*10^NUMBERVALUE(RIGHT([.B426];3))" office:value-type="float" office:value="0.96" calcext:value-type="float">
            <text:p>0,96</text:p>
          </table:table-cell>
          <table:table-cell table:formula="of:=NUMBERVALUE(LEFT([.C426];4);&quot;.&quot;)*10^NUMBERVALUE(RIGHT([.C426];3))" office:value-type="float" office:value="0.42" calcext:value-type="float">
            <text:p>0,42</text:p>
          </table:table-cell>
        </table:table-row>
        <table:table-row table:style-name="ro1">
          <table:table-cell office:value-type="string" calcext:value-type="string">
            <text:p>2.48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3.80e-01</text:p>
          </table:table-cell>
          <table:table-cell table:formula="of:=NUMBERVALUE(LEFT([.A427];5);&quot;.&quot;)*10^NUMBERVALUE(RIGHT([.A427];3))" office:value-type="string" office:string-value="" calcext:value-type="error">
            <text:p>#ARG!</text:p>
          </table:table-cell>
          <table:table-cell table:formula="of:=NUMBERVALUE(LEFT([.B427];4);&quot;.&quot;)*10^NUMBERVALUE(RIGHT([.B427];3))" office:value-type="float" office:value="1" calcext:value-type="float">
            <text:p>1</text:p>
          </table:table-cell>
          <table:table-cell table:formula="of:=NUMBERVALUE(LEFT([.C427];4);&quot;.&quot;)*10^NUMBERVALUE(RIGHT([.C427];3))"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2.50e-03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4.20e-01</text:p>
          </table:table-cell>
          <table:table-cell table:formula="of:=NUMBERVALUE(LEFT([.A428];5);&quot;.&quot;)*10^NUMBERVALUE(RIGHT([.A428];3))" office:value-type="string" office:string-value="" calcext:value-type="error">
            <text:p>#ARG!</text:p>
          </table:table-cell>
          <table:table-cell table:formula="of:=NUMBERVALUE(LEFT([.B428];4);&quot;.&quot;)*10^NUMBERVALUE(RIGHT([.B428];3))" office:value-type="float" office:value="0.96" calcext:value-type="float">
            <text:p>0,96</text:p>
          </table:table-cell>
          <table:table-cell table:formula="of:=NUMBERVALUE(LEFT([.C428];4);&quot;.&quot;)*10^NUMBERVALUE(RIGHT([.C428];3))" office:value-type="float" office:value="0.42" calcext:value-type="float">
            <text:p>0,42</text:p>
          </table:table-cell>
        </table:table-row>
        <table:table-row table:style-name="ro1">
          <table:table-cell office:value-type="string" calcext:value-type="string">
            <text:p>2.52e-03</text:p>
          </table:table-cell>
          <table:table-cell office:value-type="string" calcext:value-type="string">
            <text:p>1.04e+00</text:p>
          </table:table-cell>
          <table:table-cell office:value-type="string" calcext:value-type="string">
            <text:p>4.40e-01</text:p>
          </table:table-cell>
          <table:table-cell table:formula="of:=NUMBERVALUE(LEFT([.A429];5);&quot;.&quot;)*10^NUMBERVALUE(RIGHT([.A429];3))" office:value-type="string" office:string-value="" calcext:value-type="error">
            <text:p>#ARG!</text:p>
          </table:table-cell>
          <table:table-cell table:formula="of:=NUMBERVALUE(LEFT([.B429];4);&quot;.&quot;)*10^NUMBERVALUE(RIGHT([.B429];3))" office:value-type="float" office:value="1.04" calcext:value-type="float">
            <text:p>1,04</text:p>
          </table:table-cell>
          <table:table-cell table:formula="of:=NUMBERVALUE(LEFT([.C429];4);&quot;.&quot;)*10^NUMBERVALUE(RIGHT([.C429];3))" office:value-type="float" office:value="0.44" calcext:value-type="float">
            <text:p>0,44</text:p>
          </table:table-cell>
        </table:table-row>
        <table:table-row table:style-name="ro1">
          <table:table-cell office:value-type="string" calcext:value-type="string">
            <text:p>2.54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4.40e-01</text:p>
          </table:table-cell>
          <table:table-cell table:formula="of:=NUMBERVALUE(LEFT([.A430];5);&quot;.&quot;)*10^NUMBERVALUE(RIGHT([.A430];3))" office:value-type="string" office:string-value="" calcext:value-type="error">
            <text:p>#ARG!</text:p>
          </table:table-cell>
          <table:table-cell table:formula="of:=NUMBERVALUE(LEFT([.B430];4);&quot;.&quot;)*10^NUMBERVALUE(RIGHT([.B430];3))" office:value-type="float" office:value="1" calcext:value-type="float">
            <text:p>1</text:p>
          </table:table-cell>
          <table:table-cell table:formula="of:=NUMBERVALUE(LEFT([.C430];4);&quot;.&quot;)*10^NUMBERVALUE(RIGHT([.C430];3))" office:value-type="float" office:value="0.44" calcext:value-type="float">
            <text:p>0,44</text:p>
          </table:table-cell>
        </table:table-row>
        <table:table-row table:style-name="ro1">
          <table:table-cell office:value-type="string" calcext:value-type="string">
            <text:p>2.56e-03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4.40e-01</text:p>
          </table:table-cell>
          <table:table-cell table:formula="of:=NUMBERVALUE(LEFT([.A431];5);&quot;.&quot;)*10^NUMBERVALUE(RIGHT([.A431];3))" office:value-type="string" office:string-value="" calcext:value-type="error">
            <text:p>#ARG!</text:p>
          </table:table-cell>
          <table:table-cell table:formula="of:=NUMBERVALUE(LEFT([.B431];4);&quot;.&quot;)*10^NUMBERVALUE(RIGHT([.B431];3))" office:value-type="float" office:value="0.96" calcext:value-type="float">
            <text:p>0,96</text:p>
          </table:table-cell>
          <table:table-cell table:formula="of:=NUMBERVALUE(LEFT([.C431];4);&quot;.&quot;)*10^NUMBERVALUE(RIGHT([.C431];3))" office:value-type="float" office:value="0.44" calcext:value-type="float">
            <text:p>0,44</text:p>
          </table:table-cell>
        </table:table-row>
        <table:table-row table:style-name="ro1">
          <table:table-cell office:value-type="string" calcext:value-type="string">
            <text:p>2.58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4.40e-01</text:p>
          </table:table-cell>
          <table:table-cell table:formula="of:=NUMBERVALUE(LEFT([.A432];5);&quot;.&quot;)*10^NUMBERVALUE(RIGHT([.A432];3))" office:value-type="string" office:string-value="" calcext:value-type="error">
            <text:p>#ARG!</text:p>
          </table:table-cell>
          <table:table-cell table:formula="of:=NUMBERVALUE(LEFT([.B432];4);&quot;.&quot;)*10^NUMBERVALUE(RIGHT([.B432];3))" office:value-type="float" office:value="1" calcext:value-type="float">
            <text:p>1</text:p>
          </table:table-cell>
          <table:table-cell table:formula="of:=NUMBERVALUE(LEFT([.C432];4);&quot;.&quot;)*10^NUMBERVALUE(RIGHT([.C432];3))" office:value-type="float" office:value="0.44" calcext:value-type="float">
            <text:p>0,44</text:p>
          </table:table-cell>
        </table:table-row>
        <table:table-row table:style-name="ro1">
          <table:table-cell office:value-type="string" calcext:value-type="string">
            <text:p>2.60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4.60e-01</text:p>
          </table:table-cell>
          <table:table-cell table:formula="of:=NUMBERVALUE(LEFT([.A433];5);&quot;.&quot;)*10^NUMBERVALUE(RIGHT([.A433];3))" office:value-type="string" office:string-value="" calcext:value-type="error">
            <text:p>#ARG!</text:p>
          </table:table-cell>
          <table:table-cell table:formula="of:=NUMBERVALUE(LEFT([.B433];4);&quot;.&quot;)*10^NUMBERVALUE(RIGHT([.B433];3))" office:value-type="float" office:value="1" calcext:value-type="float">
            <text:p>1</text:p>
          </table:table-cell>
          <table:table-cell table:formula="of:=NUMBERVALUE(LEFT([.C433];4);&quot;.&quot;)*10^NUMBERVALUE(RIGHT([.C433];3))" office:value-type="float" office:value="0.46" calcext:value-type="float">
            <text:p>0,46</text:p>
          </table:table-cell>
        </table:table-row>
        <table:table-row table:style-name="ro1">
          <table:table-cell office:value-type="string" calcext:value-type="string">
            <text:p>2.62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4.60e-01</text:p>
          </table:table-cell>
          <table:table-cell table:formula="of:=NUMBERVALUE(LEFT([.A434];5);&quot;.&quot;)*10^NUMBERVALUE(RIGHT([.A434];3))" office:value-type="string" office:string-value="" calcext:value-type="error">
            <text:p>#ARG!</text:p>
          </table:table-cell>
          <table:table-cell table:formula="of:=NUMBERVALUE(LEFT([.B434];4);&quot;.&quot;)*10^NUMBERVALUE(RIGHT([.B434];3))" office:value-type="float" office:value="1" calcext:value-type="float">
            <text:p>1</text:p>
          </table:table-cell>
          <table:table-cell table:formula="of:=NUMBERVALUE(LEFT([.C434];4);&quot;.&quot;)*10^NUMBERVALUE(RIGHT([.C434];3))" office:value-type="float" office:value="0.46" calcext:value-type="float">
            <text:p>0,46</text:p>
          </table:table-cell>
        </table:table-row>
        <table:table-row table:style-name="ro1">
          <table:table-cell office:value-type="string" calcext:value-type="string">
            <text:p>2.64e-03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4.60e-01</text:p>
          </table:table-cell>
          <table:table-cell table:formula="of:=NUMBERVALUE(LEFT([.A435];5);&quot;.&quot;)*10^NUMBERVALUE(RIGHT([.A435];3))" office:value-type="string" office:string-value="" calcext:value-type="error">
            <text:p>#ARG!</text:p>
          </table:table-cell>
          <table:table-cell table:formula="of:=NUMBERVALUE(LEFT([.B435];4);&quot;.&quot;)*10^NUMBERVALUE(RIGHT([.B435];3))" office:value-type="float" office:value="0.96" calcext:value-type="float">
            <text:p>0,96</text:p>
          </table:table-cell>
          <table:table-cell table:formula="of:=NUMBERVALUE(LEFT([.C435];4);&quot;.&quot;)*10^NUMBERVALUE(RIGHT([.C435];3))" office:value-type="float" office:value="0.46" calcext:value-type="float">
            <text:p>0,46</text:p>
          </table:table-cell>
        </table:table-row>
        <table:table-row table:style-name="ro1">
          <table:table-cell office:value-type="string" calcext:value-type="string">
            <text:p>2.66e-03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4.60e-01</text:p>
          </table:table-cell>
          <table:table-cell table:formula="of:=NUMBERVALUE(LEFT([.A436];5);&quot;.&quot;)*10^NUMBERVALUE(RIGHT([.A436];3))" office:value-type="string" office:string-value="" calcext:value-type="error">
            <text:p>#ARG!</text:p>
          </table:table-cell>
          <table:table-cell table:formula="of:=NUMBERVALUE(LEFT([.B436];4);&quot;.&quot;)*10^NUMBERVALUE(RIGHT([.B436];3))" office:value-type="float" office:value="0.96" calcext:value-type="float">
            <text:p>0,96</text:p>
          </table:table-cell>
          <table:table-cell table:formula="of:=NUMBERVALUE(LEFT([.C436];4);&quot;.&quot;)*10^NUMBERVALUE(RIGHT([.C436];3))" office:value-type="float" office:value="0.46" calcext:value-type="float">
            <text:p>0,46</text:p>
          </table:table-cell>
        </table:table-row>
        <table:table-row table:style-name="ro1">
          <table:table-cell office:value-type="string" calcext:value-type="string">
            <text:p>2.68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4.60e-01</text:p>
          </table:table-cell>
          <table:table-cell table:formula="of:=NUMBERVALUE(LEFT([.A437];5);&quot;.&quot;)*10^NUMBERVALUE(RIGHT([.A437];3))" office:value-type="string" office:string-value="" calcext:value-type="error">
            <text:p>#ARG!</text:p>
          </table:table-cell>
          <table:table-cell table:formula="of:=NUMBERVALUE(LEFT([.B437];4);&quot;.&quot;)*10^NUMBERVALUE(RIGHT([.B437];3))" office:value-type="float" office:value="1" calcext:value-type="float">
            <text:p>1</text:p>
          </table:table-cell>
          <table:table-cell table:formula="of:=NUMBERVALUE(LEFT([.C437];4);&quot;.&quot;)*10^NUMBERVALUE(RIGHT([.C437];3))" office:value-type="float" office:value="0.46" calcext:value-type="float">
            <text:p>0,46</text:p>
          </table:table-cell>
        </table:table-row>
        <table:table-row table:style-name="ro1">
          <table:table-cell office:value-type="string" calcext:value-type="string">
            <text:p>2.70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4.80e-01</text:p>
          </table:table-cell>
          <table:table-cell table:formula="of:=NUMBERVALUE(LEFT([.A438];5);&quot;.&quot;)*10^NUMBERVALUE(RIGHT([.A438];3))" office:value-type="string" office:string-value="" calcext:value-type="error">
            <text:p>#ARG!</text:p>
          </table:table-cell>
          <table:table-cell table:formula="of:=NUMBERVALUE(LEFT([.B438];4);&quot;.&quot;)*10^NUMBERVALUE(RIGHT([.B438];3))" office:value-type="float" office:value="1" calcext:value-type="float">
            <text:p>1</text:p>
          </table:table-cell>
          <table:table-cell table:formula="of:=NUMBERVALUE(LEFT([.C438];4);&quot;.&quot;)*10^NUMBERVALUE(RIGHT([.C438];3))" office:value-type="float" office:value="0.48" calcext:value-type="float">
            <text:p>0,48</text:p>
          </table:table-cell>
        </table:table-row>
        <table:table-row table:style-name="ro1">
          <table:table-cell office:value-type="string" calcext:value-type="string">
            <text:p>2.72e-03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4.80e-01</text:p>
          </table:table-cell>
          <table:table-cell table:formula="of:=NUMBERVALUE(LEFT([.A439];5);&quot;.&quot;)*10^NUMBERVALUE(RIGHT([.A439];3))" office:value-type="string" office:string-value="" calcext:value-type="error">
            <text:p>#ARG!</text:p>
          </table:table-cell>
          <table:table-cell table:formula="of:=NUMBERVALUE(LEFT([.B439];4);&quot;.&quot;)*10^NUMBERVALUE(RIGHT([.B439];3))" office:value-type="float" office:value="0.96" calcext:value-type="float">
            <text:p>0,96</text:p>
          </table:table-cell>
          <table:table-cell table:formula="of:=NUMBERVALUE(LEFT([.C439];4);&quot;.&quot;)*10^NUMBERVALUE(RIGHT([.C439];3))" office:value-type="float" office:value="0.48" calcext:value-type="float">
            <text:p>0,48</text:p>
          </table:table-cell>
        </table:table-row>
        <table:table-row table:style-name="ro1">
          <table:table-cell office:value-type="string" calcext:value-type="string">
            <text:p>2.74e-03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5.20e-01</text:p>
          </table:table-cell>
          <table:table-cell table:formula="of:=NUMBERVALUE(LEFT([.A440];5);&quot;.&quot;)*10^NUMBERVALUE(RIGHT([.A440];3))" office:value-type="string" office:string-value="" calcext:value-type="error">
            <text:p>#ARG!</text:p>
          </table:table-cell>
          <table:table-cell table:formula="of:=NUMBERVALUE(LEFT([.B440];4);&quot;.&quot;)*10^NUMBERVALUE(RIGHT([.B440];3))" office:value-type="float" office:value="0.96" calcext:value-type="float">
            <text:p>0,96</text:p>
          </table:table-cell>
          <table:table-cell table:formula="of:=NUMBERVALUE(LEFT([.C440];4);&quot;.&quot;)*10^NUMBERVALUE(RIGHT([.C440];3))" office:value-type="float" office:value="0.52" calcext:value-type="float">
            <text:p>0,52</text:p>
          </table:table-cell>
        </table:table-row>
        <table:table-row table:style-name="ro1">
          <table:table-cell office:value-type="string" calcext:value-type="string">
            <text:p>2.76e-03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5.00e-01</text:p>
          </table:table-cell>
          <table:table-cell table:formula="of:=NUMBERVALUE(LEFT([.A441];5);&quot;.&quot;)*10^NUMBERVALUE(RIGHT([.A441];3))" office:value-type="string" office:string-value="" calcext:value-type="error">
            <text:p>#ARG!</text:p>
          </table:table-cell>
          <table:table-cell table:formula="of:=NUMBERVALUE(LEFT([.B441];4);&quot;.&quot;)*10^NUMBERVALUE(RIGHT([.B441];3))" office:value-type="float" office:value="0.96" calcext:value-type="float">
            <text:p>0,96</text:p>
          </table:table-cell>
          <table:table-cell table:formula="of:=NUMBERVALUE(LEFT([.C441];4);&quot;.&quot;)*10^NUMBERVALUE(RIGHT([.C441];3))"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2.78e-03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5.00e-01</text:p>
          </table:table-cell>
          <table:table-cell table:formula="of:=NUMBERVALUE(LEFT([.A442];5);&quot;.&quot;)*10^NUMBERVALUE(RIGHT([.A442];3))" office:value-type="string" office:string-value="" calcext:value-type="error">
            <text:p>#ARG!</text:p>
          </table:table-cell>
          <table:table-cell table:formula="of:=NUMBERVALUE(LEFT([.B442];4);&quot;.&quot;)*10^NUMBERVALUE(RIGHT([.B442];3))" office:value-type="float" office:value="0.96" calcext:value-type="float">
            <text:p>0,96</text:p>
          </table:table-cell>
          <table:table-cell table:formula="of:=NUMBERVALUE(LEFT([.C442];4);&quot;.&quot;)*10^NUMBERVALUE(RIGHT([.C442];3))"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2.80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5.00e-01</text:p>
          </table:table-cell>
          <table:table-cell table:formula="of:=NUMBERVALUE(LEFT([.A443];5);&quot;.&quot;)*10^NUMBERVALUE(RIGHT([.A443];3))" office:value-type="string" office:string-value="" calcext:value-type="error">
            <text:p>#ARG!</text:p>
          </table:table-cell>
          <table:table-cell table:formula="of:=NUMBERVALUE(LEFT([.B443];4);&quot;.&quot;)*10^NUMBERVALUE(RIGHT([.B443];3))" office:value-type="float" office:value="1" calcext:value-type="float">
            <text:p>1</text:p>
          </table:table-cell>
          <table:table-cell table:formula="of:=NUMBERVALUE(LEFT([.C443];4);&quot;.&quot;)*10^NUMBERVALUE(RIGHT([.C443];3))"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2.82e-03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5.20e-01</text:p>
          </table:table-cell>
          <table:table-cell table:formula="of:=NUMBERVALUE(LEFT([.A444];5);&quot;.&quot;)*10^NUMBERVALUE(RIGHT([.A444];3))" office:value-type="string" office:string-value="" calcext:value-type="error">
            <text:p>#ARG!</text:p>
          </table:table-cell>
          <table:table-cell table:formula="of:=NUMBERVALUE(LEFT([.B444];4);&quot;.&quot;)*10^NUMBERVALUE(RIGHT([.B444];3))" office:value-type="float" office:value="0.96" calcext:value-type="float">
            <text:p>0,96</text:p>
          </table:table-cell>
          <table:table-cell table:formula="of:=NUMBERVALUE(LEFT([.C444];4);&quot;.&quot;)*10^NUMBERVALUE(RIGHT([.C444];3))" office:value-type="float" office:value="0.52" calcext:value-type="float">
            <text:p>0,52</text:p>
          </table:table-cell>
        </table:table-row>
        <table:table-row table:style-name="ro1">
          <table:table-cell office:value-type="string" calcext:value-type="string">
            <text:p>2.84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5.40e-01</text:p>
          </table:table-cell>
          <table:table-cell table:formula="of:=NUMBERVALUE(LEFT([.A445];5);&quot;.&quot;)*10^NUMBERVALUE(RIGHT([.A445];3))" office:value-type="string" office:string-value="" calcext:value-type="error">
            <text:p>#ARG!</text:p>
          </table:table-cell>
          <table:table-cell table:formula="of:=NUMBERVALUE(LEFT([.B445];4);&quot;.&quot;)*10^NUMBERVALUE(RIGHT([.B445];3))" office:value-type="float" office:value="1" calcext:value-type="float">
            <text:p>1</text:p>
          </table:table-cell>
          <table:table-cell table:formula="of:=NUMBERVALUE(LEFT([.C445];4);&quot;.&quot;)*10^NUMBERVALUE(RIGHT([.C445];3))" office:value-type="float" office:value="0.54" calcext:value-type="float">
            <text:p>0,54</text:p>
          </table:table-cell>
        </table:table-row>
        <table:table-row table:style-name="ro1">
          <table:table-cell office:value-type="string" calcext:value-type="string">
            <text:p>2.86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5.20e-01</text:p>
          </table:table-cell>
          <table:table-cell table:formula="of:=NUMBERVALUE(LEFT([.A446];5);&quot;.&quot;)*10^NUMBERVALUE(RIGHT([.A446];3))" office:value-type="string" office:string-value="" calcext:value-type="error">
            <text:p>#ARG!</text:p>
          </table:table-cell>
          <table:table-cell table:formula="of:=NUMBERVALUE(LEFT([.B446];4);&quot;.&quot;)*10^NUMBERVALUE(RIGHT([.B446];3))" office:value-type="float" office:value="1" calcext:value-type="float">
            <text:p>1</text:p>
          </table:table-cell>
          <table:table-cell table:formula="of:=NUMBERVALUE(LEFT([.C446];4);&quot;.&quot;)*10^NUMBERVALUE(RIGHT([.C446];3))" office:value-type="float" office:value="0.52" calcext:value-type="float">
            <text:p>0,52</text:p>
          </table:table-cell>
        </table:table-row>
        <table:table-row table:style-name="ro1">
          <table:table-cell office:value-type="string" calcext:value-type="string">
            <text:p>2.88e-03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5.40e-01</text:p>
          </table:table-cell>
          <table:table-cell table:formula="of:=NUMBERVALUE(LEFT([.A447];5);&quot;.&quot;)*10^NUMBERVALUE(RIGHT([.A447];3))" office:value-type="string" office:string-value="" calcext:value-type="error">
            <text:p>#ARG!</text:p>
          </table:table-cell>
          <table:table-cell table:formula="of:=NUMBERVALUE(LEFT([.B447];4);&quot;.&quot;)*10^NUMBERVALUE(RIGHT([.B447];3))" office:value-type="float" office:value="0.96" calcext:value-type="float">
            <text:p>0,96</text:p>
          </table:table-cell>
          <table:table-cell table:formula="of:=NUMBERVALUE(LEFT([.C447];4);&quot;.&quot;)*10^NUMBERVALUE(RIGHT([.C447];3))" office:value-type="float" office:value="0.54" calcext:value-type="float">
            <text:p>0,54</text:p>
          </table:table-cell>
        </table:table-row>
        <table:table-row table:style-name="ro1">
          <table:table-cell office:value-type="string" calcext:value-type="string">
            <text:p>2.90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5.40e-01</text:p>
          </table:table-cell>
          <table:table-cell table:formula="of:=NUMBERVALUE(LEFT([.A448];5);&quot;.&quot;)*10^NUMBERVALUE(RIGHT([.A448];3))" office:value-type="string" office:string-value="" calcext:value-type="error">
            <text:p>#ARG!</text:p>
          </table:table-cell>
          <table:table-cell table:formula="of:=NUMBERVALUE(LEFT([.B448];4);&quot;.&quot;)*10^NUMBERVALUE(RIGHT([.B448];3))" office:value-type="float" office:value="1" calcext:value-type="float">
            <text:p>1</text:p>
          </table:table-cell>
          <table:table-cell table:formula="of:=NUMBERVALUE(LEFT([.C448];4);&quot;.&quot;)*10^NUMBERVALUE(RIGHT([.C448];3))" office:value-type="float" office:value="0.54" calcext:value-type="float">
            <text:p>0,54</text:p>
          </table:table-cell>
        </table:table-row>
        <table:table-row table:style-name="ro1">
          <table:table-cell office:value-type="string" calcext:value-type="string">
            <text:p>2.92e-03</text:p>
          </table:table-cell>
          <table:table-cell office:value-type="string" calcext:value-type="string">
            <text:p>1.04e+00</text:p>
          </table:table-cell>
          <table:table-cell office:value-type="string" calcext:value-type="string">
            <text:p>5.40e-01</text:p>
          </table:table-cell>
          <table:table-cell table:formula="of:=NUMBERVALUE(LEFT([.A449];5);&quot;.&quot;)*10^NUMBERVALUE(RIGHT([.A449];3))" office:value-type="string" office:string-value="" calcext:value-type="error">
            <text:p>#ARG!</text:p>
          </table:table-cell>
          <table:table-cell table:formula="of:=NUMBERVALUE(LEFT([.B449];4);&quot;.&quot;)*10^NUMBERVALUE(RIGHT([.B449];3))" office:value-type="float" office:value="1.04" calcext:value-type="float">
            <text:p>1,04</text:p>
          </table:table-cell>
          <table:table-cell table:formula="of:=NUMBERVALUE(LEFT([.C449];4);&quot;.&quot;)*10^NUMBERVALUE(RIGHT([.C449];3))" office:value-type="float" office:value="0.54" calcext:value-type="float">
            <text:p>0,54</text:p>
          </table:table-cell>
        </table:table-row>
        <table:table-row table:style-name="ro1">
          <table:table-cell office:value-type="string" calcext:value-type="string">
            <text:p>2.94e-03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5.20e-01</text:p>
          </table:table-cell>
          <table:table-cell table:formula="of:=NUMBERVALUE(LEFT([.A450];5);&quot;.&quot;)*10^NUMBERVALUE(RIGHT([.A450];3))" office:value-type="string" office:string-value="" calcext:value-type="error">
            <text:p>#ARG!</text:p>
          </table:table-cell>
          <table:table-cell table:formula="of:=NUMBERVALUE(LEFT([.B450];4);&quot;.&quot;)*10^NUMBERVALUE(RIGHT([.B450];3))" office:value-type="float" office:value="0.96" calcext:value-type="float">
            <text:p>0,96</text:p>
          </table:table-cell>
          <table:table-cell table:formula="of:=NUMBERVALUE(LEFT([.C450];4);&quot;.&quot;)*10^NUMBERVALUE(RIGHT([.C450];3))" office:value-type="float" office:value="0.52" calcext:value-type="float">
            <text:p>0,52</text:p>
          </table:table-cell>
        </table:table-row>
        <table:table-row table:style-name="ro1">
          <table:table-cell office:value-type="string" calcext:value-type="string">
            <text:p>2.96e-03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5.40e-01</text:p>
          </table:table-cell>
          <table:table-cell table:formula="of:=NUMBERVALUE(LEFT([.A451];5);&quot;.&quot;)*10^NUMBERVALUE(RIGHT([.A451];3))" office:value-type="string" office:string-value="" calcext:value-type="error">
            <text:p>#ARG!</text:p>
          </table:table-cell>
          <table:table-cell table:formula="of:=NUMBERVALUE(LEFT([.B451];4);&quot;.&quot;)*10^NUMBERVALUE(RIGHT([.B451];3))" office:value-type="float" office:value="0.96" calcext:value-type="float">
            <text:p>0,96</text:p>
          </table:table-cell>
          <table:table-cell table:formula="of:=NUMBERVALUE(LEFT([.C451];4);&quot;.&quot;)*10^NUMBERVALUE(RIGHT([.C451];3))" office:value-type="float" office:value="0.54" calcext:value-type="float">
            <text:p>0,54</text:p>
          </table:table-cell>
        </table:table-row>
        <table:table-row table:style-name="ro1">
          <table:table-cell office:value-type="string" calcext:value-type="string">
            <text:p>2.98e-03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5.40e-01</text:p>
          </table:table-cell>
          <table:table-cell table:formula="of:=NUMBERVALUE(LEFT([.A452];5);&quot;.&quot;)*10^NUMBERVALUE(RIGHT([.A452];3))" office:value-type="string" office:string-value="" calcext:value-type="error">
            <text:p>#ARG!</text:p>
          </table:table-cell>
          <table:table-cell table:formula="of:=NUMBERVALUE(LEFT([.B452];4);&quot;.&quot;)*10^NUMBERVALUE(RIGHT([.B452];3))" office:value-type="float" office:value="0.96" calcext:value-type="float">
            <text:p>0,96</text:p>
          </table:table-cell>
          <table:table-cell table:formula="of:=NUMBERVALUE(LEFT([.C452];4);&quot;.&quot;)*10^NUMBERVALUE(RIGHT([.C452];3))" office:value-type="float" office:value="0.54" calcext:value-type="float">
            <text:p>0,54</text:p>
          </table:table-cell>
        </table:table-row>
        <table:table-row table:style-name="ro1">
          <table:table-cell office:value-type="string" calcext:value-type="string">
            <text:p>3.00e-03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5.60e-01</text:p>
          </table:table-cell>
          <table:table-cell table:formula="of:=NUMBERVALUE(LEFT([.A453];5);&quot;.&quot;)*10^NUMBERVALUE(RIGHT([.A453];3))" office:value-type="string" office:string-value="" calcext:value-type="error">
            <text:p>#ARG!</text:p>
          </table:table-cell>
          <table:table-cell table:formula="of:=NUMBERVALUE(LEFT([.B453];4);&quot;.&quot;)*10^NUMBERVALUE(RIGHT([.B453];3))" office:value-type="float" office:value="0.96" calcext:value-type="float">
            <text:p>0,96</text:p>
          </table:table-cell>
          <table:table-cell table:formula="of:=NUMBERVALUE(LEFT([.C453];4);&quot;.&quot;)*10^NUMBERVALUE(RIGHT([.C453];3))" office:value-type="float" office:value="0.56" calcext:value-type="float">
            <text:p>0,56</text:p>
          </table:table-cell>
        </table:table-row>
        <table:table-row table:style-name="ro1">
          <table:table-cell office:value-type="string" calcext:value-type="string">
            <text:p>3.02e-03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5.60e-01</text:p>
          </table:table-cell>
          <table:table-cell table:formula="of:=NUMBERVALUE(LEFT([.A454];5);&quot;.&quot;)*10^NUMBERVALUE(RIGHT([.A454];3))" office:value-type="string" office:string-value="" calcext:value-type="error">
            <text:p>#ARG!</text:p>
          </table:table-cell>
          <table:table-cell table:formula="of:=NUMBERVALUE(LEFT([.B454];4);&quot;.&quot;)*10^NUMBERVALUE(RIGHT([.B454];3))" office:value-type="float" office:value="0.96" calcext:value-type="float">
            <text:p>0,96</text:p>
          </table:table-cell>
          <table:table-cell table:formula="of:=NUMBERVALUE(LEFT([.C454];4);&quot;.&quot;)*10^NUMBERVALUE(RIGHT([.C454];3))" office:value-type="float" office:value="0.56" calcext:value-type="float">
            <text:p>0,56</text:p>
          </table:table-cell>
        </table:table-row>
        <table:table-row table:style-name="ro1">
          <table:table-cell office:value-type="string" calcext:value-type="string">
            <text:p>3.04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5.60e-01</text:p>
          </table:table-cell>
          <table:table-cell table:formula="of:=NUMBERVALUE(LEFT([.A455];5);&quot;.&quot;)*10^NUMBERVALUE(RIGHT([.A455];3))" office:value-type="string" office:string-value="" calcext:value-type="error">
            <text:p>#ARG!</text:p>
          </table:table-cell>
          <table:table-cell table:formula="of:=NUMBERVALUE(LEFT([.B455];4);&quot;.&quot;)*10^NUMBERVALUE(RIGHT([.B455];3))" office:value-type="float" office:value="1" calcext:value-type="float">
            <text:p>1</text:p>
          </table:table-cell>
          <table:table-cell table:formula="of:=NUMBERVALUE(LEFT([.C455];4);&quot;.&quot;)*10^NUMBERVALUE(RIGHT([.C455];3))" office:value-type="float" office:value="0.56" calcext:value-type="float">
            <text:p>0,56</text:p>
          </table:table-cell>
        </table:table-row>
        <table:table-row table:style-name="ro1">
          <table:table-cell office:value-type="string" calcext:value-type="string">
            <text:p>3.06e-03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5.60e-01</text:p>
          </table:table-cell>
          <table:table-cell table:formula="of:=NUMBERVALUE(LEFT([.A456];5);&quot;.&quot;)*10^NUMBERVALUE(RIGHT([.A456];3))" office:value-type="string" office:string-value="" calcext:value-type="error">
            <text:p>#ARG!</text:p>
          </table:table-cell>
          <table:table-cell table:formula="of:=NUMBERVALUE(LEFT([.B456];4);&quot;.&quot;)*10^NUMBERVALUE(RIGHT([.B456];3))" office:value-type="float" office:value="0.96" calcext:value-type="float">
            <text:p>0,96</text:p>
          </table:table-cell>
          <table:table-cell table:formula="of:=NUMBERVALUE(LEFT([.C456];4);&quot;.&quot;)*10^NUMBERVALUE(RIGHT([.C456];3))" office:value-type="float" office:value="0.56" calcext:value-type="float">
            <text:p>0,56</text:p>
          </table:table-cell>
        </table:table-row>
        <table:table-row table:style-name="ro1">
          <table:table-cell office:value-type="string" calcext:value-type="string">
            <text:p>3.08e-03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5.80e-01</text:p>
          </table:table-cell>
          <table:table-cell table:formula="of:=NUMBERVALUE(LEFT([.A457];5);&quot;.&quot;)*10^NUMBERVALUE(RIGHT([.A457];3))" office:value-type="string" office:string-value="" calcext:value-type="error">
            <text:p>#ARG!</text:p>
          </table:table-cell>
          <table:table-cell table:formula="of:=NUMBERVALUE(LEFT([.B457];4);&quot;.&quot;)*10^NUMBERVALUE(RIGHT([.B457];3))" office:value-type="float" office:value="0.96" calcext:value-type="float">
            <text:p>0,96</text:p>
          </table:table-cell>
          <table:table-cell table:formula="of:=NUMBERVALUE(LEFT([.C457];4);&quot;.&quot;)*10^NUMBERVALUE(RIGHT([.C457];3))" office:value-type="float" office:value="0.58" calcext:value-type="float">
            <text:p>0,58</text:p>
          </table:table-cell>
        </table:table-row>
        <table:table-row table:style-name="ro1">
          <table:table-cell office:value-type="string" calcext:value-type="string">
            <text:p>3.10e-03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5.80e-01</text:p>
          </table:table-cell>
          <table:table-cell table:formula="of:=NUMBERVALUE(LEFT([.A458];5);&quot;.&quot;)*10^NUMBERVALUE(RIGHT([.A458];3))" office:value-type="string" office:string-value="" calcext:value-type="error">
            <text:p>#ARG!</text:p>
          </table:table-cell>
          <table:table-cell table:formula="of:=NUMBERVALUE(LEFT([.B458];4);&quot;.&quot;)*10^NUMBERVALUE(RIGHT([.B458];3))" office:value-type="float" office:value="0.96" calcext:value-type="float">
            <text:p>0,96</text:p>
          </table:table-cell>
          <table:table-cell table:formula="of:=NUMBERVALUE(LEFT([.C458];4);&quot;.&quot;)*10^NUMBERVALUE(RIGHT([.C458];3))" office:value-type="float" office:value="0.58" calcext:value-type="float">
            <text:p>0,58</text:p>
          </table:table-cell>
        </table:table-row>
        <table:table-row table:style-name="ro1">
          <table:table-cell office:value-type="string" calcext:value-type="string">
            <text:p>3.12e-03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6.00e-01</text:p>
          </table:table-cell>
          <table:table-cell table:formula="of:=NUMBERVALUE(LEFT([.A459];5);&quot;.&quot;)*10^NUMBERVALUE(RIGHT([.A459];3))" office:value-type="string" office:string-value="" calcext:value-type="error">
            <text:p>#ARG!</text:p>
          </table:table-cell>
          <table:table-cell table:formula="of:=NUMBERVALUE(LEFT([.B459];4);&quot;.&quot;)*10^NUMBERVALUE(RIGHT([.B459];3))" office:value-type="float" office:value="0.96" calcext:value-type="float">
            <text:p>0,96</text:p>
          </table:table-cell>
          <table:table-cell table:formula="of:=NUMBERVALUE(LEFT([.C459];4);&quot;.&quot;)*10^NUMBERVALUE(RIGHT([.C459];3))"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3.14e-03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6.00e-01</text:p>
          </table:table-cell>
          <table:table-cell table:formula="of:=NUMBERVALUE(LEFT([.A460];5);&quot;.&quot;)*10^NUMBERVALUE(RIGHT([.A460];3))" office:value-type="string" office:string-value="" calcext:value-type="error">
            <text:p>#ARG!</text:p>
          </table:table-cell>
          <table:table-cell table:formula="of:=NUMBERVALUE(LEFT([.B460];4);&quot;.&quot;)*10^NUMBERVALUE(RIGHT([.B460];3))" office:value-type="float" office:value="-1" calcext:value-type="float">
            <text:p>-1</text:p>
          </table:table-cell>
          <table:table-cell table:formula="of:=NUMBERVALUE(LEFT([.C460];4);&quot;.&quot;)*10^NUMBERVALUE(RIGHT([.C460];3))"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3.16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5.80e-01</text:p>
          </table:table-cell>
          <table:table-cell table:formula="of:=NUMBERVALUE(LEFT([.A461];5);&quot;.&quot;)*10^NUMBERVALUE(RIGHT([.A461];3))" office:value-type="string" office:string-value="" calcext:value-type="error">
            <text:p>#ARG!</text:p>
          </table:table-cell>
          <table:table-cell table:formula="of:=NUMBERVALUE(LEFT([.B461];4);&quot;.&quot;)*10^NUMBERVALUE(RIGHT([.B461];3))" office:value-type="float" office:value="-1" calcext:value-type="float">
            <text:p>-1</text:p>
          </table:table-cell>
          <table:table-cell table:formula="of:=NUMBERVALUE(LEFT([.C461];4);&quot;.&quot;)*10^NUMBERVALUE(RIGHT([.C461];3))" office:value-type="float" office:value="0.58" calcext:value-type="float">
            <text:p>0,58</text:p>
          </table:table-cell>
        </table:table-row>
        <table:table-row table:style-name="ro1">
          <table:table-cell office:value-type="string" calcext:value-type="string">
            <text:p>3.18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5.80e-01</text:p>
          </table:table-cell>
          <table:table-cell table:formula="of:=NUMBERVALUE(LEFT([.A462];5);&quot;.&quot;)*10^NUMBERVALUE(RIGHT([.A462];3))" office:value-type="string" office:string-value="" calcext:value-type="error">
            <text:p>#ARG!</text:p>
          </table:table-cell>
          <table:table-cell table:formula="of:=NUMBERVALUE(LEFT([.B462];4);&quot;.&quot;)*10^NUMBERVALUE(RIGHT([.B462];3))" office:value-type="float" office:value="-1" calcext:value-type="float">
            <text:p>-1</text:p>
          </table:table-cell>
          <table:table-cell table:formula="of:=NUMBERVALUE(LEFT([.C462];4);&quot;.&quot;)*10^NUMBERVALUE(RIGHT([.C462];3))" office:value-type="float" office:value="0.58" calcext:value-type="float">
            <text:p>0,58</text:p>
          </table:table-cell>
        </table:table-row>
        <table:table-row table:style-name="ro1">
          <table:table-cell office:value-type="string" calcext:value-type="string">
            <text:p>3.20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5.80e-01</text:p>
          </table:table-cell>
          <table:table-cell table:formula="of:=NUMBERVALUE(LEFT([.A463];5);&quot;.&quot;)*10^NUMBERVALUE(RIGHT([.A463];3))" office:value-type="string" office:string-value="" calcext:value-type="error">
            <text:p>#ARG!</text:p>
          </table:table-cell>
          <table:table-cell table:formula="of:=NUMBERVALUE(LEFT([.B463];4);&quot;.&quot;)*10^NUMBERVALUE(RIGHT([.B463];3))" office:value-type="float" office:value="-1" calcext:value-type="float">
            <text:p>-1</text:p>
          </table:table-cell>
          <table:table-cell table:formula="of:=NUMBERVALUE(LEFT([.C463];4);&quot;.&quot;)*10^NUMBERVALUE(RIGHT([.C463];3))" office:value-type="float" office:value="0.58" calcext:value-type="float">
            <text:p>0,58</text:p>
          </table:table-cell>
        </table:table-row>
        <table:table-row table:style-name="ro1">
          <table:table-cell office:value-type="string" calcext:value-type="string">
            <text:p>3.22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5.80e-01</text:p>
          </table:table-cell>
          <table:table-cell table:formula="of:=NUMBERVALUE(LEFT([.A464];5);&quot;.&quot;)*10^NUMBERVALUE(RIGHT([.A464];3))" office:value-type="string" office:string-value="" calcext:value-type="error">
            <text:p>#ARG!</text:p>
          </table:table-cell>
          <table:table-cell table:formula="of:=NUMBERVALUE(LEFT([.B464];4);&quot;.&quot;)*10^NUMBERVALUE(RIGHT([.B464];3))" office:value-type="float" office:value="-1" calcext:value-type="float">
            <text:p>-1</text:p>
          </table:table-cell>
          <table:table-cell table:formula="of:=NUMBERVALUE(LEFT([.C464];4);&quot;.&quot;)*10^NUMBERVALUE(RIGHT([.C464];3))" office:value-type="float" office:value="0.58" calcext:value-type="float">
            <text:p>0,58</text:p>
          </table:table-cell>
        </table:table-row>
        <table:table-row table:style-name="ro1">
          <table:table-cell office:value-type="string" calcext:value-type="string">
            <text:p>3.24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6.20e-01</text:p>
          </table:table-cell>
          <table:table-cell table:formula="of:=NUMBERVALUE(LEFT([.A465];5);&quot;.&quot;)*10^NUMBERVALUE(RIGHT([.A465];3))" office:value-type="string" office:string-value="" calcext:value-type="error">
            <text:p>#ARG!</text:p>
          </table:table-cell>
          <table:table-cell table:formula="of:=NUMBERVALUE(LEFT([.B465];4);&quot;.&quot;)*10^NUMBERVALUE(RIGHT([.B465];3))" office:value-type="float" office:value="-1" calcext:value-type="float">
            <text:p>-1</text:p>
          </table:table-cell>
          <table:table-cell table:formula="of:=NUMBERVALUE(LEFT([.C465];4);&quot;.&quot;)*10^NUMBERVALUE(RIGHT([.C465];3))" office:value-type="float" office:value="0.62" calcext:value-type="float">
            <text:p>0,62</text:p>
          </table:table-cell>
        </table:table-row>
        <table:table-row table:style-name="ro1">
          <table:table-cell office:value-type="string" calcext:value-type="string">
            <text:p>3.26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6.20e-01</text:p>
          </table:table-cell>
          <table:table-cell table:formula="of:=NUMBERVALUE(LEFT([.A466];5);&quot;.&quot;)*10^NUMBERVALUE(RIGHT([.A466];3))" office:value-type="string" office:string-value="" calcext:value-type="error">
            <text:p>#ARG!</text:p>
          </table:table-cell>
          <table:table-cell table:formula="of:=NUMBERVALUE(LEFT([.B466];4);&quot;.&quot;)*10^NUMBERVALUE(RIGHT([.B466];3))" office:value-type="float" office:value="-1" calcext:value-type="float">
            <text:p>-1</text:p>
          </table:table-cell>
          <table:table-cell table:formula="of:=NUMBERVALUE(LEFT([.C466];4);&quot;.&quot;)*10^NUMBERVALUE(RIGHT([.C466];3))" office:value-type="float" office:value="0.62" calcext:value-type="float">
            <text:p>0,62</text:p>
          </table:table-cell>
        </table:table-row>
        <table:table-row table:style-name="ro1">
          <table:table-cell office:value-type="string" calcext:value-type="string">
            <text:p>3.28e-03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6.00e-01</text:p>
          </table:table-cell>
          <table:table-cell table:formula="of:=NUMBERVALUE(LEFT([.A467];5);&quot;.&quot;)*10^NUMBERVALUE(RIGHT([.A467];3))" office:value-type="string" office:string-value="" calcext:value-type="error">
            <text:p>#ARG!</text:p>
          </table:table-cell>
          <table:table-cell table:formula="of:=NUMBERVALUE(LEFT([.B467];4);&quot;.&quot;)*10^NUMBERVALUE(RIGHT([.B467];3))" office:value-type="float" office:value="-1" calcext:value-type="float">
            <text:p>-1</text:p>
          </table:table-cell>
          <table:table-cell table:formula="of:=NUMBERVALUE(LEFT([.C467];4);&quot;.&quot;)*10^NUMBERVALUE(RIGHT([.C467];3))"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3.30e-03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6.00e-01</text:p>
          </table:table-cell>
          <table:table-cell table:formula="of:=NUMBERVALUE(LEFT([.A468];5);&quot;.&quot;)*10^NUMBERVALUE(RIGHT([.A468];3))" office:value-type="string" office:string-value="" calcext:value-type="error">
            <text:p>#ARG!</text:p>
          </table:table-cell>
          <table:table-cell table:formula="of:=NUMBERVALUE(LEFT([.B468];4);&quot;.&quot;)*10^NUMBERVALUE(RIGHT([.B468];3))" office:value-type="float" office:value="-1" calcext:value-type="float">
            <text:p>-1</text:p>
          </table:table-cell>
          <table:table-cell table:formula="of:=NUMBERVALUE(LEFT([.C468];4);&quot;.&quot;)*10^NUMBERVALUE(RIGHT([.C468];3))"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3.32e-03</text:p>
          </table:table-cell>
          <table:table-cell office:value-type="string" calcext:value-type="string">
            <text:p>-9.60e-01</text:p>
          </table:table-cell>
          <table:table-cell office:value-type="string" calcext:value-type="string">
            <text:p>6.00e-01</text:p>
          </table:table-cell>
          <table:table-cell table:formula="of:=NUMBERVALUE(LEFT([.A469];5);&quot;.&quot;)*10^NUMBERVALUE(RIGHT([.A469];3))" office:value-type="string" office:string-value="" calcext:value-type="error">
            <text:p>#ARG!</text:p>
          </table:table-cell>
          <table:table-cell table:formula="of:=NUMBERVALUE(LEFT([.B469];4);&quot;.&quot;)*10^NUMBERVALUE(RIGHT([.B469];3))" office:value-type="float" office:value="-0.96" calcext:value-type="float">
            <text:p>-0,96</text:p>
          </table:table-cell>
          <table:table-cell table:formula="of:=NUMBERVALUE(LEFT([.C469];4);&quot;.&quot;)*10^NUMBERVALUE(RIGHT([.C469];3))"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3.34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6.00e-01</text:p>
          </table:table-cell>
          <table:table-cell table:formula="of:=NUMBERVALUE(LEFT([.A470];5);&quot;.&quot;)*10^NUMBERVALUE(RIGHT([.A470];3))" office:value-type="string" office:string-value="" calcext:value-type="error">
            <text:p>#ARG!</text:p>
          </table:table-cell>
          <table:table-cell table:formula="of:=NUMBERVALUE(LEFT([.B470];4);&quot;.&quot;)*10^NUMBERVALUE(RIGHT([.B470];3))" office:value-type="float" office:value="-1" calcext:value-type="float">
            <text:p>-1</text:p>
          </table:table-cell>
          <table:table-cell table:formula="of:=NUMBERVALUE(LEFT([.C470];4);&quot;.&quot;)*10^NUMBERVALUE(RIGHT([.C470];3))"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3.36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6.00e-01</text:p>
          </table:table-cell>
          <table:table-cell table:formula="of:=NUMBERVALUE(LEFT([.A471];5);&quot;.&quot;)*10^NUMBERVALUE(RIGHT([.A471];3))" office:value-type="string" office:string-value="" calcext:value-type="error">
            <text:p>#ARG!</text:p>
          </table:table-cell>
          <table:table-cell table:formula="of:=NUMBERVALUE(LEFT([.B471];4);&quot;.&quot;)*10^NUMBERVALUE(RIGHT([.B471];3))" office:value-type="float" office:value="-1" calcext:value-type="float">
            <text:p>-1</text:p>
          </table:table-cell>
          <table:table-cell table:formula="of:=NUMBERVALUE(LEFT([.C471];4);&quot;.&quot;)*10^NUMBERVALUE(RIGHT([.C471];3))"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3.38e-03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5.80e-01</text:p>
          </table:table-cell>
          <table:table-cell table:formula="of:=NUMBERVALUE(LEFT([.A472];5);&quot;.&quot;)*10^NUMBERVALUE(RIGHT([.A472];3))" office:value-type="string" office:string-value="" calcext:value-type="error">
            <text:p>#ARG!</text:p>
          </table:table-cell>
          <table:table-cell table:formula="of:=NUMBERVALUE(LEFT([.B472];4);&quot;.&quot;)*10^NUMBERVALUE(RIGHT([.B472];3))" office:value-type="float" office:value="-1" calcext:value-type="float">
            <text:p>-1</text:p>
          </table:table-cell>
          <table:table-cell table:formula="of:=NUMBERVALUE(LEFT([.C472];4);&quot;.&quot;)*10^NUMBERVALUE(RIGHT([.C472];3))" office:value-type="float" office:value="0.58" calcext:value-type="float">
            <text:p>0,58</text:p>
          </table:table-cell>
        </table:table-row>
        <table:table-row table:style-name="ro1">
          <table:table-cell office:value-type="string" calcext:value-type="string">
            <text:p>3.40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6.00e-01</text:p>
          </table:table-cell>
          <table:table-cell table:formula="of:=NUMBERVALUE(LEFT([.A473];5);&quot;.&quot;)*10^NUMBERVALUE(RIGHT([.A473];3))" office:value-type="string" office:string-value="" calcext:value-type="error">
            <text:p>#ARG!</text:p>
          </table:table-cell>
          <table:table-cell table:formula="of:=NUMBERVALUE(LEFT([.B473];4);&quot;.&quot;)*10^NUMBERVALUE(RIGHT([.B473];3))" office:value-type="float" office:value="-1" calcext:value-type="float">
            <text:p>-1</text:p>
          </table:table-cell>
          <table:table-cell table:formula="of:=NUMBERVALUE(LEFT([.C473];4);&quot;.&quot;)*10^NUMBERVALUE(RIGHT([.C473];3))"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3.42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5.80e-01</text:p>
          </table:table-cell>
          <table:table-cell table:formula="of:=NUMBERVALUE(LEFT([.A474];5);&quot;.&quot;)*10^NUMBERVALUE(RIGHT([.A474];3))" office:value-type="string" office:string-value="" calcext:value-type="error">
            <text:p>#ARG!</text:p>
          </table:table-cell>
          <table:table-cell table:formula="of:=NUMBERVALUE(LEFT([.B474];4);&quot;.&quot;)*10^NUMBERVALUE(RIGHT([.B474];3))" office:value-type="float" office:value="-1" calcext:value-type="float">
            <text:p>-1</text:p>
          </table:table-cell>
          <table:table-cell table:formula="of:=NUMBERVALUE(LEFT([.C474];4);&quot;.&quot;)*10^NUMBERVALUE(RIGHT([.C474];3))" office:value-type="float" office:value="0.58" calcext:value-type="float">
            <text:p>0,58</text:p>
          </table:table-cell>
        </table:table-row>
        <table:table-row table:style-name="ro1">
          <table:table-cell office:value-type="string" calcext:value-type="string">
            <text:p>3.44e-03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5.60e-01</text:p>
          </table:table-cell>
          <table:table-cell table:formula="of:=NUMBERVALUE(LEFT([.A475];5);&quot;.&quot;)*10^NUMBERVALUE(RIGHT([.A475];3))" office:value-type="string" office:string-value="" calcext:value-type="error">
            <text:p>#ARG!</text:p>
          </table:table-cell>
          <table:table-cell table:formula="of:=NUMBERVALUE(LEFT([.B475];4);&quot;.&quot;)*10^NUMBERVALUE(RIGHT([.B475];3))" office:value-type="float" office:value="-1" calcext:value-type="float">
            <text:p>-1</text:p>
          </table:table-cell>
          <table:table-cell table:formula="of:=NUMBERVALUE(LEFT([.C475];4);&quot;.&quot;)*10^NUMBERVALUE(RIGHT([.C475];3))" office:value-type="float" office:value="0.56" calcext:value-type="float">
            <text:p>0,56</text:p>
          </table:table-cell>
        </table:table-row>
        <table:table-row table:style-name="ro1">
          <table:table-cell office:value-type="string" calcext:value-type="string">
            <text:p>3.46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5.80e-01</text:p>
          </table:table-cell>
          <table:table-cell table:formula="of:=NUMBERVALUE(LEFT([.A476];5);&quot;.&quot;)*10^NUMBERVALUE(RIGHT([.A476];3))" office:value-type="string" office:string-value="" calcext:value-type="error">
            <text:p>#ARG!</text:p>
          </table:table-cell>
          <table:table-cell table:formula="of:=NUMBERVALUE(LEFT([.B476];4);&quot;.&quot;)*10^NUMBERVALUE(RIGHT([.B476];3))" office:value-type="float" office:value="-1" calcext:value-type="float">
            <text:p>-1</text:p>
          </table:table-cell>
          <table:table-cell table:formula="of:=NUMBERVALUE(LEFT([.C476];4);&quot;.&quot;)*10^NUMBERVALUE(RIGHT([.C476];3))" office:value-type="float" office:value="0.58" calcext:value-type="float">
            <text:p>0,58</text:p>
          </table:table-cell>
        </table:table-row>
        <table:table-row table:style-name="ro1">
          <table:table-cell office:value-type="string" calcext:value-type="string">
            <text:p>3.48e-03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5.60e-01</text:p>
          </table:table-cell>
          <table:table-cell table:formula="of:=NUMBERVALUE(LEFT([.A477];5);&quot;.&quot;)*10^NUMBERVALUE(RIGHT([.A477];3))" office:value-type="string" office:string-value="" calcext:value-type="error">
            <text:p>#ARG!</text:p>
          </table:table-cell>
          <table:table-cell table:formula="of:=NUMBERVALUE(LEFT([.B477];4);&quot;.&quot;)*10^NUMBERVALUE(RIGHT([.B477];3))" office:value-type="float" office:value="-1" calcext:value-type="float">
            <text:p>-1</text:p>
          </table:table-cell>
          <table:table-cell table:formula="of:=NUMBERVALUE(LEFT([.C477];4);&quot;.&quot;)*10^NUMBERVALUE(RIGHT([.C477];3))" office:value-type="float" office:value="0.56" calcext:value-type="float">
            <text:p>0,56</text:p>
          </table:table-cell>
        </table:table-row>
        <table:table-row table:style-name="ro1">
          <table:table-cell office:value-type="string" calcext:value-type="string">
            <text:p>3.50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5.80e-01</text:p>
          </table:table-cell>
          <table:table-cell table:formula="of:=NUMBERVALUE(LEFT([.A478];5);&quot;.&quot;)*10^NUMBERVALUE(RIGHT([.A478];3))" office:value-type="string" office:string-value="" calcext:value-type="error">
            <text:p>#ARG!</text:p>
          </table:table-cell>
          <table:table-cell table:formula="of:=NUMBERVALUE(LEFT([.B478];4);&quot;.&quot;)*10^NUMBERVALUE(RIGHT([.B478];3))" office:value-type="float" office:value="-1" calcext:value-type="float">
            <text:p>-1</text:p>
          </table:table-cell>
          <table:table-cell table:formula="of:=NUMBERVALUE(LEFT([.C478];4);&quot;.&quot;)*10^NUMBERVALUE(RIGHT([.C478];3))" office:value-type="float" office:value="0.58" calcext:value-type="float">
            <text:p>0,58</text:p>
          </table:table-cell>
        </table:table-row>
        <table:table-row table:style-name="ro1">
          <table:table-cell office:value-type="string" calcext:value-type="string">
            <text:p>3.52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5.60e-01</text:p>
          </table:table-cell>
          <table:table-cell table:formula="of:=NUMBERVALUE(LEFT([.A479];5);&quot;.&quot;)*10^NUMBERVALUE(RIGHT([.A479];3))" office:value-type="string" office:string-value="" calcext:value-type="error">
            <text:p>#ARG!</text:p>
          </table:table-cell>
          <table:table-cell table:formula="of:=NUMBERVALUE(LEFT([.B479];4);&quot;.&quot;)*10^NUMBERVALUE(RIGHT([.B479];3))" office:value-type="float" office:value="-1" calcext:value-type="float">
            <text:p>-1</text:p>
          </table:table-cell>
          <table:table-cell table:formula="of:=NUMBERVALUE(LEFT([.C479];4);&quot;.&quot;)*10^NUMBERVALUE(RIGHT([.C479];3))" office:value-type="float" office:value="0.56" calcext:value-type="float">
            <text:p>0,56</text:p>
          </table:table-cell>
        </table:table-row>
        <table:table-row table:style-name="ro1">
          <table:table-cell office:value-type="string" calcext:value-type="string">
            <text:p>3.54e-03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5.80e-01</text:p>
          </table:table-cell>
          <table:table-cell table:formula="of:=NUMBERVALUE(LEFT([.A480];5);&quot;.&quot;)*10^NUMBERVALUE(RIGHT([.A480];3))" office:value-type="string" office:string-value="" calcext:value-type="error">
            <text:p>#ARG!</text:p>
          </table:table-cell>
          <table:table-cell table:formula="of:=NUMBERVALUE(LEFT([.B480];4);&quot;.&quot;)*10^NUMBERVALUE(RIGHT([.B480];3))" office:value-type="float" office:value="-1" calcext:value-type="float">
            <text:p>-1</text:p>
          </table:table-cell>
          <table:table-cell table:formula="of:=NUMBERVALUE(LEFT([.C480];4);&quot;.&quot;)*10^NUMBERVALUE(RIGHT([.C480];3))" office:value-type="float" office:value="0.58" calcext:value-type="float">
            <text:p>0,58</text:p>
          </table:table-cell>
        </table:table-row>
        <table:table-row table:style-name="ro1">
          <table:table-cell office:value-type="string" calcext:value-type="string">
            <text:p>3.56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5.80e-01</text:p>
          </table:table-cell>
          <table:table-cell table:formula="of:=NUMBERVALUE(LEFT([.A481];5);&quot;.&quot;)*10^NUMBERVALUE(RIGHT([.A481];3))" office:value-type="string" office:string-value="" calcext:value-type="error">
            <text:p>#ARG!</text:p>
          </table:table-cell>
          <table:table-cell table:formula="of:=NUMBERVALUE(LEFT([.B481];4);&quot;.&quot;)*10^NUMBERVALUE(RIGHT([.B481];3))" office:value-type="float" office:value="-1" calcext:value-type="float">
            <text:p>-1</text:p>
          </table:table-cell>
          <table:table-cell table:formula="of:=NUMBERVALUE(LEFT([.C481];4);&quot;.&quot;)*10^NUMBERVALUE(RIGHT([.C481];3))" office:value-type="float" office:value="0.58" calcext:value-type="float">
            <text:p>0,58</text:p>
          </table:table-cell>
        </table:table-row>
        <table:table-row table:style-name="ro1">
          <table:table-cell office:value-type="string" calcext:value-type="string">
            <text:p>3.58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5.40e-01</text:p>
          </table:table-cell>
          <table:table-cell table:formula="of:=NUMBERVALUE(LEFT([.A482];5);&quot;.&quot;)*10^NUMBERVALUE(RIGHT([.A482];3))" office:value-type="string" office:string-value="" calcext:value-type="error">
            <text:p>#ARG!</text:p>
          </table:table-cell>
          <table:table-cell table:formula="of:=NUMBERVALUE(LEFT([.B482];4);&quot;.&quot;)*10^NUMBERVALUE(RIGHT([.B482];3))" office:value-type="float" office:value="-1" calcext:value-type="float">
            <text:p>-1</text:p>
          </table:table-cell>
          <table:table-cell table:formula="of:=NUMBERVALUE(LEFT([.C482];4);&quot;.&quot;)*10^NUMBERVALUE(RIGHT([.C482];3))" office:value-type="float" office:value="0.54" calcext:value-type="float">
            <text:p>0,54</text:p>
          </table:table-cell>
        </table:table-row>
        <table:table-row table:style-name="ro1">
          <table:table-cell office:value-type="string" calcext:value-type="string">
            <text:p>3.60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5.40e-01</text:p>
          </table:table-cell>
          <table:table-cell table:formula="of:=NUMBERVALUE(LEFT([.A483];5);&quot;.&quot;)*10^NUMBERVALUE(RIGHT([.A483];3))" office:value-type="string" office:string-value="" calcext:value-type="error">
            <text:p>#ARG!</text:p>
          </table:table-cell>
          <table:table-cell table:formula="of:=NUMBERVALUE(LEFT([.B483];4);&quot;.&quot;)*10^NUMBERVALUE(RIGHT([.B483];3))" office:value-type="float" office:value="-1" calcext:value-type="float">
            <text:p>-1</text:p>
          </table:table-cell>
          <table:table-cell table:formula="of:=NUMBERVALUE(LEFT([.C483];4);&quot;.&quot;)*10^NUMBERVALUE(RIGHT([.C483];3))" office:value-type="float" office:value="0.54" calcext:value-type="float">
            <text:p>0,54</text:p>
          </table:table-cell>
        </table:table-row>
        <table:table-row table:style-name="ro1">
          <table:table-cell office:value-type="string" calcext:value-type="string">
            <text:p>3.62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5.40e-01</text:p>
          </table:table-cell>
          <table:table-cell table:formula="of:=NUMBERVALUE(LEFT([.A484];5);&quot;.&quot;)*10^NUMBERVALUE(RIGHT([.A484];3))" office:value-type="string" office:string-value="" calcext:value-type="error">
            <text:p>#ARG!</text:p>
          </table:table-cell>
          <table:table-cell table:formula="of:=NUMBERVALUE(LEFT([.B484];4);&quot;.&quot;)*10^NUMBERVALUE(RIGHT([.B484];3))" office:value-type="float" office:value="-1" calcext:value-type="float">
            <text:p>-1</text:p>
          </table:table-cell>
          <table:table-cell table:formula="of:=NUMBERVALUE(LEFT([.C484];4);&quot;.&quot;)*10^NUMBERVALUE(RIGHT([.C484];3))" office:value-type="float" office:value="0.54" calcext:value-type="float">
            <text:p>0,54</text:p>
          </table:table-cell>
        </table:table-row>
        <table:table-row table:style-name="ro1">
          <table:table-cell office:value-type="string" calcext:value-type="string">
            <text:p>3.64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5.20e-01</text:p>
          </table:table-cell>
          <table:table-cell table:formula="of:=NUMBERVALUE(LEFT([.A485];5);&quot;.&quot;)*10^NUMBERVALUE(RIGHT([.A485];3))" office:value-type="string" office:string-value="" calcext:value-type="error">
            <text:p>#ARG!</text:p>
          </table:table-cell>
          <table:table-cell table:formula="of:=NUMBERVALUE(LEFT([.B485];4);&quot;.&quot;)*10^NUMBERVALUE(RIGHT([.B485];3))" office:value-type="float" office:value="-1" calcext:value-type="float">
            <text:p>-1</text:p>
          </table:table-cell>
          <table:table-cell table:formula="of:=NUMBERVALUE(LEFT([.C485];4);&quot;.&quot;)*10^NUMBERVALUE(RIGHT([.C485];3))" office:value-type="float" office:value="0.52" calcext:value-type="float">
            <text:p>0,52</text:p>
          </table:table-cell>
        </table:table-row>
        <table:table-row table:style-name="ro1">
          <table:table-cell office:value-type="string" calcext:value-type="string">
            <text:p>3.66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5.40e-01</text:p>
          </table:table-cell>
          <table:table-cell table:formula="of:=NUMBERVALUE(LEFT([.A486];5);&quot;.&quot;)*10^NUMBERVALUE(RIGHT([.A486];3))" office:value-type="string" office:string-value="" calcext:value-type="error">
            <text:p>#ARG!</text:p>
          </table:table-cell>
          <table:table-cell table:formula="of:=NUMBERVALUE(LEFT([.B486];4);&quot;.&quot;)*10^NUMBERVALUE(RIGHT([.B486];3))" office:value-type="float" office:value="-1" calcext:value-type="float">
            <text:p>-1</text:p>
          </table:table-cell>
          <table:table-cell table:formula="of:=NUMBERVALUE(LEFT([.C486];4);&quot;.&quot;)*10^NUMBERVALUE(RIGHT([.C486];3))" office:value-type="float" office:value="0.54" calcext:value-type="float">
            <text:p>0,54</text:p>
          </table:table-cell>
        </table:table-row>
        <table:table-row table:style-name="ro1">
          <table:table-cell office:value-type="string" calcext:value-type="string">
            <text:p>3.68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5.40e-01</text:p>
          </table:table-cell>
          <table:table-cell table:formula="of:=NUMBERVALUE(LEFT([.A487];5);&quot;.&quot;)*10^NUMBERVALUE(RIGHT([.A487];3))" office:value-type="string" office:string-value="" calcext:value-type="error">
            <text:p>#ARG!</text:p>
          </table:table-cell>
          <table:table-cell table:formula="of:=NUMBERVALUE(LEFT([.B487];4);&quot;.&quot;)*10^NUMBERVALUE(RIGHT([.B487];3))" office:value-type="float" office:value="-1" calcext:value-type="float">
            <text:p>-1</text:p>
          </table:table-cell>
          <table:table-cell table:formula="of:=NUMBERVALUE(LEFT([.C487];4);&quot;.&quot;)*10^NUMBERVALUE(RIGHT([.C487];3))" office:value-type="float" office:value="0.54" calcext:value-type="float">
            <text:p>0,54</text:p>
          </table:table-cell>
        </table:table-row>
        <table:table-row table:style-name="ro1">
          <table:table-cell office:value-type="string" calcext:value-type="string">
            <text:p>3.70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5.00e-01</text:p>
          </table:table-cell>
          <table:table-cell table:formula="of:=NUMBERVALUE(LEFT([.A488];5);&quot;.&quot;)*10^NUMBERVALUE(RIGHT([.A488];3))" office:value-type="string" office:string-value="" calcext:value-type="error">
            <text:p>#ARG!</text:p>
          </table:table-cell>
          <table:table-cell table:formula="of:=NUMBERVALUE(LEFT([.B488];4);&quot;.&quot;)*10^NUMBERVALUE(RIGHT([.B488];3))" office:value-type="float" office:value="-1" calcext:value-type="float">
            <text:p>-1</text:p>
          </table:table-cell>
          <table:table-cell table:formula="of:=NUMBERVALUE(LEFT([.C488];4);&quot;.&quot;)*10^NUMBERVALUE(RIGHT([.C488];3))"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3.72e-03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5.00e-01</text:p>
          </table:table-cell>
          <table:table-cell table:formula="of:=NUMBERVALUE(LEFT([.A489];5);&quot;.&quot;)*10^NUMBERVALUE(RIGHT([.A489];3))" office:value-type="string" office:string-value="" calcext:value-type="error">
            <text:p>#ARG!</text:p>
          </table:table-cell>
          <table:table-cell table:formula="of:=NUMBERVALUE(LEFT([.B489];4);&quot;.&quot;)*10^NUMBERVALUE(RIGHT([.B489];3))" office:value-type="float" office:value="-1" calcext:value-type="float">
            <text:p>-1</text:p>
          </table:table-cell>
          <table:table-cell table:formula="of:=NUMBERVALUE(LEFT([.C489];4);&quot;.&quot;)*10^NUMBERVALUE(RIGHT([.C489];3))"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3.74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5.00e-01</text:p>
          </table:table-cell>
          <table:table-cell table:formula="of:=NUMBERVALUE(LEFT([.A490];5);&quot;.&quot;)*10^NUMBERVALUE(RIGHT([.A490];3))" office:value-type="string" office:string-value="" calcext:value-type="error">
            <text:p>#ARG!</text:p>
          </table:table-cell>
          <table:table-cell table:formula="of:=NUMBERVALUE(LEFT([.B490];4);&quot;.&quot;)*10^NUMBERVALUE(RIGHT([.B490];3))" office:value-type="float" office:value="-1" calcext:value-type="float">
            <text:p>-1</text:p>
          </table:table-cell>
          <table:table-cell table:formula="of:=NUMBERVALUE(LEFT([.C490];4);&quot;.&quot;)*10^NUMBERVALUE(RIGHT([.C490];3))"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3.76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5.00e-01</text:p>
          </table:table-cell>
          <table:table-cell table:formula="of:=NUMBERVALUE(LEFT([.A491];5);&quot;.&quot;)*10^NUMBERVALUE(RIGHT([.A491];3))" office:value-type="string" office:string-value="" calcext:value-type="error">
            <text:p>#ARG!</text:p>
          </table:table-cell>
          <table:table-cell table:formula="of:=NUMBERVALUE(LEFT([.B491];4);&quot;.&quot;)*10^NUMBERVALUE(RIGHT([.B491];3))" office:value-type="float" office:value="-1" calcext:value-type="float">
            <text:p>-1</text:p>
          </table:table-cell>
          <table:table-cell table:formula="of:=NUMBERVALUE(LEFT([.C491];4);&quot;.&quot;)*10^NUMBERVALUE(RIGHT([.C491];3))"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3.78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4.80e-01</text:p>
          </table:table-cell>
          <table:table-cell table:formula="of:=NUMBERVALUE(LEFT([.A492];5);&quot;.&quot;)*10^NUMBERVALUE(RIGHT([.A492];3))" office:value-type="string" office:string-value="" calcext:value-type="error">
            <text:p>#ARG!</text:p>
          </table:table-cell>
          <table:table-cell table:formula="of:=NUMBERVALUE(LEFT([.B492];4);&quot;.&quot;)*10^NUMBERVALUE(RIGHT([.B492];3))" office:value-type="float" office:value="-1" calcext:value-type="float">
            <text:p>-1</text:p>
          </table:table-cell>
          <table:table-cell table:formula="of:=NUMBERVALUE(LEFT([.C492];4);&quot;.&quot;)*10^NUMBERVALUE(RIGHT([.C492];3))" office:value-type="float" office:value="0.48" calcext:value-type="float">
            <text:p>0,48</text:p>
          </table:table-cell>
        </table:table-row>
        <table:table-row table:style-name="ro1">
          <table:table-cell office:value-type="string" calcext:value-type="string">
            <text:p>3.80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4.60e-01</text:p>
          </table:table-cell>
          <table:table-cell table:formula="of:=NUMBERVALUE(LEFT([.A493];5);&quot;.&quot;)*10^NUMBERVALUE(RIGHT([.A493];3))" office:value-type="string" office:string-value="" calcext:value-type="error">
            <text:p>#ARG!</text:p>
          </table:table-cell>
          <table:table-cell table:formula="of:=NUMBERVALUE(LEFT([.B493];4);&quot;.&quot;)*10^NUMBERVALUE(RIGHT([.B493];3))" office:value-type="float" office:value="-1" calcext:value-type="float">
            <text:p>-1</text:p>
          </table:table-cell>
          <table:table-cell table:formula="of:=NUMBERVALUE(LEFT([.C493];4);&quot;.&quot;)*10^NUMBERVALUE(RIGHT([.C493];3))" office:value-type="float" office:value="0.46" calcext:value-type="float">
            <text:p>0,46</text:p>
          </table:table-cell>
        </table:table-row>
        <table:table-row table:style-name="ro1">
          <table:table-cell office:value-type="string" calcext:value-type="string">
            <text:p>3.82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4.60e-01</text:p>
          </table:table-cell>
          <table:table-cell table:formula="of:=NUMBERVALUE(LEFT([.A494];5);&quot;.&quot;)*10^NUMBERVALUE(RIGHT([.A494];3))" office:value-type="string" office:string-value="" calcext:value-type="error">
            <text:p>#ARG!</text:p>
          </table:table-cell>
          <table:table-cell table:formula="of:=NUMBERVALUE(LEFT([.B494];4);&quot;.&quot;)*10^NUMBERVALUE(RIGHT([.B494];3))" office:value-type="float" office:value="-1" calcext:value-type="float">
            <text:p>-1</text:p>
          </table:table-cell>
          <table:table-cell table:formula="of:=NUMBERVALUE(LEFT([.C494];4);&quot;.&quot;)*10^NUMBERVALUE(RIGHT([.C494];3))" office:value-type="float" office:value="0.46" calcext:value-type="float">
            <text:p>0,46</text:p>
          </table:table-cell>
        </table:table-row>
        <table:table-row table:style-name="ro1">
          <table:table-cell office:value-type="string" calcext:value-type="string">
            <text:p>3.84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4.80e-01</text:p>
          </table:table-cell>
          <table:table-cell table:formula="of:=NUMBERVALUE(LEFT([.A495];5);&quot;.&quot;)*10^NUMBERVALUE(RIGHT([.A495];3))" office:value-type="string" office:string-value="" calcext:value-type="error">
            <text:p>#ARG!</text:p>
          </table:table-cell>
          <table:table-cell table:formula="of:=NUMBERVALUE(LEFT([.B495];4);&quot;.&quot;)*10^NUMBERVALUE(RIGHT([.B495];3))" office:value-type="float" office:value="-1" calcext:value-type="float">
            <text:p>-1</text:p>
          </table:table-cell>
          <table:table-cell table:formula="of:=NUMBERVALUE(LEFT([.C495];4);&quot;.&quot;)*10^NUMBERVALUE(RIGHT([.C495];3))" office:value-type="float" office:value="0.48" calcext:value-type="float">
            <text:p>0,48</text:p>
          </table:table-cell>
        </table:table-row>
        <table:table-row table:style-name="ro1">
          <table:table-cell office:value-type="string" calcext:value-type="string">
            <text:p>3.86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4.40e-01</text:p>
          </table:table-cell>
          <table:table-cell table:formula="of:=NUMBERVALUE(LEFT([.A496];5);&quot;.&quot;)*10^NUMBERVALUE(RIGHT([.A496];3))" office:value-type="string" office:string-value="" calcext:value-type="error">
            <text:p>#ARG!</text:p>
          </table:table-cell>
          <table:table-cell table:formula="of:=NUMBERVALUE(LEFT([.B496];4);&quot;.&quot;)*10^NUMBERVALUE(RIGHT([.B496];3))" office:value-type="float" office:value="-1" calcext:value-type="float">
            <text:p>-1</text:p>
          </table:table-cell>
          <table:table-cell table:formula="of:=NUMBERVALUE(LEFT([.C496];4);&quot;.&quot;)*10^NUMBERVALUE(RIGHT([.C496];3))" office:value-type="float" office:value="0.44" calcext:value-type="float">
            <text:p>0,44</text:p>
          </table:table-cell>
        </table:table-row>
        <table:table-row table:style-name="ro1">
          <table:table-cell office:value-type="string" calcext:value-type="string">
            <text:p>3.88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4.40e-01</text:p>
          </table:table-cell>
          <table:table-cell table:formula="of:=NUMBERVALUE(LEFT([.A497];5);&quot;.&quot;)*10^NUMBERVALUE(RIGHT([.A497];3))" office:value-type="string" office:string-value="" calcext:value-type="error">
            <text:p>#ARG!</text:p>
          </table:table-cell>
          <table:table-cell table:formula="of:=NUMBERVALUE(LEFT([.B497];4);&quot;.&quot;)*10^NUMBERVALUE(RIGHT([.B497];3))" office:value-type="float" office:value="-1" calcext:value-type="float">
            <text:p>-1</text:p>
          </table:table-cell>
          <table:table-cell table:formula="of:=NUMBERVALUE(LEFT([.C497];4);&quot;.&quot;)*10^NUMBERVALUE(RIGHT([.C497];3))" office:value-type="float" office:value="0.44" calcext:value-type="float">
            <text:p>0,44</text:p>
          </table:table-cell>
        </table:table-row>
        <table:table-row table:style-name="ro1">
          <table:table-cell office:value-type="string" calcext:value-type="string">
            <text:p>3.90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4.40e-01</text:p>
          </table:table-cell>
          <table:table-cell table:formula="of:=NUMBERVALUE(LEFT([.A498];5);&quot;.&quot;)*10^NUMBERVALUE(RIGHT([.A498];3))" office:value-type="string" office:string-value="" calcext:value-type="error">
            <text:p>#ARG!</text:p>
          </table:table-cell>
          <table:table-cell table:formula="of:=NUMBERVALUE(LEFT([.B498];4);&quot;.&quot;)*10^NUMBERVALUE(RIGHT([.B498];3))" office:value-type="float" office:value="-1" calcext:value-type="float">
            <text:p>-1</text:p>
          </table:table-cell>
          <table:table-cell table:formula="of:=NUMBERVALUE(LEFT([.C498];4);&quot;.&quot;)*10^NUMBERVALUE(RIGHT([.C498];3))" office:value-type="float" office:value="0.44" calcext:value-type="float">
            <text:p>0,44</text:p>
          </table:table-cell>
        </table:table-row>
        <table:table-row table:style-name="ro1">
          <table:table-cell office:value-type="string" calcext:value-type="string">
            <text:p>3.92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4.40e-01</text:p>
          </table:table-cell>
          <table:table-cell table:formula="of:=NUMBERVALUE(LEFT([.A499];5);&quot;.&quot;)*10^NUMBERVALUE(RIGHT([.A499];3))" office:value-type="string" office:string-value="" calcext:value-type="error">
            <text:p>#ARG!</text:p>
          </table:table-cell>
          <table:table-cell table:formula="of:=NUMBERVALUE(LEFT([.B499];4);&quot;.&quot;)*10^NUMBERVALUE(RIGHT([.B499];3))" office:value-type="float" office:value="-1" calcext:value-type="float">
            <text:p>-1</text:p>
          </table:table-cell>
          <table:table-cell table:formula="of:=NUMBERVALUE(LEFT([.C499];4);&quot;.&quot;)*10^NUMBERVALUE(RIGHT([.C499];3))" office:value-type="float" office:value="0.44" calcext:value-type="float">
            <text:p>0,44</text:p>
          </table:table-cell>
        </table:table-row>
        <table:table-row table:style-name="ro1">
          <table:table-cell office:value-type="string" calcext:value-type="string">
            <text:p>3.94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4.40e-01</text:p>
          </table:table-cell>
          <table:table-cell table:formula="of:=NUMBERVALUE(LEFT([.A500];5);&quot;.&quot;)*10^NUMBERVALUE(RIGHT([.A500];3))" office:value-type="string" office:string-value="" calcext:value-type="error">
            <text:p>#ARG!</text:p>
          </table:table-cell>
          <table:table-cell table:formula="of:=NUMBERVALUE(LEFT([.B500];4);&quot;.&quot;)*10^NUMBERVALUE(RIGHT([.B500];3))" office:value-type="float" office:value="-1" calcext:value-type="float">
            <text:p>-1</text:p>
          </table:table-cell>
          <table:table-cell table:formula="of:=NUMBERVALUE(LEFT([.C500];4);&quot;.&quot;)*10^NUMBERVALUE(RIGHT([.C500];3))" office:value-type="float" office:value="0.44" calcext:value-type="float">
            <text:p>0,44</text:p>
          </table:table-cell>
        </table:table-row>
        <table:table-row table:style-name="ro1">
          <table:table-cell office:value-type="string" calcext:value-type="string">
            <text:p>3.96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4.00e-01</text:p>
          </table:table-cell>
          <table:table-cell table:formula="of:=NUMBERVALUE(LEFT([.A501];5);&quot;.&quot;)*10^NUMBERVALUE(RIGHT([.A501];3))" office:value-type="string" office:string-value="" calcext:value-type="error">
            <text:p>#ARG!</text:p>
          </table:table-cell>
          <table:table-cell table:formula="of:=NUMBERVALUE(LEFT([.B501];4);&quot;.&quot;)*10^NUMBERVALUE(RIGHT([.B501];3))" office:value-type="float" office:value="-1" calcext:value-type="float">
            <text:p>-1</text:p>
          </table:table-cell>
          <table:table-cell table:formula="of:=NUMBERVALUE(LEFT([.C501];4);&quot;.&quot;)*10^NUMBERVALUE(RIGHT([.C501];3))"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3.98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3.80e-01</text:p>
          </table:table-cell>
          <table:table-cell table:formula="of:=NUMBERVALUE(LEFT([.A502];5);&quot;.&quot;)*10^NUMBERVALUE(RIGHT([.A502];3))" office:value-type="string" office:string-value="" calcext:value-type="error">
            <text:p>#ARG!</text:p>
          </table:table-cell>
          <table:table-cell table:formula="of:=NUMBERVALUE(LEFT([.B502];4);&quot;.&quot;)*10^NUMBERVALUE(RIGHT([.B502];3))" office:value-type="float" office:value="-1" calcext:value-type="float">
            <text:p>-1</text:p>
          </table:table-cell>
          <table:table-cell table:formula="of:=NUMBERVALUE(LEFT([.C502];4);&quot;.&quot;)*10^NUMBERVALUE(RIGHT([.C502];3))"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4.00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3.80e-01</text:p>
          </table:table-cell>
          <table:table-cell table:formula="of:=NUMBERVALUE(LEFT([.A503];5);&quot;.&quot;)*10^NUMBERVALUE(RIGHT([.A503];3))" office:value-type="string" office:string-value="" calcext:value-type="error">
            <text:p>#ARG!</text:p>
          </table:table-cell>
          <table:table-cell table:formula="of:=NUMBERVALUE(LEFT([.B503];4);&quot;.&quot;)*10^NUMBERVALUE(RIGHT([.B503];3))" office:value-type="float" office:value="-1" calcext:value-type="float">
            <text:p>-1</text:p>
          </table:table-cell>
          <table:table-cell table:formula="of:=NUMBERVALUE(LEFT([.C503];4);&quot;.&quot;)*10^NUMBERVALUE(RIGHT([.C503];3))"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4.02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3.60e-01</text:p>
          </table:table-cell>
          <table:table-cell table:formula="of:=NUMBERVALUE(LEFT([.A504];5);&quot;.&quot;)*10^NUMBERVALUE(RIGHT([.A504];3))" office:value-type="string" office:string-value="" calcext:value-type="error">
            <text:p>#ARG!</text:p>
          </table:table-cell>
          <table:table-cell table:formula="of:=NUMBERVALUE(LEFT([.B504];4);&quot;.&quot;)*10^NUMBERVALUE(RIGHT([.B504];3))" office:value-type="float" office:value="-1" calcext:value-type="float">
            <text:p>-1</text:p>
          </table:table-cell>
          <table:table-cell table:formula="of:=NUMBERVALUE(LEFT([.C504];4);&quot;.&quot;)*10^NUMBERVALUE(RIGHT([.C504];3))" office:value-type="float" office:value="0.36" calcext:value-type="float">
            <text:p>0,36</text:p>
          </table:table-cell>
        </table:table-row>
        <table:table-row table:style-name="ro1">
          <table:table-cell office:value-type="string" calcext:value-type="string">
            <text:p>4.04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3.80e-01</text:p>
          </table:table-cell>
          <table:table-cell table:formula="of:=NUMBERVALUE(LEFT([.A505];5);&quot;.&quot;)*10^NUMBERVALUE(RIGHT([.A505];3))" office:value-type="string" office:string-value="" calcext:value-type="error">
            <text:p>#ARG!</text:p>
          </table:table-cell>
          <table:table-cell table:formula="of:=NUMBERVALUE(LEFT([.B505];4);&quot;.&quot;)*10^NUMBERVALUE(RIGHT([.B505];3))" office:value-type="float" office:value="-1" calcext:value-type="float">
            <text:p>-1</text:p>
          </table:table-cell>
          <table:table-cell table:formula="of:=NUMBERVALUE(LEFT([.C505];4);&quot;.&quot;)*10^NUMBERVALUE(RIGHT([.C505];3))"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4.06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3.60e-01</text:p>
          </table:table-cell>
          <table:table-cell table:formula="of:=NUMBERVALUE(LEFT([.A506];5);&quot;.&quot;)*10^NUMBERVALUE(RIGHT([.A506];3))" office:value-type="string" office:string-value="" calcext:value-type="error">
            <text:p>#ARG!</text:p>
          </table:table-cell>
          <table:table-cell table:formula="of:=NUMBERVALUE(LEFT([.B506];4);&quot;.&quot;)*10^NUMBERVALUE(RIGHT([.B506];3))" office:value-type="float" office:value="-1" calcext:value-type="float">
            <text:p>-1</text:p>
          </table:table-cell>
          <table:table-cell table:formula="of:=NUMBERVALUE(LEFT([.C506];4);&quot;.&quot;)*10^NUMBERVALUE(RIGHT([.C506];3))" office:value-type="float" office:value="0.36" calcext:value-type="float">
            <text:p>0,36</text:p>
          </table:table-cell>
        </table:table-row>
        <table:table-row table:style-name="ro1">
          <table:table-cell office:value-type="string" calcext:value-type="string">
            <text:p>4.08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3.60e-01</text:p>
          </table:table-cell>
          <table:table-cell table:formula="of:=NUMBERVALUE(LEFT([.A507];5);&quot;.&quot;)*10^NUMBERVALUE(RIGHT([.A507];3))" office:value-type="string" office:string-value="" calcext:value-type="error">
            <text:p>#ARG!</text:p>
          </table:table-cell>
          <table:table-cell table:formula="of:=NUMBERVALUE(LEFT([.B507];4);&quot;.&quot;)*10^NUMBERVALUE(RIGHT([.B507];3))" office:value-type="float" office:value="-1" calcext:value-type="float">
            <text:p>-1</text:p>
          </table:table-cell>
          <table:table-cell table:formula="of:=NUMBERVALUE(LEFT([.C507];4);&quot;.&quot;)*10^NUMBERVALUE(RIGHT([.C507];3))" office:value-type="float" office:value="0.36" calcext:value-type="float">
            <text:p>0,36</text:p>
          </table:table-cell>
        </table:table-row>
        <table:table-row table:style-name="ro1">
          <table:table-cell office:value-type="string" calcext:value-type="string">
            <text:p>4.10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3.40e-01</text:p>
          </table:table-cell>
          <table:table-cell table:formula="of:=NUMBERVALUE(LEFT([.A508];5);&quot;.&quot;)*10^NUMBERVALUE(RIGHT([.A508];3))" office:value-type="string" office:string-value="" calcext:value-type="error">
            <text:p>#ARG!</text:p>
          </table:table-cell>
          <table:table-cell table:formula="of:=NUMBERVALUE(LEFT([.B508];4);&quot;.&quot;)*10^NUMBERVALUE(RIGHT([.B508];3))" office:value-type="float" office:value="-1" calcext:value-type="float">
            <text:p>-1</text:p>
          </table:table-cell>
          <table:table-cell table:formula="of:=NUMBERVALUE(LEFT([.C508];4);&quot;.&quot;)*10^NUMBERVALUE(RIGHT([.C508];3))" office:value-type="float" office:value="0.34" calcext:value-type="float">
            <text:p>0,34</text:p>
          </table:table-cell>
        </table:table-row>
        <table:table-row table:style-name="ro1">
          <table:table-cell office:value-type="string" calcext:value-type="string">
            <text:p>4.12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3.40e-01</text:p>
          </table:table-cell>
          <table:table-cell table:formula="of:=NUMBERVALUE(LEFT([.A509];5);&quot;.&quot;)*10^NUMBERVALUE(RIGHT([.A509];3))" office:value-type="string" office:string-value="" calcext:value-type="error">
            <text:p>#ARG!</text:p>
          </table:table-cell>
          <table:table-cell table:formula="of:=NUMBERVALUE(LEFT([.B509];4);&quot;.&quot;)*10^NUMBERVALUE(RIGHT([.B509];3))" office:value-type="float" office:value="-1" calcext:value-type="float">
            <text:p>-1</text:p>
          </table:table-cell>
          <table:table-cell table:formula="of:=NUMBERVALUE(LEFT([.C509];4);&quot;.&quot;)*10^NUMBERVALUE(RIGHT([.C509];3))" office:value-type="float" office:value="0.34" calcext:value-type="float">
            <text:p>0,34</text:p>
          </table:table-cell>
        </table:table-row>
        <table:table-row table:style-name="ro1">
          <table:table-cell office:value-type="string" calcext:value-type="string">
            <text:p>4.14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3.20e-01</text:p>
          </table:table-cell>
          <table:table-cell table:formula="of:=NUMBERVALUE(LEFT([.A510];5);&quot;.&quot;)*10^NUMBERVALUE(RIGHT([.A510];3))" office:value-type="string" office:string-value="" calcext:value-type="error">
            <text:p>#ARG!</text:p>
          </table:table-cell>
          <table:table-cell table:formula="of:=NUMBERVALUE(LEFT([.B510];4);&quot;.&quot;)*10^NUMBERVALUE(RIGHT([.B510];3))" office:value-type="float" office:value="-1" calcext:value-type="float">
            <text:p>-1</text:p>
          </table:table-cell>
          <table:table-cell table:formula="of:=NUMBERVALUE(LEFT([.C510];4);&quot;.&quot;)*10^NUMBERVALUE(RIGHT([.C510];3))" office:value-type="float" office:value="0.32" calcext:value-type="float">
            <text:p>0,32</text:p>
          </table:table-cell>
        </table:table-row>
        <table:table-row table:style-name="ro1">
          <table:table-cell office:value-type="string" calcext:value-type="string">
            <text:p>4.16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3.20e-01</text:p>
          </table:table-cell>
          <table:table-cell table:formula="of:=NUMBERVALUE(LEFT([.A511];5);&quot;.&quot;)*10^NUMBERVALUE(RIGHT([.A511];3))" office:value-type="string" office:string-value="" calcext:value-type="error">
            <text:p>#ARG!</text:p>
          </table:table-cell>
          <table:table-cell table:formula="of:=NUMBERVALUE(LEFT([.B511];4);&quot;.&quot;)*10^NUMBERVALUE(RIGHT([.B511];3))" office:value-type="float" office:value="-1" calcext:value-type="float">
            <text:p>-1</text:p>
          </table:table-cell>
          <table:table-cell table:formula="of:=NUMBERVALUE(LEFT([.C511];4);&quot;.&quot;)*10^NUMBERVALUE(RIGHT([.C511];3))" office:value-type="float" office:value="0.32" calcext:value-type="float">
            <text:p>0,32</text:p>
          </table:table-cell>
        </table:table-row>
        <table:table-row table:style-name="ro1">
          <table:table-cell office:value-type="string" calcext:value-type="string">
            <text:p>4.18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3.00e-01</text:p>
          </table:table-cell>
          <table:table-cell table:formula="of:=NUMBERVALUE(LEFT([.A512];5);&quot;.&quot;)*10^NUMBERVALUE(RIGHT([.A512];3))" office:value-type="string" office:string-value="" calcext:value-type="error">
            <text:p>#ARG!</text:p>
          </table:table-cell>
          <table:table-cell table:formula="of:=NUMBERVALUE(LEFT([.B512];4);&quot;.&quot;)*10^NUMBERVALUE(RIGHT([.B512];3))" office:value-type="float" office:value="-1" calcext:value-type="float">
            <text:p>-1</text:p>
          </table:table-cell>
          <table:table-cell table:formula="of:=NUMBERVALUE(LEFT([.C512];4);&quot;.&quot;)*10^NUMBERVALUE(RIGHT([.C512];3))"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4.20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2.80e-01</text:p>
          </table:table-cell>
          <table:table-cell table:formula="of:=NUMBERVALUE(LEFT([.A513];5);&quot;.&quot;)*10^NUMBERVALUE(RIGHT([.A513];3))" office:value-type="string" office:string-value="" calcext:value-type="error">
            <text:p>#ARG!</text:p>
          </table:table-cell>
          <table:table-cell table:formula="of:=NUMBERVALUE(LEFT([.B513];4);&quot;.&quot;)*10^NUMBERVALUE(RIGHT([.B513];3))" office:value-type="float" office:value="-1" calcext:value-type="float">
            <text:p>-1</text:p>
          </table:table-cell>
          <table:table-cell table:formula="of:=NUMBERVALUE(LEFT([.C513];4);&quot;.&quot;)*10^NUMBERVALUE(RIGHT([.C513];3))" office:value-type="float" office:value="0.28" calcext:value-type="float">
            <text:p>0,28</text:p>
          </table:table-cell>
        </table:table-row>
        <table:table-row table:style-name="ro1">
          <table:table-cell office:value-type="string" calcext:value-type="string">
            <text:p>4.22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2.60e-01</text:p>
          </table:table-cell>
          <table:table-cell table:formula="of:=NUMBERVALUE(LEFT([.A514];5);&quot;.&quot;)*10^NUMBERVALUE(RIGHT([.A514];3))" office:value-type="string" office:string-value="" calcext:value-type="error">
            <text:p>#ARG!</text:p>
          </table:table-cell>
          <table:table-cell table:formula="of:=NUMBERVALUE(LEFT([.B514];4);&quot;.&quot;)*10^NUMBERVALUE(RIGHT([.B514];3))" office:value-type="float" office:value="-1" calcext:value-type="float">
            <text:p>-1</text:p>
          </table:table-cell>
          <table:table-cell table:formula="of:=NUMBERVALUE(LEFT([.C514];4);&quot;.&quot;)*10^NUMBERVALUE(RIGHT([.C514];3))" office:value-type="float" office:value="0.26" calcext:value-type="float">
            <text:p>0,26</text:p>
          </table:table-cell>
        </table:table-row>
        <table:table-row table:style-name="ro1">
          <table:table-cell office:value-type="string" calcext:value-type="string">
            <text:p>4.24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2.80e-01</text:p>
          </table:table-cell>
          <table:table-cell table:formula="of:=NUMBERVALUE(LEFT([.A515];5);&quot;.&quot;)*10^NUMBERVALUE(RIGHT([.A515];3))" office:value-type="string" office:string-value="" calcext:value-type="error">
            <text:p>#ARG!</text:p>
          </table:table-cell>
          <table:table-cell table:formula="of:=NUMBERVALUE(LEFT([.B515];4);&quot;.&quot;)*10^NUMBERVALUE(RIGHT([.B515];3))" office:value-type="float" office:value="-1" calcext:value-type="float">
            <text:p>-1</text:p>
          </table:table-cell>
          <table:table-cell table:formula="of:=NUMBERVALUE(LEFT([.C515];4);&quot;.&quot;)*10^NUMBERVALUE(RIGHT([.C515];3))" office:value-type="float" office:value="0.28" calcext:value-type="float">
            <text:p>0,28</text:p>
          </table:table-cell>
        </table:table-row>
        <table:table-row table:style-name="ro1">
          <table:table-cell office:value-type="string" calcext:value-type="string">
            <text:p>4.26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2.60e-01</text:p>
          </table:table-cell>
          <table:table-cell table:formula="of:=NUMBERVALUE(LEFT([.A516];5);&quot;.&quot;)*10^NUMBERVALUE(RIGHT([.A516];3))" office:value-type="string" office:string-value="" calcext:value-type="error">
            <text:p>#ARG!</text:p>
          </table:table-cell>
          <table:table-cell table:formula="of:=NUMBERVALUE(LEFT([.B516];4);&quot;.&quot;)*10^NUMBERVALUE(RIGHT([.B516];3))" office:value-type="float" office:value="-1" calcext:value-type="float">
            <text:p>-1</text:p>
          </table:table-cell>
          <table:table-cell table:formula="of:=NUMBERVALUE(LEFT([.C516];4);&quot;.&quot;)*10^NUMBERVALUE(RIGHT([.C516];3))" office:value-type="float" office:value="0.26" calcext:value-type="float">
            <text:p>0,26</text:p>
          </table:table-cell>
        </table:table-row>
        <table:table-row table:style-name="ro1">
          <table:table-cell office:value-type="string" calcext:value-type="string">
            <text:p>4.28e-03</text:p>
          </table:table-cell>
          <table:table-cell office:value-type="string" calcext:value-type="string">
            <text:p>-1.08e+00</text:p>
          </table:table-cell>
          <table:table-cell office:value-type="string" calcext:value-type="string">
            <text:p>2.60e-01</text:p>
          </table:table-cell>
          <table:table-cell table:formula="of:=NUMBERVALUE(LEFT([.A517];5);&quot;.&quot;)*10^NUMBERVALUE(RIGHT([.A517];3))" office:value-type="string" office:string-value="" calcext:value-type="error">
            <text:p>#ARG!</text:p>
          </table:table-cell>
          <table:table-cell table:formula="of:=NUMBERVALUE(LEFT([.B517];4);&quot;.&quot;)*10^NUMBERVALUE(RIGHT([.B517];3))" office:value-type="float" office:value="-1" calcext:value-type="float">
            <text:p>-1</text:p>
          </table:table-cell>
          <table:table-cell table:formula="of:=NUMBERVALUE(LEFT([.C517];4);&quot;.&quot;)*10^NUMBERVALUE(RIGHT([.C517];3))" office:value-type="float" office:value="0.26" calcext:value-type="float">
            <text:p>0,26</text:p>
          </table:table-cell>
        </table:table-row>
        <table:table-row table:style-name="ro1">
          <table:table-cell office:value-type="string" calcext:value-type="string">
            <text:p>4.30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2.20e-01</text:p>
          </table:table-cell>
          <table:table-cell table:formula="of:=NUMBERVALUE(LEFT([.A518];5);&quot;.&quot;)*10^NUMBERVALUE(RIGHT([.A518];3))" office:value-type="string" office:string-value="" calcext:value-type="error">
            <text:p>#ARG!</text:p>
          </table:table-cell>
          <table:table-cell table:formula="of:=NUMBERVALUE(LEFT([.B518];4);&quot;.&quot;)*10^NUMBERVALUE(RIGHT([.B518];3))" office:value-type="float" office:value="-1" calcext:value-type="float">
            <text:p>-1</text:p>
          </table:table-cell>
          <table:table-cell table:formula="of:=NUMBERVALUE(LEFT([.C518];4);&quot;.&quot;)*10^NUMBERVALUE(RIGHT([.C518];3))"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4.32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2.00e-01</text:p>
          </table:table-cell>
          <table:table-cell table:formula="of:=NUMBERVALUE(LEFT([.A519];5);&quot;.&quot;)*10^NUMBERVALUE(RIGHT([.A519];3))" office:value-type="string" office:string-value="" calcext:value-type="error">
            <text:p>#ARG!</text:p>
          </table:table-cell>
          <table:table-cell table:formula="of:=NUMBERVALUE(LEFT([.B519];4);&quot;.&quot;)*10^NUMBERVALUE(RIGHT([.B519];3))" office:value-type="float" office:value="-1" calcext:value-type="float">
            <text:p>-1</text:p>
          </table:table-cell>
          <table:table-cell table:formula="of:=NUMBERVALUE(LEFT([.C519];4);&quot;.&quot;)*10^NUMBERVALUE(RIGHT([.C519];3))"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4.34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2.00e-01</text:p>
          </table:table-cell>
          <table:table-cell table:formula="of:=NUMBERVALUE(LEFT([.A520];5);&quot;.&quot;)*10^NUMBERVALUE(RIGHT([.A520];3))" office:value-type="string" office:string-value="" calcext:value-type="error">
            <text:p>#ARG!</text:p>
          </table:table-cell>
          <table:table-cell table:formula="of:=NUMBERVALUE(LEFT([.B520];4);&quot;.&quot;)*10^NUMBERVALUE(RIGHT([.B520];3))" office:value-type="float" office:value="-1" calcext:value-type="float">
            <text:p>-1</text:p>
          </table:table-cell>
          <table:table-cell table:formula="of:=NUMBERVALUE(LEFT([.C520];4);&quot;.&quot;)*10^NUMBERVALUE(RIGHT([.C520];3))"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4.36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1.80e-01</text:p>
          </table:table-cell>
          <table:table-cell table:formula="of:=NUMBERVALUE(LEFT([.A521];5);&quot;.&quot;)*10^NUMBERVALUE(RIGHT([.A521];3))" office:value-type="string" office:string-value="" calcext:value-type="error">
            <text:p>#ARG!</text:p>
          </table:table-cell>
          <table:table-cell table:formula="of:=NUMBERVALUE(LEFT([.B521];4);&quot;.&quot;)*10^NUMBERVALUE(RIGHT([.B521];3))" office:value-type="float" office:value="-1" calcext:value-type="float">
            <text:p>-1</text:p>
          </table:table-cell>
          <table:table-cell table:formula="of:=NUMBERVALUE(LEFT([.C521];4);&quot;.&quot;)*10^NUMBERVALUE(RIGHT([.C521];3))"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4.38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1.80e-01</text:p>
          </table:table-cell>
          <table:table-cell table:formula="of:=NUMBERVALUE(LEFT([.A522];5);&quot;.&quot;)*10^NUMBERVALUE(RIGHT([.A522];3))" office:value-type="string" office:string-value="" calcext:value-type="error">
            <text:p>#ARG!</text:p>
          </table:table-cell>
          <table:table-cell table:formula="of:=NUMBERVALUE(LEFT([.B522];4);&quot;.&quot;)*10^NUMBERVALUE(RIGHT([.B522];3))" office:value-type="float" office:value="-1" calcext:value-type="float">
            <text:p>-1</text:p>
          </table:table-cell>
          <table:table-cell table:formula="of:=NUMBERVALUE(LEFT([.C522];4);&quot;.&quot;)*10^NUMBERVALUE(RIGHT([.C522];3))"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4.40e-03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1.80e-01</text:p>
          </table:table-cell>
          <table:table-cell table:formula="of:=NUMBERVALUE(LEFT([.A523];5);&quot;.&quot;)*10^NUMBERVALUE(RIGHT([.A523];3))" office:value-type="string" office:string-value="" calcext:value-type="error">
            <text:p>#ARG!</text:p>
          </table:table-cell>
          <table:table-cell table:formula="of:=NUMBERVALUE(LEFT([.B523];4);&quot;.&quot;)*10^NUMBERVALUE(RIGHT([.B523];3))" office:value-type="float" office:value="-1" calcext:value-type="float">
            <text:p>-1</text:p>
          </table:table-cell>
          <table:table-cell table:formula="of:=NUMBERVALUE(LEFT([.C523];4);&quot;.&quot;)*10^NUMBERVALUE(RIGHT([.C523];3))"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4.42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1.40e-01</text:p>
          </table:table-cell>
          <table:table-cell table:formula="of:=NUMBERVALUE(LEFT([.A524];5);&quot;.&quot;)*10^NUMBERVALUE(RIGHT([.A524];3))" office:value-type="string" office:string-value="" calcext:value-type="error">
            <text:p>#ARG!</text:p>
          </table:table-cell>
          <table:table-cell table:formula="of:=NUMBERVALUE(LEFT([.B524];4);&quot;.&quot;)*10^NUMBERVALUE(RIGHT([.B524];3))" office:value-type="float" office:value="-1" calcext:value-type="float">
            <text:p>-1</text:p>
          </table:table-cell>
          <table:table-cell table:formula="of:=NUMBERVALUE(LEFT([.C524];4);&quot;.&quot;)*10^NUMBERVALUE(RIGHT([.C524];3))"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4.44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1.40e-01</text:p>
          </table:table-cell>
          <table:table-cell table:formula="of:=NUMBERVALUE(LEFT([.A525];5);&quot;.&quot;)*10^NUMBERVALUE(RIGHT([.A525];3))" office:value-type="string" office:string-value="" calcext:value-type="error">
            <text:p>#ARG!</text:p>
          </table:table-cell>
          <table:table-cell table:formula="of:=NUMBERVALUE(LEFT([.B525];4);&quot;.&quot;)*10^NUMBERVALUE(RIGHT([.B525];3))" office:value-type="float" office:value="-1" calcext:value-type="float">
            <text:p>-1</text:p>
          </table:table-cell>
          <table:table-cell table:formula="of:=NUMBERVALUE(LEFT([.C525];4);&quot;.&quot;)*10^NUMBERVALUE(RIGHT([.C525];3))"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4.46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1.40e-01</text:p>
          </table:table-cell>
          <table:table-cell table:formula="of:=NUMBERVALUE(LEFT([.A526];5);&quot;.&quot;)*10^NUMBERVALUE(RIGHT([.A526];3))" office:value-type="string" office:string-value="" calcext:value-type="error">
            <text:p>#ARG!</text:p>
          </table:table-cell>
          <table:table-cell table:formula="of:=NUMBERVALUE(LEFT([.B526];4);&quot;.&quot;)*10^NUMBERVALUE(RIGHT([.B526];3))" office:value-type="float" office:value="-1" calcext:value-type="float">
            <text:p>-1</text:p>
          </table:table-cell>
          <table:table-cell table:formula="of:=NUMBERVALUE(LEFT([.C526];4);&quot;.&quot;)*10^NUMBERVALUE(RIGHT([.C526];3))"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4.48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1.20e-01</text:p>
          </table:table-cell>
          <table:table-cell table:formula="of:=NUMBERVALUE(LEFT([.A527];5);&quot;.&quot;)*10^NUMBERVALUE(RIGHT([.A527];3))" office:value-type="string" office:string-value="" calcext:value-type="error">
            <text:p>#ARG!</text:p>
          </table:table-cell>
          <table:table-cell table:formula="of:=NUMBERVALUE(LEFT([.B527];4);&quot;.&quot;)*10^NUMBERVALUE(RIGHT([.B527];3))" office:value-type="float" office:value="-1" calcext:value-type="float">
            <text:p>-1</text:p>
          </table:table-cell>
          <table:table-cell table:formula="of:=NUMBERVALUE(LEFT([.C527];4);&quot;.&quot;)*10^NUMBERVALUE(RIGHT([.C527];3))"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4.50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1.40e-01</text:p>
          </table:table-cell>
          <table:table-cell table:formula="of:=NUMBERVALUE(LEFT([.A528];5);&quot;.&quot;)*10^NUMBERVALUE(RIGHT([.A528];3))" office:value-type="string" office:string-value="" calcext:value-type="error">
            <text:p>#ARG!</text:p>
          </table:table-cell>
          <table:table-cell table:formula="of:=NUMBERVALUE(LEFT([.B528];4);&quot;.&quot;)*10^NUMBERVALUE(RIGHT([.B528];3))" office:value-type="float" office:value="-1" calcext:value-type="float">
            <text:p>-1</text:p>
          </table:table-cell>
          <table:table-cell table:formula="of:=NUMBERVALUE(LEFT([.C528];4);&quot;.&quot;)*10^NUMBERVALUE(RIGHT([.C528];3))"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4.52e-03</text:p>
          </table:table-cell>
          <table:table-cell office:value-type="string" calcext:value-type="string">
            <text:p>-1.08e+00</text:p>
          </table:table-cell>
          <table:table-cell office:value-type="string" calcext:value-type="string">
            <text:p>1.00e-01</text:p>
          </table:table-cell>
          <table:table-cell table:formula="of:=NUMBERVALUE(LEFT([.A529];5);&quot;.&quot;)*10^NUMBERVALUE(RIGHT([.A529];3))" office:value-type="string" office:string-value="" calcext:value-type="error">
            <text:p>#ARG!</text:p>
          </table:table-cell>
          <table:table-cell table:formula="of:=NUMBERVALUE(LEFT([.B529];4);&quot;.&quot;)*10^NUMBERVALUE(RIGHT([.B529];3))" office:value-type="float" office:value="-1" calcext:value-type="float">
            <text:p>-1</text:p>
          </table:table-cell>
          <table:table-cell table:formula="of:=NUMBERVALUE(LEFT([.C529];4);&quot;.&quot;)*10^NUMBERVALUE(RIGHT([.C529];3))"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4.54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7.99e-02</text:p>
          </table:table-cell>
          <table:table-cell table:formula="of:=NUMBERVALUE(LEFT([.A530];5);&quot;.&quot;)*10^NUMBERVALUE(RIGHT([.A530];3))" office:value-type="string" office:string-value="" calcext:value-type="error">
            <text:p>#ARG!</text:p>
          </table:table-cell>
          <table:table-cell table:formula="of:=NUMBERVALUE(LEFT([.B530];4);&quot;.&quot;)*10^NUMBERVALUE(RIGHT([.B530];3))" office:value-type="float" office:value="-1" calcext:value-type="float">
            <text:p>-1</text:p>
          </table:table-cell>
          <table:table-cell table:formula="of:=NUMBERVALUE(LEFT([.C530];4);&quot;.&quot;)*10^NUMBERVALUE(RIGHT([.C530];3))" office:value-type="float" office:value="0.0799" calcext:value-type="float">
            <text:p>0,0799</text:p>
          </table:table-cell>
        </table:table-row>
        <table:table-row table:style-name="ro1">
          <table:table-cell office:value-type="string" calcext:value-type="string">
            <text:p>4.56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7.99e-02</text:p>
          </table:table-cell>
          <table:table-cell table:formula="of:=NUMBERVALUE(LEFT([.A531];5);&quot;.&quot;)*10^NUMBERVALUE(RIGHT([.A531];3))" office:value-type="string" office:string-value="" calcext:value-type="error">
            <text:p>#ARG!</text:p>
          </table:table-cell>
          <table:table-cell table:formula="of:=NUMBERVALUE(LEFT([.B531];4);&quot;.&quot;)*10^NUMBERVALUE(RIGHT([.B531];3))" office:value-type="float" office:value="-1" calcext:value-type="float">
            <text:p>-1</text:p>
          </table:table-cell>
          <table:table-cell table:formula="of:=NUMBERVALUE(LEFT([.C531];4);&quot;.&quot;)*10^NUMBERVALUE(RIGHT([.C531];3))" office:value-type="float" office:value="0.0799" calcext:value-type="float">
            <text:p>0,0799</text:p>
          </table:table-cell>
        </table:table-row>
        <table:table-row table:style-name="ro1">
          <table:table-cell office:value-type="string" calcext:value-type="string">
            <text:p>4.58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7.99e-02</text:p>
          </table:table-cell>
          <table:table-cell table:formula="of:=NUMBERVALUE(LEFT([.A532];5);&quot;.&quot;)*10^NUMBERVALUE(RIGHT([.A532];3))" office:value-type="string" office:string-value="" calcext:value-type="error">
            <text:p>#ARG!</text:p>
          </table:table-cell>
          <table:table-cell table:formula="of:=NUMBERVALUE(LEFT([.B532];4);&quot;.&quot;)*10^NUMBERVALUE(RIGHT([.B532];3))" office:value-type="float" office:value="-1" calcext:value-type="float">
            <text:p>-1</text:p>
          </table:table-cell>
          <table:table-cell table:formula="of:=NUMBERVALUE(LEFT([.C532];4);&quot;.&quot;)*10^NUMBERVALUE(RIGHT([.C532];3))" office:value-type="float" office:value="0.0799" calcext:value-type="float">
            <text:p>0,0799</text:p>
          </table:table-cell>
        </table:table-row>
        <table:table-row table:style-name="ro1">
          <table:table-cell office:value-type="string" calcext:value-type="string">
            <text:p>4.60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6.00e-02</text:p>
          </table:table-cell>
          <table:table-cell table:formula="of:=NUMBERVALUE(LEFT([.A533];5);&quot;.&quot;)*10^NUMBERVALUE(RIGHT([.A533];3))" office:value-type="string" office:string-value="" calcext:value-type="error">
            <text:p>#ARG!</text:p>
          </table:table-cell>
          <table:table-cell table:formula="of:=NUMBERVALUE(LEFT([.B533];4);&quot;.&quot;)*10^NUMBERVALUE(RIGHT([.B533];3))" office:value-type="float" office:value="-1" calcext:value-type="float">
            <text:p>-1</text:p>
          </table:table-cell>
          <table:table-cell table:formula="of:=NUMBERVALUE(LEFT([.C533];4);&quot;.&quot;)*10^NUMBERVALUE(RIGHT([.C533];3))"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4.62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4.00e-02</text:p>
          </table:table-cell>
          <table:table-cell table:formula="of:=NUMBERVALUE(LEFT([.A534];5);&quot;.&quot;)*10^NUMBERVALUE(RIGHT([.A534];3))" office:value-type="string" office:string-value="" calcext:value-type="error">
            <text:p>#ARG!</text:p>
          </table:table-cell>
          <table:table-cell table:formula="of:=NUMBERVALUE(LEFT([.B534];4);&quot;.&quot;)*10^NUMBERVALUE(RIGHT([.B534];3))" office:value-type="float" office:value="-1" calcext:value-type="float">
            <text:p>-1</text:p>
          </table:table-cell>
          <table:table-cell table:formula="of:=NUMBERVALUE(LEFT([.C534];4);&quot;.&quot;)*10^NUMBERVALUE(RIGHT([.C534];3))"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4.64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4.00e-02</text:p>
          </table:table-cell>
          <table:table-cell table:formula="of:=NUMBERVALUE(LEFT([.A535];5);&quot;.&quot;)*10^NUMBERVALUE(RIGHT([.A535];3))" office:value-type="string" office:string-value="" calcext:value-type="error">
            <text:p>#ARG!</text:p>
          </table:table-cell>
          <table:table-cell table:formula="of:=NUMBERVALUE(LEFT([.B535];4);&quot;.&quot;)*10^NUMBERVALUE(RIGHT([.B535];3))" office:value-type="float" office:value="-1" calcext:value-type="float">
            <text:p>-1</text:p>
          </table:table-cell>
          <table:table-cell table:formula="of:=NUMBERVALUE(LEFT([.C535];4);&quot;.&quot;)*10^NUMBERVALUE(RIGHT([.C535];3))"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4.66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4.00e-02</text:p>
          </table:table-cell>
          <table:table-cell table:formula="of:=NUMBERVALUE(LEFT([.A536];5);&quot;.&quot;)*10^NUMBERVALUE(RIGHT([.A536];3))" office:value-type="string" office:string-value="" calcext:value-type="error">
            <text:p>#ARG!</text:p>
          </table:table-cell>
          <table:table-cell table:formula="of:=NUMBERVALUE(LEFT([.B536];4);&quot;.&quot;)*10^NUMBERVALUE(RIGHT([.B536];3))" office:value-type="float" office:value="-1" calcext:value-type="float">
            <text:p>-1</text:p>
          </table:table-cell>
          <table:table-cell table:formula="of:=NUMBERVALUE(LEFT([.C536];4);&quot;.&quot;)*10^NUMBERVALUE(RIGHT([.C536];3))"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4.68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2.00e-02</text:p>
          </table:table-cell>
          <table:table-cell table:formula="of:=NUMBERVALUE(LEFT([.A537];5);&quot;.&quot;)*10^NUMBERVALUE(RIGHT([.A537];3))" office:value-type="string" office:string-value="" calcext:value-type="error">
            <text:p>#ARG!</text:p>
          </table:table-cell>
          <table:table-cell table:formula="of:=NUMBERVALUE(LEFT([.B537];4);&quot;.&quot;)*10^NUMBERVALUE(RIGHT([.B537];3))" office:value-type="float" office:value="-1" calcext:value-type="float">
            <text:p>-1</text:p>
          </table:table-cell>
          <table:table-cell table:formula="of:=NUMBERVALUE(LEFT([.C537];4);&quot;.&quot;)*10^NUMBERVALUE(RIGHT([.C537];3))"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4.70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2.00e-02</text:p>
          </table:table-cell>
          <table:table-cell table:formula="of:=NUMBERVALUE(LEFT([.A538];5);&quot;.&quot;)*10^NUMBERVALUE(RIGHT([.A538];3))" office:value-type="string" office:string-value="" calcext:value-type="error">
            <text:p>#ARG!</text:p>
          </table:table-cell>
          <table:table-cell table:formula="of:=NUMBERVALUE(LEFT([.B538];4);&quot;.&quot;)*10^NUMBERVALUE(RIGHT([.B538];3))" office:value-type="float" office:value="-1" calcext:value-type="float">
            <text:p>-1</text:p>
          </table:table-cell>
          <table:table-cell table:formula="of:=NUMBERVALUE(LEFT([.C538];4);&quot;.&quot;)*10^NUMBERVALUE(RIGHT([.C538];3))"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4.72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-2.00e-02</text:p>
          </table:table-cell>
          <table:table-cell table:formula="of:=NUMBERVALUE(LEFT([.A539];5);&quot;.&quot;)*10^NUMBERVALUE(RIGHT([.A539];3))" office:value-type="string" office:string-value="" calcext:value-type="error">
            <text:p>#ARG!</text:p>
          </table:table-cell>
          <table:table-cell table:formula="of:=NUMBERVALUE(LEFT([.B539];4);&quot;.&quot;)*10^NUMBERVALUE(RIGHT([.B539];3))" office:value-type="float" office:value="-1" calcext:value-type="float">
            <text:p>-1</text:p>
          </table:table-cell>
          <table:table-cell table:formula="of:=NUMBERVALUE(LEFT([.C539];4);&quot;.&quot;)*10^NUMBERVALUE(RIGHT([.C539];3))" office:value-type="float" office:value="-0.02" calcext:value-type="float">
            <text:p>-0,02</text:p>
          </table:table-cell>
        </table:table-row>
        <table:table-row table:style-name="ro1">
          <table:table-cell office:value-type="string" calcext:value-type="string">
            <text:p>4.74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-2.00e-02</text:p>
          </table:table-cell>
          <table:table-cell table:formula="of:=NUMBERVALUE(LEFT([.A540];5);&quot;.&quot;)*10^NUMBERVALUE(RIGHT([.A540];3))" office:value-type="string" office:string-value="" calcext:value-type="error">
            <text:p>#ARG!</text:p>
          </table:table-cell>
          <table:table-cell table:formula="of:=NUMBERVALUE(LEFT([.B540];4);&quot;.&quot;)*10^NUMBERVALUE(RIGHT([.B540];3))" office:value-type="float" office:value="-1" calcext:value-type="float">
            <text:p>-1</text:p>
          </table:table-cell>
          <table:table-cell table:formula="of:=NUMBERVALUE(LEFT([.C540];4);&quot;.&quot;)*10^NUMBERVALUE(RIGHT([.C540];3))" office:value-type="float" office:value="-0.02" calcext:value-type="float">
            <text:p>-0,02</text:p>
          </table:table-cell>
        </table:table-row>
        <table:table-row table:style-name="ro1">
          <table:table-cell office:value-type="string" calcext:value-type="string">
            <text:p>4.76e-03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-2.00e-02</text:p>
          </table:table-cell>
          <table:table-cell table:formula="of:=NUMBERVALUE(LEFT([.A541];5);&quot;.&quot;)*10^NUMBERVALUE(RIGHT([.A541];3))" office:value-type="string" office:string-value="" calcext:value-type="error">
            <text:p>#ARG!</text:p>
          </table:table-cell>
          <table:table-cell table:formula="of:=NUMBERVALUE(LEFT([.B541];4);&quot;.&quot;)*10^NUMBERVALUE(RIGHT([.B541];3))" office:value-type="float" office:value="-1" calcext:value-type="float">
            <text:p>-1</text:p>
          </table:table-cell>
          <table:table-cell table:formula="of:=NUMBERVALUE(LEFT([.C541];4);&quot;.&quot;)*10^NUMBERVALUE(RIGHT([.C541];3))" office:value-type="float" office:value="-0.02" calcext:value-type="float">
            <text:p>-0,02</text:p>
          </table:table-cell>
        </table:table-row>
        <table:table-row table:style-name="ro1">
          <table:table-cell office:value-type="string" calcext:value-type="string">
            <text:p>4.78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-6.00e-02</text:p>
          </table:table-cell>
          <table:table-cell table:formula="of:=NUMBERVALUE(LEFT([.A542];5);&quot;.&quot;)*10^NUMBERVALUE(RIGHT([.A542];3))" office:value-type="string" office:string-value="" calcext:value-type="error">
            <text:p>#ARG!</text:p>
          </table:table-cell>
          <table:table-cell table:formula="of:=NUMBERVALUE(LEFT([.B542];4);&quot;.&quot;)*10^NUMBERVALUE(RIGHT([.B542];3))" office:value-type="float" office:value="-1" calcext:value-type="float">
            <text:p>-1</text:p>
          </table:table-cell>
          <table:table-cell table:formula="of:=NUMBERVALUE(LEFT([.C542];4);&quot;.&quot;)*10^NUMBERVALUE(RIGHT([.C542];3))" office:value-type="float" office:value="-0.06" calcext:value-type="float">
            <text:p>-0,06</text:p>
          </table:table-cell>
        </table:table-row>
        <table:table-row table:style-name="ro1">
          <table:table-cell office:value-type="string" calcext:value-type="string">
            <text:p>4.80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-6.00e-02</text:p>
          </table:table-cell>
          <table:table-cell table:formula="of:=NUMBERVALUE(LEFT([.A543];5);&quot;.&quot;)*10^NUMBERVALUE(RIGHT([.A543];3))" office:value-type="string" office:string-value="" calcext:value-type="error">
            <text:p>#ARG!</text:p>
          </table:table-cell>
          <table:table-cell table:formula="of:=NUMBERVALUE(LEFT([.B543];4);&quot;.&quot;)*10^NUMBERVALUE(RIGHT([.B543];3))" office:value-type="float" office:value="-1" calcext:value-type="float">
            <text:p>-1</text:p>
          </table:table-cell>
          <table:table-cell table:formula="of:=NUMBERVALUE(LEFT([.C543];4);&quot;.&quot;)*10^NUMBERVALUE(RIGHT([.C543];3))" office:value-type="float" office:value="-0.06" calcext:value-type="float">
            <text:p>-0,06</text:p>
          </table:table-cell>
        </table:table-row>
        <table:table-row table:style-name="ro1">
          <table:table-cell office:value-type="string" calcext:value-type="string">
            <text:p>4.82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-6.00e-02</text:p>
          </table:table-cell>
          <table:table-cell table:formula="of:=NUMBERVALUE(LEFT([.A544];5);&quot;.&quot;)*10^NUMBERVALUE(RIGHT([.A544];3))" office:value-type="string" office:string-value="" calcext:value-type="error">
            <text:p>#ARG!</text:p>
          </table:table-cell>
          <table:table-cell table:formula="of:=NUMBERVALUE(LEFT([.B544];4);&quot;.&quot;)*10^NUMBERVALUE(RIGHT([.B544];3))" office:value-type="float" office:value="-1" calcext:value-type="float">
            <text:p>-1</text:p>
          </table:table-cell>
          <table:table-cell table:formula="of:=NUMBERVALUE(LEFT([.C544];4);&quot;.&quot;)*10^NUMBERVALUE(RIGHT([.C544];3))" office:value-type="float" office:value="-0.06" calcext:value-type="float">
            <text:p>-0,06</text:p>
          </table:table-cell>
        </table:table-row>
        <table:table-row table:style-name="ro1">
          <table:table-cell office:value-type="string" calcext:value-type="string">
            <text:p>4.84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-6.00e-02</text:p>
          </table:table-cell>
          <table:table-cell table:formula="of:=NUMBERVALUE(LEFT([.A545];5);&quot;.&quot;)*10^NUMBERVALUE(RIGHT([.A545];3))" office:value-type="string" office:string-value="" calcext:value-type="error">
            <text:p>#ARG!</text:p>
          </table:table-cell>
          <table:table-cell table:formula="of:=NUMBERVALUE(LEFT([.B545];4);&quot;.&quot;)*10^NUMBERVALUE(RIGHT([.B545];3))" office:value-type="float" office:value="-1" calcext:value-type="float">
            <text:p>-1</text:p>
          </table:table-cell>
          <table:table-cell table:formula="of:=NUMBERVALUE(LEFT([.C545];4);&quot;.&quot;)*10^NUMBERVALUE(RIGHT([.C545];3))" office:value-type="float" office:value="-0.06" calcext:value-type="float">
            <text:p>-0,06</text:p>
          </table:table-cell>
        </table:table-row>
        <table:table-row table:style-name="ro1">
          <table:table-cell office:value-type="string" calcext:value-type="string">
            <text:p>4.86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-7.99e-02</text:p>
          </table:table-cell>
          <table:table-cell table:formula="of:=NUMBERVALUE(LEFT([.A546];5);&quot;.&quot;)*10^NUMBERVALUE(RIGHT([.A546];3))" office:value-type="string" office:string-value="" calcext:value-type="error">
            <text:p>#ARG!</text:p>
          </table:table-cell>
          <table:table-cell table:formula="of:=NUMBERVALUE(LEFT([.B546];4);&quot;.&quot;)*10^NUMBERVALUE(RIGHT([.B546];3))" office:value-type="float" office:value="-1" calcext:value-type="float">
            <text:p>-1</text:p>
          </table:table-cell>
          <table:table-cell table:formula="of:=NUMBERVALUE(LEFT([.C546];4);&quot;.&quot;)*10^NUMBERVALUE(RIGHT([.C546];3))" office:value-type="float" office:value="-0.079" calcext:value-type="float">
            <text:p>-0,079</text:p>
          </table:table-cell>
        </table:table-row>
        <table:table-row table:style-name="ro1">
          <table:table-cell office:value-type="string" calcext:value-type="string">
            <text:p>4.88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-1.00e-01</text:p>
          </table:table-cell>
          <table:table-cell table:formula="of:=NUMBERVALUE(LEFT([.A547];5);&quot;.&quot;)*10^NUMBERVALUE(RIGHT([.A547];3))" office:value-type="string" office:string-value="" calcext:value-type="error">
            <text:p>#ARG!</text:p>
          </table:table-cell>
          <table:table-cell table:formula="of:=NUMBERVALUE(LEFT([.B547];4);&quot;.&quot;)*10^NUMBERVALUE(RIGHT([.B547];3))" office:value-type="float" office:value="-1" calcext:value-type="float">
            <text:p>-1</text:p>
          </table:table-cell>
          <table:table-cell table:formula="of:=NUMBERVALUE(LEFT([.C547];4);&quot;.&quot;)*10^NUMBERVALUE(RIGHT([.C547];3))" office:value-type="float" office:value="-0.1" calcext:value-type="float">
            <text:p>-0,1</text:p>
          </table:table-cell>
        </table:table-row>
        <table:table-row table:style-name="ro1">
          <table:table-cell office:value-type="string" calcext:value-type="string">
            <text:p>4.90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-1.00e-01</text:p>
          </table:table-cell>
          <table:table-cell table:formula="of:=NUMBERVALUE(LEFT([.A548];5);&quot;.&quot;)*10^NUMBERVALUE(RIGHT([.A548];3))" office:value-type="string" office:string-value="" calcext:value-type="error">
            <text:p>#ARG!</text:p>
          </table:table-cell>
          <table:table-cell table:formula="of:=NUMBERVALUE(LEFT([.B548];4);&quot;.&quot;)*10^NUMBERVALUE(RIGHT([.B548];3))" office:value-type="float" office:value="-1" calcext:value-type="float">
            <text:p>-1</text:p>
          </table:table-cell>
          <table:table-cell table:formula="of:=NUMBERVALUE(LEFT([.C548];4);&quot;.&quot;)*10^NUMBERVALUE(RIGHT([.C548];3))" office:value-type="float" office:value="-0.1" calcext:value-type="float">
            <text:p>-0,1</text:p>
          </table:table-cell>
        </table:table-row>
        <table:table-row table:style-name="ro1">
          <table:table-cell office:value-type="string" calcext:value-type="string">
            <text:p>4.92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-1.00e-01</text:p>
          </table:table-cell>
          <table:table-cell table:formula="of:=NUMBERVALUE(LEFT([.A549];5);&quot;.&quot;)*10^NUMBERVALUE(RIGHT([.A549];3))" office:value-type="string" office:string-value="" calcext:value-type="error">
            <text:p>#ARG!</text:p>
          </table:table-cell>
          <table:table-cell table:formula="of:=NUMBERVALUE(LEFT([.B549];4);&quot;.&quot;)*10^NUMBERVALUE(RIGHT([.B549];3))" office:value-type="float" office:value="-1" calcext:value-type="float">
            <text:p>-1</text:p>
          </table:table-cell>
          <table:table-cell table:formula="of:=NUMBERVALUE(LEFT([.C549];4);&quot;.&quot;)*10^NUMBERVALUE(RIGHT([.C549];3))" office:value-type="float" office:value="-0.1" calcext:value-type="float">
            <text:p>-0,1</text:p>
          </table:table-cell>
        </table:table-row>
        <table:table-row table:style-name="ro1">
          <table:table-cell office:value-type="string" calcext:value-type="string">
            <text:p>4.94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-1.20e-01</text:p>
          </table:table-cell>
          <table:table-cell table:formula="of:=NUMBERVALUE(LEFT([.A550];5);&quot;.&quot;)*10^NUMBERVALUE(RIGHT([.A550];3))" office:value-type="string" office:string-value="" calcext:value-type="error">
            <text:p>#ARG!</text:p>
          </table:table-cell>
          <table:table-cell table:formula="of:=NUMBERVALUE(LEFT([.B550];4);&quot;.&quot;)*10^NUMBERVALUE(RIGHT([.B550];3))" office:value-type="float" office:value="-1" calcext:value-type="float">
            <text:p>-1</text:p>
          </table:table-cell>
          <table:table-cell table:formula="of:=NUMBERVALUE(LEFT([.C550];4);&quot;.&quot;)*10^NUMBERVALUE(RIGHT([.C550];3))" office:value-type="float" office:value="-0.12" calcext:value-type="float">
            <text:p>-0,12</text:p>
          </table:table-cell>
        </table:table-row>
        <table:table-row table:style-name="ro1">
          <table:table-cell office:value-type="string" calcext:value-type="string">
            <text:p>4.96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-1.40e-01</text:p>
          </table:table-cell>
          <table:table-cell table:formula="of:=NUMBERVALUE(LEFT([.A551];5);&quot;.&quot;)*10^NUMBERVALUE(RIGHT([.A551];3))" office:value-type="string" office:string-value="" calcext:value-type="error">
            <text:p>#ARG!</text:p>
          </table:table-cell>
          <table:table-cell table:formula="of:=NUMBERVALUE(LEFT([.B551];4);&quot;.&quot;)*10^NUMBERVALUE(RIGHT([.B551];3))" office:value-type="float" office:value="-1" calcext:value-type="float">
            <text:p>-1</text:p>
          </table:table-cell>
          <table:table-cell table:formula="of:=NUMBERVALUE(LEFT([.C551];4);&quot;.&quot;)*10^NUMBERVALUE(RIGHT([.C551];3))" office:value-type="float" office:value="-0.14" calcext:value-type="float">
            <text:p>-0,14</text:p>
          </table:table-cell>
        </table:table-row>
        <table:table-row table:style-name="ro1">
          <table:table-cell office:value-type="string" calcext:value-type="string">
            <text:p>4.98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-1.60e-01</text:p>
          </table:table-cell>
          <table:table-cell table:formula="of:=NUMBERVALUE(LEFT([.A552];5);&quot;.&quot;)*10^NUMBERVALUE(RIGHT([.A552];3))" office:value-type="string" office:string-value="" calcext:value-type="error">
            <text:p>#ARG!</text:p>
          </table:table-cell>
          <table:table-cell table:formula="of:=NUMBERVALUE(LEFT([.B552];4);&quot;.&quot;)*10^NUMBERVALUE(RIGHT([.B552];3))" office:value-type="float" office:value="-1" calcext:value-type="float">
            <text:p>-1</text:p>
          </table:table-cell>
          <table:table-cell table:formula="of:=NUMBERVALUE(LEFT([.C552];4);&quot;.&quot;)*10^NUMBERVALUE(RIGHT([.C552];3))" office:value-type="float" office:value="-0.16" calcext:value-type="float">
            <text:p>-0,16</text:p>
          </table:table-cell>
        </table:table-row>
        <table:table-row table:style-name="ro1">
          <table:table-cell office:value-type="string" calcext:value-type="string">
            <text:p>5.00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-1.60e-01</text:p>
          </table:table-cell>
          <table:table-cell table:formula="of:=NUMBERVALUE(LEFT([.A553];5);&quot;.&quot;)*10^NUMBERVALUE(RIGHT([.A553];3))" office:value-type="string" office:string-value="" calcext:value-type="error">
            <text:p>#ARG!</text:p>
          </table:table-cell>
          <table:table-cell table:formula="of:=NUMBERVALUE(LEFT([.B553];4);&quot;.&quot;)*10^NUMBERVALUE(RIGHT([.B553];3))" office:value-type="float" office:value="-1" calcext:value-type="float">
            <text:p>-1</text:p>
          </table:table-cell>
          <table:table-cell table:formula="of:=NUMBERVALUE(LEFT([.C553];4);&quot;.&quot;)*10^NUMBERVALUE(RIGHT([.C553];3))" office:value-type="float" office:value="-0.16" calcext:value-type="float">
            <text:p>-0,16</text:p>
          </table:table-cell>
        </table:table-row>
        <table:table-row table:style-name="ro1">
          <table:table-cell office:value-type="string" calcext:value-type="string">
            <text:p>5.02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-1.80e-01</text:p>
          </table:table-cell>
          <table:table-cell table:formula="of:=NUMBERVALUE(LEFT([.A554];5);&quot;.&quot;)*10^NUMBERVALUE(RIGHT([.A554];3))" office:value-type="string" office:string-value="" calcext:value-type="error">
            <text:p>#ARG!</text:p>
          </table:table-cell>
          <table:table-cell table:formula="of:=NUMBERVALUE(LEFT([.B554];4);&quot;.&quot;)*10^NUMBERVALUE(RIGHT([.B554];3))" office:value-type="float" office:value="-1" calcext:value-type="float">
            <text:p>-1</text:p>
          </table:table-cell>
          <table:table-cell table:formula="of:=NUMBERVALUE(LEFT([.C554];4);&quot;.&quot;)*10^NUMBERVALUE(RIGHT([.C554];3))" office:value-type="float" office:value="-0.18" calcext:value-type="float">
            <text:p>-0,18</text:p>
          </table:table-cell>
        </table:table-row>
        <table:table-row table:style-name="ro1">
          <table:table-cell office:value-type="string" calcext:value-type="string">
            <text:p>5.04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-1.80e-01</text:p>
          </table:table-cell>
          <table:table-cell table:formula="of:=NUMBERVALUE(LEFT([.A555];5);&quot;.&quot;)*10^NUMBERVALUE(RIGHT([.A555];3))" office:value-type="string" office:string-value="" calcext:value-type="error">
            <text:p>#ARG!</text:p>
          </table:table-cell>
          <table:table-cell table:formula="of:=NUMBERVALUE(LEFT([.B555];4);&quot;.&quot;)*10^NUMBERVALUE(RIGHT([.B555];3))" office:value-type="float" office:value="-1" calcext:value-type="float">
            <text:p>-1</text:p>
          </table:table-cell>
          <table:table-cell table:formula="of:=NUMBERVALUE(LEFT([.C555];4);&quot;.&quot;)*10^NUMBERVALUE(RIGHT([.C555];3))" office:value-type="float" office:value="-0.18" calcext:value-type="float">
            <text:p>-0,18</text:p>
          </table:table-cell>
        </table:table-row>
        <table:table-row table:style-name="ro1">
          <table:table-cell office:value-type="string" calcext:value-type="string">
            <text:p>5.06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-1.80e-01</text:p>
          </table:table-cell>
          <table:table-cell table:formula="of:=NUMBERVALUE(LEFT([.A556];5);&quot;.&quot;)*10^NUMBERVALUE(RIGHT([.A556];3))" office:value-type="string" office:string-value="" calcext:value-type="error">
            <text:p>#ARG!</text:p>
          </table:table-cell>
          <table:table-cell table:formula="of:=NUMBERVALUE(LEFT([.B556];4);&quot;.&quot;)*10^NUMBERVALUE(RIGHT([.B556];3))" office:value-type="float" office:value="-1" calcext:value-type="float">
            <text:p>-1</text:p>
          </table:table-cell>
          <table:table-cell table:formula="of:=NUMBERVALUE(LEFT([.C556];4);&quot;.&quot;)*10^NUMBERVALUE(RIGHT([.C556];3))" office:value-type="float" office:value="-0.18" calcext:value-type="float">
            <text:p>-0,18</text:p>
          </table:table-cell>
        </table:table-row>
        <table:table-row table:style-name="ro1">
          <table:table-cell office:value-type="string" calcext:value-type="string">
            <text:p>5.08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-2.00e-01</text:p>
          </table:table-cell>
          <table:table-cell table:formula="of:=NUMBERVALUE(LEFT([.A557];5);&quot;.&quot;)*10^NUMBERVALUE(RIGHT([.A557];3))" office:value-type="string" office:string-value="" calcext:value-type="error">
            <text:p>#ARG!</text:p>
          </table:table-cell>
          <table:table-cell table:formula="of:=NUMBERVALUE(LEFT([.B557];4);&quot;.&quot;)*10^NUMBERVALUE(RIGHT([.B557];3))" office:value-type="float" office:value="-1" calcext:value-type="float">
            <text:p>-1</text:p>
          </table:table-cell>
          <table:table-cell table:formula="of:=NUMBERVALUE(LEFT([.C557];4);&quot;.&quot;)*10^NUMBERVALUE(RIGHT([.C557];3))" office:value-type="float" office:value="-0.2" calcext:value-type="float">
            <text:p>-0,2</text:p>
          </table:table-cell>
        </table:table-row>
        <table:table-row table:style-name="ro1">
          <table:table-cell office:value-type="string" calcext:value-type="string">
            <text:p>5.10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-2.00e-01</text:p>
          </table:table-cell>
          <table:table-cell table:formula="of:=NUMBERVALUE(LEFT([.A558];5);&quot;.&quot;)*10^NUMBERVALUE(RIGHT([.A558];3))" office:value-type="string" office:string-value="" calcext:value-type="error">
            <text:p>#ARG!</text:p>
          </table:table-cell>
          <table:table-cell table:formula="of:=NUMBERVALUE(LEFT([.B558];4);&quot;.&quot;)*10^NUMBERVALUE(RIGHT([.B558];3))" office:value-type="float" office:value="-1" calcext:value-type="float">
            <text:p>-1</text:p>
          </table:table-cell>
          <table:table-cell table:formula="of:=NUMBERVALUE(LEFT([.C558];4);&quot;.&quot;)*10^NUMBERVALUE(RIGHT([.C558];3))" office:value-type="float" office:value="-0.2" calcext:value-type="float">
            <text:p>-0,2</text:p>
          </table:table-cell>
        </table:table-row>
        <table:table-row table:style-name="ro1">
          <table:table-cell office:value-type="string" calcext:value-type="string">
            <text:p>5.12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-2.20e-01</text:p>
          </table:table-cell>
          <table:table-cell table:formula="of:=NUMBERVALUE(LEFT([.A559];5);&quot;.&quot;)*10^NUMBERVALUE(RIGHT([.A559];3))" office:value-type="string" office:string-value="" calcext:value-type="error">
            <text:p>#ARG!</text:p>
          </table:table-cell>
          <table:table-cell table:formula="of:=NUMBERVALUE(LEFT([.B559];4);&quot;.&quot;)*10^NUMBERVALUE(RIGHT([.B559];3))" office:value-type="float" office:value="-1" calcext:value-type="float">
            <text:p>-1</text:p>
          </table:table-cell>
          <table:table-cell table:formula="of:=NUMBERVALUE(LEFT([.C559];4);&quot;.&quot;)*10^NUMBERVALUE(RIGHT([.C559];3))" office:value-type="float" office:value="-0.22" calcext:value-type="float">
            <text:p>-0,22</text:p>
          </table:table-cell>
        </table:table-row>
        <table:table-row table:style-name="ro1">
          <table:table-cell office:value-type="string" calcext:value-type="string">
            <text:p>5.14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-2.20e-01</text:p>
          </table:table-cell>
          <table:table-cell table:formula="of:=NUMBERVALUE(LEFT([.A560];5);&quot;.&quot;)*10^NUMBERVALUE(RIGHT([.A560];3))" office:value-type="string" office:string-value="" calcext:value-type="error">
            <text:p>#ARG!</text:p>
          </table:table-cell>
          <table:table-cell table:formula="of:=NUMBERVALUE(LEFT([.B560];4);&quot;.&quot;)*10^NUMBERVALUE(RIGHT([.B560];3))" office:value-type="float" office:value="-1" calcext:value-type="float">
            <text:p>-1</text:p>
          </table:table-cell>
          <table:table-cell table:formula="of:=NUMBERVALUE(LEFT([.C560];4);&quot;.&quot;)*10^NUMBERVALUE(RIGHT([.C560];3))" office:value-type="float" office:value="-0.22" calcext:value-type="float">
            <text:p>-0,22</text:p>
          </table:table-cell>
        </table:table-row>
        <table:table-row table:style-name="ro1">
          <table:table-cell office:value-type="string" calcext:value-type="string">
            <text:p>5.16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-2.40e-01</text:p>
          </table:table-cell>
          <table:table-cell table:formula="of:=NUMBERVALUE(LEFT([.A561];5);&quot;.&quot;)*10^NUMBERVALUE(RIGHT([.A561];3))" office:value-type="string" office:string-value="" calcext:value-type="error">
            <text:p>#ARG!</text:p>
          </table:table-cell>
          <table:table-cell table:formula="of:=NUMBERVALUE(LEFT([.B561];4);&quot;.&quot;)*10^NUMBERVALUE(RIGHT([.B561];3))" office:value-type="float" office:value="-1" calcext:value-type="float">
            <text:p>-1</text:p>
          </table:table-cell>
          <table:table-cell table:formula="of:=NUMBERVALUE(LEFT([.C561];4);&quot;.&quot;)*10^NUMBERVALUE(RIGHT([.C561];3))" office:value-type="float" office:value="-0.24" calcext:value-type="float">
            <text:p>-0,24</text:p>
          </table:table-cell>
        </table:table-row>
        <table:table-row table:style-name="ro1">
          <table:table-cell office:value-type="string" calcext:value-type="string">
            <text:p>5.18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-2.60e-01</text:p>
          </table:table-cell>
          <table:table-cell table:formula="of:=NUMBERVALUE(LEFT([.A562];5);&quot;.&quot;)*10^NUMBERVALUE(RIGHT([.A562];3))" office:value-type="string" office:string-value="" calcext:value-type="error">
            <text:p>#ARG!</text:p>
          </table:table-cell>
          <table:table-cell table:formula="of:=NUMBERVALUE(LEFT([.B562];4);&quot;.&quot;)*10^NUMBERVALUE(RIGHT([.B562];3))" office:value-type="float" office:value="-1" calcext:value-type="float">
            <text:p>-1</text:p>
          </table:table-cell>
          <table:table-cell table:formula="of:=NUMBERVALUE(LEFT([.C562];4);&quot;.&quot;)*10^NUMBERVALUE(RIGHT([.C562];3))" office:value-type="float" office:value="-0.26" calcext:value-type="float">
            <text:p>-0,26</text:p>
          </table:table-cell>
        </table:table-row>
        <table:table-row table:style-name="ro1">
          <table:table-cell office:value-type="string" calcext:value-type="string">
            <text:p>5.20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-2.60e-01</text:p>
          </table:table-cell>
          <table:table-cell table:formula="of:=NUMBERVALUE(LEFT([.A563];5);&quot;.&quot;)*10^NUMBERVALUE(RIGHT([.A563];3))" office:value-type="string" office:string-value="" calcext:value-type="error">
            <text:p>#ARG!</text:p>
          </table:table-cell>
          <table:table-cell table:formula="of:=NUMBERVALUE(LEFT([.B563];4);&quot;.&quot;)*10^NUMBERVALUE(RIGHT([.B563];3))" office:value-type="float" office:value="-1" calcext:value-type="float">
            <text:p>-1</text:p>
          </table:table-cell>
          <table:table-cell table:formula="of:=NUMBERVALUE(LEFT([.C563];4);&quot;.&quot;)*10^NUMBERVALUE(RIGHT([.C563];3))" office:value-type="float" office:value="-0.26" calcext:value-type="float">
            <text:p>-0,26</text:p>
          </table:table-cell>
        </table:table-row>
        <table:table-row table:style-name="ro1">
          <table:table-cell office:value-type="string" calcext:value-type="string">
            <text:p>5.22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-2.60e-01</text:p>
          </table:table-cell>
          <table:table-cell table:formula="of:=NUMBERVALUE(LEFT([.A564];5);&quot;.&quot;)*10^NUMBERVALUE(RIGHT([.A564];3))" office:value-type="string" office:string-value="" calcext:value-type="error">
            <text:p>#ARG!</text:p>
          </table:table-cell>
          <table:table-cell table:formula="of:=NUMBERVALUE(LEFT([.B564];4);&quot;.&quot;)*10^NUMBERVALUE(RIGHT([.B564];3))" office:value-type="float" office:value="-1" calcext:value-type="float">
            <text:p>-1</text:p>
          </table:table-cell>
          <table:table-cell table:formula="of:=NUMBERVALUE(LEFT([.C564];4);&quot;.&quot;)*10^NUMBERVALUE(RIGHT([.C564];3))" office:value-type="float" office:value="-0.26" calcext:value-type="float">
            <text:p>-0,26</text:p>
          </table:table-cell>
        </table:table-row>
        <table:table-row table:style-name="ro1">
          <table:table-cell office:value-type="string" calcext:value-type="string">
            <text:p>5.24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-2.80e-01</text:p>
          </table:table-cell>
          <table:table-cell table:formula="of:=NUMBERVALUE(LEFT([.A565];5);&quot;.&quot;)*10^NUMBERVALUE(RIGHT([.A565];3))" office:value-type="string" office:string-value="" calcext:value-type="error">
            <text:p>#ARG!</text:p>
          </table:table-cell>
          <table:table-cell table:formula="of:=NUMBERVALUE(LEFT([.B565];4);&quot;.&quot;)*10^NUMBERVALUE(RIGHT([.B565];3))" office:value-type="float" office:value="-1" calcext:value-type="float">
            <text:p>-1</text:p>
          </table:table-cell>
          <table:table-cell table:formula="of:=NUMBERVALUE(LEFT([.C565];4);&quot;.&quot;)*10^NUMBERVALUE(RIGHT([.C565];3))" office:value-type="float" office:value="-0.28" calcext:value-type="float">
            <text:p>-0,28</text:p>
          </table:table-cell>
        </table:table-row>
        <table:table-row table:style-name="ro1">
          <table:table-cell office:value-type="string" calcext:value-type="string">
            <text:p>5.26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-2.80e-01</text:p>
          </table:table-cell>
          <table:table-cell table:formula="of:=NUMBERVALUE(LEFT([.A566];5);&quot;.&quot;)*10^NUMBERVALUE(RIGHT([.A566];3))" office:value-type="string" office:string-value="" calcext:value-type="error">
            <text:p>#ARG!</text:p>
          </table:table-cell>
          <table:table-cell table:formula="of:=NUMBERVALUE(LEFT([.B566];4);&quot;.&quot;)*10^NUMBERVALUE(RIGHT([.B566];3))" office:value-type="float" office:value="-1" calcext:value-type="float">
            <text:p>-1</text:p>
          </table:table-cell>
          <table:table-cell table:formula="of:=NUMBERVALUE(LEFT([.C566];4);&quot;.&quot;)*10^NUMBERVALUE(RIGHT([.C566];3))" office:value-type="float" office:value="-0.28" calcext:value-type="float">
            <text:p>-0,28</text:p>
          </table:table-cell>
        </table:table-row>
        <table:table-row table:style-name="ro1">
          <table:table-cell office:value-type="string" calcext:value-type="string">
            <text:p>5.28e-03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-3.00e-01</text:p>
          </table:table-cell>
          <table:table-cell table:formula="of:=NUMBERVALUE(LEFT([.A567];5);&quot;.&quot;)*10^NUMBERVALUE(RIGHT([.A567];3))" office:value-type="string" office:string-value="" calcext:value-type="error">
            <text:p>#ARG!</text:p>
          </table:table-cell>
          <table:table-cell table:formula="of:=NUMBERVALUE(LEFT([.B567];4);&quot;.&quot;)*10^NUMBERVALUE(RIGHT([.B567];3))" office:value-type="float" office:value="-1" calcext:value-type="float">
            <text:p>-1</text:p>
          </table:table-cell>
          <table:table-cell table:formula="of:=NUMBERVALUE(LEFT([.C567];4);&quot;.&quot;)*10^NUMBERVALUE(RIGHT([.C567];3))" office:value-type="float" office:value="-0.3" calcext:value-type="float">
            <text:p>-0,3</text:p>
          </table:table-cell>
        </table:table-row>
        <table:table-row table:style-name="ro1">
          <table:table-cell office:value-type="string" calcext:value-type="string">
            <text:p>5.30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-3.00e-01</text:p>
          </table:table-cell>
          <table:table-cell table:formula="of:=NUMBERVALUE(LEFT([.A568];5);&quot;.&quot;)*10^NUMBERVALUE(RIGHT([.A568];3))" office:value-type="string" office:string-value="" calcext:value-type="error">
            <text:p>#ARG!</text:p>
          </table:table-cell>
          <table:table-cell table:formula="of:=NUMBERVALUE(LEFT([.B568];4);&quot;.&quot;)*10^NUMBERVALUE(RIGHT([.B568];3))" office:value-type="float" office:value="-1" calcext:value-type="float">
            <text:p>-1</text:p>
          </table:table-cell>
          <table:table-cell table:formula="of:=NUMBERVALUE(LEFT([.C568];4);&quot;.&quot;)*10^NUMBERVALUE(RIGHT([.C568];3))" office:value-type="float" office:value="-0.3" calcext:value-type="float">
            <text:p>-0,3</text:p>
          </table:table-cell>
        </table:table-row>
        <table:table-row table:style-name="ro1">
          <table:table-cell office:value-type="string" calcext:value-type="string">
            <text:p>5.32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-3.00e-01</text:p>
          </table:table-cell>
          <table:table-cell table:formula="of:=NUMBERVALUE(LEFT([.A569];5);&quot;.&quot;)*10^NUMBERVALUE(RIGHT([.A569];3))" office:value-type="string" office:string-value="" calcext:value-type="error">
            <text:p>#ARG!</text:p>
          </table:table-cell>
          <table:table-cell table:formula="of:=NUMBERVALUE(LEFT([.B569];4);&quot;.&quot;)*10^NUMBERVALUE(RIGHT([.B569];3))" office:value-type="float" office:value="-1" calcext:value-type="float">
            <text:p>-1</text:p>
          </table:table-cell>
          <table:table-cell table:formula="of:=NUMBERVALUE(LEFT([.C569];4);&quot;.&quot;)*10^NUMBERVALUE(RIGHT([.C569];3))" office:value-type="float" office:value="-0.3" calcext:value-type="float">
            <text:p>-0,3</text:p>
          </table:table-cell>
        </table:table-row>
        <table:table-row table:style-name="ro1">
          <table:table-cell office:value-type="string" calcext:value-type="string">
            <text:p>5.34e-03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-3.20e-01</text:p>
          </table:table-cell>
          <table:table-cell table:formula="of:=NUMBERVALUE(LEFT([.A570];5);&quot;.&quot;)*10^NUMBERVALUE(RIGHT([.A570];3))" office:value-type="string" office:string-value="" calcext:value-type="error">
            <text:p>#ARG!</text:p>
          </table:table-cell>
          <table:table-cell table:formula="of:=NUMBERVALUE(LEFT([.B570];4);&quot;.&quot;)*10^NUMBERVALUE(RIGHT([.B570];3))" office:value-type="float" office:value="-1" calcext:value-type="float">
            <text:p>-1</text:p>
          </table:table-cell>
          <table:table-cell table:formula="of:=NUMBERVALUE(LEFT([.C570];4);&quot;.&quot;)*10^NUMBERVALUE(RIGHT([.C570];3))" office:value-type="float" office:value="-0.32" calcext:value-type="float">
            <text:p>-0,32</text:p>
          </table:table-cell>
        </table:table-row>
        <table:table-row table:style-name="ro1">
          <table:table-cell office:value-type="string" calcext:value-type="string">
            <text:p>5.36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-3.20e-01</text:p>
          </table:table-cell>
          <table:table-cell table:formula="of:=NUMBERVALUE(LEFT([.A571];5);&quot;.&quot;)*10^NUMBERVALUE(RIGHT([.A571];3))" office:value-type="string" office:string-value="" calcext:value-type="error">
            <text:p>#ARG!</text:p>
          </table:table-cell>
          <table:table-cell table:formula="of:=NUMBERVALUE(LEFT([.B571];4);&quot;.&quot;)*10^NUMBERVALUE(RIGHT([.B571];3))" office:value-type="float" office:value="-1" calcext:value-type="float">
            <text:p>-1</text:p>
          </table:table-cell>
          <table:table-cell table:formula="of:=NUMBERVALUE(LEFT([.C571];4);&quot;.&quot;)*10^NUMBERVALUE(RIGHT([.C571];3))" office:value-type="float" office:value="-0.32" calcext:value-type="float">
            <text:p>-0,32</text:p>
          </table:table-cell>
        </table:table-row>
        <table:table-row table:style-name="ro1">
          <table:table-cell office:value-type="string" calcext:value-type="string">
            <text:p>5.38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-3.40e-01</text:p>
          </table:table-cell>
          <table:table-cell table:formula="of:=NUMBERVALUE(LEFT([.A572];5);&quot;.&quot;)*10^NUMBERVALUE(RIGHT([.A572];3))" office:value-type="string" office:string-value="" calcext:value-type="error">
            <text:p>#ARG!</text:p>
          </table:table-cell>
          <table:table-cell table:formula="of:=NUMBERVALUE(LEFT([.B572];4);&quot;.&quot;)*10^NUMBERVALUE(RIGHT([.B572];3))" office:value-type="float" office:value="-1" calcext:value-type="float">
            <text:p>-1</text:p>
          </table:table-cell>
          <table:table-cell table:formula="of:=NUMBERVALUE(LEFT([.C572];4);&quot;.&quot;)*10^NUMBERVALUE(RIGHT([.C572];3))" office:value-type="float" office:value="-0.34" calcext:value-type="float">
            <text:p>-0,34</text:p>
          </table:table-cell>
        </table:table-row>
        <table:table-row table:style-name="ro1">
          <table:table-cell office:value-type="string" calcext:value-type="string">
            <text:p>5.40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-3.40e-01</text:p>
          </table:table-cell>
          <table:table-cell table:formula="of:=NUMBERVALUE(LEFT([.A573];5);&quot;.&quot;)*10^NUMBERVALUE(RIGHT([.A573];3))" office:value-type="string" office:string-value="" calcext:value-type="error">
            <text:p>#ARG!</text:p>
          </table:table-cell>
          <table:table-cell table:formula="of:=NUMBERVALUE(LEFT([.B573];4);&quot;.&quot;)*10^NUMBERVALUE(RIGHT([.B573];3))" office:value-type="float" office:value="-1" calcext:value-type="float">
            <text:p>-1</text:p>
          </table:table-cell>
          <table:table-cell table:formula="of:=NUMBERVALUE(LEFT([.C573];4);&quot;.&quot;)*10^NUMBERVALUE(RIGHT([.C573];3))" office:value-type="float" office:value="-0.34" calcext:value-type="float">
            <text:p>-0,34</text:p>
          </table:table-cell>
        </table:table-row>
        <table:table-row table:style-name="ro1">
          <table:table-cell office:value-type="string" calcext:value-type="string">
            <text:p>5.42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-3.60e-01</text:p>
          </table:table-cell>
          <table:table-cell table:formula="of:=NUMBERVALUE(LEFT([.A574];5);&quot;.&quot;)*10^NUMBERVALUE(RIGHT([.A574];3))" office:value-type="string" office:string-value="" calcext:value-type="error">
            <text:p>#ARG!</text:p>
          </table:table-cell>
          <table:table-cell table:formula="of:=NUMBERVALUE(LEFT([.B574];4);&quot;.&quot;)*10^NUMBERVALUE(RIGHT([.B574];3))" office:value-type="float" office:value="-1" calcext:value-type="float">
            <text:p>-1</text:p>
          </table:table-cell>
          <table:table-cell table:formula="of:=NUMBERVALUE(LEFT([.C574];4);&quot;.&quot;)*10^NUMBERVALUE(RIGHT([.C574];3))" office:value-type="float" office:value="-0.36" calcext:value-type="float">
            <text:p>-0,36</text:p>
          </table:table-cell>
        </table:table-row>
        <table:table-row table:style-name="ro1">
          <table:table-cell office:value-type="string" calcext:value-type="string">
            <text:p>5.44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-3.60e-01</text:p>
          </table:table-cell>
          <table:table-cell table:formula="of:=NUMBERVALUE(LEFT([.A575];5);&quot;.&quot;)*10^NUMBERVALUE(RIGHT([.A575];3))" office:value-type="string" office:string-value="" calcext:value-type="error">
            <text:p>#ARG!</text:p>
          </table:table-cell>
          <table:table-cell table:formula="of:=NUMBERVALUE(LEFT([.B575];4);&quot;.&quot;)*10^NUMBERVALUE(RIGHT([.B575];3))" office:value-type="float" office:value="-1" calcext:value-type="float">
            <text:p>-1</text:p>
          </table:table-cell>
          <table:table-cell table:formula="of:=NUMBERVALUE(LEFT([.C575];4);&quot;.&quot;)*10^NUMBERVALUE(RIGHT([.C575];3))" office:value-type="float" office:value="-0.36" calcext:value-type="float">
            <text:p>-0,36</text:p>
          </table:table-cell>
        </table:table-row>
        <table:table-row table:style-name="ro1">
          <table:table-cell office:value-type="string" calcext:value-type="string">
            <text:p>5.46e-03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-3.60e-01</text:p>
          </table:table-cell>
          <table:table-cell table:formula="of:=NUMBERVALUE(LEFT([.A576];5);&quot;.&quot;)*10^NUMBERVALUE(RIGHT([.A576];3))" office:value-type="string" office:string-value="" calcext:value-type="error">
            <text:p>#ARG!</text:p>
          </table:table-cell>
          <table:table-cell table:formula="of:=NUMBERVALUE(LEFT([.B576];4);&quot;.&quot;)*10^NUMBERVALUE(RIGHT([.B576];3))" office:value-type="float" office:value="-1" calcext:value-type="float">
            <text:p>-1</text:p>
          </table:table-cell>
          <table:table-cell table:formula="of:=NUMBERVALUE(LEFT([.C576];4);&quot;.&quot;)*10^NUMBERVALUE(RIGHT([.C576];3))" office:value-type="float" office:value="-0.36" calcext:value-type="float">
            <text:p>-0,36</text:p>
          </table:table-cell>
        </table:table-row>
        <table:table-row table:style-name="ro1">
          <table:table-cell office:value-type="string" calcext:value-type="string">
            <text:p>5.48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-3.80e-01</text:p>
          </table:table-cell>
          <table:table-cell table:formula="of:=NUMBERVALUE(LEFT([.A577];5);&quot;.&quot;)*10^NUMBERVALUE(RIGHT([.A577];3))" office:value-type="string" office:string-value="" calcext:value-type="error">
            <text:p>#ARG!</text:p>
          </table:table-cell>
          <table:table-cell table:formula="of:=NUMBERVALUE(LEFT([.B577];4);&quot;.&quot;)*10^NUMBERVALUE(RIGHT([.B577];3))" office:value-type="float" office:value="-1" calcext:value-type="float">
            <text:p>-1</text:p>
          </table:table-cell>
          <table:table-cell table:formula="of:=NUMBERVALUE(LEFT([.C577];4);&quot;.&quot;)*10^NUMBERVALUE(RIGHT([.C577];3))" office:value-type="float" office:value="-0.38" calcext:value-type="float">
            <text:p>-0,38</text:p>
          </table:table-cell>
        </table:table-row>
        <table:table-row table:style-name="ro1">
          <table:table-cell office:value-type="string" calcext:value-type="string">
            <text:p>5.50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-3.80e-01</text:p>
          </table:table-cell>
          <table:table-cell table:formula="of:=NUMBERVALUE(LEFT([.A578];5);&quot;.&quot;)*10^NUMBERVALUE(RIGHT([.A578];3))" office:value-type="string" office:string-value="" calcext:value-type="error">
            <text:p>#ARG!</text:p>
          </table:table-cell>
          <table:table-cell table:formula="of:=NUMBERVALUE(LEFT([.B578];4);&quot;.&quot;)*10^NUMBERVALUE(RIGHT([.B578];3))" office:value-type="float" office:value="-1" calcext:value-type="float">
            <text:p>-1</text:p>
          </table:table-cell>
          <table:table-cell table:formula="of:=NUMBERVALUE(LEFT([.C578];4);&quot;.&quot;)*10^NUMBERVALUE(RIGHT([.C578];3))" office:value-type="float" office:value="-0.38" calcext:value-type="float">
            <text:p>-0,38</text:p>
          </table:table-cell>
        </table:table-row>
        <table:table-row table:style-name="ro1">
          <table:table-cell office:value-type="string" calcext:value-type="string">
            <text:p>5.52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-3.80e-01</text:p>
          </table:table-cell>
          <table:table-cell table:formula="of:=NUMBERVALUE(LEFT([.A579];5);&quot;.&quot;)*10^NUMBERVALUE(RIGHT([.A579];3))" office:value-type="string" office:string-value="" calcext:value-type="error">
            <text:p>#ARG!</text:p>
          </table:table-cell>
          <table:table-cell table:formula="of:=NUMBERVALUE(LEFT([.B579];4);&quot;.&quot;)*10^NUMBERVALUE(RIGHT([.B579];3))" office:value-type="float" office:value="-1" calcext:value-type="float">
            <text:p>-1</text:p>
          </table:table-cell>
          <table:table-cell table:formula="of:=NUMBERVALUE(LEFT([.C579];4);&quot;.&quot;)*10^NUMBERVALUE(RIGHT([.C579];3))" office:value-type="float" office:value="-0.38" calcext:value-type="float">
            <text:p>-0,38</text:p>
          </table:table-cell>
        </table:table-row>
        <table:table-row table:style-name="ro1">
          <table:table-cell office:value-type="string" calcext:value-type="string">
            <text:p>5.54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-3.80e-01</text:p>
          </table:table-cell>
          <table:table-cell table:formula="of:=NUMBERVALUE(LEFT([.A580];5);&quot;.&quot;)*10^NUMBERVALUE(RIGHT([.A580];3))" office:value-type="string" office:string-value="" calcext:value-type="error">
            <text:p>#ARG!</text:p>
          </table:table-cell>
          <table:table-cell table:formula="of:=NUMBERVALUE(LEFT([.B580];4);&quot;.&quot;)*10^NUMBERVALUE(RIGHT([.B580];3))" office:value-type="float" office:value="-1" calcext:value-type="float">
            <text:p>-1</text:p>
          </table:table-cell>
          <table:table-cell table:formula="of:=NUMBERVALUE(LEFT([.C580];4);&quot;.&quot;)*10^NUMBERVALUE(RIGHT([.C580];3))" office:value-type="float" office:value="-0.38" calcext:value-type="float">
            <text:p>-0,38</text:p>
          </table:table-cell>
        </table:table-row>
        <table:table-row table:style-name="ro1">
          <table:table-cell office:value-type="string" calcext:value-type="string">
            <text:p>5.56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-4.00e-01</text:p>
          </table:table-cell>
          <table:table-cell table:formula="of:=NUMBERVALUE(LEFT([.A581];5);&quot;.&quot;)*10^NUMBERVALUE(RIGHT([.A581];3))" office:value-type="string" office:string-value="" calcext:value-type="error">
            <text:p>#ARG!</text:p>
          </table:table-cell>
          <table:table-cell table:formula="of:=NUMBERVALUE(LEFT([.B581];4);&quot;.&quot;)*10^NUMBERVALUE(RIGHT([.B581];3))" office:value-type="float" office:value="-1" calcext:value-type="float">
            <text:p>-1</text:p>
          </table:table-cell>
          <table:table-cell table:formula="of:=NUMBERVALUE(LEFT([.C581];4);&quot;.&quot;)*10^NUMBERVALUE(RIGHT([.C581];3))" office:value-type="float" office:value="-0.4" calcext:value-type="float">
            <text:p>-0,4</text:p>
          </table:table-cell>
        </table:table-row>
        <table:table-row table:style-name="ro1">
          <table:table-cell office:value-type="string" calcext:value-type="string">
            <text:p>5.58e-03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-4.20e-01</text:p>
          </table:table-cell>
          <table:table-cell table:formula="of:=NUMBERVALUE(LEFT([.A582];5);&quot;.&quot;)*10^NUMBERVALUE(RIGHT([.A582];3))" office:value-type="string" office:string-value="" calcext:value-type="error">
            <text:p>#ARG!</text:p>
          </table:table-cell>
          <table:table-cell table:formula="of:=NUMBERVALUE(LEFT([.B582];4);&quot;.&quot;)*10^NUMBERVALUE(RIGHT([.B582];3))" office:value-type="float" office:value="-1" calcext:value-type="float">
            <text:p>-1</text:p>
          </table:table-cell>
          <table:table-cell table:formula="of:=NUMBERVALUE(LEFT([.C582];4);&quot;.&quot;)*10^NUMBERVALUE(RIGHT([.C582];3))" office:value-type="float" office:value="-0.42" calcext:value-type="float">
            <text:p>-0,42</text:p>
          </table:table-cell>
        </table:table-row>
        <table:table-row table:style-name="ro1">
          <table:table-cell office:value-type="string" calcext:value-type="string">
            <text:p>5.60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-4.40e-01</text:p>
          </table:table-cell>
          <table:table-cell table:formula="of:=NUMBERVALUE(LEFT([.A583];5);&quot;.&quot;)*10^NUMBERVALUE(RIGHT([.A583];3))" office:value-type="string" office:string-value="" calcext:value-type="error">
            <text:p>#ARG!</text:p>
          </table:table-cell>
          <table:table-cell table:formula="of:=NUMBERVALUE(LEFT([.B583];4);&quot;.&quot;)*10^NUMBERVALUE(RIGHT([.B583];3))" office:value-type="float" office:value="-1" calcext:value-type="float">
            <text:p>-1</text:p>
          </table:table-cell>
          <table:table-cell table:formula="of:=NUMBERVALUE(LEFT([.C583];4);&quot;.&quot;)*10^NUMBERVALUE(RIGHT([.C583];3))" office:value-type="float" office:value="-0.44" calcext:value-type="float">
            <text:p>-0,44</text:p>
          </table:table-cell>
        </table:table-row>
        <table:table-row table:style-name="ro1">
          <table:table-cell office:value-type="string" calcext:value-type="string">
            <text:p>5.62e-03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-4.20e-01</text:p>
          </table:table-cell>
          <table:table-cell table:formula="of:=NUMBERVALUE(LEFT([.A584];5);&quot;.&quot;)*10^NUMBERVALUE(RIGHT([.A584];3))" office:value-type="string" office:string-value="" calcext:value-type="error">
            <text:p>#ARG!</text:p>
          </table:table-cell>
          <table:table-cell table:formula="of:=NUMBERVALUE(LEFT([.B584];4);&quot;.&quot;)*10^NUMBERVALUE(RIGHT([.B584];3))" office:value-type="float" office:value="-1" calcext:value-type="float">
            <text:p>-1</text:p>
          </table:table-cell>
          <table:table-cell table:formula="of:=NUMBERVALUE(LEFT([.C584];4);&quot;.&quot;)*10^NUMBERVALUE(RIGHT([.C584];3))" office:value-type="float" office:value="-0.42" calcext:value-type="float">
            <text:p>-0,42</text:p>
          </table:table-cell>
        </table:table-row>
        <table:table-row table:style-name="ro1">
          <table:table-cell office:value-type="string" calcext:value-type="string">
            <text:p>5.64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-4.20e-01</text:p>
          </table:table-cell>
          <table:table-cell table:formula="of:=NUMBERVALUE(LEFT([.A585];5);&quot;.&quot;)*10^NUMBERVALUE(RIGHT([.A585];3))" office:value-type="string" office:string-value="" calcext:value-type="error">
            <text:p>#ARG!</text:p>
          </table:table-cell>
          <table:table-cell table:formula="of:=NUMBERVALUE(LEFT([.B585];4);&quot;.&quot;)*10^NUMBERVALUE(RIGHT([.B585];3))" office:value-type="float" office:value="-1" calcext:value-type="float">
            <text:p>-1</text:p>
          </table:table-cell>
          <table:table-cell table:formula="of:=NUMBERVALUE(LEFT([.C585];4);&quot;.&quot;)*10^NUMBERVALUE(RIGHT([.C585];3))" office:value-type="float" office:value="-0.42" calcext:value-type="float">
            <text:p>-0,42</text:p>
          </table:table-cell>
        </table:table-row>
        <table:table-row table:style-name="ro1">
          <table:table-cell office:value-type="string" calcext:value-type="string">
            <text:p>5.66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-4.60e-01</text:p>
          </table:table-cell>
          <table:table-cell table:formula="of:=NUMBERVALUE(LEFT([.A586];5);&quot;.&quot;)*10^NUMBERVALUE(RIGHT([.A586];3))" office:value-type="string" office:string-value="" calcext:value-type="error">
            <text:p>#ARG!</text:p>
          </table:table-cell>
          <table:table-cell table:formula="of:=NUMBERVALUE(LEFT([.B586];4);&quot;.&quot;)*10^NUMBERVALUE(RIGHT([.B586];3))" office:value-type="float" office:value="-1" calcext:value-type="float">
            <text:p>-1</text:p>
          </table:table-cell>
          <table:table-cell table:formula="of:=NUMBERVALUE(LEFT([.C586];4);&quot;.&quot;)*10^NUMBERVALUE(RIGHT([.C586];3))" office:value-type="float" office:value="-0.46" calcext:value-type="float">
            <text:p>-0,46</text:p>
          </table:table-cell>
        </table:table-row>
        <table:table-row table:style-name="ro1">
          <table:table-cell office:value-type="string" calcext:value-type="string">
            <text:p>5.68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-4.60e-01</text:p>
          </table:table-cell>
          <table:table-cell table:formula="of:=NUMBERVALUE(LEFT([.A587];5);&quot;.&quot;)*10^NUMBERVALUE(RIGHT([.A587];3))" office:value-type="string" office:string-value="" calcext:value-type="error">
            <text:p>#ARG!</text:p>
          </table:table-cell>
          <table:table-cell table:formula="of:=NUMBERVALUE(LEFT([.B587];4);&quot;.&quot;)*10^NUMBERVALUE(RIGHT([.B587];3))" office:value-type="float" office:value="-1" calcext:value-type="float">
            <text:p>-1</text:p>
          </table:table-cell>
          <table:table-cell table:formula="of:=NUMBERVALUE(LEFT([.C587];4);&quot;.&quot;)*10^NUMBERVALUE(RIGHT([.C587];3))" office:value-type="float" office:value="-0.46" calcext:value-type="float">
            <text:p>-0,46</text:p>
          </table:table-cell>
        </table:table-row>
        <table:table-row table:style-name="ro1">
          <table:table-cell office:value-type="string" calcext:value-type="string">
            <text:p>5.70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-4.60e-01</text:p>
          </table:table-cell>
          <table:table-cell table:formula="of:=NUMBERVALUE(LEFT([.A588];5);&quot;.&quot;)*10^NUMBERVALUE(RIGHT([.A588];3))" office:value-type="string" office:string-value="" calcext:value-type="error">
            <text:p>#ARG!</text:p>
          </table:table-cell>
          <table:table-cell table:formula="of:=NUMBERVALUE(LEFT([.B588];4);&quot;.&quot;)*10^NUMBERVALUE(RIGHT([.B588];3))" office:value-type="float" office:value="-1" calcext:value-type="float">
            <text:p>-1</text:p>
          </table:table-cell>
          <table:table-cell table:formula="of:=NUMBERVALUE(LEFT([.C588];4);&quot;.&quot;)*10^NUMBERVALUE(RIGHT([.C588];3))" office:value-type="float" office:value="-0.46" calcext:value-type="float">
            <text:p>-0,46</text:p>
          </table:table-cell>
        </table:table-row>
        <table:table-row table:style-name="ro1">
          <table:table-cell office:value-type="string" calcext:value-type="string">
            <text:p>5.72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-4.80e-01</text:p>
          </table:table-cell>
          <table:table-cell table:formula="of:=NUMBERVALUE(LEFT([.A589];5);&quot;.&quot;)*10^NUMBERVALUE(RIGHT([.A589];3))" office:value-type="string" office:string-value="" calcext:value-type="error">
            <text:p>#ARG!</text:p>
          </table:table-cell>
          <table:table-cell table:formula="of:=NUMBERVALUE(LEFT([.B589];4);&quot;.&quot;)*10^NUMBERVALUE(RIGHT([.B589];3))" office:value-type="float" office:value="-1" calcext:value-type="float">
            <text:p>-1</text:p>
          </table:table-cell>
          <table:table-cell table:formula="of:=NUMBERVALUE(LEFT([.C589];4);&quot;.&quot;)*10^NUMBERVALUE(RIGHT([.C589];3))" office:value-type="float" office:value="-0.48" calcext:value-type="float">
            <text:p>-0,48</text:p>
          </table:table-cell>
        </table:table-row>
        <table:table-row table:style-name="ro1">
          <table:table-cell office:value-type="string" calcext:value-type="string">
            <text:p>5.74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-4.80e-01</text:p>
          </table:table-cell>
          <table:table-cell table:formula="of:=NUMBERVALUE(LEFT([.A590];5);&quot;.&quot;)*10^NUMBERVALUE(RIGHT([.A590];3))" office:value-type="string" office:string-value="" calcext:value-type="error">
            <text:p>#ARG!</text:p>
          </table:table-cell>
          <table:table-cell table:formula="of:=NUMBERVALUE(LEFT([.B590];4);&quot;.&quot;)*10^NUMBERVALUE(RIGHT([.B590];3))" office:value-type="float" office:value="-1" calcext:value-type="float">
            <text:p>-1</text:p>
          </table:table-cell>
          <table:table-cell table:formula="of:=NUMBERVALUE(LEFT([.C590];4);&quot;.&quot;)*10^NUMBERVALUE(RIGHT([.C590];3))" office:value-type="float" office:value="-0.48" calcext:value-type="float">
            <text:p>-0,48</text:p>
          </table:table-cell>
        </table:table-row>
        <table:table-row table:style-name="ro1">
          <table:table-cell office:value-type="string" calcext:value-type="string">
            <text:p>5.76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-4.80e-01</text:p>
          </table:table-cell>
          <table:table-cell table:formula="of:=NUMBERVALUE(LEFT([.A591];5);&quot;.&quot;)*10^NUMBERVALUE(RIGHT([.A591];3))" office:value-type="string" office:string-value="" calcext:value-type="error">
            <text:p>#ARG!</text:p>
          </table:table-cell>
          <table:table-cell table:formula="of:=NUMBERVALUE(LEFT([.B591];4);&quot;.&quot;)*10^NUMBERVALUE(RIGHT([.B591];3))" office:value-type="float" office:value="-1" calcext:value-type="float">
            <text:p>-1</text:p>
          </table:table-cell>
          <table:table-cell table:formula="of:=NUMBERVALUE(LEFT([.C591];4);&quot;.&quot;)*10^NUMBERVALUE(RIGHT([.C591];3))" office:value-type="float" office:value="-0.48" calcext:value-type="float">
            <text:p>-0,48</text:p>
          </table:table-cell>
        </table:table-row>
        <table:table-row table:style-name="ro1">
          <table:table-cell office:value-type="string" calcext:value-type="string">
            <text:p>5.78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-4.80e-01</text:p>
          </table:table-cell>
          <table:table-cell table:formula="of:=NUMBERVALUE(LEFT([.A592];5);&quot;.&quot;)*10^NUMBERVALUE(RIGHT([.A592];3))" office:value-type="string" office:string-value="" calcext:value-type="error">
            <text:p>#ARG!</text:p>
          </table:table-cell>
          <table:table-cell table:formula="of:=NUMBERVALUE(LEFT([.B592];4);&quot;.&quot;)*10^NUMBERVALUE(RIGHT([.B592];3))" office:value-type="float" office:value="-1" calcext:value-type="float">
            <text:p>-1</text:p>
          </table:table-cell>
          <table:table-cell table:formula="of:=NUMBERVALUE(LEFT([.C592];4);&quot;.&quot;)*10^NUMBERVALUE(RIGHT([.C592];3))" office:value-type="float" office:value="-0.48" calcext:value-type="float">
            <text:p>-0,48</text:p>
          </table:table-cell>
        </table:table-row>
        <table:table-row table:style-name="ro1">
          <table:table-cell office:value-type="string" calcext:value-type="string">
            <text:p>5.80e-03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-5.00e-01</text:p>
          </table:table-cell>
          <table:table-cell table:formula="of:=NUMBERVALUE(LEFT([.A593];5);&quot;.&quot;)*10^NUMBERVALUE(RIGHT([.A593];3))" office:value-type="string" office:string-value="" calcext:value-type="error">
            <text:p>#ARG!</text:p>
          </table:table-cell>
          <table:table-cell table:formula="of:=NUMBERVALUE(LEFT([.B593];4);&quot;.&quot;)*10^NUMBERVALUE(RIGHT([.B593];3))" office:value-type="float" office:value="-1" calcext:value-type="float">
            <text:p>-1</text:p>
          </table:table-cell>
          <table:table-cell table:formula="of:=NUMBERVALUE(LEFT([.C593];4);&quot;.&quot;)*10^NUMBERVALUE(RIGHT([.C593];3))" office:value-type="float" office:value="-0.5" calcext:value-type="float">
            <text:p>-0,5</text:p>
          </table:table-cell>
        </table:table-row>
        <table:table-row table:style-name="ro1">
          <table:table-cell office:value-type="string" calcext:value-type="string">
            <text:p>5.82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-5.00e-01</text:p>
          </table:table-cell>
          <table:table-cell table:formula="of:=NUMBERVALUE(LEFT([.A594];5);&quot;.&quot;)*10^NUMBERVALUE(RIGHT([.A594];3))" office:value-type="string" office:string-value="" calcext:value-type="error">
            <text:p>#ARG!</text:p>
          </table:table-cell>
          <table:table-cell table:formula="of:=NUMBERVALUE(LEFT([.B594];4);&quot;.&quot;)*10^NUMBERVALUE(RIGHT([.B594];3))" office:value-type="float" office:value="-1" calcext:value-type="float">
            <text:p>-1</text:p>
          </table:table-cell>
          <table:table-cell table:formula="of:=NUMBERVALUE(LEFT([.C594];4);&quot;.&quot;)*10^NUMBERVALUE(RIGHT([.C594];3))" office:value-type="float" office:value="-0.5" calcext:value-type="float">
            <text:p>-0,5</text:p>
          </table:table-cell>
        </table:table-row>
        <table:table-row table:style-name="ro1">
          <table:table-cell office:value-type="string" calcext:value-type="string">
            <text:p>5.84e-03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-5.00e-01</text:p>
          </table:table-cell>
          <table:table-cell table:formula="of:=NUMBERVALUE(LEFT([.A595];5);&quot;.&quot;)*10^NUMBERVALUE(RIGHT([.A595];3))" office:value-type="string" office:string-value="" calcext:value-type="error">
            <text:p>#ARG!</text:p>
          </table:table-cell>
          <table:table-cell table:formula="of:=NUMBERVALUE(LEFT([.B595];4);&quot;.&quot;)*10^NUMBERVALUE(RIGHT([.B595];3))" office:value-type="float" office:value="-1" calcext:value-type="float">
            <text:p>-1</text:p>
          </table:table-cell>
          <table:table-cell table:formula="of:=NUMBERVALUE(LEFT([.C595];4);&quot;.&quot;)*10^NUMBERVALUE(RIGHT([.C595];3))" office:value-type="float" office:value="-0.5" calcext:value-type="float">
            <text:p>-0,5</text:p>
          </table:table-cell>
        </table:table-row>
        <table:table-row table:style-name="ro1">
          <table:table-cell office:value-type="string" calcext:value-type="string">
            <text:p>5.86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-5.00e-01</text:p>
          </table:table-cell>
          <table:table-cell table:formula="of:=NUMBERVALUE(LEFT([.A596];5);&quot;.&quot;)*10^NUMBERVALUE(RIGHT([.A596];3))" office:value-type="string" office:string-value="" calcext:value-type="error">
            <text:p>#ARG!</text:p>
          </table:table-cell>
          <table:table-cell table:formula="of:=NUMBERVALUE(LEFT([.B596];4);&quot;.&quot;)*10^NUMBERVALUE(RIGHT([.B596];3))" office:value-type="float" office:value="-1" calcext:value-type="float">
            <text:p>-1</text:p>
          </table:table-cell>
          <table:table-cell table:formula="of:=NUMBERVALUE(LEFT([.C596];4);&quot;.&quot;)*10^NUMBERVALUE(RIGHT([.C596];3))" office:value-type="float" office:value="-0.5" calcext:value-type="float">
            <text:p>-0,5</text:p>
          </table:table-cell>
        </table:table-row>
        <table:table-row table:style-name="ro1">
          <table:table-cell office:value-type="string" calcext:value-type="string">
            <text:p>5.88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-5.20e-01</text:p>
          </table:table-cell>
          <table:table-cell table:formula="of:=NUMBERVALUE(LEFT([.A597];5);&quot;.&quot;)*10^NUMBERVALUE(RIGHT([.A597];3))" office:value-type="string" office:string-value="" calcext:value-type="error">
            <text:p>#ARG!</text:p>
          </table:table-cell>
          <table:table-cell table:formula="of:=NUMBERVALUE(LEFT([.B597];4);&quot;.&quot;)*10^NUMBERVALUE(RIGHT([.B597];3))" office:value-type="float" office:value="-1" calcext:value-type="float">
            <text:p>-1</text:p>
          </table:table-cell>
          <table:table-cell table:formula="of:=NUMBERVALUE(LEFT([.C597];4);&quot;.&quot;)*10^NUMBERVALUE(RIGHT([.C597];3))" office:value-type="float" office:value="-0.52" calcext:value-type="float">
            <text:p>-0,52</text:p>
          </table:table-cell>
        </table:table-row>
        <table:table-row table:style-name="ro1">
          <table:table-cell office:value-type="string" calcext:value-type="string">
            <text:p>5.90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-5.20e-01</text:p>
          </table:table-cell>
          <table:table-cell table:formula="of:=NUMBERVALUE(LEFT([.A598];5);&quot;.&quot;)*10^NUMBERVALUE(RIGHT([.A598];3))" office:value-type="string" office:string-value="" calcext:value-type="error">
            <text:p>#ARG!</text:p>
          </table:table-cell>
          <table:table-cell table:formula="of:=NUMBERVALUE(LEFT([.B598];4);&quot;.&quot;)*10^NUMBERVALUE(RIGHT([.B598];3))" office:value-type="float" office:value="-1" calcext:value-type="float">
            <text:p>-1</text:p>
          </table:table-cell>
          <table:table-cell table:formula="of:=NUMBERVALUE(LEFT([.C598];4);&quot;.&quot;)*10^NUMBERVALUE(RIGHT([.C598];3))" office:value-type="float" office:value="-0.52" calcext:value-type="float">
            <text:p>-0,52</text:p>
          </table:table-cell>
        </table:table-row>
        <table:table-row table:style-name="ro1">
          <table:table-cell office:value-type="string" calcext:value-type="string">
            <text:p>5.92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-5.40e-01</text:p>
          </table:table-cell>
          <table:table-cell table:formula="of:=NUMBERVALUE(LEFT([.A599];5);&quot;.&quot;)*10^NUMBERVALUE(RIGHT([.A599];3))" office:value-type="string" office:string-value="" calcext:value-type="error">
            <text:p>#ARG!</text:p>
          </table:table-cell>
          <table:table-cell table:formula="of:=NUMBERVALUE(LEFT([.B599];4);&quot;.&quot;)*10^NUMBERVALUE(RIGHT([.B599];3))" office:value-type="float" office:value="-1" calcext:value-type="float">
            <text:p>-1</text:p>
          </table:table-cell>
          <table:table-cell table:formula="of:=NUMBERVALUE(LEFT([.C599];4);&quot;.&quot;)*10^NUMBERVALUE(RIGHT([.C599];3))" office:value-type="float" office:value="-0.54" calcext:value-type="float">
            <text:p>-0,54</text:p>
          </table:table-cell>
        </table:table-row>
        <table:table-row table:style-name="ro1">
          <table:table-cell office:value-type="string" calcext:value-type="string">
            <text:p>5.94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-5.20e-01</text:p>
          </table:table-cell>
          <table:table-cell table:formula="of:=NUMBERVALUE(LEFT([.A600];5);&quot;.&quot;)*10^NUMBERVALUE(RIGHT([.A600];3))" office:value-type="string" office:string-value="" calcext:value-type="error">
            <text:p>#ARG!</text:p>
          </table:table-cell>
          <table:table-cell table:formula="of:=NUMBERVALUE(LEFT([.B600];4);&quot;.&quot;)*10^NUMBERVALUE(RIGHT([.B600];3))" office:value-type="float" office:value="-1" calcext:value-type="float">
            <text:p>-1</text:p>
          </table:table-cell>
          <table:table-cell table:formula="of:=NUMBERVALUE(LEFT([.C600];4);&quot;.&quot;)*10^NUMBERVALUE(RIGHT([.C600];3))" office:value-type="float" office:value="-0.52" calcext:value-type="float">
            <text:p>-0,52</text:p>
          </table:table-cell>
        </table:table-row>
        <table:table-row table:style-name="ro1">
          <table:table-cell office:value-type="string" calcext:value-type="string">
            <text:p>5.96e-03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-5.40e-01</text:p>
          </table:table-cell>
          <table:table-cell table:formula="of:=NUMBERVALUE(LEFT([.A601];5);&quot;.&quot;)*10^NUMBERVALUE(RIGHT([.A601];3))" office:value-type="string" office:string-value="" calcext:value-type="error">
            <text:p>#ARG!</text:p>
          </table:table-cell>
          <table:table-cell table:formula="of:=NUMBERVALUE(LEFT([.B601];4);&quot;.&quot;)*10^NUMBERVALUE(RIGHT([.B601];3))" office:value-type="float" office:value="-1" calcext:value-type="float">
            <text:p>-1</text:p>
          </table:table-cell>
          <table:table-cell table:formula="of:=NUMBERVALUE(LEFT([.C601];4);&quot;.&quot;)*10^NUMBERVALUE(RIGHT([.C601];3))" office:value-type="float" office:value="-0.54" calcext:value-type="float">
            <text:p>-0,54</text:p>
          </table:table-cell>
        </table:table-row>
        <table:table-row table:style-name="ro1">
          <table:table-cell office:value-type="string" calcext:value-type="string">
            <text:p>5.98e-03</text:p>
          </table:table-cell>
          <table:table-cell office:value-type="string" calcext:value-type="string">
            <text:p>-1.04e+00</text:p>
          </table:table-cell>
          <table:table-cell office:value-type="string" calcext:value-type="string">
            <text:p>-5.40e-01</text:p>
          </table:table-cell>
          <table:table-cell table:formula="of:=NUMBERVALUE(LEFT([.A602];5);&quot;.&quot;)*10^NUMBERVALUE(RIGHT([.A602];3))" office:value-type="string" office:string-value="" calcext:value-type="error">
            <text:p>#ARG!</text:p>
          </table:table-cell>
          <table:table-cell table:formula="of:=NUMBERVALUE(LEFT([.B602];4);&quot;.&quot;)*10^NUMBERVALUE(RIGHT([.B602];3))" office:value-type="float" office:value="-1" calcext:value-type="float">
            <text:p>-1</text:p>
          </table:table-cell>
          <table:table-cell table:formula="of:=NUMBERVALUE(LEFT([.C602];4);&quot;.&quot;)*10^NUMBERVALUE(RIGHT([.C602];3))" office:value-type="float" office:value="-0.54" calcext:value-type="float">
            <text:p>-0,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9">00.00.0000</text:date>, <text:time style:data-style-name="N2" text:time-value="21:21:45.040593546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9T22:11:29.802263703</dc:date>
    <meta:generator>LibreOffice/4.2.8.2$Linux_X86_64 LibreOffice_project/420m0$Build-2</meta:generator>
    <meta:editing-duration>PT48M58S</meta:editing-duration>
    <meta:editing-cycles>2</meta:editing-cycles>
    <meta:document-statistic meta:table-count="1" meta:cell-count="360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title svg:x="6.911cm" svg:y="0.316cm" chart:style-name="ch2">
          <text:p>Low Pass</text:p>
        </chart:title>
        <chart:subtitle svg:x="5.778cm" svg:y="1.302cm" chart:style-name="ch3">
          <text:p>filtrowanie I harmonicznej</text:p>
        </chart:subtitle>
        <chart:legend svg:x="1.644cm" svg:y="0.563cm" style:legend-expansion="custom" chartooo:width="3.749cm" chartooo:height="1.021cm" style:legend-expansion-aspect-ratio="3.6718903036239" chart:style-name="ch4"/>
        <chart:plot-area chart:style-name="ch5" chart:data-source-has-labels="both" svg:x="1.35cm" svg:y="2.173cm" svg:width="14.33cm" svg:height="5.647cm">
          <chartooo:coordinate-region svg:x="1.88cm" svg:y="2.403cm" svg:width="13.692cm" svg:height="5.187cm"/>
          <chart:axis chart:dimension="x" chart:name="primary-x" chart:style-name="ch6" chartooo:axis-type="auto">
            <chart:title svg:x="7.893cm" svg:y="8.001cm" chart:style-name="ch7">
              <text:p>time [s]</text:p>
            </chart:title>
            <chart:categories table:cell-range-address="local-table.$A$2:.$A$601"/>
          </chart:axis>
          <chart:axis chart:dimension="y" chart:name="primary-y" chart:style-name="ch6">
            <chart:title svg:x="0.451cm" svg:y="5.847cm" chart:style-name="ch8">
              <text:p>voltage [V]</text:p>
            </chart:title>
            <chart:grid chart:style-name="ch9" chart:class="major"/>
          </chart:axis>
          <chart:series chart:style-name="ch10" chart:values-cell-range-address="local-table.$C$2:.$C$601" chart:label-cell-address="local-table.$C$1" chart:class="chart:scatter">
            <chart:domain table:cell-range-address="local-table.$B$2:.$B$601"/>
            <chart:data-point chart:repeated="600"/>
          </chart:series>
          <chart:series chart:style-name="ch11" chart:values-cell-range-address="local-table.$D$2:.$D$601" chart:label-cell-address="local-table.$D$1" chart:class="chart:scatter">
            <chart:data-point chart:repeated="6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input 160Hz</text:p>
              </table:table-cell>
              <table:table-cell office:value-type="string">
                <text:p>outpu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6">
                <text:p>-0.006</text:p>
              </table:table-cell>
              <table:table-cell office:value-type="float" office:value="1">
                <text:p>1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598">
                <text:p>-0.00598</text:p>
              </table:table-cell>
              <table:table-cell office:value-type="float" office:value="1.04">
                <text:p>1.04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596">
                <text:p>-0.00596</text:p>
              </table:table-cell>
              <table:table-cell office:value-type="float" office:value="1">
                <text:p>1</text:p>
              </table:table-cell>
              <table:table-cell office:value-type="float" office:value="-0.58">
                <text:p>-0.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594">
                <text:p>-0.00594</text:p>
              </table:table-cell>
              <table:table-cell office:value-type="float" office:value="1">
                <text:p>1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592">
                <text:p>-0.00592</text:p>
              </table:table-cell>
              <table:table-cell office:value-type="float" office:value="1">
                <text:p>1</text:p>
              </table:table-cell>
              <table:table-cell office:value-type="float" office:value="-0.58">
                <text:p>-0.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59">
                <text:p>-0.0059</text:p>
              </table:table-cell>
              <table:table-cell office:value-type="float" office:value="1.04">
                <text:p>1.04</text:p>
              </table:table-cell>
              <table:table-cell office:value-type="float" office:value="-0.58">
                <text:p>-0.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588">
                <text:p>-0.00588</text:p>
              </table:table-cell>
              <table:table-cell office:value-type="float" office:value="0.96">
                <text:p>0.96</text:p>
              </table:table-cell>
              <table:table-cell office:value-type="float" office:value="-0.58">
                <text:p>-0.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586">
                <text:p>-0.00586</text:p>
              </table:table-cell>
              <table:table-cell office:value-type="float" office:value="1">
                <text:p>1</text:p>
              </table:table-cell>
              <table:table-cell office:value-type="float" office:value="-0.58">
                <text:p>-0.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584">
                <text:p>-0.00584</text:p>
              </table:table-cell>
              <table:table-cell office:value-type="float" office:value="1.04">
                <text:p>1.04</text:p>
              </table:table-cell>
              <table:table-cell office:value-type="float" office:value="-0.58">
                <text:p>-0.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582">
                <text:p>-0.00582</text:p>
              </table:table-cell>
              <table:table-cell office:value-type="float" office:value="1.04">
                <text:p>1.04</text:p>
              </table:table-cell>
              <table:table-cell office:value-type="float" office:value="-0.58">
                <text:p>-0.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58">
                <text:p>-0.0058</text:p>
              </table:table-cell>
              <table:table-cell office:value-type="float" office:value="0.96">
                <text:p>0.96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578">
                <text:p>-0.00578</text:p>
              </table:table-cell>
              <table:table-cell office:value-type="float" office:value="1">
                <text:p>1</text:p>
              </table:table-cell>
              <table:table-cell office:value-type="float" office:value="-0.54">
                <text:p>-0.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576">
                <text:p>-0.00576</text:p>
              </table:table-cell>
              <table:table-cell office:value-type="float" office:value="1">
                <text:p>1</text:p>
              </table:table-cell>
              <table:table-cell office:value-type="float" office:value="-0.54">
                <text:p>-0.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574">
                <text:p>-0.00574</text:p>
              </table:table-cell>
              <table:table-cell office:value-type="float" office:value="0.96">
                <text:p>0.96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572">
                <text:p>-0.00572</text:p>
              </table:table-cell>
              <table:table-cell office:value-type="float" office:value="1">
                <text:p>1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57">
                <text:p>-0.0057</text:p>
              </table:table-cell>
              <table:table-cell office:value-type="float" office:value="1">
                <text:p>1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568">
                <text:p>-0.00568</text:p>
              </table:table-cell>
              <table:table-cell office:value-type="float" office:value="1">
                <text:p>1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566">
                <text:p>-0.00566</text:p>
              </table:table-cell>
              <table:table-cell office:value-type="float" office:value="1">
                <text:p>1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0564">
                <text:p>-0.00564</text:p>
              </table:table-cell>
              <table:table-cell office:value-type="float" office:value="1">
                <text:p>1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0562">
                <text:p>-0.00562</text:p>
              </table:table-cell>
              <table:table-cell office:value-type="float" office:value="1">
                <text:p>1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056">
                <text:p>-0.0056</text:p>
              </table:table-cell>
              <table:table-cell office:value-type="float" office:value="1">
                <text:p>1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0558">
                <text:p>-0.00558</text:p>
              </table:table-cell>
              <table:table-cell office:value-type="float" office:value="0.96">
                <text:p>0.96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0556">
                <text:p>-0.00556</text:p>
              </table:table-cell>
              <table:table-cell office:value-type="float" office:value="1">
                <text:p>1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0554">
                <text:p>-0.00554</text:p>
              </table:table-cell>
              <table:table-cell office:value-type="float" office:value="0.96">
                <text:p>0.96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0552">
                <text:p>-0.00552</text:p>
              </table:table-cell>
              <table:table-cell office:value-type="float" office:value="1.04">
                <text:p>1.04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055">
                <text:p>-0.0055</text:p>
              </table:table-cell>
              <table:table-cell office:value-type="float" office:value="1.04">
                <text:p>1.04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0548">
                <text:p>-0.00548</text:p>
              </table:table-cell>
              <table:table-cell office:value-type="float" office:value="1.04">
                <text:p>1.04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0546">
                <text:p>-0.00546</text:p>
              </table:table-cell>
              <table:table-cell office:value-type="float" office:value="1">
                <text:p>1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0544">
                <text:p>-0.00544</text:p>
              </table:table-cell>
              <table:table-cell office:value-type="float" office:value="1">
                <text:p>1</text:p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0542">
                <text:p>-0.00542</text:p>
              </table:table-cell>
              <table:table-cell office:value-type="float" office:value="1.04">
                <text:p>1.04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054">
                <text:p>-0.0054</text:p>
              </table:table-cell>
              <table:table-cell office:value-type="float" office:value="1">
                <text:p>1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0538">
                <text:p>-0.00538</text:p>
              </table:table-cell>
              <table:table-cell office:value-type="float" office:value="1">
                <text:p>1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0536">
                <text:p>-0.00536</text:p>
              </table:table-cell>
              <table:table-cell office:value-type="float" office:value="1">
                <text:p>1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0534">
                <text:p>-0.00534</text:p>
              </table:table-cell>
              <table:table-cell office:value-type="float" office:value="1">
                <text:p>1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0532">
                <text:p>-0.00532</text:p>
              </table:table-cell>
              <table:table-cell office:value-type="float" office:value="1.04">
                <text:p>1.04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053">
                <text:p>-0.0053</text:p>
              </table:table-cell>
              <table:table-cell office:value-type="float" office:value="1.04">
                <text:p>1.04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0528">
                <text:p>-0.00528</text:p>
              </table:table-cell>
              <table:table-cell office:value-type="float" office:value="1.04">
                <text:p>1.04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0526">
                <text:p>-0.00526</text:p>
              </table:table-cell>
              <table:table-cell office:value-type="float" office:value="0.96">
                <text:p>0.96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0524">
                <text:p>-0.00524</text:p>
              </table:table-cell>
              <table:table-cell office:value-type="float" office:value="1.04">
                <text:p>1.04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0522">
                <text:p>-0.00522</text:p>
              </table:table-cell>
              <table:table-cell office:value-type="float" office:value="1">
                <text:p>1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052">
                <text:p>-0.0052</text:p>
              </table:table-cell>
              <table:table-cell office:value-type="float" office:value="1">
                <text:p>1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0518">
                <text:p>-0.00518</text:p>
              </table:table-cell>
              <table:table-cell office:value-type="float" office:value="1">
                <text:p>1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0516">
                <text:p>-0.00516</text:p>
              </table:table-cell>
              <table:table-cell office:value-type="float" office:value="1.04">
                <text:p>1.04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0514">
                <text:p>-0.00514</text:p>
              </table:table-cell>
              <table:table-cell office:value-type="float" office:value="1.04">
                <text:p>1.04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0512">
                <text:p>-0.00512</text:p>
              </table:table-cell>
              <table:table-cell office:value-type="float" office:value="1.04">
                <text:p>1.04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051">
                <text:p>-0.0051</text:p>
              </table:table-cell>
              <table:table-cell office:value-type="float" office:value="1">
                <text:p>1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0508">
                <text:p>-0.00508</text:p>
              </table:table-cell>
              <table:table-cell office:value-type="float" office:value="0.96">
                <text:p>0.96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0506">
                <text:p>-0.00506</text:p>
              </table:table-cell>
              <table:table-cell office:value-type="float" office:value="1.04">
                <text:p>1.04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0504">
                <text:p>-0.00504</text:p>
              </table:table-cell>
              <table:table-cell office:value-type="float" office:value="1">
                <text:p>1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0502">
                <text:p>-0.00502</text:p>
              </table:table-cell>
              <table:table-cell office:value-type="float" office:value="1">
                <text:p>1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05">
                <text:p>-0.005</text:p>
              </table:table-cell>
              <table:table-cell office:value-type="float" office:value="1.04">
                <text:p>1.04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0498">
                <text:p>-0.00498</text:p>
              </table:table-cell>
              <table:table-cell office:value-type="float" office:value="1.04">
                <text:p>1.04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0496">
                <text:p>-0.00496</text:p>
              </table:table-cell>
              <table:table-cell office:value-type="float" office:value="1">
                <text:p>1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0494">
                <text:p>-0.00494</text:p>
              </table:table-cell>
              <table:table-cell office:value-type="float" office:value="1">
                <text:p>1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0492">
                <text:p>-0.00492</text:p>
              </table:table-cell>
              <table:table-cell office:value-type="float" office:value="1.04">
                <text:p>1.04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049">
                <text:p>-0.0049</text:p>
              </table:table-cell>
              <table:table-cell office:value-type="float" office:value="1">
                <text:p>1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0488">
                <text:p>-0.00488</text:p>
              </table:table-cell>
              <table:table-cell office:value-type="float" office:value="1.04">
                <text:p>1.04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0486">
                <text:p>-0.00486</text:p>
              </table:table-cell>
              <table:table-cell office:value-type="float" office:value="1">
                <text:p>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0484">
                <text:p>-0.00484</text:p>
              </table:table-cell>
              <table:table-cell office:value-type="float" office:value="1">
                <text:p>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0482">
                <text:p>-0.00482</text:p>
              </table:table-cell>
              <table:table-cell office:value-type="float" office:value="1.04">
                <text:p>1.04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048">
                <text:p>-0.0048</text:p>
              </table:table-cell>
              <table:table-cell office:value-type="float" office:value="1">
                <text:p>1</text:p>
              </table:table-cell>
              <table:table-cell office:value-type="float" office:value="-0.0799">
                <text:p>-0.07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0478">
                <text:p>-0.00478</text:p>
              </table:table-cell>
              <table:table-cell office:value-type="float" office:value="1">
                <text:p>1</text:p>
              </table:table-cell>
              <table:table-cell office:value-type="float" office:value="-0.0799">
                <text:p>-0.07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0476">
                <text:p>-0.00476</text:p>
              </table:table-cell>
              <table:table-cell office:value-type="float" office:value="0.96">
                <text:p>0.96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0474">
                <text:p>-0.00474</text:p>
              </table:table-cell>
              <table:table-cell office:value-type="float" office:value="1">
                <text:p>1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0472">
                <text:p>-0.00472</text:p>
              </table:table-cell>
              <table:table-cell office:value-type="float" office:value="1.04">
                <text:p>1.04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047">
                <text:p>-0.0047</text:p>
              </table:table-cell>
              <table:table-cell office:value-type="float" office:value="1.04">
                <text:p>1.04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0468">
                <text:p>-0.0046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00466">
                <text:p>-0.00466</text:p>
              </table:table-cell>
              <table:table-cell office:value-type="float" office:value="1.04">
                <text:p>1.04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0464">
                <text:p>-0.00464</text:p>
              </table:table-cell>
              <table:table-cell office:value-type="float" office:value="0.96">
                <text:p>0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0462">
                <text:p>-0.00462</text:p>
              </table:table-cell>
              <table:table-cell office:value-type="float" office:value="1.04">
                <text:p>1.0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046">
                <text:p>-0.0046</text:p>
              </table:table-cell>
              <table:table-cell office:value-type="float" office:value="1">
                <text:p>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0458">
                <text:p>-0.00458</text:p>
              </table:table-cell>
              <table:table-cell office:value-type="float" office:value="1">
                <text:p>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00456">
                <text:p>-0.00456</text:p>
              </table:table-cell>
              <table:table-cell office:value-type="float" office:value="1.04">
                <text:p>1.0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0454">
                <text:p>-0.00454</text:p>
              </table:table-cell>
              <table:table-cell office:value-type="float" office:value="1">
                <text:p>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0452">
                <text:p>-0.00452</text:p>
              </table:table-cell>
              <table:table-cell office:value-type="float" office:value="1.04">
                <text:p>1.0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045">
                <text:p>-0.0045</text:p>
              </table:table-cell>
              <table:table-cell office:value-type="float" office:value="1">
                <text:p>1</text:p>
              </table:table-cell>
              <table:table-cell office:value-type="float" office:value="0.0799">
                <text:p>0.07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00448">
                <text:p>-0.00448</text:p>
              </table:table-cell>
              <table:table-cell office:value-type="float" office:value="1.04">
                <text:p>1.04</text:p>
              </table:table-cell>
              <table:table-cell office:value-type="float" office:value="0.0799">
                <text:p>0.07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00446">
                <text:p>-0.00446</text:p>
              </table:table-cell>
              <table:table-cell office:value-type="float" office:value="1.04">
                <text:p>1.0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0444">
                <text:p>-0.00444</text:p>
              </table:table-cell>
              <table:table-cell office:value-type="float" office:value="1">
                <text:p>1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0442">
                <text:p>-0.00442</text:p>
              </table:table-cell>
              <table:table-cell office:value-type="float" office:value="1">
                <text:p>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0044">
                <text:p>-0.0044</text:p>
              </table:table-cell>
              <table:table-cell office:value-type="float" office:value="0.96">
                <text:p>0.9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00438">
                <text:p>-0.00438</text:p>
              </table:table-cell>
              <table:table-cell office:value-type="float" office:value="0.96">
                <text:p>0.96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00436">
                <text:p>-0.00436</text:p>
              </table:table-cell>
              <table:table-cell office:value-type="float" office:value="1">
                <text:p>1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0434">
                <text:p>-0.00434</text:p>
              </table:table-cell>
              <table:table-cell office:value-type="float" office:value="1.04">
                <text:p>1.04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0432">
                <text:p>-0.00432</text:p>
              </table:table-cell>
              <table:table-cell office:value-type="float" office:value="1.04">
                <text:p>1.04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043">
                <text:p>-0.0043</text:p>
              </table:table-cell>
              <table:table-cell office:value-type="float" office:value="1.04">
                <text:p>1.04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0428">
                <text:p>-0.00428</text:p>
              </table:table-cell>
              <table:table-cell office:value-type="float" office:value="1.04">
                <text:p>1.0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00426">
                <text:p>-0.00426</text:p>
              </table:table-cell>
              <table:table-cell office:value-type="float" office:value="1.04">
                <text:p>1.0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0424">
                <text:p>-0.00424</text:p>
              </table:table-cell>
              <table:table-cell office:value-type="float" office:value="1.04">
                <text:p>1.04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0422">
                <text:p>-0.00422</text:p>
              </table:table-cell>
              <table:table-cell office:value-type="float" office:value="1">
                <text:p>1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042">
                <text:p>-0.0042</text:p>
              </table:table-cell>
              <table:table-cell office:value-type="float" office:value="1">
                <text:p>1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0418">
                <text:p>-0.00418</text:p>
              </table:table-cell>
              <table:table-cell office:value-type="float" office:value="1">
                <text:p>1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0416">
                <text:p>-0.00416</text:p>
              </table:table-cell>
              <table:table-cell office:value-type="float" office:value="1.04">
                <text:p>1.04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0414">
                <text:p>-0.00414</text:p>
              </table:table-cell>
              <table:table-cell office:value-type="float" office:value="0.96">
                <text:p>0.9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0412">
                <text:p>-0.00412</text:p>
              </table:table-cell>
              <table:table-cell office:value-type="float" office:value="1.04">
                <text:p>1.04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041">
                <text:p>-0.0041</text:p>
              </table:table-cell>
              <table:table-cell office:value-type="float" office:value="1">
                <text:p>1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0408">
                <text:p>-0.00408</text:p>
              </table:table-cell>
              <table:table-cell office:value-type="float" office:value="1">
                <text:p>1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0406">
                <text:p>-0.00406</text:p>
              </table:table-cell>
              <table:table-cell office:value-type="float" office:value="1">
                <text:p>1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0404">
                <text:p>-0.00404</text:p>
              </table:table-cell>
              <table:table-cell office:value-type="float" office:value="1">
                <text:p>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0402">
                <text:p>-0.00402</text:p>
              </table:table-cell>
              <table:table-cell office:value-type="float" office:value="1.04">
                <text:p>1.04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04">
                <text:p>-0.004</text:p>
              </table:table-cell>
              <table:table-cell office:value-type="float" office:value="1.04">
                <text:p>1.04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0398">
                <text:p>-0.00398</text:p>
              </table:table-cell>
              <table:table-cell office:value-type="float" office:value="1">
                <text:p>1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0396">
                <text:p>-0.00396</text:p>
              </table:table-cell>
              <table:table-cell office:value-type="float" office:value="0.96">
                <text:p>0.96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00394">
                <text:p>-0.00394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00392">
                <text:p>-0.00392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0039">
                <text:p>-0.0039</text:p>
              </table:table-cell>
              <table:table-cell office:value-type="float" office:value="0.96">
                <text:p>0.96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0388">
                <text:p>-0.00388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00386">
                <text:p>-0.00386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00384">
                <text:p>-0.00384</text:p>
              </table:table-cell>
              <table:table-cell office:value-type="float" office:value="1">
                <text:p>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00382">
                <text:p>-0.00382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038">
                <text:p>-0.0038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00378">
                <text:p>-0.00378</text:p>
              </table:table-cell>
              <table:table-cell office:value-type="float" office:value="1">
                <text:p>1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0376">
                <text:p>-0.00376</text:p>
              </table:table-cell>
              <table:table-cell office:value-type="float" office:value="0.96">
                <text:p>0.96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00374">
                <text:p>-0.00374</text:p>
              </table:table-cell>
              <table:table-cell office:value-type="float" office:value="1">
                <text:p>1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0372">
                <text:p>-0.00372</text:p>
              </table:table-cell>
              <table:table-cell office:value-type="float" office:value="0.96">
                <text:p>0.96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037">
                <text:p>-0.0037</text:p>
              </table:table-cell>
              <table:table-cell office:value-type="float" office:value="1">
                <text:p>1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0368">
                <text:p>-0.00368</text:p>
              </table:table-cell>
              <table:table-cell office:value-type="float" office:value="0.96">
                <text:p>0.96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00366">
                <text:p>-0.00366</text:p>
              </table:table-cell>
              <table:table-cell office:value-type="float" office:value="0.96">
                <text:p>0.96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00364">
                <text:p>-0.00364</text:p>
              </table:table-cell>
              <table:table-cell office:value-type="float" office:value="0.96">
                <text:p>0.96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00362">
                <text:p>-0.00362</text:p>
              </table:table-cell>
              <table:table-cell office:value-type="float" office:value="1">
                <text:p>1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0036">
                <text:p>-0.0036</text:p>
              </table:table-cell>
              <table:table-cell office:value-type="float" office:value="0.96">
                <text:p>0.96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00358">
                <text:p>-0.00358</text:p>
              </table:table-cell>
              <table:table-cell office:value-type="float" office:value="0.96">
                <text:p>0.96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00356">
                <text:p>-0.00356</text:p>
              </table:table-cell>
              <table:table-cell office:value-type="float" office:value="1">
                <text:p>1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00354">
                <text:p>-0.00354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0352">
                <text:p>-0.00352</text:p>
              </table:table-cell>
              <table:table-cell office:value-type="float" office:value="1.04">
                <text:p>1.0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0035">
                <text:p>-0.0035</text:p>
              </table:table-cell>
              <table:table-cell office:value-type="float" office:value="0.96">
                <text:p>0.9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0348">
                <text:p>-0.00348</text:p>
              </table:table-cell>
              <table:table-cell office:value-type="float" office:value="0.96">
                <text:p>0.96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0346">
                <text:p>-0.00346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00344">
                <text:p>-0.00344</text:p>
              </table:table-cell>
              <table:table-cell office:value-type="float" office:value="0.92">
                <text:p>0.92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00342">
                <text:p>-0.00342</text:p>
              </table:table-cell>
              <table:table-cell office:value-type="float" office:value="1">
                <text:p>1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0034">
                <text:p>-0.0034</text:p>
              </table:table-cell>
              <table:table-cell office:value-type="float" office:value="0.96">
                <text:p>0.96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00338">
                <text:p>-0.00338</text:p>
              </table:table-cell>
              <table:table-cell office:value-type="float" office:value="0.96">
                <text:p>0.96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00336">
                <text:p>-0.00336</text:p>
              </table:table-cell>
              <table:table-cell office:value-type="float" office:value="0.96">
                <text:p>0.96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00334">
                <text:p>-0.00334</text:p>
              </table:table-cell>
              <table:table-cell office:value-type="float" office:value="1">
                <text:p>1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00332">
                <text:p>-0.00332</text:p>
              </table:table-cell>
              <table:table-cell office:value-type="float" office:value="1">
                <text:p>1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0033">
                <text:p>-0.0033</text:p>
              </table:table-cell>
              <table:table-cell office:value-type="float" office:value="1">
                <text:p>1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00328">
                <text:p>-0.00328</text:p>
              </table:table-cell>
              <table:table-cell office:value-type="float" office:value="1.04">
                <text:p>1.0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00326">
                <text:p>-0.00326</text:p>
              </table:table-cell>
              <table:table-cell office:value-type="float" office:value="0.96">
                <text:p>0.96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00324">
                <text:p>-0.00324</text:p>
              </table:table-cell>
              <table:table-cell office:value-type="float" office:value="0.96">
                <text:p>0.96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00322">
                <text:p>-0.00322</text:p>
              </table:table-cell>
              <table:table-cell office:value-type="float" office:value="0.96">
                <text:p>0.96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0032">
                <text:p>-0.0032</text:p>
              </table:table-cell>
              <table:table-cell office:value-type="float" office:value="1">
                <text:p>1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00318">
                <text:p>-0.00318</text:p>
              </table:table-cell>
              <table:table-cell office:value-type="float" office:value="0.96">
                <text:p>0.96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00316">
                <text:p>-0.00316</text:p>
              </table:table-cell>
              <table:table-cell office:value-type="float" office:value="0.96">
                <text:p>0.96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00314">
                <text:p>-0.00314</text:p>
              </table:table-cell>
              <table:table-cell office:value-type="float" office:value="0.96">
                <text:p>0.96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00312">
                <text:p>-0.00312</text:p>
              </table:table-cell>
              <table:table-cell office:value-type="float" office:value="-0.96">
                <text:p>-0.96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0031">
                <text:p>-0.0031</text:p>
              </table:table-cell>
              <table:table-cell office:value-type="float" office:value="-1">
                <text:p>-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00308">
                <text:p>-0.00308</text:p>
              </table:table-cell>
              <table:table-cell office:value-type="float" office:value="-1">
                <text:p>-1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00306">
                <text:p>-0.00306</text:p>
              </table:table-cell>
              <table:table-cell office:value-type="float" office:value="-1">
                <text:p>-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00304">
                <text:p>-0.00304</text:p>
              </table:table-cell>
              <table:table-cell office:value-type="float" office:value="-1">
                <text:p>-1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00302">
                <text:p>-0.00302</text:p>
              </table:table-cell>
              <table:table-cell office:value-type="float" office:value="-1">
                <text:p>-1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003">
                <text:p>-0.003</text:p>
              </table:table-cell>
              <table:table-cell office:value-type="float" office:value="-1">
                <text:p>-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00298">
                <text:p>-0.00298</text:p>
              </table:table-cell>
              <table:table-cell office:value-type="float" office:value="-1">
                <text:p>-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00296">
                <text:p>-0.00296</text:p>
              </table:table-cell>
              <table:table-cell office:value-type="float" office:value="-1">
                <text:p>-1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00294">
                <text:p>-0.00294</text:p>
              </table:table-cell>
              <table:table-cell office:value-type="float" office:value="-1">
                <text:p>-1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00292">
                <text:p>-0.00292</text:p>
              </table:table-cell>
              <table:table-cell office:value-type="float" office:value="-1">
                <text:p>-1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0029">
                <text:p>-0.0029</text:p>
              </table:table-cell>
              <table:table-cell office:value-type="float" office:value="-1">
                <text:p>-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00288">
                <text:p>-0.00288</text:p>
              </table:table-cell>
              <table:table-cell office:value-type="float" office:value="-1">
                <text:p>-1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00286">
                <text:p>-0.00286</text:p>
              </table:table-cell>
              <table:table-cell office:value-type="float" office:value="-1">
                <text:p>-1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00284">
                <text:p>-0.00284</text:p>
              </table:table-cell>
              <table:table-cell office:value-type="float" office:value="-1">
                <text:p>-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00282">
                <text:p>-0.00282</text:p>
              </table:table-cell>
              <table:table-cell office:value-type="float" office:value="-1">
                <text:p>-1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0028">
                <text:p>-0.0028</text:p>
              </table:table-cell>
              <table:table-cell office:value-type="float" office:value="-1">
                <text:p>-1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00278">
                <text:p>-0.00278</text:p>
              </table:table-cell>
              <table:table-cell office:value-type="float" office:value="-1">
                <text:p>-1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00276">
                <text:p>-0.00276</text:p>
              </table:table-cell>
              <table:table-cell office:value-type="float" office:value="-1">
                <text:p>-1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00274">
                <text:p>-0.00274</text:p>
              </table:table-cell>
              <table:table-cell office:value-type="float" office:value="-1">
                <text:p>-1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00272">
                <text:p>-0.00272</text:p>
              </table:table-cell>
              <table:table-cell office:value-type="float" office:value="-1">
                <text:p>-1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0027">
                <text:p>-0.0027</text:p>
              </table:table-cell>
              <table:table-cell office:value-type="float" office:value="-1">
                <text:p>-1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00268">
                <text:p>-0.00268</text:p>
              </table:table-cell>
              <table:table-cell office:value-type="float" office:value="-1">
                <text:p>-1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00266">
                <text:p>-0.00266</text:p>
              </table:table-cell>
              <table:table-cell office:value-type="float" office:value="-1">
                <text:p>-1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00264">
                <text:p>-0.00264</text:p>
              </table:table-cell>
              <table:table-cell office:value-type="float" office:value="-1">
                <text:p>-1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00262">
                <text:p>-0.00262</text:p>
              </table:table-cell>
              <table:table-cell office:value-type="float" office:value="-1">
                <text:p>-1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0026">
                <text:p>-0.0026</text:p>
              </table:table-cell>
              <table:table-cell office:value-type="float" office:value="-1">
                <text:p>-1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00258">
                <text:p>-0.00258</text:p>
              </table:table-cell>
              <table:table-cell office:value-type="float" office:value="-1">
                <text:p>-1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00256">
                <text:p>-0.00256</text:p>
              </table:table-cell>
              <table:table-cell office:value-type="float" office:value="-1">
                <text:p>-1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00254">
                <text:p>-0.00254</text:p>
              </table:table-cell>
              <table:table-cell office:value-type="float" office:value="-1">
                <text:p>-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00252">
                <text:p>-0.00252</text:p>
              </table:table-cell>
              <table:table-cell office:value-type="float" office:value="-1">
                <text:p>-1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0025">
                <text:p>-0.0025</text:p>
              </table:table-cell>
              <table:table-cell office:value-type="float" office:value="-1">
                <text:p>-1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00248">
                <text:p>-0.00248</text:p>
              </table:table-cell>
              <table:table-cell office:value-type="float" office:value="-1">
                <text:p>-1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00246">
                <text:p>-0.00246</text:p>
              </table:table-cell>
              <table:table-cell office:value-type="float" office:value="-1">
                <text:p>-1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00244">
                <text:p>-0.00244</text:p>
              </table:table-cell>
              <table:table-cell office:value-type="float" office:value="-1">
                <text:p>-1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00242">
                <text:p>-0.00242</text:p>
              </table:table-cell>
              <table:table-cell office:value-type="float" office:value="-1">
                <text:p>-1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0024">
                <text:p>-0.0024</text:p>
              </table:table-cell>
              <table:table-cell office:value-type="float" office:value="-1">
                <text:p>-1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00238">
                <text:p>-0.00238</text:p>
              </table:table-cell>
              <table:table-cell office:value-type="float" office:value="-1">
                <text:p>-1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00236">
                <text:p>-0.00236</text:p>
              </table:table-cell>
              <table:table-cell office:value-type="float" office:value="-1">
                <text:p>-1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00234">
                <text:p>-0.00234</text:p>
              </table:table-cell>
              <table:table-cell office:value-type="float" office:value="-1">
                <text:p>-1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00232">
                <text:p>-0.00232</text:p>
              </table:table-cell>
              <table:table-cell office:value-type="float" office:value="-1">
                <text:p>-1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0023">
                <text:p>-0.0023</text:p>
              </table:table-cell>
              <table:table-cell office:value-type="float" office:value="-1">
                <text:p>-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00228">
                <text:p>-0.00228</text:p>
              </table:table-cell>
              <table:table-cell office:value-type="float" office:value="-1">
                <text:p>-1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00226">
                <text:p>-0.00226</text:p>
              </table:table-cell>
              <table:table-cell office:value-type="float" office:value="-1">
                <text:p>-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00224">
                <text:p>-0.00224</text:p>
              </table:table-cell>
              <table:table-cell office:value-type="float" office:value="-1">
                <text:p>-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00222">
                <text:p>-0.00222</text:p>
              </table:table-cell>
              <table:table-cell office:value-type="float" office:value="-1">
                <text:p>-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0022">
                <text:p>-0.0022</text:p>
              </table:table-cell>
              <table:table-cell office:value-type="float" office:value="-1">
                <text:p>-1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00218">
                <text:p>-0.00218</text:p>
              </table:table-cell>
              <table:table-cell office:value-type="float" office:value="-1">
                <text:p>-1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00216">
                <text:p>-0.00216</text:p>
              </table:table-cell>
              <table:table-cell office:value-type="float" office:value="-1">
                <text:p>-1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00214">
                <text:p>-0.00214</text:p>
              </table:table-cell>
              <table:table-cell office:value-type="float" office:value="-1">
                <text:p>-1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00212">
                <text:p>-0.00212</text:p>
              </table:table-cell>
              <table:table-cell office:value-type="float" office:value="-1">
                <text:p>-1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0021">
                <text:p>-0.0021</text:p>
              </table:table-cell>
              <table:table-cell office:value-type="float" office:value="-1">
                <text:p>-1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00208">
                <text:p>-0.00208</text:p>
              </table:table-cell>
              <table:table-cell office:value-type="float" office:value="-1">
                <text:p>-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00206">
                <text:p>-0.00206</text:p>
              </table:table-cell>
              <table:table-cell office:value-type="float" office:value="-1">
                <text:p>-1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00204">
                <text:p>-0.00204</text:p>
              </table:table-cell>
              <table:table-cell office:value-type="float" office:value="-1">
                <text:p>-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00202">
                <text:p>-0.00202</text:p>
              </table:table-cell>
              <table:table-cell office:value-type="float" office:value="-1">
                <text:p>-1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002">
                <text:p>-0.002</text:p>
              </table:table-cell>
              <table:table-cell office:value-type="float" office:value="-1">
                <text:p>-1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00198">
                <text:p>-0.00198</text:p>
              </table:table-cell>
              <table:table-cell office:value-type="float" office:value="-1">
                <text:p>-1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00196">
                <text:p>-0.00196</text:p>
              </table:table-cell>
              <table:table-cell office:value-type="float" office:value="-1">
                <text:p>-1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00194">
                <text:p>-0.00194</text:p>
              </table:table-cell>
              <table:table-cell office:value-type="float" office:value="-1">
                <text:p>-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00192">
                <text:p>-0.00192</text:p>
              </table:table-cell>
              <table:table-cell office:value-type="float" office:value="-1">
                <text:p>-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0019">
                <text:p>-0.0019</text:p>
              </table:table-cell>
              <table:table-cell office:value-type="float" office:value="-1">
                <text:p>-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00188">
                <text:p>-0.00188</text:p>
              </table:table-cell>
              <table:table-cell office:value-type="float" office:value="-1">
                <text:p>-1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00186">
                <text:p>-0.00186</text:p>
              </table:table-cell>
              <table:table-cell office:value-type="float" office:value="-1">
                <text:p>-1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00184">
                <text:p>-0.00184</text:p>
              </table:table-cell>
              <table:table-cell office:value-type="float" office:value="-1">
                <text:p>-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00182">
                <text:p>-0.00182</text:p>
              </table:table-cell>
              <table:table-cell office:value-type="float" office:value="-1">
                <text:p>-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0018">
                <text:p>-0.0018</text:p>
              </table:table-cell>
              <table:table-cell office:value-type="float" office:value="-1">
                <text:p>-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00178">
                <text:p>-0.00178</text:p>
              </table:table-cell>
              <table:table-cell office:value-type="float" office:value="-1">
                <text:p>-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00176">
                <text:p>-0.00176</text:p>
              </table:table-cell>
              <table:table-cell office:value-type="float" office:value="-1">
                <text:p>-1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00174">
                <text:p>-0.00174</text:p>
              </table:table-cell>
              <table:table-cell office:value-type="float" office:value="-1">
                <text:p>-1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00172">
                <text:p>-0.00172</text:p>
              </table:table-cell>
              <table:table-cell office:value-type="float" office:value="-1">
                <text:p>-1</text:p>
              </table:table-cell>
              <table:table-cell office:value-type="float" office:value="0.0799">
                <text:p>0.079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0017">
                <text:p>-0.0017</text:p>
              </table:table-cell>
              <table:table-cell office:value-type="float" office:value="-1">
                <text:p>-1</text:p>
              </table:table-cell>
              <table:table-cell office:value-type="float" office:value="0.0799">
                <text:p>0.079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00168">
                <text:p>-0.00168</text:p>
              </table:table-cell>
              <table:table-cell office:value-type="float" office:value="-1">
                <text:p>-1</text:p>
              </table:table-cell>
              <table:table-cell office:value-type="float" office:value="0.0799">
                <text:p>0.079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00166">
                <text:p>-0.00166</text:p>
              </table:table-cell>
              <table:table-cell office:value-type="float" office:value="-1">
                <text:p>-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0.00164">
                <text:p>-0.00164</text:p>
              </table:table-cell>
              <table:table-cell office:value-type="float" office:value="-1">
                <text:p>-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.00162">
                <text:p>-0.00162</text:p>
              </table:table-cell>
              <table:table-cell office:value-type="float" office:value="-1">
                <text:p>-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0016">
                <text:p>-0.0016</text:p>
              </table:table-cell>
              <table:table-cell office:value-type="float" office:value="-1">
                <text:p>-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.00158">
                <text:p>-0.00158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00156">
                <text:p>-0.00156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00154">
                <text:p>-0.00154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00152">
                <text:p>-0.00152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0015">
                <text:p>-0.0015</text:p>
              </table:table-cell>
              <table:table-cell office:value-type="float" office:value="-1">
                <text:p>-1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00148">
                <text:p>-0.00148</text:p>
              </table:table-cell>
              <table:table-cell office:value-type="float" office:value="-1">
                <text:p>-1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00146">
                <text:p>-0.00146</text:p>
              </table:table-cell>
              <table:table-cell office:value-type="float" office:value="-1">
                <text:p>-1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00144">
                <text:p>-0.00144</text:p>
              </table:table-cell>
              <table:table-cell office:value-type="float" office:value="-1">
                <text:p>-1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00142">
                <text:p>-0.00142</text:p>
              </table:table-cell>
              <table:table-cell office:value-type="float" office:value="-1">
                <text:p>-1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0014">
                <text:p>-0.0014</text:p>
              </table:table-cell>
              <table:table-cell office:value-type="float" office:value="-1">
                <text:p>-1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00138">
                <text:p>-0.00138</text:p>
              </table:table-cell>
              <table:table-cell office:value-type="float" office:value="-1">
                <text:p>-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00136">
                <text:p>-0.00136</text:p>
              </table:table-cell>
              <table:table-cell office:value-type="float" office:value="-1">
                <text:p>-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.00134">
                <text:p>-0.00134</text:p>
              </table:table-cell>
              <table:table-cell office:value-type="float" office:value="-1">
                <text:p>-1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00132">
                <text:p>-0.00132</text:p>
              </table:table-cell>
              <table:table-cell office:value-type="float" office:value="-1">
                <text:p>-1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0013">
                <text:p>-0.0013</text:p>
              </table:table-cell>
              <table:table-cell office:value-type="float" office:value="-1">
                <text:p>-1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00128">
                <text:p>-0.00128</text:p>
              </table:table-cell>
              <table:table-cell office:value-type="float" office:value="-1">
                <text:p>-1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.00126">
                <text:p>-0.00126</text:p>
              </table:table-cell>
              <table:table-cell office:value-type="float" office:value="-1">
                <text:p>-1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00124">
                <text:p>-0.00124</text:p>
              </table:table-cell>
              <table:table-cell office:value-type="float" office:value="-1">
                <text:p>-1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00122">
                <text:p>-0.00122</text:p>
              </table:table-cell>
              <table:table-cell office:value-type="float" office:value="-1">
                <text:p>-1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0012">
                <text:p>-0.0012</text:p>
              </table:table-cell>
              <table:table-cell office:value-type="float" office:value="-1">
                <text:p>-1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00118">
                <text:p>-0.00118</text:p>
              </table:table-cell>
              <table:table-cell office:value-type="float" office:value="-1">
                <text:p>-1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00116">
                <text:p>-0.00116</text:p>
              </table:table-cell>
              <table:table-cell office:value-type="float" office:value="-1">
                <text:p>-1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.00114">
                <text:p>-0.00114</text:p>
              </table:table-cell>
              <table:table-cell office:value-type="float" office:value="-1">
                <text:p>-1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.00112">
                <text:p>-0.00112</text:p>
              </table:table-cell>
              <table:table-cell office:value-type="float" office:value="-1">
                <text:p>-1</text:p>
              </table:table-cell>
              <table:table-cell office:value-type="float" office:value="-0.22">
                <text:p>-0.2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.0011">
                <text:p>-0.0011</text:p>
              </table:table-cell>
              <table:table-cell office:value-type="float" office:value="-1">
                <text:p>-1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.00108">
                <text:p>-0.00108</text:p>
              </table:table-cell>
              <table:table-cell office:value-type="float" office:value="-1">
                <text:p>-1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0.00106">
                <text:p>-0.00106</text:p>
              </table:table-cell>
              <table:table-cell office:value-type="float" office:value="-1">
                <text:p>-1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0.00104">
                <text:p>-0.00104</text:p>
              </table:table-cell>
              <table:table-cell office:value-type="float" office:value="-1">
                <text:p>-1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0.00102">
                <text:p>-0.00102</text:p>
              </table:table-cell>
              <table:table-cell office:value-type="float" office:value="-1">
                <text:p>-1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0.001">
                <text:p>-0.001</text:p>
              </table:table-cell>
              <table:table-cell office:value-type="float" office:value="-1">
                <text:p>-1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0.00098">
                <text:p>-0.00098</text:p>
              </table:table-cell>
              <table:table-cell office:value-type="float" office:value="-1">
                <text:p>-1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0.00096">
                <text:p>-0.00096</text:p>
              </table:table-cell>
              <table:table-cell office:value-type="float" office:value="-1">
                <text:p>-1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0.00094">
                <text:p>-0.00094</text:p>
              </table:table-cell>
              <table:table-cell office:value-type="float" office:value="-1">
                <text:p>-1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0.00092">
                <text:p>-0.00092</text:p>
              </table:table-cell>
              <table:table-cell office:value-type="float" office:value="-1">
                <text:p>-1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0.0009">
                <text:p>-0.0009</text:p>
              </table:table-cell>
              <table:table-cell office:value-type="float" office:value="-1">
                <text:p>-1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0.00088">
                <text:p>-0.00088</text:p>
              </table:table-cell>
              <table:table-cell office:value-type="float" office:value="-1">
                <text:p>-1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0.00086">
                <text:p>-0.00086</text:p>
              </table:table-cell>
              <table:table-cell office:value-type="float" office:value="-1">
                <text:p>-1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0.00084">
                <text:p>-0.00084</text:p>
              </table:table-cell>
              <table:table-cell office:value-type="float" office:value="-1">
                <text:p>-1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.00082">
                <text:p>-0.00082</text:p>
              </table:table-cell>
              <table:table-cell office:value-type="float" office:value="-1">
                <text:p>-1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0.0008">
                <text:p>-0.0008</text:p>
              </table:table-cell>
              <table:table-cell office:value-type="float" office:value="-1">
                <text:p>-1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0.00078">
                <text:p>-0.00078</text:p>
              </table:table-cell>
              <table:table-cell office:value-type="float" office:value="-1">
                <text:p>-1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0.00076">
                <text:p>-0.00076</text:p>
              </table:table-cell>
              <table:table-cell office:value-type="float" office:value="-1">
                <text:p>-1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.00074">
                <text:p>-0.00074</text:p>
              </table:table-cell>
              <table:table-cell office:value-type="float" office:value="-1">
                <text:p>-1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.00072">
                <text:p>-0.00072</text:p>
              </table:table-cell>
              <table:table-cell office:value-type="float" office:value="-1">
                <text:p>-1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0007">
                <text:p>-0.0007</text:p>
              </table:table-cell>
              <table:table-cell office:value-type="float" office:value="-1">
                <text:p>-1</text:p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.00068">
                <text:p>-0.00068</text:p>
              </table:table-cell>
              <table:table-cell office:value-type="float" office:value="-1">
                <text:p>-1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.00066">
                <text:p>-0.00066</text:p>
              </table:table-cell>
              <table:table-cell office:value-type="float" office:value="-1">
                <text:p>-1</text:p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0.00064">
                <text:p>-0.00064</text:p>
              </table:table-cell>
              <table:table-cell office:value-type="float" office:value="-1">
                <text:p>-1</text:p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.00062">
                <text:p>-0.00062</text:p>
              </table:table-cell>
              <table:table-cell office:value-type="float" office:value="-1">
                <text:p>-1</text:p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0.0006">
                <text:p>-0.0006</text:p>
              </table:table-cell>
              <table:table-cell office:value-type="float" office:value="-1">
                <text:p>-1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0.00058">
                <text:p>-0.00058</text:p>
              </table:table-cell>
              <table:table-cell office:value-type="float" office:value="-1">
                <text:p>-1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0.00056">
                <text:p>-0.00056</text:p>
              </table:table-cell>
              <table:table-cell office:value-type="float" office:value="-1">
                <text:p>-1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.00054">
                <text:p>-0.00054</text:p>
              </table:table-cell>
              <table:table-cell office:value-type="float" office:value="-1">
                <text:p>-1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0.00052">
                <text:p>-0.00052</text:p>
              </table:table-cell>
              <table:table-cell office:value-type="float" office:value="-1">
                <text:p>-1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0.0005">
                <text:p>-0.0005</text:p>
              </table:table-cell>
              <table:table-cell office:value-type="float" office:value="-1">
                <text:p>-1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00048">
                <text:p>-0.00048</text:p>
              </table:table-cell>
              <table:table-cell office:value-type="float" office:value="-1">
                <text:p>-1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0.00046">
                <text:p>-0.00046</text:p>
              </table:table-cell>
              <table:table-cell office:value-type="float" office:value="-1">
                <text:p>-1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0.00044">
                <text:p>-0.00044</text:p>
              </table:table-cell>
              <table:table-cell office:value-type="float" office:value="-1">
                <text:p>-1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0.00042">
                <text:p>-0.00042</text:p>
              </table:table-cell>
              <table:table-cell office:value-type="float" office:value="-1">
                <text:p>-1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0.0004">
                <text:p>-0.0004</text:p>
              </table:table-cell>
              <table:table-cell office:value-type="float" office:value="-1">
                <text:p>-1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0.00038">
                <text:p>-0.00038</text:p>
              </table:table-cell>
              <table:table-cell office:value-type="float" office:value="-1">
                <text:p>-1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0.00036">
                <text:p>-0.00036</text:p>
              </table:table-cell>
              <table:table-cell office:value-type="float" office:value="-1">
                <text:p>-1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0.00034">
                <text:p>-0.00034</text:p>
              </table:table-cell>
              <table:table-cell office:value-type="float" office:value="-1">
                <text:p>-1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0.00032">
                <text:p>-0.00032</text:p>
              </table:table-cell>
              <table:table-cell office:value-type="float" office:value="-1">
                <text:p>-1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0.0003">
                <text:p>-0.0003</text:p>
              </table:table-cell>
              <table:table-cell office:value-type="float" office:value="-1">
                <text:p>-1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0.00028">
                <text:p>-0.00028</text:p>
              </table:table-cell>
              <table:table-cell office:value-type="float" office:value="-1">
                <text:p>-1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0.00026">
                <text:p>-0.00026</text:p>
              </table:table-cell>
              <table:table-cell office:value-type="float" office:value="-1">
                <text:p>-1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0.00024">
                <text:p>-0.00024</text:p>
              </table:table-cell>
              <table:table-cell office:value-type="float" office:value="-1">
                <text:p>-1</text:p>
              </table:table-cell>
              <table:table-cell office:value-type="float" office:value="-0.54">
                <text:p>-0.5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0.00022">
                <text:p>-0.00022</text:p>
              </table:table-cell>
              <table:table-cell office:value-type="float" office:value="-0.96">
                <text:p>-0.96</text:p>
              </table:table-cell>
              <table:table-cell office:value-type="float" office:value="-0.54">
                <text:p>-0.5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0.0002">
                <text:p>-0.0002</text:p>
              </table:table-cell>
              <table:table-cell office:value-type="float" office:value="-1">
                <text:p>-1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0.00018">
                <text:p>-0.00018</text:p>
              </table:table-cell>
              <table:table-cell office:value-type="float" office:value="-1">
                <text:p>-1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0.00016">
                <text:p>-0.00016</text:p>
              </table:table-cell>
              <table:table-cell office:value-type="float" office:value="-1">
                <text:p>-1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0.00014">
                <text:p>-0.00014</text:p>
              </table:table-cell>
              <table:table-cell office:value-type="float" office:value="-0.96">
                <text:p>-0.96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0.00012">
                <text:p>-0.00012</text:p>
              </table:table-cell>
              <table:table-cell office:value-type="float" office:value="-0.96">
                <text:p>-0.96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0.0001">
                <text:p>-0.0001</text:p>
              </table:table-cell>
              <table:table-cell office:value-type="float" office:value="-0.96">
                <text:p>-0.96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0.00008">
                <text:p>-0.00008</text:p>
              </table:table-cell>
              <table:table-cell office:value-type="float" office:value="-0.96">
                <text:p>-0.96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0.00006">
                <text:p>-0.00006</text:p>
              </table:table-cell>
              <table:table-cell office:value-type="float" office:value="-1">
                <text:p>-1</text:p>
              </table:table-cell>
              <table:table-cell office:value-type="float" office:value="-0.58">
                <text:p>-0.5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0.00004">
                <text:p>-0.00004</text:p>
              </table:table-cell>
              <table:table-cell office:value-type="float" office:value="-1">
                <text:p>-1</text:p>
              </table:table-cell>
              <table:table-cell office:value-type="float" office:value="-0.58">
                <text:p>-0.5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0.00002">
                <text:p>-0.00002</text:p>
              </table:table-cell>
              <table:table-cell office:value-type="float" office:value="-1">
                <text:p>-1</text:p>
              </table:table-cell>
              <table:table-cell office:value-type="float" office:value="-0.58">
                <text:p>-0.5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-0.96">
                <text:p>-0.96</text:p>
              </table:table-cell>
              <table:table-cell office:value-type="float" office:value="-0.58">
                <text:p>-0.5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0.96">
                <text:p>0.96</text:p>
              </table:table-cell>
              <table:table-cell office:value-type="float" office:value="-0.58">
                <text:p>-0.5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0.96">
                <text:p>0.96</text:p>
              </table:table-cell>
              <table:table-cell office:value-type="float" office:value="-0.58">
                <text:p>-0.5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0.96">
                <text:p>0.96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0.96">
                <text:p>0.96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0.96">
                <text:p>0.96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0.96">
                <text:p>0.96</text:p>
              </table:table-cell>
              <table:table-cell office:value-type="float" office:value="-0.58">
                <text:p>-0.5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0.96">
                <text:p>0.96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0.96">
                <text:p>0.96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-0.58">
                <text:p>-0.5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1.04">
                <text:p>1.04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-0.58">
                <text:p>-0.5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-0.58">
                <text:p>-0.5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-0.58">
                <text:p>-0.5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-0.58">
                <text:p>-0.5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1.04">
                <text:p>1.04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0.96">
                <text:p>0.96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-0.54">
                <text:p>-0.5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0.96">
                <text:p>0.96</text:p>
              </table:table-cell>
              <table:table-cell office:value-type="float" office:value="-0.54">
                <text:p>-0.5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1.04">
                <text:p>1.04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0.96">
                <text:p>0.96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1.04">
                <text:p>1.04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1.04">
                <text:p>1.04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1.04">
                <text:p>1.04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0.96">
                <text:p>0.96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1.04">
                <text:p>1.04</text:p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1.04">
                <text:p>1.04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1.04">
                <text:p>1.04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1.04">
                <text:p>1.04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1.04">
                <text:p>1.04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1.04">
                <text:p>1.04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1.04">
                <text:p>1.04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0.96">
                <text:p>0.96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1.04">
                <text:p>1.04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1.04">
                <text:p>1.04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1.04">
                <text:p>1.04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1.04">
                <text:p>1.04</text:p>
              </table:table-cell>
              <table:table-cell office:value-type="float" office:value="-0.22">
                <text:p>-0.2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-0.22">
                <text:p>-0.2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1.04">
                <text:p>1.04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1.04">
                <text:p>1.04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0.96">
                <text:p>0.96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1.04">
                <text:p>1.04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1.04">
                <text:p>1.04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1.04">
                <text:p>1.04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1.04">
                <text:p>1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1.04">
                <text:p>1.0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1.04">
                <text:p>1.0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1.04">
                <text:p>1.0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1.04">
                <text:p>1.0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1.04">
                <text:p>1.0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0799">
                <text:p>0.079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0.96">
                <text:p>0.96</text:p>
              </table:table-cell>
              <table:table-cell office:value-type="float" office:value="0.0799">
                <text:p>0.079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1.04">
                <text:p>1.0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1.04">
                <text:p>1.0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1.04">
                <text:p>1.04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0.96">
                <text:p>0.9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1.04">
                <text:p>1.04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1.04">
                <text:p>1.0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1.04">
                <text:p>1.04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1.04">
                <text:p>1.0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1.04">
                <text:p>1.0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1.04">
                <text:p>1.04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1.04">
                <text:p>1.0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1.04">
                <text:p>1.04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1.04">
                <text:p>1.0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0.96">
                <text:p>0.96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0.96">
                <text:p>0.96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0.96">
                <text:p>0.96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1.04">
                <text:p>1.04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0.96">
                <text:p>0.96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0.96">
                <text:p>0.96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0.96">
                <text:p>0.96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0.96">
                <text:p>0.96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0.96">
                <text:p>0.96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0.96">
                <text:p>0.9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0.96">
                <text:p>0.9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0.96">
                <text:p>0.96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0.96">
                <text:p>0.96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1.04">
                <text:p>1.0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0.96">
                <text:p>0.96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0.96">
                <text:p>0.96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0.96">
                <text:p>0.96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0.96">
                <text:p>0.96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0.96">
                <text:p>0.96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0.96">
                <text:p>0.96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0.96">
                <text:p>0.96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0.96">
                <text:p>0.96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0.96">
                <text:p>0.9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-0.96">
                <text:p>-0.9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0799">
                <text:p>0.079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0799">
                <text:p>0.079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0799">
                <text:p>0.079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079">
                <text:p>-0.07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22">
                <text:p>-0.2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22">
                <text:p>-0.2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54">
                <text:p>-0.5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54">
                <text:p>-0.5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54">
                <text:p>-0.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